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47mm"/>
    </style:style>
    <style:style style:name="co2" style:family="table-column">
      <style:table-column-properties fo:break-before="auto" style:column-width="39.62mm"/>
    </style:style>
    <style:style style:name="co3" style:family="table-column">
      <style:table-column-properties fo:break-before="auto" style:column-width="32.84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9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314.8mm" svg:height="170.53mm" svg:x="332.89mm" svg:y="3.01mm">
            <draw:object draw:notify-on-update-of-ranges="Foglio1.A1:Foglio1.A4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12.45mm" svg:height="175.67mm" svg:x="329.61mm" svg:y="175.2mm">
            <draw:object draw:notify-on-update-of-ranges="Foglio1.X1:Foglio1.X400 Foglio1.B1:Foglio1.B4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11.35mm" svg:height="175.12mm" svg:x="329.73mm" svg:y="358.32mm">
            <draw:object draw:notify-on-update-of-ranges="Foglio1.X1:Foglio1.X400 Foglio1.C1:Foglio1.C4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07.05mm" svg:height="172.71mm" svg:x="327.78mm" svg:y="543.63mm">
            <draw:object draw:notify-on-update-of-ranges="Foglio1.X1:Foglio1.X400 Foglio1.D1:Foglio1.D4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06.52mm" svg:height="172.41mm" svg:x="325.88mm" svg:y="725.97mm">
            <draw:object draw:notify-on-update-of-ranges="Foglio1.X1:Foglio1.X400 Foglio1.E1:Foglio1.E4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01.69mm" svg:height="169.69mm" svg:x="325.27mm" svg:y="907.04mm">
            <draw:object draw:notify-on-update-of-ranges="Foglio1.X1:Foglio1.X400 Foglio1.F1:Foglio1.F4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98.83mm" svg:height="168.08mm" svg:x="327.32mm" svg:y="1087.74mm">
            <draw:object draw:notify-on-update-of-ranges="Foglio1.X1:Foglio1.X400 Foglio1.G1:Foglio1.G5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91.23mm" svg:height="163.81mm" svg:x="330.97mm" svg:y="1262.35mm">
            <draw:object draw:notify-on-update-of-ranges="Foglio1.X1:Foglio1.X400 Foglio1.I1:Foglio1.I40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289.24mm" svg:height="162.69mm" svg:x="329.54mm" svg:y="1429.79mm">
            <draw:object draw:notify-on-update-of-ranges="Foglio1.X1:Foglio1.X400 Foglio1.Z1:Foglio1.Z40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1"/>
        <table:table-column table:style-name="co3" table:default-cell-style-name="ce1"/>
        <table:table-column table:style-name="co4" table:number-columns-repeated="2" table:default-cell-style-name="ce2"/>
        <table:table-column table:style-name="co4" table:default-cell-style-name="Default"/>
        <table:table-column table:style-name="co5" table:number-columns-repeated="1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float" office:value="0.214527979493141" calcext:value-type="float">
            <text:p>0,214527979493141</text:p>
          </table:table-cell>
          <table:table-cell office:value-type="float" office:value="0.578363358974457" calcext:value-type="float">
            <text:p>0,578363358974457</text:p>
          </table:table-cell>
          <table:table-cell office:value-type="float" office:value="0.242861434817314" calcext:value-type="float">
            <text:p>0,242861434817314</text:p>
          </table:table-cell>
          <table:table-cell office:value-type="float" office:value="0.449738562107086" calcext:value-type="float">
            <text:p>0,449738562107086</text:p>
          </table:table-cell>
          <table:table-cell office:value-type="float" office:value="0.222085624933243" calcext:value-type="float">
            <text:p>0,222085624933243</text:p>
          </table:table-cell>
          <table:table-cell office:value-type="float" office:value="0.234898716211319" calcext:value-type="float">
            <text:p>0,234898716211319</text:p>
          </table:table-cell>
          <table:table-cell office:value-type="float" office:value="0.242089718580246" calcext:value-type="float">
            <text:p>0,242089718580246</text:p>
          </table:table-cell>
          <table:table-cell office:value-type="float" office:value="0.234779760241508" calcext:value-type="float">
            <text:p>0,234779760241508</text:p>
          </table:table-cell>
          <table:table-cell office:value-type="float" office:value="0.235722064971924" calcext:value-type="float">
            <text:p>0,23572206497192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.373293578624725" calcext:value-type="float">
            <text:p>0,37329357862472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24054133892059" calcext:value-type="float">
            <text:p>1,24054133892059</text:p>
          </table:table-cell>
          <table:table-cell office:value-type="float" office:value="0.576224565505981" calcext:value-type="float">
            <text:p>0,576224565505981</text:p>
          </table:table-cell>
          <table:table-cell office:value-type="float" office:value="0.265308111906052" calcext:value-type="float">
            <text:p>0,265308111906052</text:p>
          </table:table-cell>
          <table:table-cell office:value-type="float" office:value="0.436292767524719" calcext:value-type="float">
            <text:p>0,436292767524719</text:p>
          </table:table-cell>
          <table:table-cell office:value-type="float" office:value="0.400036126375198" calcext:value-type="float">
            <text:p>0,400036126375198</text:p>
          </table:table-cell>
          <table:table-cell office:value-type="float" office:value="11.7507762908936" calcext:value-type="float">
            <text:p>11,7507762908936</text:p>
          </table:table-cell>
          <table:table-cell office:value-type="float" office:value="11.7339286804199" calcext:value-type="float">
            <text:p>11,7339286804199</text:p>
          </table:table-cell>
          <table:table-cell office:value-type="float" office:value="11.7446489334106" calcext:value-type="float">
            <text:p>11,7446489334106</text:p>
          </table:table-cell>
          <table:table-cell office:value-type="float" office:value="1.75507497787476" calcext:value-type="float">
            <text:p>1,7550749778747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0.358081459999084" calcext:value-type="float">
            <text:p>0,3580814599990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n Z</text:p>
          </table:table-cell>
          <table:table-cell table:formula="of:=MIN([.Z2:.Z41])" office:value-type="float" office:value="0.358081459999084" calcext:value-type="float">
            <text:p>0,358081459999084</text:p>
          </table:table-cell>
        </table:table-row>
        <table:table-row table:style-name="ro1">
          <table:table-cell office:value-type="float" office:value="1.20566534996033" calcext:value-type="float">
            <text:p>1,20566534996033</text:p>
          </table:table-cell>
          <table:table-cell office:value-type="float" office:value="0.559428632259369" calcext:value-type="float">
            <text:p>0,559428632259369</text:p>
          </table:table-cell>
          <table:table-cell office:value-type="float" office:value="0.272704929113388" calcext:value-type="float">
            <text:p>0,272704929113388</text:p>
          </table:table-cell>
          <table:table-cell office:value-type="float" office:value="0.444909900426865" calcext:value-type="float">
            <text:p>0,444909900426865</text:p>
          </table:table-cell>
          <table:table-cell office:value-type="float" office:value="0.422372311353684" calcext:value-type="float">
            <text:p>0,422372311353684</text:p>
          </table:table-cell>
          <table:table-cell office:value-type="float" office:value="11.748007774353" calcext:value-type="float">
            <text:p>11,748007774353</text:p>
          </table:table-cell>
          <table:table-cell office:value-type="float" office:value="11.7574253082275" calcext:value-type="float">
            <text:p>11,7574253082275</text:p>
          </table:table-cell>
          <table:table-cell office:value-type="float" office:value="11.7454214096069" calcext:value-type="float">
            <text:p>11,7454214096069</text:p>
          </table:table-cell>
          <table:table-cell office:value-type="float" office:value="1.74045467376709" calcext:value-type="float">
            <text:p>1,7404546737670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0.388100057840347" calcext:value-type="float">
            <text:p>0,388100057840347</text:p>
          </table:table-cell>
          <table:table-cell office:value-type="string" calcext:value-type="string">
            <text:p><text:s/></text:p>
          </table:table-cell>
          <table:table-cell/>
          <table:table-cell table:formula="of:=MIN([.Z45:.Z110])" office:value-type="float" office:value="0.433063834905624" calcext:value-type="float">
            <text:p>0,433063834905624</text:p>
          </table:table-cell>
        </table:table-row>
        <table:table-row table:style-name="ro1">
          <table:table-cell office:value-type="float" office:value="1.1901068687439" calcext:value-type="float">
            <text:p>1,1901068687439</text:p>
          </table:table-cell>
          <table:table-cell office:value-type="float" office:value="0.565454542636871" calcext:value-type="float">
            <text:p>0,565454542636871</text:p>
          </table:table-cell>
          <table:table-cell office:value-type="float" office:value="0.274525433778763" calcext:value-type="float">
            <text:p>0,274525433778763</text:p>
          </table:table-cell>
          <table:table-cell office:value-type="float" office:value="0.467215836048126" calcext:value-type="float">
            <text:p>0,467215836048126</text:p>
          </table:table-cell>
          <table:table-cell office:value-type="float" office:value="0.404386758804321" calcext:value-type="float">
            <text:p>0,404386758804321</text:p>
          </table:table-cell>
          <table:table-cell office:value-type="float" office:value="11.7653837203979" calcext:value-type="float">
            <text:p>11,7653837203979</text:p>
          </table:table-cell>
          <table:table-cell office:value-type="float" office:value="11.7626123428345" calcext:value-type="float">
            <text:p>11,7626123428345</text:p>
          </table:table-cell>
          <table:table-cell office:value-type="float" office:value="11.7417869567871" calcext:value-type="float">
            <text:p>11,7417869567871</text:p>
          </table:table-cell>
          <table:table-cell office:value-type="float" office:value="1.70987129211426" calcext:value-type="float">
            <text:p>1,7098712921142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0.372486472129822" calcext:value-type="float">
            <text:p>0,372486472129822</text:p>
          </table:table-cell>
          <table:table-cell office:value-type="string" calcext:value-type="string">
            <text:p><text:s/></text:p>
          </table:table-cell>
          <table:table-cell/>
          <table:table-cell table:formula="of:=MIN([.Z116:.Z285])" office:value-type="float" office:value="0.377303898334503" calcext:value-type="float">
            <text:p>0,377303898334503</text:p>
          </table:table-cell>
        </table:table-row>
        <table:table-row table:style-name="ro1">
          <table:table-cell office:value-type="float" office:value="1.20196986198425" calcext:value-type="float">
            <text:p>1,20196986198425</text:p>
          </table:table-cell>
          <table:table-cell office:value-type="float" office:value="0.563776135444641" calcext:value-type="float">
            <text:p>0,563776135444641</text:p>
          </table:table-cell>
          <table:table-cell office:value-type="float" office:value="0.2654889523983" calcext:value-type="float">
            <text:p>0,2654889523983</text:p>
          </table:table-cell>
          <table:table-cell office:value-type="float" office:value="0.433258563280106" calcext:value-type="float">
            <text:p>0,433258563280106</text:p>
          </table:table-cell>
          <table:table-cell office:value-type="float" office:value="0.399135410785675" calcext:value-type="float">
            <text:p>0,399135410785675</text:p>
          </table:table-cell>
          <table:table-cell office:value-type="float" office:value="11.7731790542603" calcext:value-type="float">
            <text:p>11,7731790542603</text:p>
          </table:table-cell>
          <table:table-cell office:value-type="float" office:value="11.7508544921875" calcext:value-type="float">
            <text:p>11,7508544921875</text:p>
          </table:table-cell>
          <table:table-cell office:value-type="float" office:value="11.7737216949463" calcext:value-type="float">
            <text:p>11,7737216949463</text:p>
          </table:table-cell>
          <table:table-cell office:value-type="float" office:value="1.63159835338593" calcext:value-type="float">
            <text:p>1,631598353385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0.379923552274704" calcext:value-type="float">
            <text:p>0,379923552274704</text:p>
          </table:table-cell>
          <table:table-cell office:value-type="string" calcext:value-type="string">
            <text:p><text:s/></text:p>
          </table:table-cell>
          <table:table-cell/>
          <table:table-cell table:formula="of:=MIN([.Z291:.Z356])" office:value-type="float" office:value="0.300251930952072" calcext:value-type="float">
            <text:p>0,300251930952072</text:p>
          </table:table-cell>
        </table:table-row>
        <table:table-row table:style-name="ro1">
          <table:table-cell office:value-type="float" office:value="1.18353652954102" calcext:value-type="float">
            <text:p>1,18353652954102</text:p>
          </table:table-cell>
          <table:table-cell office:value-type="float" office:value="0.560959279537201" calcext:value-type="float">
            <text:p>0,560959279537201</text:p>
          </table:table-cell>
          <table:table-cell office:value-type="float" office:value="0.253740429878235" calcext:value-type="float">
            <text:p>0,253740429878235</text:p>
          </table:table-cell>
          <table:table-cell office:value-type="float" office:value="0.428085505962372" calcext:value-type="float">
            <text:p>0,428085505962372</text:p>
          </table:table-cell>
          <table:table-cell office:value-type="float" office:value="0.402703613042831" calcext:value-type="float">
            <text:p>0,402703613042831</text:p>
          </table:table-cell>
          <table:table-cell office:value-type="float" office:value="11.7932014465332" calcext:value-type="float">
            <text:p>11,7932014465332</text:p>
          </table:table-cell>
          <table:table-cell office:value-type="float" office:value="11.7781162261963" calcext:value-type="float">
            <text:p>11,7781162261963</text:p>
          </table:table-cell>
          <table:table-cell office:value-type="float" office:value="11.7858057022095" calcext:value-type="float">
            <text:p>11,7858057022095</text:p>
          </table:table-cell>
          <table:table-cell office:value-type="float" office:value="1.53418850898743" calcext:value-type="float">
            <text:p>1,5341885089874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0.398343980312347" calcext:value-type="float">
            <text:p>0,39834398031234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HIS IS COLLISION BACK</text:p>
          </table:table-cell>
          <table:table-cell table:formula="of:=MIN([.Z360:.Z400])" office:value-type="float" office:value="0.286586701869965" calcext:value-type="float">
            <text:p>0,286586701869965</text:p>
          </table:table-cell>
        </table:table-row>
        <table:table-row table:style-name="ro1">
          <table:table-cell office:value-type="float" office:value="1.19581520557404" calcext:value-type="float">
            <text:p>1,19581520557404</text:p>
          </table:table-cell>
          <table:table-cell office:value-type="float" office:value="0.545015275478363" calcext:value-type="float">
            <text:p>0,545015275478363</text:p>
          </table:table-cell>
          <table:table-cell office:value-type="float" office:value="0.277058750391007" calcext:value-type="float">
            <text:p>0,277058750391007</text:p>
          </table:table-cell>
          <table:table-cell office:value-type="float" office:value="0.426627397537231" calcext:value-type="float">
            <text:p>0,426627397537231</text:p>
          </table:table-cell>
          <table:table-cell office:value-type="float" office:value="0.407367140054703" calcext:value-type="float">
            <text:p>0,407367140054703</text:p>
          </table:table-cell>
          <table:table-cell office:value-type="float" office:value="11.8083467483521" calcext:value-type="float">
            <text:p>11,8083467483521</text:p>
          </table:table-cell>
          <table:table-cell office:value-type="float" office:value="11.8023309707642" calcext:value-type="float">
            <text:p>11,8023309707642</text:p>
          </table:table-cell>
          <table:table-cell office:value-type="float" office:value="11.800989151001" calcext:value-type="float">
            <text:p>11,800989151001</text:p>
          </table:table-cell>
          <table:table-cell office:value-type="float" office:value="1.48798596858978" calcext:value-type="float">
            <text:p>1,4879859685897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" calcext:value-type="float">
            <text:p>7</text:p>
          </table:table-cell>
          <table:table-cell/>
          <table:table-cell office:value-type="float" office:value="0.381338506937027" calcext:value-type="float">
            <text:p>0,38133850693702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1967146396637" calcext:value-type="float">
            <text:p>1,1967146396637</text:p>
          </table:table-cell>
          <table:table-cell office:value-type="float" office:value="0.548519670963287" calcext:value-type="float">
            <text:p>0,548519670963287</text:p>
          </table:table-cell>
          <table:table-cell office:value-type="float" office:value="0.260277599096298" calcext:value-type="float">
            <text:p>0,260277599096298</text:p>
          </table:table-cell>
          <table:table-cell office:value-type="float" office:value="0.446218192577362" calcext:value-type="float">
            <text:p>0,446218192577362</text:p>
          </table:table-cell>
          <table:table-cell office:value-type="float" office:value="0.422930389642715" calcext:value-type="float">
            <text:p>0,422930389642715</text:p>
          </table:table-cell>
          <table:table-cell office:value-type="float" office:value="11.819803237915" calcext:value-type="float">
            <text:p>11,819803237915</text:p>
          </table:table-cell>
          <table:table-cell office:value-type="float" office:value="11.8098936080933" calcext:value-type="float">
            <text:p>11,8098936080933</text:p>
          </table:table-cell>
          <table:table-cell office:value-type="float" office:value="11.8169479370117" calcext:value-type="float">
            <text:p>11,8169479370117</text:p>
          </table:table-cell>
          <table:table-cell office:value-type="float" office:value="1.40067887306213" calcext:value-type="float">
            <text:p>1,4006788730621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" calcext:value-type="float">
            <text:p>8</text:p>
          </table:table-cell>
          <table:table-cell/>
          <table:table-cell office:value-type="float" office:value="0.398140877485275" calcext:value-type="float">
            <text:p>0,39814087748527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20914900302887" calcext:value-type="float">
            <text:p>1,20914900302887</text:p>
          </table:table-cell>
          <table:table-cell office:value-type="float" office:value="0.55574768781662" calcext:value-type="float">
            <text:p>0,55574768781662</text:p>
          </table:table-cell>
          <table:table-cell office:value-type="float" office:value="0.250065296888351" calcext:value-type="float">
            <text:p>0,250065296888351</text:p>
          </table:table-cell>
          <table:table-cell office:value-type="float" office:value="0.444523245096207" calcext:value-type="float">
            <text:p>0,444523245096207</text:p>
          </table:table-cell>
          <table:table-cell office:value-type="float" office:value="0.410974055528641" calcext:value-type="float">
            <text:p>0,410974055528641</text:p>
          </table:table-cell>
          <table:table-cell office:value-type="float" office:value="11.830454826355" calcext:value-type="float">
            <text:p>11,830454826355</text:p>
          </table:table-cell>
          <table:table-cell office:value-type="float" office:value="11.845157623291" calcext:value-type="float">
            <text:p>11,845157623291</text:p>
          </table:table-cell>
          <table:table-cell office:value-type="float" office:value="11.8299684524536" calcext:value-type="float">
            <text:p>11,8299684524536</text:p>
          </table:table-cell>
          <table:table-cell office:value-type="float" office:value="1.3660169839859" calcext:value-type="float">
            <text:p>1,366016983985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" calcext:value-type="float">
            <text:p>9</text:p>
          </table:table-cell>
          <table:table-cell/>
          <table:table-cell office:value-type="float" office:value="0.399530917406082" calcext:value-type="float">
            <text:p>0,39953091740608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2401921749115" calcext:value-type="float">
            <text:p>1,2401921749115</text:p>
          </table:table-cell>
          <table:table-cell office:value-type="float" office:value="0.576307237148285" calcext:value-type="float">
            <text:p>0,576307237148285</text:p>
          </table:table-cell>
          <table:table-cell office:value-type="float" office:value="0.266553997993469" calcext:value-type="float">
            <text:p>0,266553997993469</text:p>
          </table:table-cell>
          <table:table-cell office:value-type="float" office:value="0.437385559082031" calcext:value-type="float">
            <text:p>0,437385559082031</text:p>
          </table:table-cell>
          <table:table-cell office:value-type="float" office:value="0.455826759338379" calcext:value-type="float">
            <text:p>0,455826759338379</text:p>
          </table:table-cell>
          <table:table-cell office:value-type="float" office:value="11.8591575622559" calcext:value-type="float">
            <text:p>11,8591575622559</text:p>
          </table:table-cell>
          <table:table-cell office:value-type="float" office:value="11.8468647003174" calcext:value-type="float">
            <text:p>11,8468647003174</text:p>
          </table:table-cell>
          <table:table-cell office:value-type="float" office:value="11.8534736633301" calcext:value-type="float">
            <text:p>11,8534736633301</text:p>
          </table:table-cell>
          <table:table-cell office:value-type="float" office:value="1.3019472360611" calcext:value-type="float">
            <text:p>1,301947236061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" calcext:value-type="float">
            <text:p>10</text:p>
          </table:table-cell>
          <table:table-cell/>
          <table:table-cell office:value-type="float" office:value="0.403949826955795" calcext:value-type="float">
            <text:p>0,40394982695579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25553667545319" calcext:value-type="float">
            <text:p>1,25553667545319</text:p>
          </table:table-cell>
          <table:table-cell office:value-type="float" office:value="0.562657952308655" calcext:value-type="float">
            <text:p>0,562657952308655</text:p>
          </table:table-cell>
          <table:table-cell office:value-type="float" office:value="0.253085762262344" calcext:value-type="float">
            <text:p>0,253085762262344</text:p>
          </table:table-cell>
          <table:table-cell office:value-type="float" office:value="0.427957028150559" calcext:value-type="float">
            <text:p>0,427957028150559</text:p>
          </table:table-cell>
          <table:table-cell office:value-type="float" office:value="0.469480782747269" calcext:value-type="float">
            <text:p>0,469480782747269</text:p>
          </table:table-cell>
          <table:table-cell office:value-type="float" office:value="11.8782043457031" calcext:value-type="float">
            <text:p>11,8782043457031</text:p>
          </table:table-cell>
          <table:table-cell office:value-type="float" office:value="11.8889379501343" calcext:value-type="float">
            <text:p>11,8889379501343</text:p>
          </table:table-cell>
          <table:table-cell office:value-type="float" office:value="11.8842525482178" calcext:value-type="float">
            <text:p>11,8842525482178</text:p>
          </table:table-cell>
          <table:table-cell office:value-type="float" office:value="1.26284861564636" calcext:value-type="float">
            <text:p>1,262848615646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" calcext:value-type="float">
            <text:p>11</text:p>
          </table:table-cell>
          <table:table-cell/>
          <table:table-cell office:value-type="float" office:value="0.41443207859993" calcext:value-type="float">
            <text:p>0,4144320785999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5159928798676" calcext:value-type="float">
            <text:p>1,65159928798676</text:p>
          </table:table-cell>
          <table:table-cell office:value-type="float" office:value="0.564184844493866" calcext:value-type="float">
            <text:p>0,564184844493866</text:p>
          </table:table-cell>
          <table:table-cell office:value-type="float" office:value="0.27097687125206" calcext:value-type="float">
            <text:p>0,27097687125206</text:p>
          </table:table-cell>
          <table:table-cell office:value-type="float" office:value="0.444033324718475" calcext:value-type="float">
            <text:p>0,444033324718475</text:p>
          </table:table-cell>
          <table:table-cell office:value-type="float" office:value="11.9169397354126" calcext:value-type="float">
            <text:p>11,9169397354126</text:p>
          </table:table-cell>
          <table:table-cell office:value-type="float" office:value="11.9042072296143" calcext:value-type="float">
            <text:p>11,9042072296143</text:p>
          </table:table-cell>
          <table:table-cell office:value-type="float" office:value="11.9185056686401" calcext:value-type="float">
            <text:p>11,9185056686401</text:p>
          </table:table-cell>
          <table:table-cell office:value-type="float" office:value="11.9160223007202" calcext:value-type="float">
            <text:p>11,9160223007202</text:p>
          </table:table-cell>
          <table:table-cell office:value-type="float" office:value="1.21231341362" calcext:value-type="float">
            <text:p>1,212313413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" calcext:value-type="float">
            <text:p>12</text:p>
          </table:table-cell>
          <table:table-cell/>
          <table:table-cell office:value-type="float" office:value="0.414510101079941" calcext:value-type="float">
            <text:p>0,41451010107994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0684096813202" calcext:value-type="float">
            <text:p>1,60684096813202</text:p>
          </table:table-cell>
          <table:table-cell office:value-type="float" office:value="0.582925200462341" calcext:value-type="float">
            <text:p>0,582925200462341</text:p>
          </table:table-cell>
          <table:table-cell office:value-type="float" office:value="0.282661408185959" calcext:value-type="float">
            <text:p>0,282661408185959</text:p>
          </table:table-cell>
          <table:table-cell office:value-type="float" office:value="0.452729552984238" calcext:value-type="float">
            <text:p>0,452729552984238</text:p>
          </table:table-cell>
          <table:table-cell office:value-type="float" office:value="11.9505176544189" calcext:value-type="float">
            <text:p>11,9505176544189</text:p>
          </table:table-cell>
          <table:table-cell office:value-type="float" office:value="11.9438714981079" calcext:value-type="float">
            <text:p>11,9438714981079</text:p>
          </table:table-cell>
          <table:table-cell office:value-type="float" office:value="11.9529113769531" calcext:value-type="float">
            <text:p>11,9529113769531</text:p>
          </table:table-cell>
          <table:table-cell office:value-type="float" office:value="11.9459991455078" calcext:value-type="float">
            <text:p>11,9459991455078</text:p>
          </table:table-cell>
          <table:table-cell office:value-type="float" office:value="1.18061316013336" calcext:value-type="float">
            <text:p>1,180613160133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" calcext:value-type="float">
            <text:p>13</text:p>
          </table:table-cell>
          <table:table-cell/>
          <table:table-cell office:value-type="float" office:value="0.4299735724926" calcext:value-type="float">
            <text:p>0,429973572492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7714140415192" calcext:value-type="float">
            <text:p>1,57714140415192</text:p>
          </table:table-cell>
          <table:table-cell office:value-type="float" office:value="0.559718072414398" calcext:value-type="float">
            <text:p>0,559718072414398</text:p>
          </table:table-cell>
          <table:table-cell office:value-type="float" office:value="0.268512606620789" calcext:value-type="float">
            <text:p>0,268512606620789</text:p>
          </table:table-cell>
          <table:table-cell office:value-type="float" office:value="0.445705652236939" calcext:value-type="float">
            <text:p>0,44570565223693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11.9923505783081" calcext:value-type="float">
            <text:p>11,9923505783081</text:p>
          </table:table-cell>
          <table:table-cell office:value-type="float" office:value="11.9984483718872" calcext:value-type="float">
            <text:p>11,9984483718872</text:p>
          </table:table-cell>
          <table:table-cell office:value-type="float" office:value="1.12802410125732" calcext:value-type="float">
            <text:p>1,1280241012573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" calcext:value-type="float">
            <text:p>14</text:p>
          </table:table-cell>
          <table:table-cell/>
          <table:table-cell office:value-type="float" office:value="0.439426928758621" calcext:value-type="float">
            <text:p>0,43942692875862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5415618419647" calcext:value-type="float">
            <text:p>1,55415618419647</text:p>
          </table:table-cell>
          <table:table-cell office:value-type="float" office:value="0.555593073368073" calcext:value-type="float">
            <text:p>0,555593073368073</text:p>
          </table:table-cell>
          <table:table-cell office:value-type="float" office:value="0.262565106153488" calcext:value-type="float">
            <text:p>0,262565106153488</text:p>
          </table:table-cell>
          <table:table-cell office:value-type="float" office:value="0.437656253576279" calcext:value-type="float">
            <text:p>0,43765625357627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9871387481689" calcext:value-type="float">
            <text:p>1,0987138748168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" calcext:value-type="float">
            <text:p>15</text:p>
          </table:table-cell>
          <table:table-cell/>
          <table:table-cell office:value-type="float" office:value="0.436309039592743" calcext:value-type="float">
            <text:p>0,43630903959274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3166663646698" calcext:value-type="float">
            <text:p>1,53166663646698</text:p>
          </table:table-cell>
          <table:table-cell office:value-type="float" office:value="0.56151682138443" calcext:value-type="float">
            <text:p>0,56151682138443</text:p>
          </table:table-cell>
          <table:table-cell office:value-type="float" office:value="0.292432755231857" calcext:value-type="float">
            <text:p>0,292432755231857</text:p>
          </table:table-cell>
          <table:table-cell office:value-type="float" office:value="0.449510395526886" calcext:value-type="float">
            <text:p>0,44951039552688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514714717865" calcext:value-type="float">
            <text:p>1,051471471786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" calcext:value-type="float">
            <text:p>16</text:p>
          </table:table-cell>
          <table:table-cell/>
          <table:table-cell office:value-type="float" office:value="0.43764454126358" calcext:value-type="float">
            <text:p>0,4376445412635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4330766201019" calcext:value-type="float">
            <text:p>1,54330766201019</text:p>
          </table:table-cell>
          <table:table-cell office:value-type="float" office:value="0.55488395690918" calcext:value-type="float">
            <text:p>0,55488395690918</text:p>
          </table:table-cell>
          <table:table-cell office:value-type="float" office:value="0.259095847606659" calcext:value-type="float">
            <text:p>0,259095847606659</text:p>
          </table:table-cell>
          <table:table-cell office:value-type="float" office:value="0.434062153100967" calcext:value-type="float">
            <text:p>0,4340621531009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4209864139557" calcext:value-type="float">
            <text:p>1,0420986413955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" calcext:value-type="float">
            <text:p>17</text:p>
          </table:table-cell>
          <table:table-cell/>
          <table:table-cell office:value-type="float" office:value="0.456511408090591" calcext:value-type="float">
            <text:p>0,45651140809059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47847735881805" calcext:value-type="float">
            <text:p>1,47847735881805</text:p>
          </table:table-cell>
          <table:table-cell office:value-type="float" office:value="0.564518511295319" calcext:value-type="float">
            <text:p>0,564518511295319</text:p>
          </table:table-cell>
          <table:table-cell office:value-type="float" office:value="0.268129289150238" calcext:value-type="float">
            <text:p>0,268129289150238</text:p>
          </table:table-cell>
          <table:table-cell office:value-type="float" office:value="0.420498549938202" calcext:value-type="float">
            <text:p>0,42049854993820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1641309261322" calcext:value-type="float">
            <text:p>1,016413092613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" calcext:value-type="float">
            <text:p>18</text:p>
          </table:table-cell>
          <table:table-cell/>
          <table:table-cell office:value-type="float" office:value="0.478255271911621" calcext:value-type="float">
            <text:p>0,47825527191162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47425496578217" calcext:value-type="float">
            <text:p>1,47425496578217</text:p>
          </table:table-cell>
          <table:table-cell office:value-type="float" office:value="0.57684850692749" calcext:value-type="float">
            <text:p>0,57684850692749</text:p>
          </table:table-cell>
          <table:table-cell office:value-type="float" office:value="0.272742480039597" calcext:value-type="float">
            <text:p>0,272742480039597</text:p>
          </table:table-cell>
          <table:table-cell office:value-type="float" office:value="0.445685535669327" calcext:value-type="float">
            <text:p>0,44568553566932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88304495811462" calcext:value-type="float">
            <text:p>0,9883044958114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" calcext:value-type="float">
            <text:p>19</text:p>
          </table:table-cell>
          <table:table-cell/>
          <table:table-cell office:value-type="float" office:value="0.464683294296265" calcext:value-type="float">
            <text:p>0,46468329429626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46438646316528" calcext:value-type="float">
            <text:p>1,46438646316528</text:p>
          </table:table-cell>
          <table:table-cell office:value-type="float" office:value="0.557826519012451" calcext:value-type="float">
            <text:p>0,557826519012451</text:p>
          </table:table-cell>
          <table:table-cell office:value-type="float" office:value="0.275507748126984" calcext:value-type="float">
            <text:p>0,275507748126984</text:p>
          </table:table-cell>
          <table:table-cell office:value-type="float" office:value="0.45089665055275" calcext:value-type="float">
            <text:p>0,450896650552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65415716171265" calcext:value-type="float">
            <text:p>0,96541571617126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" calcext:value-type="float">
            <text:p>20</text:p>
          </table:table-cell>
          <table:table-cell/>
          <table:table-cell office:value-type="float" office:value="0.45902669429779" calcext:value-type="float">
            <text:p>0,4590266942977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43093430995941" calcext:value-type="float">
            <text:p>1,43093430995941</text:p>
          </table:table-cell>
          <table:table-cell office:value-type="float" office:value="0.557727098464966" calcext:value-type="float">
            <text:p>0,557727098464966</text:p>
          </table:table-cell>
          <table:table-cell office:value-type="float" office:value="0.273923993110657" calcext:value-type="float">
            <text:p>0,273923993110657</text:p>
          </table:table-cell>
          <table:table-cell office:value-type="float" office:value="0.468195199966431" calcext:value-type="float">
            <text:p>0,4681951999664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30702447891235" calcext:value-type="float">
            <text:p>0,93070244789123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" calcext:value-type="float">
            <text:p>21</text:p>
          </table:table-cell>
          <table:table-cell/>
          <table:table-cell office:value-type="float" office:value="0.497575789690018" calcext:value-type="float">
            <text:p>0,49757578969001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40412449836731" calcext:value-type="float">
            <text:p>1,40412449836731</text:p>
          </table:table-cell>
          <table:table-cell office:value-type="float" office:value="0.561700820922852" calcext:value-type="float">
            <text:p>0,561700820922852</text:p>
          </table:table-cell>
          <table:table-cell office:value-type="float" office:value="0.279113799333572" calcext:value-type="float">
            <text:p>0,279113799333572</text:p>
          </table:table-cell>
          <table:table-cell office:value-type="float" office:value="0.458660155534744" calcext:value-type="float">
            <text:p>0,4586601555347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00092720985413" calcext:value-type="float">
            <text:p>0,90009272098541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" calcext:value-type="float">
            <text:p>22</text:p>
          </table:table-cell>
          <table:table-cell/>
          <table:table-cell office:value-type="float" office:value="0.490900605916977" calcext:value-type="float">
            <text:p>0,49090060591697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39787614345551" calcext:value-type="float">
            <text:p>1,39787614345551</text:p>
          </table:table-cell>
          <table:table-cell office:value-type="float" office:value="0.573920786380768" calcext:value-type="float">
            <text:p>0,573920786380768</text:p>
          </table:table-cell>
          <table:table-cell office:value-type="float" office:value="0.299592733383179" calcext:value-type="float">
            <text:p>0,299592733383179</text:p>
          </table:table-cell>
          <table:table-cell office:value-type="float" office:value="0.464977234601975" calcext:value-type="float">
            <text:p>0,4649772346019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79079163074493" calcext:value-type="float">
            <text:p>0,8790791630744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" calcext:value-type="float">
            <text:p>23</text:p>
          </table:table-cell>
          <table:table-cell/>
          <table:table-cell office:value-type="float" office:value="0.525450766086578" calcext:value-type="float">
            <text:p>0,52545076608657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36077845096588" calcext:value-type="float">
            <text:p>1,36077845096588</text:p>
          </table:table-cell>
          <table:table-cell office:value-type="float" office:value="0.567420780658722" calcext:value-type="float">
            <text:p>0,567420780658722</text:p>
          </table:table-cell>
          <table:table-cell office:value-type="float" office:value="0.291132718324661" calcext:value-type="float">
            <text:p>0,291132718324661</text:p>
          </table:table-cell>
          <table:table-cell office:value-type="float" office:value="0.458359748125076" calcext:value-type="float">
            <text:p>0,4583597481250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59895408153534" calcext:value-type="float">
            <text:p>0,85989540815353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" calcext:value-type="float">
            <text:p>24</text:p>
          </table:table-cell>
          <table:table-cell/>
          <table:table-cell office:value-type="float" office:value="0.531491935253143" calcext:value-type="float">
            <text:p>0,53149193525314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35267198085785" calcext:value-type="float">
            <text:p>1,35267198085785</text:p>
          </table:table-cell>
          <table:table-cell office:value-type="float" office:value="0.574315965175629" calcext:value-type="float">
            <text:p>0,574315965175629</text:p>
          </table:table-cell>
          <table:table-cell office:value-type="float" office:value="0.290203511714935" calcext:value-type="float">
            <text:p>0,290203511714935</text:p>
          </table:table-cell>
          <table:table-cell office:value-type="float" office:value="0.459230542182922" calcext:value-type="float">
            <text:p>0,4592305421829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40799748897553" calcext:value-type="float">
            <text:p>0,84079974889755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" calcext:value-type="float">
            <text:p>25</text:p>
          </table:table-cell>
          <table:table-cell/>
          <table:table-cell office:value-type="float" office:value="0.516658425331116" calcext:value-type="float">
            <text:p>0,51665842533111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32957816123962" calcext:value-type="float">
            <text:p>1,32957816123962</text:p>
          </table:table-cell>
          <table:table-cell office:value-type="float" office:value="0.555193722248077" calcext:value-type="float">
            <text:p>0,555193722248077</text:p>
          </table:table-cell>
          <table:table-cell office:value-type="float" office:value="0.274258762598038" calcext:value-type="float">
            <text:p>0,274258762598038</text:p>
          </table:table-cell>
          <table:table-cell office:value-type="float" office:value="0.471518129110336" calcext:value-type="float">
            <text:p>0,4715181291103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42531144618988" calcext:value-type="float">
            <text:p>0,84253114461898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" calcext:value-type="float">
            <text:p>26</text:p>
          </table:table-cell>
          <table:table-cell/>
          <table:table-cell office:value-type="float" office:value="0.5448237657547" calcext:value-type="float">
            <text:p>0,544823765754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3171591758728" calcext:value-type="float">
            <text:p>1,3171591758728</text:p>
          </table:table-cell>
          <table:table-cell office:value-type="float" office:value="0.572288572788239" calcext:value-type="float">
            <text:p>0,572288572788239</text:p>
          </table:table-cell>
          <table:table-cell office:value-type="float" office:value="0.301173120737076" calcext:value-type="float">
            <text:p>0,301173120737076</text:p>
          </table:table-cell>
          <table:table-cell office:value-type="float" office:value="0.475585490465164" calcext:value-type="float">
            <text:p>0,47558549046516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06881487369537" calcext:value-type="float">
            <text:p>0,8068814873695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" calcext:value-type="float">
            <text:p>27</text:p>
          </table:table-cell>
          <table:table-cell/>
          <table:table-cell office:value-type="float" office:value="1.22151327133179" calcext:value-type="float">
            <text:p>1,2215132713317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28814339637756" calcext:value-type="float">
            <text:p>1,28814339637756</text:p>
          </table:table-cell>
          <table:table-cell office:value-type="float" office:value="0.268868982791901" calcext:value-type="float">
            <text:p>0,268868982791901</text:p>
          </table:table-cell>
          <table:table-cell office:value-type="float" office:value="0.287398517131805" calcext:value-type="float">
            <text:p>0,287398517131805</text:p>
          </table:table-cell>
          <table:table-cell office:value-type="float" office:value="0.484084278345108" calcext:value-type="float">
            <text:p>0,4840842783451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7979302406311" calcext:value-type="float">
            <text:p>0,7797930240631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" calcext:value-type="float">
            <text:p>28</text:p>
          </table:table-cell>
          <table:table-cell/>
          <table:table-cell office:value-type="float" office:value="1.21568632125855" calcext:value-type="float">
            <text:p>1,2156863212585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30248880386353" calcext:value-type="float">
            <text:p>1,30248880386353</text:p>
          </table:table-cell>
          <table:table-cell office:value-type="float" office:value="0.584796965122223" calcext:value-type="float">
            <text:p>0,584796965122223</text:p>
          </table:table-cell>
          <table:table-cell office:value-type="float" office:value="0.306158363819122" calcext:value-type="float">
            <text:p>0,306158363819122</text:p>
          </table:table-cell>
          <table:table-cell office:value-type="float" office:value="0.461588859558106" calcext:value-type="float">
            <text:p>0,46158885955810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65949249267578" calcext:value-type="float">
            <text:p>0,76594924926757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" calcext:value-type="float">
            <text:p>29</text:p>
          </table:table-cell>
          <table:table-cell/>
          <table:table-cell office:value-type="float" office:value="1.18545281887054" calcext:value-type="float">
            <text:p>1,1854528188705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27867650985718" calcext:value-type="float">
            <text:p>1,27867650985718</text:p>
          </table:table-cell>
          <table:table-cell office:value-type="float" office:value="0.581612050533295" calcext:value-type="float">
            <text:p>0,581612050533295</text:p>
          </table:table-cell>
          <table:table-cell office:value-type="float" office:value="0.304357647895813" calcext:value-type="float">
            <text:p>0,304357647895813</text:p>
          </table:table-cell>
          <table:table-cell office:value-type="float" office:value="0.423700779676437" calcext:value-type="float">
            <text:p>0,42370077967643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56264388561249" calcext:value-type="float">
            <text:p>0,75626438856124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" calcext:value-type="float">
            <text:p>30</text:p>
          </table:table-cell>
          <table:table-cell/>
          <table:table-cell office:value-type="float" office:value="1.18857991695404" calcext:value-type="float">
            <text:p>1,1885799169540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28233850002289" calcext:value-type="float">
            <text:p>1,28233850002289</text:p>
          </table:table-cell>
          <table:table-cell office:value-type="float" office:value="0.583202719688416" calcext:value-type="float">
            <text:p>0,583202719688416</text:p>
          </table:table-cell>
          <table:table-cell office:value-type="float" office:value="0.296502381563187" calcext:value-type="float">
            <text:p>0,296502381563187</text:p>
          </table:table-cell>
          <table:table-cell office:value-type="float" office:value="0.425685495138168" calcext:value-type="float">
            <text:p>0,42568549513816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45281219482422" calcext:value-type="float">
            <text:p>0,7452812194824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" calcext:value-type="float">
            <text:p>31</text:p>
          </table:table-cell>
          <table:table-cell/>
          <table:table-cell office:value-type="float" office:value="1.15743732452393" calcext:value-type="float">
            <text:p>1,1574373245239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24681460857391" calcext:value-type="float">
            <text:p>1,24681460857391</text:p>
          </table:table-cell>
          <table:table-cell office:value-type="float" office:value="0.58248907327652" calcext:value-type="float">
            <text:p>0,58248907327652</text:p>
          </table:table-cell>
          <table:table-cell office:value-type="float" office:value="0.30632945895195" calcext:value-type="float">
            <text:p>0,30632945895195</text:p>
          </table:table-cell>
          <table:table-cell office:value-type="float" office:value="0.419647127389908" calcext:value-type="float">
            <text:p>0,4196471273899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42670357227325" calcext:value-type="float">
            <text:p>0,74267035722732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" calcext:value-type="float">
            <text:p>32</text:p>
          </table:table-cell>
          <table:table-cell/>
          <table:table-cell office:value-type="float" office:value="1.15447974205017" calcext:value-type="float">
            <text:p>1,1544797420501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22230052947998" calcext:value-type="float">
            <text:p>1,22230052947998</text:p>
          </table:table-cell>
          <table:table-cell office:value-type="float" office:value="0.598536133766174" calcext:value-type="float">
            <text:p>0,598536133766174</text:p>
          </table:table-cell>
          <table:table-cell office:value-type="float" office:value="0.319152265787125" calcext:value-type="float">
            <text:p>0,319152265787125</text:p>
          </table:table-cell>
          <table:table-cell office:value-type="float" office:value="0.421973556280136" calcext:value-type="float">
            <text:p>0,4219735562801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33499765396118" calcext:value-type="float">
            <text:p>0,73349976539611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" calcext:value-type="float">
            <text:p>33</text:p>
          </table:table-cell>
          <table:table-cell/>
          <table:table-cell office:value-type="float" office:value="1.14612376689911" calcext:value-type="float">
            <text:p>1,1461237668991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21991062164307" calcext:value-type="float">
            <text:p>1,21991062164307</text:p>
          </table:table-cell>
          <table:table-cell office:value-type="float" office:value="0.610410094261169" calcext:value-type="float">
            <text:p>0,610410094261169</text:p>
          </table:table-cell>
          <table:table-cell office:value-type="float" office:value="0.293523788452148" calcext:value-type="float">
            <text:p>0,293523788452148</text:p>
          </table:table-cell>
          <table:table-cell office:value-type="float" office:value="0.404630213975906" calcext:value-type="float">
            <text:p>0,40463021397590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03458428382874" calcext:value-type="float">
            <text:p>0,70345842838287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" calcext:value-type="float">
            <text:p>34</text:p>
          </table:table-cell>
          <table:table-cell/>
          <table:table-cell office:value-type="float" office:value="1.13406479358673" calcext:value-type="float">
            <text:p>1,1340647935867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22234427928925" calcext:value-type="float">
            <text:p>1,22234427928925</text:p>
          </table:table-cell>
          <table:table-cell office:value-type="float" office:value="0.611851215362549" calcext:value-type="float">
            <text:p>0,611851215362549</text:p>
          </table:table-cell>
          <table:table-cell office:value-type="float" office:value="0.319896072149277" calcext:value-type="float">
            <text:p>0,319896072149277</text:p>
          </table:table-cell>
          <table:table-cell office:value-type="float" office:value="0.38218691945076" calcext:value-type="float">
            <text:p>0,382186919450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10951685905456" calcext:value-type="float">
            <text:p>0,7109516859054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" calcext:value-type="float">
            <text:p>35</text:p>
          </table:table-cell>
          <table:table-cell/>
          <table:table-cell office:value-type="float" office:value="1.14878594875336" calcext:value-type="float">
            <text:p>1,1487859487533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20778667926788" calcext:value-type="float">
            <text:p>1,20778667926788</text:p>
          </table:table-cell>
          <table:table-cell office:value-type="float" office:value="0.620677709579468" calcext:value-type="float">
            <text:p>0,620677709579468</text:p>
          </table:table-cell>
          <table:table-cell office:value-type="float" office:value="0.313667833805084" calcext:value-type="float">
            <text:p>0,313667833805084</text:p>
          </table:table-cell>
          <table:table-cell office:value-type="float" office:value="0.386794030666351" calcext:value-type="float">
            <text:p>0,38679403066635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89350068569183" calcext:value-type="float">
            <text:p>0,68935006856918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" calcext:value-type="float">
            <text:p>36</text:p>
          </table:table-cell>
          <table:table-cell/>
          <table:table-cell office:value-type="float" office:value="1.13385200500488" calcext:value-type="float">
            <text:p>1,1338520050048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19632923603058" calcext:value-type="float">
            <text:p>1,19632923603058</text:p>
          </table:table-cell>
          <table:table-cell office:value-type="float" office:value="0.616597473621368" calcext:value-type="float">
            <text:p>0,616597473621368</text:p>
          </table:table-cell>
          <table:table-cell office:value-type="float" office:value="0.310283541679382" calcext:value-type="float">
            <text:p>0,310283541679382</text:p>
          </table:table-cell>
          <table:table-cell office:value-type="float" office:value="0.380278557538986" calcext:value-type="float">
            <text:p>0,38027855753898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73306941986084" calcext:value-type="float">
            <text:p>0,67330694198608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" calcext:value-type="float">
            <text:p>37</text:p>
          </table:table-cell>
          <table:table-cell/>
          <table:table-cell office:value-type="float" office:value="1.12408626079559" calcext:value-type="float">
            <text:p>1,1240862607955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17792546749115" calcext:value-type="float">
            <text:p>1,17792546749115</text:p>
          </table:table-cell>
          <table:table-cell office:value-type="float" office:value="0.616867125034332" calcext:value-type="float">
            <text:p>0,616867125034332</text:p>
          </table:table-cell>
          <table:table-cell office:value-type="float" office:value="0.32229083776474" calcext:value-type="float">
            <text:p>0,32229083776474</text:p>
          </table:table-cell>
          <table:table-cell office:value-type="float" office:value="0.367281287908554" calcext:value-type="float">
            <text:p>0,36728128790855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71284675598145" calcext:value-type="float">
            <text:p>0,67128467559814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" calcext:value-type="float">
            <text:p>38</text:p>
          </table:table-cell>
          <table:table-cell/>
          <table:table-cell office:value-type="float" office:value="1.11891186237335" calcext:value-type="float">
            <text:p>1,1189118623733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1652809381485" calcext:value-type="float">
            <text:p>1,1652809381485</text:p>
          </table:table-cell>
          <table:table-cell office:value-type="float" office:value="0.608845293521881" calcext:value-type="float">
            <text:p>0,608845293521881</text:p>
          </table:table-cell>
          <table:table-cell office:value-type="float" office:value="0.331203371286392" calcext:value-type="float">
            <text:p>0,331203371286392</text:p>
          </table:table-cell>
          <table:table-cell office:value-type="float" office:value="0.370481878519058" calcext:value-type="float">
            <text:p>0,3704818785190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52707695960999" calcext:value-type="float">
            <text:p>0,652707695960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" calcext:value-type="float">
            <text:p>39</text:p>
          </table:table-cell>
          <table:table-cell/>
          <table:table-cell office:value-type="float" office:value="1.11519467830658" calcext:value-type="float">
            <text:p>1,1151946783065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17446851730347" calcext:value-type="float">
            <text:p>1,17446851730347</text:p>
          </table:table-cell>
          <table:table-cell office:value-type="float" office:value="0.622048437595367" calcext:value-type="float">
            <text:p>0,622048437595367</text:p>
          </table:table-cell>
          <table:table-cell office:value-type="float" office:value="0.320691138505936" calcext:value-type="float">
            <text:p>0,320691138505936</text:p>
          </table:table-cell>
          <table:table-cell office:value-type="float" office:value="0.365030020475388" calcext:value-type="float">
            <text:p>0,36503002047538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4491868019104" calcext:value-type="float">
            <text:p>0,6449186801910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0" calcext:value-type="float">
            <text:p>40</text:p>
          </table:table-cell>
          <table:table-cell/>
          <table:table-cell office:value-type="float" office:value="1.10150301456451" calcext:value-type="float">
            <text:p>1,1015030145645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18517363071442" calcext:value-type="float">
            <text:p>1,18517363071442</text:p>
          </table:table-cell>
          <table:table-cell office:value-type="float" office:value="0.626977264881134" calcext:value-type="float">
            <text:p>0,626977264881134</text:p>
          </table:table-cell>
          <table:table-cell office:value-type="float" office:value="0.343646585941315" calcext:value-type="float">
            <text:p>0,343646585941315</text:p>
          </table:table-cell>
          <table:table-cell office:value-type="float" office:value="0.334964364767075" calcext:value-type="float">
            <text:p>0,3349643647670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49120092391968" calcext:value-type="float">
            <text:p>0,64912009239196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1" calcext:value-type="float">
            <text:p>41</text:p>
          </table:table-cell>
          <table:table-cell/>
          <table:table-cell office:value-type="float" office:value="1.08041214942932" calcext:value-type="float">
            <text:p>1,0804121494293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274152189493179" calcext:value-type="float">
            <text:p>0,274152189493179</text:p>
          </table:table-cell>
          <table:table-cell office:value-type="float" office:value="0.277906388044357" calcext:value-type="float">
            <text:p>0,277906388044357</text:p>
          </table:table-cell>
          <table:table-cell office:value-type="float" office:value="0.287392497062683" calcext:value-type="float">
            <text:p>0,287392497062683</text:p>
          </table:table-cell>
          <table:table-cell office:value-type="float" office:value="0.287436485290527" calcext:value-type="float">
            <text:p>0,287436485290527</text:p>
          </table:table-cell>
          <table:table-cell office:value-type="float" office:value="0.281146973371506" calcext:value-type="float">
            <text:p>0,281146973371506</text:p>
          </table:table-cell>
          <table:table-cell office:value-type="float" office:value="0.294285356998444" calcext:value-type="float">
            <text:p>0,294285356998444</text:p>
          </table:table-cell>
          <table:table-cell office:value-type="float" office:value="0.28615739941597" calcext:value-type="float">
            <text:p>0,28615739941597</text:p>
          </table:table-cell>
          <table:table-cell office:value-type="float" office:value="0.298988550901413" calcext:value-type="float">
            <text:p>0,298988550901413</text:p>
          </table:table-cell>
          <table:table-cell office:value-type="float" office:value="0.282875061035156" calcext:value-type="float">
            <text:p>0,2828750610351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2" calcext:value-type="float">
            <text:p>42</text:p>
          </table:table-cell>
          <table:table-cell/>
          <table:table-cell office:value-type="float" office:value="0.270218253135681" calcext:value-type="float">
            <text:p>0,27021825313568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298786610364914" calcext:value-type="float">
            <text:p>0,298786610364914</text:p>
          </table:table-cell>
          <table:table-cell office:value-type="float" office:value="0.30141282081604" calcext:value-type="float">
            <text:p>0,30141282081604</text:p>
          </table:table-cell>
          <table:table-cell office:value-type="float" office:value="0.289553433656693" calcext:value-type="float">
            <text:p>0,289553433656693</text:p>
          </table:table-cell>
          <table:table-cell office:value-type="float" office:value="0.276274740695953" calcext:value-type="float">
            <text:p>0,276274740695953</text:p>
          </table:table-cell>
          <table:table-cell office:value-type="float" office:value="0.304691910743713" calcext:value-type="float">
            <text:p>0,304691910743713</text:p>
          </table:table-cell>
          <table:table-cell office:value-type="float" office:value="0.295256942510605" calcext:value-type="float">
            <text:p>0,295256942510605</text:p>
          </table:table-cell>
          <table:table-cell office:value-type="float" office:value="0.292407006025314" calcext:value-type="float">
            <text:p>0,292407006025314</text:p>
          </table:table-cell>
          <table:table-cell office:value-type="float" office:value="0.301244348287582" calcext:value-type="float">
            <text:p>0,301244348287582</text:p>
          </table:table-cell>
          <table:table-cell office:value-type="float" office:value="0.3020880818367" calcext:value-type="float">
            <text:p>0,302088081836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3" calcext:value-type="float">
            <text:p>43</text:p>
          </table:table-cell>
          <table:table-cell/>
          <table:table-cell office:value-type="float" office:value="0.311152368783951" calcext:value-type="float">
            <text:p>0,31115236878395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298029541969299" calcext:value-type="float">
            <text:p>0,298029541969299</text:p>
          </table:table-cell>
          <table:table-cell office:value-type="float" office:value="0.281600505113602" calcext:value-type="float">
            <text:p>0,281600505113602</text:p>
          </table:table-cell>
          <table:table-cell office:value-type="float" office:value="0.29761129617691" calcext:value-type="float">
            <text:p>0,29761129617691</text:p>
          </table:table-cell>
          <table:table-cell office:value-type="float" office:value="0.297138184309006" calcext:value-type="float">
            <text:p>0,297138184309006</text:p>
          </table:table-cell>
          <table:table-cell office:value-type="float" office:value="0.294272273778915" calcext:value-type="float">
            <text:p>0,294272273778915</text:p>
          </table:table-cell>
          <table:table-cell office:value-type="float" office:value="0.30321004986763" calcext:value-type="float">
            <text:p>0,30321004986763</text:p>
          </table:table-cell>
          <table:table-cell office:value-type="float" office:value="0.292667478322983" calcext:value-type="float">
            <text:p>0,292667478322983</text:p>
          </table:table-cell>
          <table:table-cell office:value-type="float" office:value="0.310522437095642" calcext:value-type="float">
            <text:p>0,310522437095642</text:p>
          </table:table-cell>
          <table:table-cell office:value-type="float" office:value="0.307229429483414" calcext:value-type="float">
            <text:p>0,30722942948341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4" calcext:value-type="float">
            <text:p>44</text:p>
          </table:table-cell>
          <table:table-cell/>
          <table:table-cell office:value-type="float" office:value="0.303501158952713" calcext:value-type="float">
            <text:p>0,30350115895271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14537858963013" calcext:value-type="float">
            <text:p>1,14537858963013</text:p>
          </table:table-cell>
          <table:table-cell office:value-type="float" office:value="0.648333489894867" calcext:value-type="float">
            <text:p>0,648333489894867</text:p>
          </table:table-cell>
          <table:table-cell office:value-type="float" office:value="0.35843351483345" calcext:value-type="float">
            <text:p>0,35843351483345</text:p>
          </table:table-cell>
          <table:table-cell office:value-type="float" office:value="0.318028002977371" calcext:value-type="float">
            <text:p>0,31802800297737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03885352611542" calcext:value-type="float">
            <text:p>0,60388535261154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5" calcext:value-type="float">
            <text:p>45</text:p>
          </table:table-cell>
          <table:table-cell/>
          <table:table-cell office:value-type="float" office:value="1.07076990604401" calcext:value-type="float">
            <text:p>1,0707699060440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13298666477203" calcext:value-type="float">
            <text:p>1,13298666477203</text:p>
          </table:table-cell>
          <table:table-cell office:value-type="float" office:value="0.663168013095856" calcext:value-type="float">
            <text:p>0,663168013095856</text:p>
          </table:table-cell>
          <table:table-cell office:value-type="float" office:value="0.362680554389954" calcext:value-type="float">
            <text:p>0,362680554389954</text:p>
          </table:table-cell>
          <table:table-cell office:value-type="float" office:value="0.288466930389404" calcext:value-type="float">
            <text:p>0,28846693038940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95311403274536" calcext:value-type="float">
            <text:p>0,5953114032745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6" calcext:value-type="float">
            <text:p>46</text:p>
          </table:table-cell>
          <table:table-cell/>
          <table:table-cell office:value-type="float" office:value="1.07335031032562" calcext:value-type="float">
            <text:p>1,0733503103256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1549985408783" calcext:value-type="float">
            <text:p>1,1549985408783</text:p>
          </table:table-cell>
          <table:table-cell office:value-type="float" office:value="0.658270001411438" calcext:value-type="float">
            <text:p>0,658270001411438</text:p>
          </table:table-cell>
          <table:table-cell office:value-type="float" office:value="0.350404530763626" calcext:value-type="float">
            <text:p>0,350404530763626</text:p>
          </table:table-cell>
          <table:table-cell office:value-type="float" office:value="0.30862745642662" calcext:value-type="float">
            <text:p>0,308627456426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15300059318543" calcext:value-type="float">
            <text:p>0,61530005931854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7" calcext:value-type="float">
            <text:p>47</text:p>
          </table:table-cell>
          <table:table-cell/>
          <table:table-cell office:value-type="float" office:value="1.06859135627747" calcext:value-type="float">
            <text:p>1,0685913562774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10225355625153" calcext:value-type="float">
            <text:p>1,10225355625153</text:p>
          </table:table-cell>
          <table:table-cell office:value-type="float" office:value="0.657853126525879" calcext:value-type="float">
            <text:p>0,657853126525879</text:p>
          </table:table-cell>
          <table:table-cell office:value-type="float" office:value="0.350172907114029" calcext:value-type="float">
            <text:p>0,350172907114029</text:p>
          </table:table-cell>
          <table:table-cell office:value-type="float" office:value="0.308126449584961" calcext:value-type="float">
            <text:p>0,30812644958496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93334317207336" calcext:value-type="float">
            <text:p>0,5933343172073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8" calcext:value-type="float">
            <text:p>48</text:p>
          </table:table-cell>
          <table:table-cell/>
          <table:table-cell office:value-type="float" office:value="1.05808293819428" calcext:value-type="float">
            <text:p>1,0580829381942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1354752779007" calcext:value-type="float">
            <text:p>1,1354752779007</text:p>
          </table:table-cell>
          <table:table-cell office:value-type="float" office:value="0.676565587520599" calcext:value-type="float">
            <text:p>0,676565587520599</text:p>
          </table:table-cell>
          <table:table-cell office:value-type="float" office:value="0.367645412683487" calcext:value-type="float">
            <text:p>0,367645412683487</text:p>
          </table:table-cell>
          <table:table-cell office:value-type="float" office:value="0.304684698581696" calcext:value-type="float">
            <text:p>0,3046846985816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96639513969421" calcext:value-type="float">
            <text:p>0,59663951396942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9" calcext:value-type="float">
            <text:p>49</text:p>
          </table:table-cell>
          <table:table-cell/>
          <table:table-cell office:value-type="float" office:value="1.05353009700775" calcext:value-type="float">
            <text:p>1,0535300970077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9243762493134" calcext:value-type="float">
            <text:p>1,09243762493134</text:p>
          </table:table-cell>
          <table:table-cell office:value-type="float" office:value="0.691521763801575" calcext:value-type="float">
            <text:p>0,691521763801575</text:p>
          </table:table-cell>
          <table:table-cell office:value-type="float" office:value="0.372873395681381" calcext:value-type="float">
            <text:p>0,372873395681381</text:p>
          </table:table-cell>
          <table:table-cell office:value-type="float" office:value="0.292630344629288" calcext:value-type="float">
            <text:p>0,29263034462928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70423424243927" calcext:value-type="float">
            <text:p>0,57042342424392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0" calcext:value-type="float">
            <text:p>50</text:p>
          </table:table-cell>
          <table:table-cell/>
          <table:table-cell office:value-type="float" office:value="1.05879688262939" calcext:value-type="float">
            <text:p>1,0587968826293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10393834114075" calcext:value-type="float">
            <text:p>1,10393834114075</text:p>
          </table:table-cell>
          <table:table-cell office:value-type="float" office:value="0.67396491765976" calcext:value-type="float">
            <text:p>0,67396491765976</text:p>
          </table:table-cell>
          <table:table-cell office:value-type="float" office:value="0.389664202928543" calcext:value-type="float">
            <text:p>0,389664202928543</text:p>
          </table:table-cell>
          <table:table-cell office:value-type="float" office:value="0.293072551488876" calcext:value-type="float">
            <text:p>0,2930725514888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83971858024597" calcext:value-type="float">
            <text:p>0,58397185802459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1" calcext:value-type="float">
            <text:p>51</text:p>
          </table:table-cell>
          <table:table-cell/>
          <table:table-cell office:value-type="float" office:value="1.04262840747833" calcext:value-type="float">
            <text:p>1,0426284074783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8729267120361" calcext:value-type="float">
            <text:p>1,08729267120361</text:p>
          </table:table-cell>
          <table:table-cell office:value-type="float" office:value="0.697026312351227" calcext:value-type="float">
            <text:p>0,697026312351227</text:p>
          </table:table-cell>
          <table:table-cell office:value-type="float" office:value="0.380095839500427" calcext:value-type="float">
            <text:p>0,380095839500427</text:p>
          </table:table-cell>
          <table:table-cell office:value-type="float" office:value="0.28632441163063" calcext:value-type="float">
            <text:p>0,2863244116306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69279670715332" calcext:value-type="float">
            <text:p>0,56927967071533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2" calcext:value-type="float">
            <text:p>52</text:p>
          </table:table-cell>
          <table:table-cell/>
          <table:table-cell office:value-type="float" office:value="1.03755402565002" calcext:value-type="float">
            <text:p>1,0375540256500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8824527263641" calcext:value-type="float">
            <text:p>1,08824527263641</text:p>
          </table:table-cell>
          <table:table-cell office:value-type="float" office:value="0.703568279743195" calcext:value-type="float">
            <text:p>0,703568279743195</text:p>
          </table:table-cell>
          <table:table-cell office:value-type="float" office:value="0.395885169506073" calcext:value-type="float">
            <text:p>0,395885169506073</text:p>
          </table:table-cell>
          <table:table-cell office:value-type="float" office:value="0.283703118562698" calcext:value-type="float">
            <text:p>0,28370311856269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64352452754974" calcext:value-type="float">
            <text:p>0,56435245275497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3" calcext:value-type="float">
            <text:p>53</text:p>
          </table:table-cell>
          <table:table-cell/>
          <table:table-cell office:value-type="float" office:value="1.03430461883545" calcext:value-type="float">
            <text:p>1,0343046188354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9807026386261" calcext:value-type="float">
            <text:p>1,09807026386261</text:p>
          </table:table-cell>
          <table:table-cell office:value-type="float" office:value="0.697068274021149" calcext:value-type="float">
            <text:p>0,697068274021149</text:p>
          </table:table-cell>
          <table:table-cell office:value-type="float" office:value="0.424031376838684" calcext:value-type="float">
            <text:p>0,424031376838684</text:p>
          </table:table-cell>
          <table:table-cell office:value-type="float" office:value="0.281427979469299" calcext:value-type="float">
            <text:p>0,28142797946929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62939643859863" calcext:value-type="float">
            <text:p>0,56293964385986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4" calcext:value-type="float">
            <text:p>54</text:p>
          </table:table-cell>
          <table:table-cell/>
          <table:table-cell office:value-type="float" office:value="1.05155575275421" calcext:value-type="float">
            <text:p>1,0515557527542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977931022644" calcext:value-type="float">
            <text:p>1,0977931022644</text:p>
          </table:table-cell>
          <table:table-cell office:value-type="float" office:value="0.720079183578491" calcext:value-type="float">
            <text:p>0,720079183578491</text:p>
          </table:table-cell>
          <table:table-cell office:value-type="float" office:value="0.403987228870392" calcext:value-type="float">
            <text:p>0,403987228870392</text:p>
          </table:table-cell>
          <table:table-cell office:value-type="float" office:value="0.260323464870453" calcext:value-type="float">
            <text:p>0,2603234648704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52316904067993" calcext:value-type="float">
            <text:p>0,5523169040679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5" calcext:value-type="float">
            <text:p>55</text:p>
          </table:table-cell>
          <table:table-cell/>
          <table:table-cell office:value-type="float" office:value="1.05233490467072" calcext:value-type="float">
            <text:p>1,0523349046707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9292221069336" calcext:value-type="float">
            <text:p>1,09292221069336</text:p>
          </table:table-cell>
          <table:table-cell office:value-type="float" office:value="0.714653372764587" calcext:value-type="float">
            <text:p>0,714653372764587</text:p>
          </table:table-cell>
          <table:table-cell office:value-type="float" office:value="0.425680220127106" calcext:value-type="float">
            <text:p>0,425680220127106</text:p>
          </table:table-cell>
          <table:table-cell office:value-type="float" office:value="0.269203305244446" calcext:value-type="float">
            <text:p>0,26920330524444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5361533164978" calcext:value-type="float">
            <text:p>0,5536153316497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6" calcext:value-type="float">
            <text:p>56</text:p>
          </table:table-cell>
          <table:table-cell/>
          <table:table-cell office:value-type="float" office:value="1.0238698720932" calcext:value-type="float">
            <text:p>1,023869872093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7628059387207" calcext:value-type="float">
            <text:p>1,07628059387207</text:p>
          </table:table-cell>
          <table:table-cell office:value-type="float" office:value="0.719436347484589" calcext:value-type="float">
            <text:p>0,719436347484589</text:p>
          </table:table-cell>
          <table:table-cell office:value-type="float" office:value="0.423545897006988" calcext:value-type="float">
            <text:p>0,423545897006988</text:p>
          </table:table-cell>
          <table:table-cell office:value-type="float" office:value="0.272396951913834" calcext:value-type="float">
            <text:p>0,2723969519138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34598886966705" calcext:value-type="float">
            <text:p>0,53459888696670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7" calcext:value-type="float">
            <text:p>57</text:p>
          </table:table-cell>
          <table:table-cell/>
          <table:table-cell office:value-type="float" office:value="1.03622996807098" calcext:value-type="float">
            <text:p>1,0362299680709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58192408084869" calcext:value-type="float">
            <text:p>0,958192408084869</text:p>
          </table:table-cell>
          <table:table-cell office:value-type="float" office:value="0.707964420318604" calcext:value-type="float">
            <text:p>0,707964420318604</text:p>
          </table:table-cell>
          <table:table-cell office:value-type="float" office:value="0.424197494983673" calcext:value-type="float">
            <text:p>0,424197494983673</text:p>
          </table:table-cell>
          <table:table-cell office:value-type="float" office:value="0.2623310983181" calcext:value-type="float">
            <text:p>0,262331098318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4761021137237" calcext:value-type="float">
            <text:p>0,5247610211372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8" calcext:value-type="float">
            <text:p>58</text:p>
          </table:table-cell>
          <table:table-cell/>
          <table:table-cell office:value-type="float" office:value="1.03408324718475" calcext:value-type="float">
            <text:p>1,0340832471847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38451409339905" calcext:value-type="float">
            <text:p>0,938451409339905</text:p>
          </table:table-cell>
          <table:table-cell office:value-type="float" office:value="0.680187344551086" calcext:value-type="float">
            <text:p>0,680187344551086</text:p>
          </table:table-cell>
          <table:table-cell office:value-type="float" office:value="0.45106565952301" calcext:value-type="float">
            <text:p>0,45106565952301</text:p>
          </table:table-cell>
          <table:table-cell office:value-type="float" office:value="0.258559852838516" calcext:value-type="float">
            <text:p>0,25855985283851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31398057937622" calcext:value-type="float">
            <text:p>0,5313980579376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9" calcext:value-type="float">
            <text:p>59</text:p>
          </table:table-cell>
          <table:table-cell/>
          <table:table-cell office:value-type="float" office:value="1.02871036529541" calcext:value-type="float">
            <text:p>1,0287103652954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8679819107056" calcext:value-type="float">
            <text:p>1,08679819107056</text:p>
          </table:table-cell>
          <table:table-cell office:value-type="float" office:value="0.668291568756104" calcext:value-type="float">
            <text:p>0,668291568756104</text:p>
          </table:table-cell>
          <table:table-cell office:value-type="float" office:value="0.451113641262054" calcext:value-type="float">
            <text:p>0,451113641262054</text:p>
          </table:table-cell>
          <table:table-cell office:value-type="float" office:value="0.25501212477684" calcext:value-type="float">
            <text:p>0,255012124776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9431114196777" calcext:value-type="float">
            <text:p>0,51943111419677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0" calcext:value-type="float">
            <text:p>60</text:p>
          </table:table-cell>
          <table:table-cell/>
          <table:table-cell office:value-type="float" office:value="1.04945766925812" calcext:value-type="float">
            <text:p>1,0494576692581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24478471279144" calcext:value-type="float">
            <text:p>1,24478471279144</text:p>
          </table:table-cell>
          <table:table-cell office:value-type="float" office:value="0.670343518257141" calcext:value-type="float">
            <text:p>0,670343518257141</text:p>
          </table:table-cell>
          <table:table-cell office:value-type="float" office:value="0.465107262134552" calcext:value-type="float">
            <text:p>0,465107262134552</text:p>
          </table:table-cell>
          <table:table-cell office:value-type="float" office:value="0.249667540192604" calcext:value-type="float">
            <text:p>0,24966754019260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31002521514893" calcext:value-type="float">
            <text:p>0,5310025215148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1" calcext:value-type="float">
            <text:p>61</text:p>
          </table:table-cell>
          <table:table-cell/>
          <table:table-cell office:value-type="float" office:value="1.01409506797791" calcext:value-type="float">
            <text:p>1,0140950679779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49607408046722" calcext:value-type="float">
            <text:p>1,49607408046722</text:p>
          </table:table-cell>
          <table:table-cell office:value-type="float" office:value="0.653187394142151" calcext:value-type="float">
            <text:p>0,653187394142151</text:p>
          </table:table-cell>
          <table:table-cell office:value-type="float" office:value="0.471837133169174" calcext:value-type="float">
            <text:p>0,471837133169174</text:p>
          </table:table-cell>
          <table:table-cell office:value-type="float" office:value="0.243672057986259" calcext:value-type="float">
            <text:p>0,2436720579862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30929148197174" calcext:value-type="float">
            <text:p>0,53092914819717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2" calcext:value-type="float">
            <text:p>62</text:p>
          </table:table-cell>
          <table:table-cell/>
          <table:table-cell office:value-type="float" office:value="1.02590942382813" calcext:value-type="float">
            <text:p>1,0259094238281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9473478794098" calcext:value-type="float">
            <text:p>1,59473478794098</text:p>
          </table:table-cell>
          <table:table-cell office:value-type="float" office:value="0.627485513687134" calcext:value-type="float">
            <text:p>0,627485513687134</text:p>
          </table:table-cell>
          <table:table-cell office:value-type="float" office:value="0.472814500331879" calcext:value-type="float">
            <text:p>0,472814500331879</text:p>
          </table:table-cell>
          <table:table-cell office:value-type="float" office:value="0.260119140148163" calcext:value-type="float">
            <text:p>0,26011914014816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3312449455261" calcext:value-type="float">
            <text:p>0,52331244945526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3" calcext:value-type="float">
            <text:p>63</text:p>
          </table:table-cell>
          <table:table-cell/>
          <table:table-cell office:value-type="float" office:value="1.02344799041748" calcext:value-type="float">
            <text:p>1,0234479904174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0468208789825" calcext:value-type="float">
            <text:p>1,60468208789825</text:p>
          </table:table-cell>
          <table:table-cell office:value-type="float" office:value="0.631847023963928" calcext:value-type="float">
            <text:p>0,631847023963928</text:p>
          </table:table-cell>
          <table:table-cell office:value-type="float" office:value="0.507704079151154" calcext:value-type="float">
            <text:p>0,507704079151154</text:p>
          </table:table-cell>
          <table:table-cell office:value-type="float" office:value="0.250087052583694" calcext:value-type="float">
            <text:p>0,25008705258369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4873802661896" calcext:value-type="float">
            <text:p>0,51487380266189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4" calcext:value-type="float">
            <text:p>64</text:p>
          </table:table-cell>
          <table:table-cell/>
          <table:table-cell office:value-type="float" office:value="1.02829921245575" calcext:value-type="float">
            <text:p>1,0282992124557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1291015148163" calcext:value-type="float">
            <text:p>1,61291015148163</text:p>
          </table:table-cell>
          <table:table-cell office:value-type="float" office:value="0.615218043327331" calcext:value-type="float">
            <text:p>0,615218043327331</text:p>
          </table:table-cell>
          <table:table-cell office:value-type="float" office:value="0.496710807085037" calcext:value-type="float">
            <text:p>0,496710807085037</text:p>
          </table:table-cell>
          <table:table-cell office:value-type="float" office:value="0.227475970983505" calcext:value-type="float">
            <text:p>0,22747597098350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2037038803101" calcext:value-type="float">
            <text:p>0,51203703880310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5" calcext:value-type="float">
            <text:p>65</text:p>
          </table:table-cell>
          <table:table-cell/>
          <table:table-cell office:value-type="float" office:value="1.0485166311264" calcext:value-type="float">
            <text:p>1,048516631126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0333847999573" calcext:value-type="float">
            <text:p>1,60333847999573</text:p>
          </table:table-cell>
          <table:table-cell office:value-type="float" office:value="0.624518513679504" calcext:value-type="float">
            <text:p>0,624518513679504</text:p>
          </table:table-cell>
          <table:table-cell office:value-type="float" office:value="0.523084223270416" calcext:value-type="float">
            <text:p>0,523084223270416</text:p>
          </table:table-cell>
          <table:table-cell office:value-type="float" office:value="0.235004067420959" calcext:value-type="float">
            <text:p>0,2350040674209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0276198387146" calcext:value-type="float">
            <text:p>0,51027619838714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6" calcext:value-type="float">
            <text:p>66</text:p>
          </table:table-cell>
          <table:table-cell/>
          <table:table-cell office:value-type="float" office:value="1.0293687582016" calcext:value-type="float">
            <text:p>1,029368758201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058429479599" calcext:value-type="float">
            <text:p>1,6058429479599</text:p>
          </table:table-cell>
          <table:table-cell office:value-type="float" office:value="0.610442042350769" calcext:value-type="float">
            <text:p>0,610442042350769</text:p>
          </table:table-cell>
          <table:table-cell office:value-type="float" office:value="0.52569979429245" calcext:value-type="float">
            <text:p>0,52569979429245</text:p>
          </table:table-cell>
          <table:table-cell office:value-type="float" office:value="0.260334342718124" calcext:value-type="float">
            <text:p>0,26033434271812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5414288043976" calcext:value-type="float">
            <text:p>0,52541428804397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7" calcext:value-type="float">
            <text:p>67</text:p>
          </table:table-cell>
          <table:table-cell/>
          <table:table-cell office:value-type="float" office:value="1.04174387454987" calcext:value-type="float">
            <text:p>1,0417438745498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9578466415405" calcext:value-type="float">
            <text:p>1,59578466415405</text:p>
          </table:table-cell>
          <table:table-cell office:value-type="float" office:value="0.590458571910858" calcext:value-type="float">
            <text:p>0,590458571910858</text:p>
          </table:table-cell>
          <table:table-cell office:value-type="float" office:value="0.52258574962616" calcext:value-type="float">
            <text:p>0,52258574962616</text:p>
          </table:table-cell>
          <table:table-cell office:value-type="float" office:value="0.222105890512466" calcext:value-type="float">
            <text:p>0,22210589051246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1715829372406" calcext:value-type="float">
            <text:p>0,51171582937240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8" calcext:value-type="float">
            <text:p>68</text:p>
          </table:table-cell>
          <table:table-cell/>
          <table:table-cell office:value-type="float" office:value="1.02608692646027" calcext:value-type="float">
            <text:p>1,0260869264602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2518763542175" calcext:value-type="float">
            <text:p>1,62518763542175</text:p>
          </table:table-cell>
          <table:table-cell office:value-type="float" office:value="0.569571018218994" calcext:value-type="float">
            <text:p>0,569571018218994</text:p>
          </table:table-cell>
          <table:table-cell office:value-type="float" office:value="0.509866118431091" calcext:value-type="float">
            <text:p>0,509866118431091</text:p>
          </table:table-cell>
          <table:table-cell office:value-type="float" office:value="0.219505071640015" calcext:value-type="float">
            <text:p>0,21950507164001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8685946464539" calcext:value-type="float">
            <text:p>0,5086859464645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9" calcext:value-type="float">
            <text:p>69</text:p>
          </table:table-cell>
          <table:table-cell/>
          <table:table-cell office:value-type="float" office:value="1.00977253913879" calcext:value-type="float">
            <text:p>1,0097725391387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9490370750427" calcext:value-type="float">
            <text:p>1,59490370750427</text:p>
          </table:table-cell>
          <table:table-cell office:value-type="float" office:value="0.555498719215393" calcext:value-type="float">
            <text:p>0,555498719215393</text:p>
          </table:table-cell>
          <table:table-cell office:value-type="float" office:value="0.510871469974518" calcext:value-type="float">
            <text:p>0,510871469974518</text:p>
          </table:table-cell>
          <table:table-cell office:value-type="float" office:value="0.233656361699104" calcext:value-type="float">
            <text:p>0,23365636169910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4338612556458" calcext:value-type="float">
            <text:p>0,51433861255645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0" calcext:value-type="float">
            <text:p>70</text:p>
          </table:table-cell>
          <table:table-cell/>
          <table:table-cell office:value-type="float" office:value="1.02345168590546" calcext:value-type="float">
            <text:p>1,0234516859054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9773242473602" calcext:value-type="float">
            <text:p>1,59773242473602</text:p>
          </table:table-cell>
          <table:table-cell office:value-type="float" office:value="0.57608550786972" calcext:value-type="float">
            <text:p>0,57608550786972</text:p>
          </table:table-cell>
          <table:table-cell office:value-type="float" office:value="0.512059211730957" calcext:value-type="float">
            <text:p>0,512059211730957</text:p>
          </table:table-cell>
          <table:table-cell office:value-type="float" office:value="0.220763504505157" calcext:value-type="float">
            <text:p>0,2207635045051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6912152767181" calcext:value-type="float">
            <text:p>0,52691215276718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1" calcext:value-type="float">
            <text:p>71</text:p>
          </table:table-cell>
          <table:table-cell/>
          <table:table-cell office:value-type="float" office:value="1.04416155815125" calcext:value-type="float">
            <text:p>1,0441615581512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1548638343811" calcext:value-type="float">
            <text:p>1,61548638343811</text:p>
          </table:table-cell>
          <table:table-cell office:value-type="float" office:value="0.563985466957092" calcext:value-type="float">
            <text:p>0,563985466957092</text:p>
          </table:table-cell>
          <table:table-cell office:value-type="float" office:value="0.489565223455429" calcext:value-type="float">
            <text:p>0,489565223455429</text:p>
          </table:table-cell>
          <table:table-cell office:value-type="float" office:value="0.232467651367187" calcext:value-type="float">
            <text:p>0,23246765136718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90296459198" calcext:value-type="float">
            <text:p>0,489029645919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.02443420886993" calcext:value-type="float">
            <text:p>1,0244342088699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1816430091858" calcext:value-type="float">
            <text:p>1,61816430091858</text:p>
          </table:table-cell>
          <table:table-cell office:value-type="float" office:value="0.573047339916229" calcext:value-type="float">
            <text:p>0,573047339916229</text:p>
          </table:table-cell>
          <table:table-cell office:value-type="float" office:value="0.51920074224472" calcext:value-type="float">
            <text:p>0,51920074224472</text:p>
          </table:table-cell>
          <table:table-cell office:value-type="float" office:value="0.217958554625511" calcext:value-type="float">
            <text:p>0,21795855462551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3171443939209" calcext:value-type="float">
            <text:p>0,50317144393920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3" calcext:value-type="float">
            <text:p>73</text:p>
          </table:table-cell>
          <table:table-cell/>
          <table:table-cell office:value-type="float" office:value="1.03452062606812" calcext:value-type="float">
            <text:p>1,0345206260681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2456142902374" calcext:value-type="float">
            <text:p>1,62456142902374</text:p>
          </table:table-cell>
          <table:table-cell office:value-type="float" office:value="0.543706238269806" calcext:value-type="float">
            <text:p>0,543706238269806</text:p>
          </table:table-cell>
          <table:table-cell office:value-type="float" office:value="0.504936397075653" calcext:value-type="float">
            <text:p>0,504936397075653</text:p>
          </table:table-cell>
          <table:table-cell office:value-type="float" office:value="0.23269185423851" calcext:value-type="float">
            <text:p>0,2326918542385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91254985332489" calcext:value-type="float">
            <text:p>0,49125498533248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4" calcext:value-type="float">
            <text:p>74</text:p>
          </table:table-cell>
          <table:table-cell/>
          <table:table-cell office:value-type="float" office:value="1.04683768749237" calcext:value-type="float">
            <text:p>1,0468376874923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3087129592896" calcext:value-type="float">
            <text:p>1,63087129592896</text:p>
          </table:table-cell>
          <table:table-cell office:value-type="float" office:value="0.567741692066193" calcext:value-type="float">
            <text:p>0,567741692066193</text:p>
          </table:table-cell>
          <table:table-cell office:value-type="float" office:value="0.495902866125107" calcext:value-type="float">
            <text:p>0,495902866125107</text:p>
          </table:table-cell>
          <table:table-cell office:value-type="float" office:value="0.203085407614708" calcext:value-type="float">
            <text:p>0,2030854076147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3054141998291" calcext:value-type="float">
            <text:p>0,50305414199829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5" calcext:value-type="float">
            <text:p>75</text:p>
          </table:table-cell>
          <table:table-cell/>
          <table:table-cell office:value-type="float" office:value="1.03789794445038" calcext:value-type="float">
            <text:p>1,0378979444503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3920104503632" calcext:value-type="float">
            <text:p>1,63920104503632</text:p>
          </table:table-cell>
          <table:table-cell office:value-type="float" office:value="0.549159049987793" calcext:value-type="float">
            <text:p>0,549159049987793</text:p>
          </table:table-cell>
          <table:table-cell office:value-type="float" office:value="0.491237699985504" calcext:value-type="float">
            <text:p>0,491237699985504</text:p>
          </table:table-cell>
          <table:table-cell office:value-type="float" office:value="0.223855510354042" calcext:value-type="float">
            <text:p>0,223855510354042</text:p>
          </table:table-cell>
          <table:table-cell office:value-type="float" office:value="6.66671562194824" calcext:value-type="float">
            <text:p>6,66671562194824</text:p>
          </table:table-cell>
          <table:table-cell office:value-type="float" office:value="6.6904411315918" calcext:value-type="float">
            <text:p>6,6904411315918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3543794155121" calcext:value-type="float">
            <text:p>0,50354379415512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6" calcext:value-type="float">
            <text:p>76</text:p>
          </table:table-cell>
          <table:table-cell/>
          <table:table-cell office:value-type="float" office:value="1.035924077034" calcext:value-type="float">
            <text:p>1,03592407703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293853521347" calcext:value-type="float">
            <text:p>1,6293853521347</text:p>
          </table:table-cell>
          <table:table-cell office:value-type="float" office:value="0.554121434688568" calcext:value-type="float">
            <text:p>0,554121434688568</text:p>
          </table:table-cell>
          <table:table-cell office:value-type="float" office:value="0.491461992263794" calcext:value-type="float">
            <text:p>0,491461992263794</text:p>
          </table:table-cell>
          <table:table-cell office:value-type="float" office:value="0.22778856754303" calcext:value-type="float">
            <text:p>0,22778856754303</text:p>
          </table:table-cell>
          <table:table-cell office:value-type="float" office:value="6.76592254638672" calcext:value-type="float">
            <text:p>6,76592254638672</text:p>
          </table:table-cell>
          <table:table-cell office:value-type="float" office:value="6.75714063644409" calcext:value-type="float">
            <text:p>6,7571406364440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78734701871872" calcext:value-type="float">
            <text:p>0,47873470187187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7" calcext:value-type="float">
            <text:p>77</text:p>
          </table:table-cell>
          <table:table-cell/>
          <table:table-cell office:value-type="float" office:value="1.03843796253204" calcext:value-type="float">
            <text:p>1,0384379625320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3284265995026" calcext:value-type="float">
            <text:p>1,63284265995026</text:p>
          </table:table-cell>
          <table:table-cell office:value-type="float" office:value="0.526574671268463" calcext:value-type="float">
            <text:p>0,526574671268463</text:p>
          </table:table-cell>
          <table:table-cell office:value-type="float" office:value="0.481513738632202" calcext:value-type="float">
            <text:p>0,481513738632202</text:p>
          </table:table-cell>
          <table:table-cell office:value-type="float" office:value="0.214144870638847" calcext:value-type="float">
            <text:p>0,214144870638847</text:p>
          </table:table-cell>
          <table:table-cell office:value-type="float" office:value="7.04053497314453" calcext:value-type="float">
            <text:p>7,04053497314453</text:p>
          </table:table-cell>
          <table:table-cell office:value-type="float" office:value="7.04616546630859" calcext:value-type="float">
            <text:p>7,0461654663085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73181784152985" calcext:value-type="float">
            <text:p>0,47318178415298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8" calcext:value-type="float">
            <text:p>78</text:p>
          </table:table-cell>
          <table:table-cell/>
          <table:table-cell office:value-type="float" office:value="1.07241606712341" calcext:value-type="float">
            <text:p>1,0724160671234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2834048271179" calcext:value-type="float">
            <text:p>1,62834048271179</text:p>
          </table:table-cell>
          <table:table-cell office:value-type="float" office:value="0.524158179759979" calcext:value-type="float">
            <text:p>0,524158179759979</text:p>
          </table:table-cell>
          <table:table-cell office:value-type="float" office:value="0.469251811504364" calcext:value-type="float">
            <text:p>0,469251811504364</text:p>
          </table:table-cell>
          <table:table-cell office:value-type="float" office:value="0.202682986855507" calcext:value-type="float">
            <text:p>0,202682986855507</text:p>
          </table:table-cell>
          <table:table-cell office:value-type="float" office:value="7.35252094268799" calcext:value-type="float">
            <text:p>7,35252094268799</text:p>
          </table:table-cell>
          <table:table-cell office:value-type="float" office:value="7.33981609344482" calcext:value-type="float">
            <text:p>7,33981609344482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3685712814331" calcext:value-type="float">
            <text:p>0,50368571281433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9" calcext:value-type="float">
            <text:p>79</text:p>
          </table:table-cell>
          <table:table-cell/>
          <table:table-cell office:value-type="float" office:value="1.05777668952942" calcext:value-type="float">
            <text:p>1,0577766895294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3980615139008" calcext:value-type="float">
            <text:p>1,63980615139008</text:p>
          </table:table-cell>
          <table:table-cell office:value-type="float" office:value="0.519609749317169" calcext:value-type="float">
            <text:p>0,519609749317169</text:p>
          </table:table-cell>
          <table:table-cell office:value-type="float" office:value="0.485812455415726" calcext:value-type="float">
            <text:p>0,485812455415726</text:p>
          </table:table-cell>
          <table:table-cell office:value-type="float" office:value="0.21143938601017" calcext:value-type="float">
            <text:p>0,21143938601017</text:p>
          </table:table-cell>
          <table:table-cell office:value-type="float" office:value="7.69809627532959" calcext:value-type="float">
            <text:p>7,69809627532959</text:p>
          </table:table-cell>
          <table:table-cell office:value-type="float" office:value="7.68087291717529" calcext:value-type="float">
            <text:p>7,6808729171752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8336831331253" calcext:value-type="float">
            <text:p>0,48833683133125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0" calcext:value-type="float">
            <text:p>80</text:p>
          </table:table-cell>
          <table:table-cell/>
          <table:table-cell office:value-type="float" office:value="1.07223463058472" calcext:value-type="float">
            <text:p>1,0722346305847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3882052898407" calcext:value-type="float">
            <text:p>1,63882052898407</text:p>
          </table:table-cell>
          <table:table-cell office:value-type="float" office:value="0.522435307502747" calcext:value-type="float">
            <text:p>0,522435307502747</text:p>
          </table:table-cell>
          <table:table-cell office:value-type="float" office:value="0.48550745844841" calcext:value-type="float">
            <text:p>0,48550745844841</text:p>
          </table:table-cell>
          <table:table-cell office:value-type="float" office:value="0.234523087739944" calcext:value-type="float">
            <text:p>0,234523087739944</text:p>
          </table:table-cell>
          <table:table-cell office:value-type="float" office:value="8.07129192352295" calcext:value-type="float">
            <text:p>8,07129192352295</text:p>
          </table:table-cell>
          <table:table-cell office:value-type="float" office:value="8.06040096282959" calcext:value-type="float">
            <text:p>8,0604009628295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0477958917618" calcext:value-type="float">
            <text:p>0,48047795891761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1" calcext:value-type="float">
            <text:p>81</text:p>
          </table:table-cell>
          <table:table-cell/>
          <table:table-cell office:value-type="float" office:value="1.0771861076355" calcext:value-type="float">
            <text:p>1,077186107635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4502739906311" calcext:value-type="float">
            <text:p>1,64502739906311</text:p>
          </table:table-cell>
          <table:table-cell office:value-type="float" office:value="0.515361189842224" calcext:value-type="float">
            <text:p>0,515361189842224</text:p>
          </table:table-cell>
          <table:table-cell office:value-type="float" office:value="0.467045992612839" calcext:value-type="float">
            <text:p>0,467045992612839</text:p>
          </table:table-cell>
          <table:table-cell office:value-type="float" office:value="0.222827032208443" calcext:value-type="float">
            <text:p>0,222827032208443</text:p>
          </table:table-cell>
          <table:table-cell office:value-type="float" office:value="8.47997856140137" calcext:value-type="float">
            <text:p>8,47997856140137</text:p>
          </table:table-cell>
          <table:table-cell office:value-type="float" office:value="8.47888660430908" calcext:value-type="float">
            <text:p>8,47888660430908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2487719058991" calcext:value-type="float">
            <text:p>0,50248771905899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2" calcext:value-type="float">
            <text:p>82</text:p>
          </table:table-cell>
          <table:table-cell/>
          <table:table-cell office:value-type="float" office:value="1.06056916713715" calcext:value-type="float">
            <text:p>1,0605691671371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520277261734" calcext:value-type="float">
            <text:p>1,6520277261734</text:p>
          </table:table-cell>
          <table:table-cell office:value-type="float" office:value="0.518263697624207" calcext:value-type="float">
            <text:p>0,518263697624207</text:p>
          </table:table-cell>
          <table:table-cell office:value-type="float" office:value="0.473509877920151" calcext:value-type="float">
            <text:p>0,473509877920151</text:p>
          </table:table-cell>
          <table:table-cell office:value-type="float" office:value="0.232822999358177" calcext:value-type="float">
            <text:p>0,232822999358177</text:p>
          </table:table-cell>
          <table:table-cell office:value-type="float" office:value="8.95731163024902" calcext:value-type="float">
            <text:p>8,95731163024902</text:p>
          </table:table-cell>
          <table:table-cell office:value-type="float" office:value="8.94290351867676" calcext:value-type="float">
            <text:p>8,94290351867676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2292444705963" calcext:value-type="float">
            <text:p>0,51229244470596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3" calcext:value-type="float">
            <text:p>83</text:p>
          </table:table-cell>
          <table:table-cell/>
          <table:table-cell office:value-type="float" office:value="1.09599208831787" calcext:value-type="float">
            <text:p>1,0959920883178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6140305995941" calcext:value-type="float">
            <text:p>1,66140305995941</text:p>
          </table:table-cell>
          <table:table-cell office:value-type="float" office:value="0.507958233356476" calcext:value-type="float">
            <text:p>0,507958233356476</text:p>
          </table:table-cell>
          <table:table-cell office:value-type="float" office:value="0.442604720592499" calcext:value-type="float">
            <text:p>0,442604720592499</text:p>
          </table:table-cell>
          <table:table-cell office:value-type="float" office:value="0.218001618981361" calcext:value-type="float">
            <text:p>0,218001618981361</text:p>
          </table:table-cell>
          <table:table-cell office:value-type="float" office:value="9.46708583831787" calcext:value-type="float">
            <text:p>9,46708583831787</text:p>
          </table:table-cell>
          <table:table-cell office:value-type="float" office:value="9.46919918060303" calcext:value-type="float">
            <text:p>9,46919918060303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6565619707108" calcext:value-type="float">
            <text:p>0,48656561970710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4" calcext:value-type="float">
            <text:p>84</text:p>
          </table:table-cell>
          <table:table-cell/>
          <table:table-cell office:value-type="float" office:value="1.10449576377869" calcext:value-type="float">
            <text:p>1,1044957637786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7017948627472" calcext:value-type="float">
            <text:p>1,67017948627472</text:p>
          </table:table-cell>
          <table:table-cell office:value-type="float" office:value="0.50326418876648" calcext:value-type="float">
            <text:p>0,50326418876648</text:p>
          </table:table-cell>
          <table:table-cell office:value-type="float" office:value="0.498421221971512" calcext:value-type="float">
            <text:p>0,498421221971512</text:p>
          </table:table-cell>
          <table:table-cell office:value-type="float" office:value="0.211243748664856" calcext:value-type="float">
            <text:p>0,211243748664856</text:p>
          </table:table-cell>
          <table:table-cell office:value-type="float" office:value="6.74620914459229" calcext:value-type="float">
            <text:p>6,74620914459229</text:p>
          </table:table-cell>
          <table:table-cell office:value-type="float" office:value="6.76848888397217" calcext:value-type="float">
            <text:p>6,76848888397217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0894963741303" calcext:value-type="float">
            <text:p>0,50089496374130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5" calcext:value-type="float">
            <text:p>85</text:p>
          </table:table-cell>
          <table:table-cell/>
          <table:table-cell office:value-type="float" office:value="1.08371555805206" calcext:value-type="float">
            <text:p>1,0837155580520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7696511745453" calcext:value-type="float">
            <text:p>1,67696511745453</text:p>
          </table:table-cell>
          <table:table-cell office:value-type="float" office:value="0.494225829839706" calcext:value-type="float">
            <text:p>0,494225829839706</text:p>
          </table:table-cell>
          <table:table-cell office:value-type="float" office:value="0.47539833188057" calcext:value-type="float">
            <text:p>0,47539833188057</text:p>
          </table:table-cell>
          <table:table-cell office:value-type="float" office:value="0.199397996068001" calcext:value-type="float">
            <text:p>0,199397996068001</text:p>
          </table:table-cell>
          <table:table-cell office:value-type="float" office:value="6.71585083007813" calcext:value-type="float">
            <text:p>6,71585083007813</text:p>
          </table:table-cell>
          <table:table-cell office:value-type="float" office:value="6.71966409683228" calcext:value-type="float">
            <text:p>6,71966409683228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8584518432617" calcext:value-type="float">
            <text:p>0,48858451843261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6" calcext:value-type="float">
            <text:p>86</text:p>
          </table:table-cell>
          <table:table-cell/>
          <table:table-cell office:value-type="float" office:value="1.09765934944153" calcext:value-type="float">
            <text:p>1,0976593494415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9957423210144" calcext:value-type="float">
            <text:p>1,69957423210144</text:p>
          </table:table-cell>
          <table:table-cell office:value-type="float" office:value="0.509516656398773" calcext:value-type="float">
            <text:p>0,509516656398773</text:p>
          </table:table-cell>
          <table:table-cell office:value-type="float" office:value="0.470694124698639" calcext:value-type="float">
            <text:p>0,470694124698639</text:p>
          </table:table-cell>
          <table:table-cell office:value-type="float" office:value="0.222271233797073" calcext:value-type="float">
            <text:p>0,222271233797073</text:p>
          </table:table-cell>
          <table:table-cell office:value-type="float" office:value="6.72480869293213" calcext:value-type="float">
            <text:p>6,72480869293213</text:p>
          </table:table-cell>
          <table:table-cell office:value-type="float" office:value="6.70197725296021" calcext:value-type="float">
            <text:p>6,7019772529602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8115708827972" calcext:value-type="float">
            <text:p>0,50811570882797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7" calcext:value-type="float">
            <text:p>87</text:p>
          </table:table-cell>
          <table:table-cell/>
          <table:table-cell office:value-type="float" office:value="1.10773634910584" calcext:value-type="float">
            <text:p>1,1077363491058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9284081459045" calcext:value-type="float">
            <text:p>1,69284081459045</text:p>
          </table:table-cell>
          <table:table-cell office:value-type="float" office:value="0.494703054428101" calcext:value-type="float">
            <text:p>0,494703054428101</text:p>
          </table:table-cell>
          <table:table-cell office:value-type="float" office:value="0.457354933023453" calcext:value-type="float">
            <text:p>0,457354933023453</text:p>
          </table:table-cell>
          <table:table-cell office:value-type="float" office:value="0.213769033551216" calcext:value-type="float">
            <text:p>0,213769033551216</text:p>
          </table:table-cell>
          <table:table-cell office:value-type="float" office:value="6.68110704421997" calcext:value-type="float">
            <text:p>6,68110704421997</text:p>
          </table:table-cell>
          <table:table-cell office:value-type="float" office:value="6.67015504837036" calcext:value-type="float">
            <text:p>6,67015504837036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97163593769074" calcext:value-type="float">
            <text:p>0,49716359376907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8" calcext:value-type="float">
            <text:p>88</text:p>
          </table:table-cell>
          <table:table-cell/>
          <table:table-cell office:value-type="float" office:value="1.09290730953217" calcext:value-type="float">
            <text:p>1,0929073095321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1119666099548" calcext:value-type="float">
            <text:p>1,71119666099548</text:p>
          </table:table-cell>
          <table:table-cell office:value-type="float" office:value="0.472460001707077" calcext:value-type="float">
            <text:p>0,472460001707077</text:p>
          </table:table-cell>
          <table:table-cell office:value-type="float" office:value="0.452256232500076" calcext:value-type="float">
            <text:p>0,452256232500076</text:p>
          </table:table-cell>
          <table:table-cell office:value-type="float" office:value="0.216925352811813" calcext:value-type="float">
            <text:p>0,216925352811813</text:p>
          </table:table-cell>
          <table:table-cell office:value-type="float" office:value="6.65117311477661" calcext:value-type="float">
            <text:p>6,65117311477661</text:p>
          </table:table-cell>
          <table:table-cell office:value-type="float" office:value="6.66702842712402" calcext:value-type="float">
            <text:p>6,66702842712402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98530954122543" calcext:value-type="float">
            <text:p>0,49853095412254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9" calcext:value-type="float">
            <text:p>89</text:p>
          </table:table-cell>
          <table:table-cell/>
          <table:table-cell office:value-type="float" office:value="1.11910057067871" calcext:value-type="float">
            <text:p>1,1191005706787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2375094890594" calcext:value-type="float">
            <text:p>1,72375094890594</text:p>
          </table:table-cell>
          <table:table-cell office:value-type="float" office:value="0.44155016541481" calcext:value-type="float">
            <text:p>0,44155016541481</text:p>
          </table:table-cell>
          <table:table-cell office:value-type="float" office:value="0.454729974269867" calcext:value-type="float">
            <text:p>0,454729974269867</text:p>
          </table:table-cell>
          <table:table-cell office:value-type="float" office:value="0.204912275075912" calcext:value-type="float">
            <text:p>0,204912275075912</text:p>
          </table:table-cell>
          <table:table-cell office:value-type="float" office:value="6.64394187927246" calcext:value-type="float">
            <text:p>6,64394187927246</text:p>
          </table:table-cell>
          <table:table-cell office:value-type="float" office:value="6.63755178451538" calcext:value-type="float">
            <text:p>6,63755178451538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2098083496094" calcext:value-type="float">
            <text:p>0,50209808349609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0" calcext:value-type="float">
            <text:p>90</text:p>
          </table:table-cell>
          <table:table-cell/>
          <table:table-cell office:value-type="float" office:value="1.1180157661438" calcext:value-type="float">
            <text:p>1,118015766143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2279846668243" calcext:value-type="float">
            <text:p>1,72279846668243</text:p>
          </table:table-cell>
          <table:table-cell office:value-type="float" office:value="0.402565091848373" calcext:value-type="float">
            <text:p>0,402565091848373</text:p>
          </table:table-cell>
          <table:table-cell office:value-type="float" office:value="0.448471784591675" calcext:value-type="float">
            <text:p>0,448471784591675</text:p>
          </table:table-cell>
          <table:table-cell office:value-type="float" office:value="0.230572327971458" calcext:value-type="float">
            <text:p>0,230572327971458</text:p>
          </table:table-cell>
          <table:table-cell office:value-type="float" office:value="6.61774063110352" calcext:value-type="float">
            <text:p>6,61774063110352</text:p>
          </table:table-cell>
          <table:table-cell office:value-type="float" office:value="6.62289953231812" calcext:value-type="float">
            <text:p>6,62289953231812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5363404750824" calcext:value-type="float">
            <text:p>0,50536340475082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1" calcext:value-type="float">
            <text:p>91</text:p>
          </table:table-cell>
          <table:table-cell/>
          <table:table-cell office:value-type="float" office:value="1.141233086586" calcext:value-type="float">
            <text:p>1,14123308658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4962723255157" calcext:value-type="float">
            <text:p>1,74962723255157</text:p>
          </table:table-cell>
          <table:table-cell office:value-type="float" office:value="0.379636406898499" calcext:value-type="float">
            <text:p>0,379636406898499</text:p>
          </table:table-cell>
          <table:table-cell office:value-type="float" office:value="0.448798477649689" calcext:value-type="float">
            <text:p>0,448798477649689</text:p>
          </table:table-cell>
          <table:table-cell office:value-type="float" office:value="0.206295624375343" calcext:value-type="float">
            <text:p>0,206295624375343</text:p>
          </table:table-cell>
          <table:table-cell office:value-type="float" office:value="6.60304021835327" calcext:value-type="float">
            <text:p>6,60304021835327</text:p>
          </table:table-cell>
          <table:table-cell office:value-type="float" office:value="6.5973334312439" calcext:value-type="float">
            <text:p>6,597333431243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72920387983322" calcext:value-type="float">
            <text:p>0,4729203879833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2" calcext:value-type="float">
            <text:p>92</text:p>
          </table:table-cell>
          <table:table-cell/>
          <table:table-cell office:value-type="float" office:value="1.15257430076599" calcext:value-type="float">
            <text:p>1,1525743007659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5074863433838" calcext:value-type="float">
            <text:p>1,75074863433838</text:p>
          </table:table-cell>
          <table:table-cell office:value-type="float" office:value="0.345111876726151" calcext:value-type="float">
            <text:p>0,345111876726151</text:p>
          </table:table-cell>
          <table:table-cell office:value-type="float" office:value="0.452542573213577" calcext:value-type="float">
            <text:p>0,452542573213577</text:p>
          </table:table-cell>
          <table:table-cell office:value-type="float" office:value="0.213329091668129" calcext:value-type="float">
            <text:p>0,213329091668129</text:p>
          </table:table-cell>
          <table:table-cell office:value-type="float" office:value="6.58990287780762" calcext:value-type="float">
            <text:p>6,58990287780762</text:p>
          </table:table-cell>
          <table:table-cell office:value-type="float" office:value="6.59955024719238" calcext:value-type="float">
            <text:p>6,59955024719238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93247210979462" calcext:value-type="float">
            <text:p>0,4932472109794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3" calcext:value-type="float">
            <text:p>93</text:p>
          </table:table-cell>
          <table:table-cell/>
          <table:table-cell office:value-type="float" office:value="1.15462470054626" calcext:value-type="float">
            <text:p>1,1546247005462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5447559356689" calcext:value-type="float">
            <text:p>1,75447559356689</text:p>
          </table:table-cell>
          <table:table-cell office:value-type="float" office:value="0.320352584123611" calcext:value-type="float">
            <text:p>0,320352584123611</text:p>
          </table:table-cell>
          <table:table-cell office:value-type="float" office:value="0.446362853050232" calcext:value-type="float">
            <text:p>0,446362853050232</text:p>
          </table:table-cell>
          <table:table-cell office:value-type="float" office:value="0.217303350567818" calcext:value-type="float">
            <text:p>0,217303350567818</text:p>
          </table:table-cell>
          <table:table-cell office:value-type="float" office:value="6.58267831802368" calcext:value-type="float">
            <text:p>6,58267831802368</text:p>
          </table:table-cell>
          <table:table-cell office:value-type="float" office:value="6.57866334915161" calcext:value-type="float">
            <text:p>6,5786633491516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9948332309723" calcext:value-type="float">
            <text:p>0,48994833230972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4" calcext:value-type="float">
            <text:p>94</text:p>
          </table:table-cell>
          <table:table-cell/>
          <table:table-cell office:value-type="float" office:value="1.17858386039734" calcext:value-type="float">
            <text:p>1,1785838603973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850638628006" calcext:value-type="float">
            <text:p>1,7850638628006</text:p>
          </table:table-cell>
          <table:table-cell office:value-type="float" office:value="0.309553503990173" calcext:value-type="float">
            <text:p>0,309553503990173</text:p>
          </table:table-cell>
          <table:table-cell office:value-type="float" office:value="0.45950847864151" calcext:value-type="float">
            <text:p>0,45950847864151</text:p>
          </table:table-cell>
          <table:table-cell office:value-type="float" office:value="0.206174269318581" calcext:value-type="float">
            <text:p>0,206174269318581</text:p>
          </table:table-cell>
          <table:table-cell office:value-type="float" office:value="6.57764768600464" calcext:value-type="float">
            <text:p>6,57764768600464</text:p>
          </table:table-cell>
          <table:table-cell office:value-type="float" office:value="6.56856870651245" calcext:value-type="float">
            <text:p>6,56856870651245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912051320076" calcext:value-type="float">
            <text:p>0,4891205132007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5" calcext:value-type="float">
            <text:p>95</text:p>
          </table:table-cell>
          <table:table-cell/>
          <table:table-cell office:value-type="float" office:value="1.17697978019714" calcext:value-type="float">
            <text:p>1,1769797801971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8641784191132" calcext:value-type="float">
            <text:p>1,78641784191132</text:p>
          </table:table-cell>
          <table:table-cell office:value-type="float" office:value="0.276167631149292" calcext:value-type="float">
            <text:p>0,276167631149292</text:p>
          </table:table-cell>
          <table:table-cell office:value-type="float" office:value="0.448551833629608" calcext:value-type="float">
            <text:p>0,448551833629608</text:p>
          </table:table-cell>
          <table:table-cell office:value-type="float" office:value="0.223442241549492" calcext:value-type="float">
            <text:p>0,223442241549492</text:p>
          </table:table-cell>
          <table:table-cell office:value-type="float" office:value="6.5864462852478" calcext:value-type="float">
            <text:p>6,5864462852478</text:p>
          </table:table-cell>
          <table:table-cell office:value-type="float" office:value="6.56134462356567" calcext:value-type="float">
            <text:p>6,56134462356567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5656599998474" calcext:value-type="float">
            <text:p>0,50565659999847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6" calcext:value-type="float">
            <text:p>96</text:p>
          </table:table-cell>
          <table:table-cell/>
          <table:table-cell office:value-type="float" office:value="1.18755948543549" calcext:value-type="float">
            <text:p>1,1875594854354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8222541809082" calcext:value-type="float">
            <text:p>1,8222541809082</text:p>
          </table:table-cell>
          <table:table-cell office:value-type="float" office:value="0.282526761293411" calcext:value-type="float">
            <text:p>0,282526761293411</text:p>
          </table:table-cell>
          <table:table-cell office:value-type="float" office:value="0.449597150087357" calcext:value-type="float">
            <text:p>0,449597150087357</text:p>
          </table:table-cell>
          <table:table-cell office:value-type="float" office:value="0.202048197388649" calcext:value-type="float">
            <text:p>0,202048197388649</text:p>
          </table:table-cell>
          <table:table-cell office:value-type="float" office:value="6.56274747848511" calcext:value-type="float">
            <text:p>6,56274747848511</text:p>
          </table:table-cell>
          <table:table-cell office:value-type="float" office:value="6.56224155426025" calcext:value-type="float">
            <text:p>6,56224155426025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9686071872711" calcext:value-type="float">
            <text:p>0,48968607187271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7" calcext:value-type="float">
            <text:p>97</text:p>
          </table:table-cell>
          <table:table-cell/>
          <table:table-cell office:value-type="float" office:value="1.19795536994934" calcext:value-type="float">
            <text:p>1,1979553699493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8179030418396" calcext:value-type="float">
            <text:p>1,8179030418396</text:p>
          </table:table-cell>
          <table:table-cell office:value-type="float" office:value="0.293764233589172" calcext:value-type="float">
            <text:p>0,293764233589172</text:p>
          </table:table-cell>
          <table:table-cell office:value-type="float" office:value="0.443202048540115" calcext:value-type="float">
            <text:p>0,443202048540115</text:p>
          </table:table-cell>
          <table:table-cell office:value-type="float" office:value="0.227253064513206" calcext:value-type="float">
            <text:p>0,227253064513206</text:p>
          </table:table-cell>
          <table:table-cell office:value-type="float" office:value="6.54929351806641" calcext:value-type="float">
            <text:p>6,54929351806641</text:p>
          </table:table-cell>
          <table:table-cell office:value-type="float" office:value="6.56067800521851" calcext:value-type="float">
            <text:p>6,5606780052185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7345070838928" calcext:value-type="float">
            <text:p>0,5173450708389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8" calcext:value-type="float">
            <text:p>98</text:p>
          </table:table-cell>
          <table:table-cell/>
          <table:table-cell office:value-type="float" office:value="1.2107207775116" calcext:value-type="float">
            <text:p>1,210720777511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83236050605774" calcext:value-type="float">
            <text:p>1,83236050605774</text:p>
          </table:table-cell>
          <table:table-cell office:value-type="float" office:value="0.290590584278107" calcext:value-type="float">
            <text:p>0,290590584278107</text:p>
          </table:table-cell>
          <table:table-cell office:value-type="float" office:value="0.461143285036087" calcext:value-type="float">
            <text:p>0,461143285036087</text:p>
          </table:table-cell>
          <table:table-cell office:value-type="float" office:value="0.212190508842468" calcext:value-type="float">
            <text:p>0,212190508842468</text:p>
          </table:table-cell>
          <table:table-cell office:value-type="float" office:value="6.55163526535034" calcext:value-type="float">
            <text:p>6,55163526535034</text:p>
          </table:table-cell>
          <table:table-cell office:value-type="float" office:value="6.54154586791992" calcext:value-type="float">
            <text:p>6,54154586791992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93873775005341" calcext:value-type="float">
            <text:p>0,49387377500534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9" calcext:value-type="float">
            <text:p>99</text:p>
          </table:table-cell>
          <table:table-cell/>
          <table:table-cell office:value-type="float" office:value="0.538148581981659" calcext:value-type="float">
            <text:p>0,53814858198165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84674513339996" calcext:value-type="float">
            <text:p>1,84674513339996</text:p>
          </table:table-cell>
          <table:table-cell office:value-type="float" office:value="0.276544719934463" calcext:value-type="float">
            <text:p>0,276544719934463</text:p>
          </table:table-cell>
          <table:table-cell office:value-type="float" office:value="0.446694493293762" calcext:value-type="float">
            <text:p>0,446694493293762</text:p>
          </table:table-cell>
          <table:table-cell office:value-type="float" office:value="0.202620163559914" calcext:value-type="float">
            <text:p>0,202620163559914</text:p>
          </table:table-cell>
          <table:table-cell office:value-type="float" office:value="6.54195261001587" calcext:value-type="float">
            <text:p>6,54195261001587</text:p>
          </table:table-cell>
          <table:table-cell office:value-type="float" office:value="6.55803346633911" calcext:value-type="float">
            <text:p>6,5580334663391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959438085556" calcext:value-type="float">
            <text:p>0,509594380855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0" calcext:value-type="float">
            <text:p>100</text:p>
          </table:table-cell>
          <table:table-cell/>
          <table:table-cell office:value-type="float" office:value="0.516796886920929" calcext:value-type="float">
            <text:p>0,51679688692092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80546319484711" calcext:value-type="float">
            <text:p>1,80546319484711</text:p>
          </table:table-cell>
          <table:table-cell office:value-type="float" office:value="0.284731596708298" calcext:value-type="float">
            <text:p>0,284731596708298</text:p>
          </table:table-cell>
          <table:table-cell office:value-type="float" office:value="0.474401921033859" calcext:value-type="float">
            <text:p>0,474401921033859</text:p>
          </table:table-cell>
          <table:table-cell office:value-type="float" office:value="0.190281197428703" calcext:value-type="float">
            <text:p>0,190281197428703</text:p>
          </table:table-cell>
          <table:table-cell office:value-type="float" office:value="6.55944490432739" calcext:value-type="float">
            <text:p>6,55944490432739</text:p>
          </table:table-cell>
          <table:table-cell office:value-type="float" office:value="6.54339075088501" calcext:value-type="float">
            <text:p>6,5433907508850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0996222496033" calcext:value-type="float">
            <text:p>0,51099622249603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1" calcext:value-type="float">
            <text:p>101</text:p>
          </table:table-cell>
          <table:table-cell/>
          <table:table-cell office:value-type="float" office:value="0.528674900531769" calcext:value-type="float">
            <text:p>0,52867490053176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6391756534576" calcext:value-type="float">
            <text:p>1,76391756534576</text:p>
          </table:table-cell>
          <table:table-cell office:value-type="float" office:value="0.282457202672958" calcext:value-type="float">
            <text:p>0,282457202672958</text:p>
          </table:table-cell>
          <table:table-cell office:value-type="float" office:value="0.460635155439377" calcext:value-type="float">
            <text:p>0,460635155439377</text:p>
          </table:table-cell>
          <table:table-cell office:value-type="float" office:value="0.191380858421326" calcext:value-type="float">
            <text:p>0,191380858421326</text:p>
          </table:table-cell>
          <table:table-cell office:value-type="float" office:value="6.55518627166748" calcext:value-type="float">
            <text:p>6,55518627166748</text:p>
          </table:table-cell>
          <table:table-cell office:value-type="float" office:value="6.55213308334351" calcext:value-type="float">
            <text:p>6,5521330833435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3425052165985" calcext:value-type="float">
            <text:p>0,51342505216598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2" calcext:value-type="float">
            <text:p>102</text:p>
          </table:table-cell>
          <table:table-cell/>
          <table:table-cell office:value-type="float" office:value="0.518787264823914" calcext:value-type="float">
            <text:p>0,51878726482391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1485137939453" calcext:value-type="float">
            <text:p>1,71485137939453</text:p>
          </table:table-cell>
          <table:table-cell office:value-type="float" office:value="0.286158472299576" calcext:value-type="float">
            <text:p>0,286158472299576</text:p>
          </table:table-cell>
          <table:table-cell office:value-type="float" office:value="0.448558151721954" calcext:value-type="float">
            <text:p>0,448558151721954</text:p>
          </table:table-cell>
          <table:table-cell office:value-type="float" office:value="0.195477932691574" calcext:value-type="float">
            <text:p>0,195477932691574</text:p>
          </table:table-cell>
          <table:table-cell office:value-type="float" office:value="6.55871820449829" calcext:value-type="float">
            <text:p>6,55871820449829</text:p>
          </table:table-cell>
          <table:table-cell office:value-type="float" office:value="6.55137348175049" calcext:value-type="float">
            <text:p>6,5513734817504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7783284187317" calcext:value-type="float">
            <text:p>0,51778328418731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3" calcext:value-type="float">
            <text:p>103</text:p>
          </table:table-cell>
          <table:table-cell/>
          <table:table-cell office:value-type="float" office:value="0.497752517461777" calcext:value-type="float">
            <text:p>0,49775251746177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7406702041626" calcext:value-type="float">
            <text:p>1,67406702041626</text:p>
          </table:table-cell>
          <table:table-cell office:value-type="float" office:value="0.28755795955658" calcext:value-type="float">
            <text:p>0,28755795955658</text:p>
          </table:table-cell>
          <table:table-cell office:value-type="float" office:value="0.467724084854126" calcext:value-type="float">
            <text:p>0,467724084854126</text:p>
          </table:table-cell>
          <table:table-cell office:value-type="float" office:value="0.185214757919312" calcext:value-type="float">
            <text:p>0,185214757919312</text:p>
          </table:table-cell>
          <table:table-cell office:value-type="float" office:value="6.57333087921143" calcext:value-type="float">
            <text:p>6,57333087921143</text:p>
          </table:table-cell>
          <table:table-cell office:value-type="float" office:value="6.54465293884277" calcext:value-type="float">
            <text:p>6,54465293884277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9578278064728" calcext:value-type="float">
            <text:p>0,5195782780647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4" calcext:value-type="float">
            <text:p>104</text:p>
          </table:table-cell>
          <table:table-cell/>
          <table:table-cell office:value-type="float" office:value="0.489675164222717" calcext:value-type="float">
            <text:p>0,48967516422271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2991738319397" calcext:value-type="float">
            <text:p>1,62991738319397</text:p>
          </table:table-cell>
          <table:table-cell office:value-type="float" office:value="0.284102231264114" calcext:value-type="float">
            <text:p>0,284102231264114</text:p>
          </table:table-cell>
          <table:table-cell office:value-type="float" office:value="0.46089431643486" calcext:value-type="float">
            <text:p>0,46089431643486</text:p>
          </table:table-cell>
          <table:table-cell office:value-type="float" office:value="0.210216403007507" calcext:value-type="float">
            <text:p>0,210216403007507</text:p>
          </table:table-cell>
          <table:table-cell office:value-type="float" office:value="6.54607057571411" calcext:value-type="float">
            <text:p>6,54607057571411</text:p>
          </table:table-cell>
          <table:table-cell office:value-type="float" office:value="6.57574510574341" calcext:value-type="float">
            <text:p>6,5757451057434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0373303890228" calcext:value-type="float">
            <text:p>0,5003733038902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5" calcext:value-type="float">
            <text:p>105</text:p>
          </table:table-cell>
          <table:table-cell/>
          <table:table-cell office:value-type="float" office:value="0.476463049650192" calcext:value-type="float">
            <text:p>0,47646304965019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9758877754211" calcext:value-type="float">
            <text:p>1,59758877754211</text:p>
          </table:table-cell>
          <table:table-cell office:value-type="float" office:value="0.290988922119141" calcext:value-type="float">
            <text:p>0,290988922119141</text:p>
          </table:table-cell>
          <table:table-cell office:value-type="float" office:value="0.48992845416069" calcext:value-type="float">
            <text:p>0,48992845416069</text:p>
          </table:table-cell>
          <table:table-cell office:value-type="float" office:value="0.218001797795296" calcext:value-type="float">
            <text:p>0,218001797795296</text:p>
          </table:table-cell>
          <table:table-cell office:value-type="float" office:value="6.57647943496704" calcext:value-type="float">
            <text:p>6,57647943496704</text:p>
          </table:table-cell>
          <table:table-cell office:value-type="float" office:value="6.59227848052979" calcext:value-type="float">
            <text:p>6,5922784805297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30284404754639" calcext:value-type="float">
            <text:p>0,5302844047546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6" calcext:value-type="float">
            <text:p>106</text:p>
          </table:table-cell>
          <table:table-cell/>
          <table:table-cell office:value-type="float" office:value="0.473050504922867" calcext:value-type="float">
            <text:p>0,47305050492286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64861536026" calcext:value-type="float">
            <text:p>1,564861536026</text:p>
          </table:table-cell>
          <table:table-cell office:value-type="float" office:value="0.28480389714241" calcext:value-type="float">
            <text:p>0,28480389714241</text:p>
          </table:table-cell>
          <table:table-cell office:value-type="float" office:value="0.462375521659851" calcext:value-type="float">
            <text:p>0,462375521659851</text:p>
          </table:table-cell>
          <table:table-cell office:value-type="float" office:value="0.216791346669197" calcext:value-type="float">
            <text:p>0,216791346669197</text:p>
          </table:table-cell>
          <table:table-cell office:value-type="float" office:value="6.58295965194702" calcext:value-type="float">
            <text:p>6,58295965194702</text:p>
          </table:table-cell>
          <table:table-cell office:value-type="float" office:value="6.58367300033569" calcext:value-type="float">
            <text:p>6,5836730003356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2903442382813" calcext:value-type="float">
            <text:p>0,52290344238281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7" calcext:value-type="float">
            <text:p>107</text:p>
          </table:table-cell>
          <table:table-cell/>
          <table:table-cell office:value-type="float" office:value="0.480957716703415" calcext:value-type="float">
            <text:p>0,48095771670341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2450263500214" calcext:value-type="float">
            <text:p>1,52450263500214</text:p>
          </table:table-cell>
          <table:table-cell office:value-type="float" office:value="0.27874219417572" calcext:value-type="float">
            <text:p>0,27874219417572</text:p>
          </table:table-cell>
          <table:table-cell office:value-type="float" office:value="0.450271457433701" calcext:value-type="float">
            <text:p>0,450271457433701</text:p>
          </table:table-cell>
          <table:table-cell office:value-type="float" office:value="0.213738784193993" calcext:value-type="float">
            <text:p>0,213738784193993</text:p>
          </table:table-cell>
          <table:table-cell office:value-type="float" office:value="6.58338117599487" calcext:value-type="float">
            <text:p>6,58338117599487</text:p>
          </table:table-cell>
          <table:table-cell office:value-type="float" office:value="6.60548114776611" calcext:value-type="float">
            <text:p>6,6054811477661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2884438037872" calcext:value-type="float">
            <text:p>0,51288443803787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8" calcext:value-type="float">
            <text:p>108</text:p>
          </table:table-cell>
          <table:table-cell/>
          <table:table-cell office:value-type="float" office:value="0.452206820249558" calcext:value-type="float">
            <text:p>0,45220682024955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1805138587952" calcext:value-type="float">
            <text:p>1,51805138587952</text:p>
          </table:table-cell>
          <table:table-cell office:value-type="float" office:value="0.277667135000229" calcext:value-type="float">
            <text:p>0,277667135000229</text:p>
          </table:table-cell>
          <table:table-cell office:value-type="float" office:value="0.439353555440903" calcext:value-type="float">
            <text:p>0,439353555440903</text:p>
          </table:table-cell>
          <table:table-cell office:value-type="float" office:value="0.187736764550209" calcext:value-type="float">
            <text:p>0,187736764550209</text:p>
          </table:table-cell>
          <table:table-cell office:value-type="float" office:value="6.6061577796936" calcext:value-type="float">
            <text:p>6,6061577796936</text:p>
          </table:table-cell>
          <table:table-cell office:value-type="float" office:value="6.58080768585205" calcext:value-type="float">
            <text:p>6,58080768585205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6838004589081" calcext:value-type="float">
            <text:p>0,52683800458908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9" calcext:value-type="float">
            <text:p>109</text:p>
          </table:table-cell>
          <table:table-cell/>
          <table:table-cell office:value-type="float" office:value="0.433063834905624" calcext:value-type="float">
            <text:p>0,43306383490562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4772629737854" calcext:value-type="float">
            <text:p>1,4772629737854</text:p>
          </table:table-cell>
          <table:table-cell office:value-type="float" office:value="0.279640793800354" calcext:value-type="float">
            <text:p>0,279640793800354</text:p>
          </table:table-cell>
          <table:table-cell office:value-type="float" office:value="0.45458397269249" calcext:value-type="float">
            <text:p>0,45458397269249</text:p>
          </table:table-cell>
          <table:table-cell office:value-type="float" office:value="0.213396593928337" calcext:value-type="float">
            <text:p>0,213396593928337</text:p>
          </table:table-cell>
          <table:table-cell office:value-type="float" office:value="6.60519647598267" calcext:value-type="float">
            <text:p>6,60519647598267</text:p>
          </table:table-cell>
          <table:table-cell office:value-type="float" office:value="6.60537719726563" calcext:value-type="float">
            <text:p>6,60537719726563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1961867809296" calcext:value-type="float">
            <text:p>0,52196186780929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0" calcext:value-type="float">
            <text:p>110</text:p>
          </table:table-cell>
          <table:table-cell/>
          <table:table-cell office:value-type="float" office:value="0.440134555101395" calcext:value-type="float">
            <text:p>0,44013455510139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83575615286827" calcext:value-type="float">
            <text:p>0,183575615286827</text:p>
          </table:table-cell>
          <table:table-cell office:value-type="float" office:value="0.19001916050911" calcext:value-type="float">
            <text:p>0,19001916050911</text:p>
          </table:table-cell>
          <table:table-cell office:value-type="float" office:value="0.183395132422447" calcext:value-type="float">
            <text:p>0,183395132422447</text:p>
          </table:table-cell>
          <table:table-cell office:value-type="float" office:value="0.181316390633583" calcext:value-type="float">
            <text:p>0,181316390633583</text:p>
          </table:table-cell>
          <table:table-cell office:value-type="float" office:value="0.179492354393005" calcext:value-type="float">
            <text:p>0,179492354393005</text:p>
          </table:table-cell>
          <table:table-cell office:value-type="float" office:value="0.187490701675415" calcext:value-type="float">
            <text:p>0,187490701675415</text:p>
          </table:table-cell>
          <table:table-cell office:value-type="float" office:value="0.198668956756592" calcext:value-type="float">
            <text:p>0,198668956756592</text:p>
          </table:table-cell>
          <table:table-cell office:value-type="float" office:value="0.182749941945076" calcext:value-type="float">
            <text:p>0,182749941945076</text:p>
          </table:table-cell>
          <table:table-cell office:value-type="float" office:value="0.172628670930862" calcext:value-type="float">
            <text:p>0,1726286709308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1" calcext:value-type="float">
            <text:p>111</text:p>
          </table:table-cell>
          <table:table-cell/>
          <table:table-cell office:value-type="float" office:value="0.184441834688187" calcext:value-type="float">
            <text:p>0,18444183468818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68843269348145" calcext:value-type="float">
            <text:p>0,168843269348145</text:p>
          </table:table-cell>
          <table:table-cell office:value-type="float" office:value="0.17118427157402" calcext:value-type="float">
            <text:p>0,17118427157402</text:p>
          </table:table-cell>
          <table:table-cell office:value-type="float" office:value="0.175621032714844" calcext:value-type="float">
            <text:p>0,175621032714844</text:p>
          </table:table-cell>
          <table:table-cell office:value-type="float" office:value="0.192945674061775" calcext:value-type="float">
            <text:p>0,192945674061775</text:p>
          </table:table-cell>
          <table:table-cell office:value-type="float" office:value="0.177931949496269" calcext:value-type="float">
            <text:p>0,177931949496269</text:p>
          </table:table-cell>
          <table:table-cell office:value-type="float" office:value="0.190135359764099" calcext:value-type="float">
            <text:p>0,190135359764099</text:p>
          </table:table-cell>
          <table:table-cell office:value-type="float" office:value="0.18079075217247" calcext:value-type="float">
            <text:p>0,18079075217247</text:p>
          </table:table-cell>
          <table:table-cell office:value-type="float" office:value="0.168119415640831" calcext:value-type="float">
            <text:p>0,168119415640831</text:p>
          </table:table-cell>
          <table:table-cell office:value-type="float" office:value="0.175843089818955" calcext:value-type="float">
            <text:p>0,17584308981895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2" calcext:value-type="float">
            <text:p>112</text:p>
          </table:table-cell>
          <table:table-cell/>
          <table:table-cell office:value-type="float" office:value="0.188320681452751" calcext:value-type="float">
            <text:p>0,18832068145275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78782194852829" calcext:value-type="float">
            <text:p>0,178782194852829</text:p>
          </table:table-cell>
          <table:table-cell office:value-type="float" office:value="0.186824262142181" calcext:value-type="float">
            <text:p>0,186824262142181</text:p>
          </table:table-cell>
          <table:table-cell office:value-type="float" office:value="0.181978553533554" calcext:value-type="float">
            <text:p>0,181978553533554</text:p>
          </table:table-cell>
          <table:table-cell office:value-type="float" office:value="0.170889645814896" calcext:value-type="float">
            <text:p>0,170889645814896</text:p>
          </table:table-cell>
          <table:table-cell office:value-type="float" office:value="0.179683104157448" calcext:value-type="float">
            <text:p>0,179683104157448</text:p>
          </table:table-cell>
          <table:table-cell office:value-type="float" office:value="0.191121384501457" calcext:value-type="float">
            <text:p>0,191121384501457</text:p>
          </table:table-cell>
          <table:table-cell office:value-type="float" office:value="0.17441999912262" calcext:value-type="float">
            <text:p>0,17441999912262</text:p>
          </table:table-cell>
          <table:table-cell office:value-type="float" office:value="0.183265790343285" calcext:value-type="float">
            <text:p>0,183265790343285</text:p>
          </table:table-cell>
          <table:table-cell office:value-type="float" office:value="0.164321556687355" calcext:value-type="float">
            <text:p>0,16432155668735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3" calcext:value-type="float">
            <text:p>113</text:p>
          </table:table-cell>
          <table:table-cell/>
          <table:table-cell office:value-type="float" office:value="0.191896215081215" calcext:value-type="float">
            <text:p>0,19189621508121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79501861333847" calcext:value-type="float">
            <text:p>0,179501861333847</text:p>
          </table:table-cell>
          <table:table-cell office:value-type="float" office:value="0.179147839546204" calcext:value-type="float">
            <text:p>0,179147839546204</text:p>
          </table:table-cell>
          <table:table-cell office:value-type="float" office:value="0.18949268758297" calcext:value-type="float">
            <text:p>0,18949268758297</text:p>
          </table:table-cell>
          <table:table-cell office:value-type="float" office:value="0.179006993770599" calcext:value-type="float">
            <text:p>0,179006993770599</text:p>
          </table:table-cell>
          <table:table-cell office:value-type="float" office:value="0.183343172073364" calcext:value-type="float">
            <text:p>0,183343172073364</text:p>
          </table:table-cell>
          <table:table-cell office:value-type="float" office:value="0.18123260140419" calcext:value-type="float">
            <text:p>0,18123260140419</text:p>
          </table:table-cell>
          <table:table-cell office:value-type="float" office:value="0.171807914972305" calcext:value-type="float">
            <text:p>0,171807914972305</text:p>
          </table:table-cell>
          <table:table-cell office:value-type="float" office:value="0.19225138425827" calcext:value-type="float">
            <text:p>0,19225138425827</text:p>
          </table:table-cell>
          <table:table-cell office:value-type="float" office:value="0.182238265872002" calcext:value-type="float">
            <text:p>0,18223826587200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4" calcext:value-type="float">
            <text:p>114</text:p>
          </table:table-cell>
          <table:table-cell/>
          <table:table-cell office:value-type="float" office:value="0.178235873579979" calcext:value-type="float">
            <text:p>0,17823587357997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8767474591732" calcext:value-type="float">
            <text:p>0,18767474591732</text:p>
          </table:table-cell>
          <table:table-cell office:value-type="float" office:value="0.185601487755775" calcext:value-type="float">
            <text:p>0,185601487755775</text:p>
          </table:table-cell>
          <table:table-cell office:value-type="float" office:value="0.183374017477036" calcext:value-type="float">
            <text:p>0,183374017477036</text:p>
          </table:table-cell>
          <table:table-cell office:value-type="float" office:value="0.18631187081337" calcext:value-type="float">
            <text:p>0,18631187081337</text:p>
          </table:table-cell>
          <table:table-cell office:value-type="float" office:value="0.178640723228455" calcext:value-type="float">
            <text:p>0,178640723228455</text:p>
          </table:table-cell>
          <table:table-cell office:value-type="float" office:value="0.187041416764259" calcext:value-type="float">
            <text:p>0,187041416764259</text:p>
          </table:table-cell>
          <table:table-cell office:value-type="float" office:value="0.182805791497231" calcext:value-type="float">
            <text:p>0,182805791497231</text:p>
          </table:table-cell>
          <table:table-cell office:value-type="float" office:value="0.172672137618065" calcext:value-type="float">
            <text:p>0,172672137618065</text:p>
          </table:table-cell>
          <table:table-cell office:value-type="float" office:value="0.172694683074951" calcext:value-type="float">
            <text:p>0,17269468307495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5" calcext:value-type="float">
            <text:p>115</text:p>
          </table:table-cell>
          <table:table-cell/>
          <table:table-cell office:value-type="float" office:value="0.170556262135506" calcext:value-type="float">
            <text:p>0,17055626213550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32953631877899" calcext:value-type="float">
            <text:p>1,32953631877899</text:p>
          </table:table-cell>
          <table:table-cell office:value-type="float" office:value="0.251632839441299" calcext:value-type="float">
            <text:p>0,251632839441299</text:p>
          </table:table-cell>
          <table:table-cell office:value-type="float" office:value="0.472455888986587" calcext:value-type="float">
            <text:p>0,472455888986587</text:p>
          </table:table-cell>
          <table:table-cell office:value-type="float" office:value="0.208987921476364" calcext:value-type="float">
            <text:p>0,208987921476364</text:p>
          </table:table-cell>
          <table:table-cell office:value-type="float" office:value="6.73910140991211" calcext:value-type="float">
            <text:p>6,73910140991211</text:p>
          </table:table-cell>
          <table:table-cell office:value-type="float" office:value="6.73953580856323" calcext:value-type="float">
            <text:p>6,73953580856323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67386984825134" calcext:value-type="float">
            <text:p>0,56738698482513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6" calcext:value-type="float">
            <text:p>116</text:p>
          </table:table-cell>
          <table:table-cell/>
          <table:table-cell office:value-type="float" office:value="0.40953928232193" calcext:value-type="float">
            <text:p>0,4095392823219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29348862171173" calcext:value-type="float">
            <text:p>1,29348862171173</text:p>
          </table:table-cell>
          <table:table-cell office:value-type="float" office:value="0.267953932285309" calcext:value-type="float">
            <text:p>0,267953932285309</text:p>
          </table:table-cell>
          <table:table-cell office:value-type="float" office:value="0.479440897703171" calcext:value-type="float">
            <text:p>0,479440897703171</text:p>
          </table:table-cell>
          <table:table-cell office:value-type="float" office:value="0.222320109605789" calcext:value-type="float">
            <text:p>0,222320109605789</text:p>
          </table:table-cell>
          <table:table-cell office:value-type="float" office:value="6.76436281204224" calcext:value-type="float">
            <text:p>6,76436281204224</text:p>
          </table:table-cell>
          <table:table-cell office:value-type="float" office:value="6.75874948501587" calcext:value-type="float">
            <text:p>6,75874948501587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74240207672119" calcext:value-type="float">
            <text:p>0,57424020767211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7" calcext:value-type="float">
            <text:p>117</text:p>
          </table:table-cell>
          <table:table-cell/>
          <table:table-cell office:value-type="float" office:value="0.393988192081451" calcext:value-type="float">
            <text:p>0,39398819208145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3064923286438" calcext:value-type="float">
            <text:p>1,3064923286438</text:p>
          </table:table-cell>
          <table:table-cell office:value-type="float" office:value="0.262216359376907" calcext:value-type="float">
            <text:p>0,262216359376907</text:p>
          </table:table-cell>
          <table:table-cell office:value-type="float" office:value="0.450849324464798" calcext:value-type="float">
            <text:p>0,450849324464798</text:p>
          </table:table-cell>
          <table:table-cell office:value-type="float" office:value="0.22337195277214" calcext:value-type="float">
            <text:p>0,22337195277214</text:p>
          </table:table-cell>
          <table:table-cell office:value-type="float" office:value="6.79711294174194" calcext:value-type="float">
            <text:p>6,79711294174194</text:p>
          </table:table-cell>
          <table:table-cell office:value-type="float" office:value="6.80588531494141" calcext:value-type="float">
            <text:p>6,8058853149414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77888667583466" calcext:value-type="float">
            <text:p>0,57788866758346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8" calcext:value-type="float">
            <text:p>118</text:p>
          </table:table-cell>
          <table:table-cell/>
          <table:table-cell office:value-type="float" office:value="0.429656505584717" calcext:value-type="float">
            <text:p>0,42965650558471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26496374607086" calcext:value-type="float">
            <text:p>1,26496374607086</text:p>
          </table:table-cell>
          <table:table-cell office:value-type="float" office:value="0.262063205242157" calcext:value-type="float">
            <text:p>0,262063205242157</text:p>
          </table:table-cell>
          <table:table-cell office:value-type="float" office:value="0.457886755466461" calcext:value-type="float">
            <text:p>0,457886755466461</text:p>
          </table:table-cell>
          <table:table-cell office:value-type="float" office:value="0.224094584584236" calcext:value-type="float">
            <text:p>0,224094584584236</text:p>
          </table:table-cell>
          <table:table-cell office:value-type="float" office:value="6.82252979278564" calcext:value-type="float">
            <text:p>6,82252979278564</text:p>
          </table:table-cell>
          <table:table-cell office:value-type="float" office:value="6.83307456970215" calcext:value-type="float">
            <text:p>6,83307456970215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85706174373627" calcext:value-type="float">
            <text:p>0,58570617437362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9" calcext:value-type="float">
            <text:p>119</text:p>
          </table:table-cell>
          <table:table-cell/>
          <table:table-cell office:value-type="float" office:value="0.423256009817123" calcext:value-type="float">
            <text:p>0,42325600981712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23523962497711" calcext:value-type="float">
            <text:p>1,23523962497711</text:p>
          </table:table-cell>
          <table:table-cell office:value-type="float" office:value="0.289620697498322" calcext:value-type="float">
            <text:p>0,289620697498322</text:p>
          </table:table-cell>
          <table:table-cell office:value-type="float" office:value="0.438661694526672" calcext:value-type="float">
            <text:p>0,438661694526672</text:p>
          </table:table-cell>
          <table:table-cell office:value-type="float" office:value="0.229979380965233" calcext:value-type="float">
            <text:p>0,229979380965233</text:p>
          </table:table-cell>
          <table:table-cell office:value-type="float" office:value="6.85570192337036" calcext:value-type="float">
            <text:p>6,85570192337036</text:p>
          </table:table-cell>
          <table:table-cell office:value-type="float" office:value="6.86380815505981" calcext:value-type="float">
            <text:p>6,8638081550598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77174127101898" calcext:value-type="float">
            <text:p>0,57717412710189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0" calcext:value-type="float">
            <text:p>120</text:p>
          </table:table-cell>
          <table:table-cell/>
          <table:table-cell office:value-type="float" office:value="0.432585299015045" calcext:value-type="float">
            <text:p>0,43258529901504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20413196086884" calcext:value-type="float">
            <text:p>1,20413196086884</text:p>
          </table:table-cell>
          <table:table-cell office:value-type="float" office:value="0.285005807876587" calcext:value-type="float">
            <text:p>0,285005807876587</text:p>
          </table:table-cell>
          <table:table-cell office:value-type="float" office:value="0.433767437934876" calcext:value-type="float">
            <text:p>0,433767437934876</text:p>
          </table:table-cell>
          <table:table-cell office:value-type="float" office:value="0.247696727514267" calcext:value-type="float">
            <text:p>0,247696727514267</text:p>
          </table:table-cell>
          <table:table-cell office:value-type="float" office:value="6.89809799194336" calcext:value-type="float">
            <text:p>6,89809799194336</text:p>
          </table:table-cell>
          <table:table-cell office:value-type="float" office:value="6.89120006561279" calcext:value-type="float">
            <text:p>6,8912000656127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95165550708771" calcext:value-type="float">
            <text:p>0,59516555070877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1" calcext:value-type="float">
            <text:p>121</text:p>
          </table:table-cell>
          <table:table-cell/>
          <table:table-cell office:value-type="float" office:value="0.424996137619019" calcext:value-type="float">
            <text:p>0,42499613761901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20234870910645" calcext:value-type="float">
            <text:p>1,20234870910645</text:p>
          </table:table-cell>
          <table:table-cell office:value-type="float" office:value="0.278808623552322" calcext:value-type="float">
            <text:p>0,278808623552322</text:p>
          </table:table-cell>
          <table:table-cell office:value-type="float" office:value="0.422879904508591" calcext:value-type="float">
            <text:p>0,422879904508591</text:p>
          </table:table-cell>
          <table:table-cell office:value-type="float" office:value="0.222949653863907" calcext:value-type="float">
            <text:p>0,222949653863907</text:p>
          </table:table-cell>
          <table:table-cell office:value-type="float" office:value="6.9257493019104" calcext:value-type="float">
            <text:p>6,9257493019104</text:p>
          </table:table-cell>
          <table:table-cell office:value-type="float" office:value="6.91294193267822" calcext:value-type="float">
            <text:p>6,91294193267822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87350368499756" calcext:value-type="float">
            <text:p>0,5873503684997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2" calcext:value-type="float">
            <text:p>122</text:p>
          </table:table-cell>
          <table:table-cell/>
          <table:table-cell office:value-type="float" office:value="0.709824621677399" calcext:value-type="float">
            <text:p>0,70982462167739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19242942333221" calcext:value-type="float">
            <text:p>1,19242942333221</text:p>
          </table:table-cell>
          <table:table-cell office:value-type="float" office:value="0.27215763926506" calcext:value-type="float">
            <text:p>0,27215763926506</text:p>
          </table:table-cell>
          <table:table-cell office:value-type="float" office:value="0.444859683513641" calcext:value-type="float">
            <text:p>0,444859683513641</text:p>
          </table:table-cell>
          <table:table-cell office:value-type="float" office:value="0.227430626749992" calcext:value-type="float">
            <text:p>0,227430626749992</text:p>
          </table:table-cell>
          <table:table-cell office:value-type="float" office:value="6.96346235275269" calcext:value-type="float">
            <text:p>6,96346235275269</text:p>
          </table:table-cell>
          <table:table-cell office:value-type="float" office:value="6.96455335617065" calcext:value-type="float">
            <text:p>6,96455335617065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87301075458527" calcext:value-type="float">
            <text:p>0,58730107545852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3" calcext:value-type="float">
            <text:p>123</text:p>
          </table:table-cell>
          <table:table-cell/>
          <table:table-cell office:value-type="float" office:value="0.741077661514282" calcext:value-type="float">
            <text:p>0,74107766151428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20522606372833" calcext:value-type="float">
            <text:p>1,20522606372833</text:p>
          </table:table-cell>
          <table:table-cell office:value-type="float" office:value="0.302719116210937" calcext:value-type="float">
            <text:p>0,302719116210937</text:p>
          </table:table-cell>
          <table:table-cell office:value-type="float" office:value="0.41759529709816" calcext:value-type="float">
            <text:p>0,41759529709816</text:p>
          </table:table-cell>
          <table:table-cell office:value-type="float" office:value="0.218418329954147" calcext:value-type="float">
            <text:p>0,218418329954147</text:p>
          </table:table-cell>
          <table:table-cell office:value-type="float" office:value="7.01522493362427" calcext:value-type="float">
            <text:p>7,01522493362427</text:p>
          </table:table-cell>
          <table:table-cell office:value-type="float" office:value="7.02121686935425" calcext:value-type="float">
            <text:p>7,02121686935425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06416404247284" calcext:value-type="float">
            <text:p>0,60641640424728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4" calcext:value-type="float">
            <text:p>124</text:p>
          </table:table-cell>
          <table:table-cell/>
          <table:table-cell office:value-type="float" office:value="0.743918657302856" calcext:value-type="float">
            <text:p>0,74391865730285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17891681194305" calcext:value-type="float">
            <text:p>1,17891681194305</text:p>
          </table:table-cell>
          <table:table-cell office:value-type="float" office:value="0.276019752025604" calcext:value-type="float">
            <text:p>0,276019752025604</text:p>
          </table:table-cell>
          <table:table-cell office:value-type="float" office:value="0.426326900720596" calcext:value-type="float">
            <text:p>0,426326900720596</text:p>
          </table:table-cell>
          <table:table-cell office:value-type="float" office:value="0.214906617999077" calcext:value-type="float">
            <text:p>0,2149066179990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93689262866974" calcext:value-type="float">
            <text:p>0,59368926286697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5" calcext:value-type="float">
            <text:p>125</text:p>
          </table:table-cell>
          <table:table-cell/>
          <table:table-cell office:value-type="float" office:value="0.769772350788116" calcext:value-type="float">
            <text:p>0,76977235078811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14891254901886" calcext:value-type="float">
            <text:p>1,14891254901886</text:p>
          </table:table-cell>
          <table:table-cell office:value-type="float" office:value="0.283925622701645" calcext:value-type="float">
            <text:p>0,283925622701645</text:p>
          </table:table-cell>
          <table:table-cell office:value-type="float" office:value="0.41798534989357" calcext:value-type="float">
            <text:p>0,41798534989357</text:p>
          </table:table-cell>
          <table:table-cell office:value-type="float" office:value="0.232094377279282" calcext:value-type="float">
            <text:p>0,23209437727928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19585454463959" calcext:value-type="float">
            <text:p>0,61958545446395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6" calcext:value-type="float">
            <text:p>126</text:p>
          </table:table-cell>
          <table:table-cell/>
          <table:table-cell office:value-type="float" office:value="0.799331068992615" calcext:value-type="float">
            <text:p>0,79933106899261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15167939662933" calcext:value-type="float">
            <text:p>1,15167939662933</text:p>
          </table:table-cell>
          <table:table-cell office:value-type="float" office:value="0.291264235973358" calcext:value-type="float">
            <text:p>0,291264235973358</text:p>
          </table:table-cell>
          <table:table-cell office:value-type="float" office:value="0.418098598718643" calcext:value-type="float">
            <text:p>0,418098598718643</text:p>
          </table:table-cell>
          <table:table-cell office:value-type="float" office:value="0.227412611246109" calcext:value-type="float">
            <text:p>0,22741261124610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24606966972351" calcext:value-type="float">
            <text:p>0,62460696697235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7" calcext:value-type="float">
            <text:p>127</text:p>
          </table:table-cell>
          <table:table-cell/>
          <table:table-cell office:value-type="float" office:value="0.81757265329361" calcext:value-type="float">
            <text:p>0,8175726532936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12757682800293" calcext:value-type="float">
            <text:p>1,12757682800293</text:p>
          </table:table-cell>
          <table:table-cell office:value-type="float" office:value="0.286108762025833" calcext:value-type="float">
            <text:p>0,286108762025833</text:p>
          </table:table-cell>
          <table:table-cell office:value-type="float" office:value="0.400212943553925" calcext:value-type="float">
            <text:p>0,400212943553925</text:p>
          </table:table-cell>
          <table:table-cell office:value-type="float" office:value="0.229348570108414" calcext:value-type="float">
            <text:p>0,22934857010841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39330327510834" calcext:value-type="float">
            <text:p>0,63933032751083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8" calcext:value-type="float">
            <text:p>128</text:p>
          </table:table-cell>
          <table:table-cell/>
          <table:table-cell office:value-type="float" office:value="0.80430269241333" calcext:value-type="float">
            <text:p>0,8043026924133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12284541130066" calcext:value-type="float">
            <text:p>1,12284541130066</text:p>
          </table:table-cell>
          <table:table-cell office:value-type="float" office:value="0.28140914440155" calcext:value-type="float">
            <text:p>0,28140914440155</text:p>
          </table:table-cell>
          <table:table-cell office:value-type="float" office:value="0.410939663648605" calcext:value-type="float">
            <text:p>0,410939663648605</text:p>
          </table:table-cell>
          <table:table-cell office:value-type="float" office:value="0.255652695894241" calcext:value-type="float">
            <text:p>0,25565269589424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36610686779022" calcext:value-type="float">
            <text:p>0,6366106867790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9" calcext:value-type="float">
            <text:p>129</text:p>
          </table:table-cell>
          <table:table-cell/>
          <table:table-cell office:value-type="float" office:value="0.852141439914703" calcext:value-type="float">
            <text:p>0,85214143991470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8977377414703" calcext:value-type="float">
            <text:p>1,08977377414703</text:p>
          </table:table-cell>
          <table:table-cell office:value-type="float" office:value="0.274733752012253" calcext:value-type="float">
            <text:p>0,274733752012253</text:p>
          </table:table-cell>
          <table:table-cell office:value-type="float" office:value="0.390478312969208" calcext:value-type="float">
            <text:p>0,390478312969208</text:p>
          </table:table-cell>
          <table:table-cell office:value-type="float" office:value="0.242784664034843" calcext:value-type="float">
            <text:p>0,2427846640348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52398109436035" calcext:value-type="float">
            <text:p>0,65239810943603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0" calcext:value-type="float">
            <text:p>130</text:p>
          </table:table-cell>
          <table:table-cell/>
          <table:table-cell office:value-type="float" office:value="0.890779972076416" calcext:value-type="float">
            <text:p>0,89077997207641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9048187732697" calcext:value-type="float">
            <text:p>1,09048187732697</text:p>
          </table:table-cell>
          <table:table-cell office:value-type="float" office:value="0.282025009393692" calcext:value-type="float">
            <text:p>0,282025009393692</text:p>
          </table:table-cell>
          <table:table-cell office:value-type="float" office:value="0.391246378421783" calcext:value-type="float">
            <text:p>0,391246378421783</text:p>
          </table:table-cell>
          <table:table-cell office:value-type="float" office:value="0.232909247279167" calcext:value-type="float">
            <text:p>0,2329092472791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55099630355835" calcext:value-type="float">
            <text:p>0,65509963035583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1" calcext:value-type="float">
            <text:p>131</text:p>
          </table:table-cell>
          <table:table-cell/>
          <table:table-cell office:value-type="float" office:value="0.921422302722931" calcext:value-type="float">
            <text:p>0,92142230272293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8175659179688" calcext:value-type="float">
            <text:p>1,08175659179688</text:p>
          </table:table-cell>
          <table:table-cell office:value-type="float" office:value="0.291665077209473" calcext:value-type="float">
            <text:p>0,291665077209473</text:p>
          </table:table-cell>
          <table:table-cell office:value-type="float" office:value="0.387990027666092" calcext:value-type="float">
            <text:p>0,387990027666092</text:p>
          </table:table-cell>
          <table:table-cell office:value-type="float" office:value="0.236796110868454" calcext:value-type="float">
            <text:p>0,23679611086845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78347170352936" calcext:value-type="float">
            <text:p>0,6783471703529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2" calcext:value-type="float">
            <text:p>132</text:p>
          </table:table-cell>
          <table:table-cell/>
          <table:table-cell office:value-type="float" office:value="0.94139689207077" calcext:value-type="float">
            <text:p>0,9413968920707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6342136859894" calcext:value-type="float">
            <text:p>1,06342136859894</text:p>
          </table:table-cell>
          <table:table-cell office:value-type="float" office:value="0.29946556687355" calcext:value-type="float">
            <text:p>0,29946556687355</text:p>
          </table:table-cell>
          <table:table-cell office:value-type="float" office:value="0.39619579911232" calcext:value-type="float">
            <text:p>0,39619579911232</text:p>
          </table:table-cell>
          <table:table-cell office:value-type="float" office:value="0.240983352065086" calcext:value-type="float">
            <text:p>0,24098335206508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68358564376831" calcext:value-type="float">
            <text:p>0,66835856437683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3" calcext:value-type="float">
            <text:p>133</text:p>
          </table:table-cell>
          <table:table-cell/>
          <table:table-cell office:value-type="float" office:value="0.9667649269104" calcext:value-type="float">
            <text:p>0,966764926910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529717206955" calcext:value-type="float">
            <text:p>1,0529717206955</text:p>
          </table:table-cell>
          <table:table-cell office:value-type="float" office:value="0.295029044151306" calcext:value-type="float">
            <text:p>0,295029044151306</text:p>
          </table:table-cell>
          <table:table-cell office:value-type="float" office:value="0.383198082447052" calcext:value-type="float">
            <text:p>0,383198082447052</text:p>
          </table:table-cell>
          <table:table-cell office:value-type="float" office:value="0.264827728271484" calcext:value-type="float">
            <text:p>0,2648277282714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84442937374115" calcext:value-type="float">
            <text:p>0,68444293737411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4" calcext:value-type="float">
            <text:p>134</text:p>
          </table:table-cell>
          <table:table-cell/>
          <table:table-cell office:value-type="float" office:value="0.973432958126068" calcext:value-type="float">
            <text:p>0,97343295812606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385810136795" calcext:value-type="float">
            <text:p>1,0385810136795</text:p>
          </table:table-cell>
          <table:table-cell office:value-type="float" office:value="0.278824180364609" calcext:value-type="float">
            <text:p>0,278824180364609</text:p>
          </table:table-cell>
          <table:table-cell office:value-type="float" office:value="0.367605954408646" calcext:value-type="float">
            <text:p>0,367605954408646</text:p>
          </table:table-cell>
          <table:table-cell office:value-type="float" office:value="0.250693112611771" calcext:value-type="float">
            <text:p>0,25069311261177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0467871427536" calcext:value-type="float">
            <text:p>0,704678714275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5" calcext:value-type="float">
            <text:p>135</text:p>
          </table:table-cell>
          <table:table-cell/>
          <table:table-cell office:value-type="float" office:value="1.01380515098572" calcext:value-type="float">
            <text:p>1,0138051509857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3613805770874" calcext:value-type="float">
            <text:p>1,03613805770874</text:p>
          </table:table-cell>
          <table:table-cell office:value-type="float" office:value="0.305035471916199" calcext:value-type="float">
            <text:p>0,305035471916199</text:p>
          </table:table-cell>
          <table:table-cell office:value-type="float" office:value="0.360681265592575" calcext:value-type="float">
            <text:p>0,360681265592575</text:p>
          </table:table-cell>
          <table:table-cell office:value-type="float" office:value="0.241918385028839" calcext:value-type="float">
            <text:p>0,24191838502883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27598071098328" calcext:value-type="float">
            <text:p>0,7275980710983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6" calcext:value-type="float">
            <text:p>136</text:p>
          </table:table-cell>
          <table:table-cell/>
          <table:table-cell office:value-type="float" office:value="1.04428541660309" calcext:value-type="float">
            <text:p>1,0442854166030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279974937439" calcext:value-type="float">
            <text:p>1,0279974937439</text:p>
          </table:table-cell>
          <table:table-cell office:value-type="float" office:value="0.28655070066452" calcext:value-type="float">
            <text:p>0,28655070066452</text:p>
          </table:table-cell>
          <table:table-cell office:value-type="float" office:value="0.358262896537781" calcext:value-type="float">
            <text:p>0,358262896537781</text:p>
          </table:table-cell>
          <table:table-cell office:value-type="float" office:value="0.266499102115631" calcext:value-type="float">
            <text:p>0,2664991021156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17434108257294" calcext:value-type="float">
            <text:p>0,71743410825729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7" calcext:value-type="float">
            <text:p>137</text:p>
          </table:table-cell>
          <table:table-cell/>
          <table:table-cell office:value-type="float" office:value="1.10057759284973" calcext:value-type="float">
            <text:p>1,1005775928497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3461647033691" calcext:value-type="float">
            <text:p>1,03461647033691</text:p>
          </table:table-cell>
          <table:table-cell office:value-type="float" office:value="0.302258014678955" calcext:value-type="float">
            <text:p>0,302258014678955</text:p>
          </table:table-cell>
          <table:table-cell office:value-type="float" office:value="0.352587878704071" calcext:value-type="float">
            <text:p>0,352587878704071</text:p>
          </table:table-cell>
          <table:table-cell office:value-type="float" office:value="0.250057935714722" calcext:value-type="float">
            <text:p>0,2500579357147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29408979415894" calcext:value-type="float">
            <text:p>0,72940897941589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8" calcext:value-type="float">
            <text:p>138</text:p>
          </table:table-cell>
          <table:table-cell/>
          <table:table-cell office:value-type="float" office:value="1.14556586742401" calcext:value-type="float">
            <text:p>1,1455658674240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1184439659119" calcext:value-type="float">
            <text:p>1,01184439659119</text:p>
          </table:table-cell>
          <table:table-cell office:value-type="float" office:value="0.323515623807907" calcext:value-type="float">
            <text:p>0,323515623807907</text:p>
          </table:table-cell>
          <table:table-cell office:value-type="float" office:value="0.36176598072052" calcext:value-type="float">
            <text:p>0,36176598072052</text:p>
          </table:table-cell>
          <table:table-cell office:value-type="float" office:value="0.272647321224213" calcext:value-type="float">
            <text:p>0,27264732122421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46785819530487" calcext:value-type="float">
            <text:p>0,74678581953048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9" calcext:value-type="float">
            <text:p>139</text:p>
          </table:table-cell>
          <table:table-cell/>
          <table:table-cell office:value-type="float" office:value="1.1927638053894" calcext:value-type="float">
            <text:p>1,192763805389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1597237586975" calcext:value-type="float">
            <text:p>1,01597237586975</text:p>
          </table:table-cell>
          <table:table-cell office:value-type="float" office:value="0.3042873442173" calcext:value-type="float">
            <text:p>0,3042873442173</text:p>
          </table:table-cell>
          <table:table-cell office:value-type="float" office:value="0.371549278497696" calcext:value-type="float">
            <text:p>0,371549278497696</text:p>
          </table:table-cell>
          <table:table-cell office:value-type="float" office:value="0.266121804714203" calcext:value-type="float">
            <text:p>0,26612180471420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76142776012421" calcext:value-type="float">
            <text:p>0,77614277601242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0" calcext:value-type="float">
            <text:p>140</text:p>
          </table:table-cell>
          <table:table-cell/>
          <table:table-cell office:value-type="float" office:value="1.21893668174744" calcext:value-type="float">
            <text:p>1,2189366817474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011579990387" calcext:value-type="float">
            <text:p>1,0011579990387</text:p>
          </table:table-cell>
          <table:table-cell office:value-type="float" office:value="0.311335533857346" calcext:value-type="float">
            <text:p>0,311335533857346</text:p>
          </table:table-cell>
          <table:table-cell office:value-type="float" office:value="0.367087334394455" calcext:value-type="float">
            <text:p>0,367087334394455</text:p>
          </table:table-cell>
          <table:table-cell office:value-type="float" office:value="0.282689243555069" calcext:value-type="float">
            <text:p>0,28268924355506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7160656452179" calcext:value-type="float">
            <text:p>0,7716065645217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1" calcext:value-type="float">
            <text:p>141</text:p>
          </table:table-cell>
          <table:table-cell/>
          <table:table-cell office:value-type="float" office:value="1.29558145999908" calcext:value-type="float">
            <text:p>1,2955814599990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977086186409" calcext:value-type="float">
            <text:p>0,9977086186409</text:p>
          </table:table-cell>
          <table:table-cell office:value-type="float" office:value="0.316024094820023" calcext:value-type="float">
            <text:p>0,316024094820023</text:p>
          </table:table-cell>
          <table:table-cell office:value-type="float" office:value="0.354019105434418" calcext:value-type="float">
            <text:p>0,354019105434418</text:p>
          </table:table-cell>
          <table:table-cell office:value-type="float" office:value="0.27981573343277" calcext:value-type="float">
            <text:p>0,279815733432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94983625411987" calcext:value-type="float">
            <text:p>0,79498362541198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2" calcext:value-type="float">
            <text:p>142</text:p>
          </table:table-cell>
          <table:table-cell/>
          <table:table-cell office:value-type="float" office:value="1.36148548126221" calcext:value-type="float">
            <text:p>1,3614854812622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92470622062683" calcext:value-type="float">
            <text:p>0,992470622062683</text:p>
          </table:table-cell>
          <table:table-cell office:value-type="float" office:value="0.328549355268478" calcext:value-type="float">
            <text:p>0,328549355268478</text:p>
          </table:table-cell>
          <table:table-cell office:value-type="float" office:value="0.353202939033508" calcext:value-type="float">
            <text:p>0,353202939033508</text:p>
          </table:table-cell>
          <table:table-cell office:value-type="float" office:value="0.281103163957596" calcext:value-type="float">
            <text:p>0,2811031639575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10427606105804" calcext:value-type="float">
            <text:p>0,81042760610580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3" calcext:value-type="float">
            <text:p>143</text:p>
          </table:table-cell>
          <table:table-cell/>
          <table:table-cell office:value-type="float" office:value="1.42553234100342" calcext:value-type="float">
            <text:p>1,4255323410034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83101308345795" calcext:value-type="float">
            <text:p>0,983101308345795</text:p>
          </table:table-cell>
          <table:table-cell office:value-type="float" office:value="0.313698917627335" calcext:value-type="float">
            <text:p>0,313698917627335</text:p>
          </table:table-cell>
          <table:table-cell office:value-type="float" office:value="0.368424654006958" calcext:value-type="float">
            <text:p>0,368424654006958</text:p>
          </table:table-cell>
          <table:table-cell office:value-type="float" office:value="0.269924342632294" calcext:value-type="float">
            <text:p>0,26992434263229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33263754844666" calcext:value-type="float">
            <text:p>0,83326375484466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4" calcext:value-type="float">
            <text:p>144</text:p>
          </table:table-cell>
          <table:table-cell/>
          <table:table-cell office:value-type="float" office:value="1.49127399921417" calcext:value-type="float">
            <text:p>1,4912739992141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80059266090393" calcext:value-type="float">
            <text:p>0,980059266090393</text:p>
          </table:table-cell>
          <table:table-cell office:value-type="float" office:value="0.300826102495193" calcext:value-type="float">
            <text:p>0,300826102495193</text:p>
          </table:table-cell>
          <table:table-cell office:value-type="float" office:value="0.368878155946732" calcext:value-type="float">
            <text:p>0,368878155946732</text:p>
          </table:table-cell>
          <table:table-cell office:value-type="float" office:value="0.282662510871887" calcext:value-type="float">
            <text:p>0,28266251087188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1256902217865" calcext:value-type="float">
            <text:p>0,8125690221786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5" calcext:value-type="float">
            <text:p>145</text:p>
          </table:table-cell>
          <table:table-cell/>
          <table:table-cell office:value-type="float" office:value="1.57986485958099" calcext:value-type="float">
            <text:p>1,5798648595809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75050508975983" calcext:value-type="float">
            <text:p>0,975050508975983</text:p>
          </table:table-cell>
          <table:table-cell office:value-type="float" office:value="0.316976487636566" calcext:value-type="float">
            <text:p>0,316976487636566</text:p>
          </table:table-cell>
          <table:table-cell office:value-type="float" office:value="0.366963028907776" calcext:value-type="float">
            <text:p>0,366963028907776</text:p>
          </table:table-cell>
          <table:table-cell office:value-type="float" office:value="0.285698682069778" calcext:value-type="float">
            <text:p>0,28569868206977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49443316459656" calcext:value-type="float">
            <text:p>0,8494433164596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6" calcext:value-type="float">
            <text:p>146</text:p>
          </table:table-cell>
          <table:table-cell/>
          <table:table-cell office:value-type="float" office:value="1.68247747421265" calcext:value-type="float">
            <text:p>1,6824774742126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65661346912384" calcext:value-type="float">
            <text:p>0,965661346912384</text:p>
          </table:table-cell>
          <table:table-cell office:value-type="float" office:value="0.306383728981018" calcext:value-type="float">
            <text:p>0,306383728981018</text:p>
          </table:table-cell>
          <table:table-cell office:value-type="float" office:value="0.379970580339432" calcext:value-type="float">
            <text:p>0,379970580339432</text:p>
          </table:table-cell>
          <table:table-cell office:value-type="float" office:value="0.287497639656067" calcext:value-type="float">
            <text:p>0,2874976396560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82112741470337" calcext:value-type="float">
            <text:p>0,8821127414703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7" calcext:value-type="float">
            <text:p>147</text:p>
          </table:table-cell>
          <table:table-cell/>
          <table:table-cell office:value-type="float" office:value="1.766397356987" calcext:value-type="float">
            <text:p>1,76639735698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53634440898895" calcext:value-type="float">
            <text:p>0,953634440898895</text:p>
          </table:table-cell>
          <table:table-cell office:value-type="float" office:value="0.317231446504593" calcext:value-type="float">
            <text:p>0,317231446504593</text:p>
          </table:table-cell>
          <table:table-cell office:value-type="float" office:value="0.409535020589829" calcext:value-type="float">
            <text:p>0,409535020589829</text:p>
          </table:table-cell>
          <table:table-cell office:value-type="float" office:value="0.295306980609894" calcext:value-type="float">
            <text:p>0,29530698060989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86569023132324" calcext:value-type="float">
            <text:p>0,88656902313232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8" calcext:value-type="float">
            <text:p>148</text:p>
          </table:table-cell>
          <table:table-cell/>
          <table:table-cell office:value-type="float" office:value="1.89666771888733" calcext:value-type="float">
            <text:p>1,8966677188873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43163692951202" calcext:value-type="float">
            <text:p>0,943163692951202</text:p>
          </table:table-cell>
          <table:table-cell office:value-type="float" office:value="0.337280690670013" calcext:value-type="float">
            <text:p>0,337280690670013</text:p>
          </table:table-cell>
          <table:table-cell office:value-type="float" office:value="0.394060730934143" calcext:value-type="float">
            <text:p>0,394060730934143</text:p>
          </table:table-cell>
          <table:table-cell office:value-type="float" office:value="0.288873195648193" calcext:value-type="float">
            <text:p>0,28887319564819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12294924259186" calcext:value-type="float">
            <text:p>0,91229492425918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9" calcext:value-type="float">
            <text:p>149</text:p>
          </table:table-cell>
          <table:table-cell/>
          <table:table-cell office:value-type="float" office:value="2.01135730743408" calcext:value-type="float">
            <text:p>2,0113573074340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56807672977448" calcext:value-type="float">
            <text:p>0,956807672977448</text:p>
          </table:table-cell>
          <table:table-cell office:value-type="float" office:value="0.327860742807388" calcext:value-type="float">
            <text:p>0,327860742807388</text:p>
          </table:table-cell>
          <table:table-cell office:value-type="float" office:value="0.383022397756576" calcext:value-type="float">
            <text:p>0,383022397756576</text:p>
          </table:table-cell>
          <table:table-cell office:value-type="float" office:value="0.312363028526306" calcext:value-type="float">
            <text:p>0,31236302852630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35390889644623" calcext:value-type="float">
            <text:p>0,93539088964462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0" calcext:value-type="float">
            <text:p>150</text:p>
          </table:table-cell>
          <table:table-cell/>
          <table:table-cell office:value-type="float" office:value="2.19098830223083" calcext:value-type="float">
            <text:p>2,1909883022308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47638511657715" calcext:value-type="float">
            <text:p>0,947638511657715</text:p>
          </table:table-cell>
          <table:table-cell office:value-type="float" office:value="0.356576412916184" calcext:value-type="float">
            <text:p>0,356576412916184</text:p>
          </table:table-cell>
          <table:table-cell office:value-type="float" office:value="0.40380534529686" calcext:value-type="float">
            <text:p>0,40380534529686</text:p>
          </table:table-cell>
          <table:table-cell office:value-type="float" office:value="0.298500120639801" calcext:value-type="float">
            <text:p>0,29850012063980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3961322307587" calcext:value-type="float">
            <text:p>0,94396132230758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1" calcext:value-type="float">
            <text:p>151</text:p>
          </table:table-cell>
          <table:table-cell/>
          <table:table-cell office:value-type="float" office:value="2.35142278671265" calcext:value-type="float">
            <text:p>2,3514227867126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41950500011444" calcext:value-type="float">
            <text:p>0,941950500011444</text:p>
          </table:table-cell>
          <table:table-cell office:value-type="float" office:value="0.331975072622299" calcext:value-type="float">
            <text:p>0,331975072622299</text:p>
          </table:table-cell>
          <table:table-cell office:value-type="float" office:value="0.3965884745121" calcext:value-type="float">
            <text:p>0,3965884745121</text:p>
          </table:table-cell>
          <table:table-cell office:value-type="float" office:value="0.317711412906647" calcext:value-type="float">
            <text:p>0,31771141290664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6251749992371" calcext:value-type="float">
            <text:p>0,94625174999237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2" calcext:value-type="float">
            <text:p>152</text:p>
          </table:table-cell>
          <table:table-cell/>
          <table:table-cell office:value-type="float" office:value="2.58220744132996" calcext:value-type="float">
            <text:p>2,5822074413299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34763550758362" calcext:value-type="float">
            <text:p>0,934763550758362</text:p>
          </table:table-cell>
          <table:table-cell office:value-type="float" office:value="0.334050387144089" calcext:value-type="float">
            <text:p>0,334050387144089</text:p>
          </table:table-cell>
          <table:table-cell office:value-type="float" office:value="0.421018600463867" calcext:value-type="float">
            <text:p>0,421018600463867</text:p>
          </table:table-cell>
          <table:table-cell office:value-type="float" office:value="0.308492809534073" calcext:value-type="float">
            <text:p>0,30849280953407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39842462539673" calcext:value-type="float">
            <text:p>0,93984246253967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3" calcext:value-type="float">
            <text:p>153</text:p>
          </table:table-cell>
          <table:table-cell/>
          <table:table-cell office:value-type="float" office:value="2.8493971824646" calcext:value-type="float">
            <text:p>2,849397182464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49665129184723" calcext:value-type="float">
            <text:p>0,949665129184723</text:p>
          </table:table-cell>
          <table:table-cell office:value-type="float" office:value="0.345320582389832" calcext:value-type="float">
            <text:p>0,345320582389832</text:p>
          </table:table-cell>
          <table:table-cell office:value-type="float" office:value="0.411027431488037" calcext:value-type="float">
            <text:p>0,411027431488037</text:p>
          </table:table-cell>
          <table:table-cell office:value-type="float" office:value="0.326481342315674" calcext:value-type="float">
            <text:p>0,32648134231567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5899486541748" calcext:value-type="float">
            <text:p>0,94589948654174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4" calcext:value-type="float">
            <text:p>154</text:p>
          </table:table-cell>
          <table:table-cell/>
          <table:table-cell office:value-type="float" office:value="2.86641001701355" calcext:value-type="float">
            <text:p>2,8664100170135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41838920116425" calcext:value-type="float">
            <text:p>0,941838920116425</text:p>
          </table:table-cell>
          <table:table-cell office:value-type="float" office:value="0.35336035490036" calcext:value-type="float">
            <text:p>0,35336035490036</text:p>
          </table:table-cell>
          <table:table-cell office:value-type="float" office:value="0.429156988859177" calcext:value-type="float">
            <text:p>0,429156988859177</text:p>
          </table:table-cell>
          <table:table-cell office:value-type="float" office:value="0.313859581947327" calcext:value-type="float">
            <text:p>0,31385958194732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52768743038178" calcext:value-type="float">
            <text:p>0,95276874303817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5" calcext:value-type="float">
            <text:p>155</text:p>
          </table:table-cell>
          <table:table-cell/>
          <table:table-cell office:value-type="float" office:value="2.89305353164673" calcext:value-type="float">
            <text:p>2,8930535316467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38593626022339" calcext:value-type="float">
            <text:p>0,938593626022339</text:p>
          </table:table-cell>
          <table:table-cell office:value-type="float" office:value="0.348798245191574" calcext:value-type="float">
            <text:p>0,348798245191574</text:p>
          </table:table-cell>
          <table:table-cell office:value-type="float" office:value="0.435427844524384" calcext:value-type="float">
            <text:p>0,435427844524384</text:p>
          </table:table-cell>
          <table:table-cell office:value-type="float" office:value="0.336044609546661" calcext:value-type="float">
            <text:p>0,33604460954666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3980693817139" calcext:value-type="float">
            <text:p>0,9439806938171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6" calcext:value-type="float">
            <text:p>156</text:p>
          </table:table-cell>
          <table:table-cell/>
          <table:table-cell office:value-type="float" office:value="2.92832064628601" calcext:value-type="float">
            <text:p>2,9283206462860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42333877086639" calcext:value-type="float">
            <text:p>0,942333877086639</text:p>
          </table:table-cell>
          <table:table-cell office:value-type="float" office:value="0.365815281867981" calcext:value-type="float">
            <text:p>0,365815281867981</text:p>
          </table:table-cell>
          <table:table-cell office:value-type="float" office:value="0.452287614345551" calcext:value-type="float">
            <text:p>0,452287614345551</text:p>
          </table:table-cell>
          <table:table-cell office:value-type="float" office:value="0.355167269706726" calcext:value-type="float">
            <text:p>0,35516726970672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55010890960693" calcext:value-type="float">
            <text:p>0,9550108909606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7" calcext:value-type="float">
            <text:p>157</text:p>
          </table:table-cell>
          <table:table-cell/>
          <table:table-cell office:value-type="float" office:value="2.94479823112488" calcext:value-type="float">
            <text:p>2,9447982311248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206383228302" calcext:value-type="float">
            <text:p>0,9206383228302</text:p>
          </table:table-cell>
          <table:table-cell office:value-type="float" office:value="0.358184337615967" calcext:value-type="float">
            <text:p>0,358184337615967</text:p>
          </table:table-cell>
          <table:table-cell office:value-type="float" office:value="0.455247014760971" calcext:value-type="float">
            <text:p>0,455247014760971</text:p>
          </table:table-cell>
          <table:table-cell office:value-type="float" office:value="0.35426139831543" calcext:value-type="float">
            <text:p>0,354261398315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6613967418671" calcext:value-type="float">
            <text:p>0,94661396741867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8" calcext:value-type="float">
            <text:p>158</text:p>
          </table:table-cell>
          <table:table-cell/>
          <table:table-cell office:value-type="float" office:value="2.92137503623962" calcext:value-type="float">
            <text:p>2,9213750362396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36840295791626" calcext:value-type="float">
            <text:p>0,936840295791626</text:p>
          </table:table-cell>
          <table:table-cell office:value-type="float" office:value="0.386609435081482" calcext:value-type="float">
            <text:p>0,386609435081482</text:p>
          </table:table-cell>
          <table:table-cell office:value-type="float" office:value="0.458111524581909" calcext:value-type="float">
            <text:p>0,458111524581909</text:p>
          </table:table-cell>
          <table:table-cell office:value-type="float" office:value="0.357967704534531" calcext:value-type="float">
            <text:p>0,3579677045345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60512161254883" calcext:value-type="float">
            <text:p>0,96051216125488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9" calcext:value-type="float">
            <text:p>159</text:p>
          </table:table-cell>
          <table:table-cell/>
          <table:table-cell office:value-type="float" office:value="2.9279887676239" calcext:value-type="float">
            <text:p>2,927988767623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29582118988037" calcext:value-type="float">
            <text:p>0,929582118988037</text:p>
          </table:table-cell>
          <table:table-cell office:value-type="float" office:value="0.370748966932297" calcext:value-type="float">
            <text:p>0,370748966932297</text:p>
          </table:table-cell>
          <table:table-cell office:value-type="float" office:value="0.497031807899475" calcext:value-type="float">
            <text:p>0,497031807899475</text:p>
          </table:table-cell>
          <table:table-cell office:value-type="float" office:value="0.367792725563049" calcext:value-type="float">
            <text:p>0,36779272556304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68183159828186" calcext:value-type="float">
            <text:p>0,96818315982818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0" calcext:value-type="float">
            <text:p>160</text:p>
          </table:table-cell>
          <table:table-cell/>
          <table:table-cell office:value-type="float" office:value="2.92155885696411" calcext:value-type="float">
            <text:p>2,9215588569641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1508287191391" calcext:value-type="float">
            <text:p>0,91508287191391</text:p>
          </table:table-cell>
          <table:table-cell office:value-type="float" office:value="0.37431788444519" calcext:value-type="float">
            <text:p>0,37431788444519</text:p>
          </table:table-cell>
          <table:table-cell office:value-type="float" office:value="0.480215162038803" calcext:value-type="float">
            <text:p>0,480215162038803</text:p>
          </table:table-cell>
          <table:table-cell office:value-type="float" office:value="0.371819972991943" calcext:value-type="float">
            <text:p>0,3718199729919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56474781036377" calcext:value-type="float">
            <text:p>0,95647478103637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1" calcext:value-type="float">
            <text:p>161</text:p>
          </table:table-cell>
          <table:table-cell/>
          <table:table-cell office:value-type="float" office:value="2.91808700561523" calcext:value-type="float">
            <text:p>2,9180870056152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21851933002472" calcext:value-type="float">
            <text:p>0,921851933002472</text:p>
          </table:table-cell>
          <table:table-cell office:value-type="float" office:value="0.388261675834656" calcext:value-type="float">
            <text:p>0,388261675834656</text:p>
          </table:table-cell>
          <table:table-cell office:value-type="float" office:value="0.485051721334457" calcext:value-type="float">
            <text:p>0,485051721334457</text:p>
          </table:table-cell>
          <table:table-cell office:value-type="float" office:value="0.377032369375229" calcext:value-type="float">
            <text:p>0,37703236937522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5381772518158" calcext:value-type="float">
            <text:p>0,9538177251815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2" calcext:value-type="float">
            <text:p>162</text:p>
          </table:table-cell>
          <table:table-cell/>
          <table:table-cell office:value-type="float" office:value="2.92891597747803" calcext:value-type="float">
            <text:p>2,9289159774780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31147933006287" calcext:value-type="float">
            <text:p>0,931147933006287</text:p>
          </table:table-cell>
          <table:table-cell office:value-type="float" office:value="0.408618927001953" calcext:value-type="float">
            <text:p>0,408618927001953</text:p>
          </table:table-cell>
          <table:table-cell office:value-type="float" office:value="0.512027502059937" calcext:value-type="float">
            <text:p>0,512027502059937</text:p>
          </table:table-cell>
          <table:table-cell office:value-type="float" office:value="0.376279443502426" calcext:value-type="float">
            <text:p>0,37627944350242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56129133701324" calcext:value-type="float">
            <text:p>0,95612913370132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3" calcext:value-type="float">
            <text:p>163</text:p>
          </table:table-cell>
          <table:table-cell/>
          <table:table-cell office:value-type="float" office:value="2.54473567008972" calcext:value-type="float">
            <text:p>2,5447356700897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24587905406952" calcext:value-type="float">
            <text:p>0,924587905406952</text:p>
          </table:table-cell>
          <table:table-cell office:value-type="float" office:value="0.401918083429337" calcext:value-type="float">
            <text:p>0,401918083429337</text:p>
          </table:table-cell>
          <table:table-cell office:value-type="float" office:value="0.52019989490509" calcext:value-type="float">
            <text:p>0,52019989490509</text:p>
          </table:table-cell>
          <table:table-cell office:value-type="float" office:value="0.364966064691544" calcext:value-type="float">
            <text:p>0,3649660646915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6068000793457" calcext:value-type="float">
            <text:p>0,9606800079345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4" calcext:value-type="float">
            <text:p>164</text:p>
          </table:table-cell>
          <table:table-cell/>
          <table:table-cell office:value-type="float" office:value="2.5085780620575" calcext:value-type="float">
            <text:p>2,508578062057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12464678287506" calcext:value-type="float">
            <text:p>0,912464678287506</text:p>
          </table:table-cell>
          <table:table-cell office:value-type="float" office:value="0.401582837104797" calcext:value-type="float">
            <text:p>0,401582837104797</text:p>
          </table:table-cell>
          <table:table-cell office:value-type="float" office:value="0.548076987266541" calcext:value-type="float">
            <text:p>0,548076987266541</text:p>
          </table:table-cell>
          <table:table-cell office:value-type="float" office:value="0.359635353088379" calcext:value-type="float">
            <text:p>0,35963535308837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8151230812073" calcext:value-type="float">
            <text:p>0,94815123081207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5" calcext:value-type="float">
            <text:p>165</text:p>
          </table:table-cell>
          <table:table-cell/>
          <table:table-cell office:value-type="float" office:value="2.49144148826599" calcext:value-type="float">
            <text:p>2,4914414882659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33789372444153" calcext:value-type="float">
            <text:p>0,933789372444153</text:p>
          </table:table-cell>
          <table:table-cell office:value-type="float" office:value="0.444939881563187" calcext:value-type="float">
            <text:p>0,444939881563187</text:p>
          </table:table-cell>
          <table:table-cell office:value-type="float" office:value="0.564492583274841" calcext:value-type="float">
            <text:p>0,564492583274841</text:p>
          </table:table-cell>
          <table:table-cell office:value-type="float" office:value="0.35121351480484" calcext:value-type="float">
            <text:p>0,351213514804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22960221767426" calcext:value-type="float">
            <text:p>0,92296022176742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6" calcext:value-type="float">
            <text:p>166</text:p>
          </table:table-cell>
          <table:table-cell/>
          <table:table-cell office:value-type="float" office:value="2.53089880943298" calcext:value-type="float">
            <text:p>2,5308988094329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27547991275787" calcext:value-type="float">
            <text:p>0,927547991275787</text:p>
          </table:table-cell>
          <table:table-cell office:value-type="float" office:value="0.429744154214859" calcext:value-type="float">
            <text:p>0,429744154214859</text:p>
          </table:table-cell>
          <table:table-cell office:value-type="float" office:value="0.573578059673309" calcext:value-type="float">
            <text:p>0,573578059673309</text:p>
          </table:table-cell>
          <table:table-cell office:value-type="float" office:value="0.372387379407883" calcext:value-type="float">
            <text:p>0,37238737940788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25358474254608" calcext:value-type="float">
            <text:p>0,92535847425460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7" calcext:value-type="float">
            <text:p>167</text:p>
          </table:table-cell>
          <table:table-cell/>
          <table:table-cell office:value-type="float" office:value="2.54377722740173" calcext:value-type="float">
            <text:p>2,5437772274017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01444554328918" calcext:value-type="float">
            <text:p>0,901444554328918</text:p>
          </table:table-cell>
          <table:table-cell office:value-type="float" office:value="0.446253418922424" calcext:value-type="float">
            <text:p>0,446253418922424</text:p>
          </table:table-cell>
          <table:table-cell office:value-type="float" office:value="0.595649540424347" calcext:value-type="float">
            <text:p>0,595649540424347</text:p>
          </table:table-cell>
          <table:table-cell office:value-type="float" office:value="0.360092639923096" calcext:value-type="float">
            <text:p>0,3600926399230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34030652046204" calcext:value-type="float">
            <text:p>0,93403065204620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8" calcext:value-type="float">
            <text:p>168</text:p>
          </table:table-cell>
          <table:table-cell/>
          <table:table-cell office:value-type="float" office:value="2.93164300918579" calcext:value-type="float">
            <text:p>2,9316430091857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11975562572479" calcext:value-type="float">
            <text:p>0,911975562572479</text:p>
          </table:table-cell>
          <table:table-cell office:value-type="float" office:value="0.447511583566666" calcext:value-type="float">
            <text:p>0,447511583566666</text:p>
          </table:table-cell>
          <table:table-cell office:value-type="float" office:value="0.595575213432312" calcext:value-type="float">
            <text:p>0,595575213432312</text:p>
          </table:table-cell>
          <table:table-cell office:value-type="float" office:value="0.348036795854568" calcext:value-type="float">
            <text:p>0,34803679585456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16379868984222" calcext:value-type="float">
            <text:p>0,9163798689842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9" calcext:value-type="float">
            <text:p>169</text:p>
          </table:table-cell>
          <table:table-cell/>
          <table:table-cell office:value-type="float" office:value="2.91929936408997" calcext:value-type="float">
            <text:p>2,9192993640899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19389486312866" calcext:value-type="float">
            <text:p>0,919389486312866</text:p>
          </table:table-cell>
          <table:table-cell office:value-type="float" office:value="0.467122197151184" calcext:value-type="float">
            <text:p>0,467122197151184</text:p>
          </table:table-cell>
          <table:table-cell office:value-type="float" office:value="0.632901906967163" calcext:value-type="float">
            <text:p>0,632901906967163</text:p>
          </table:table-cell>
          <table:table-cell office:value-type="float" office:value="0.356755554676056" calcext:value-type="float">
            <text:p>0,35675555467605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18275713920593" calcext:value-type="float">
            <text:p>0,9182757139205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0" calcext:value-type="float">
            <text:p>170</text:p>
          </table:table-cell>
          <table:table-cell/>
          <table:table-cell office:value-type="float" office:value="2.93255996704102" calcext:value-type="float">
            <text:p>2,9325599670410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1778427362442" calcext:value-type="float">
            <text:p>0,91778427362442</text:p>
          </table:table-cell>
          <table:table-cell office:value-type="float" office:value="0.462636888027191" calcext:value-type="float">
            <text:p>0,462636888027191</text:p>
          </table:table-cell>
          <table:table-cell office:value-type="float" office:value="0.629386007785797" calcext:value-type="float">
            <text:p>0,629386007785797</text:p>
          </table:table-cell>
          <table:table-cell office:value-type="float" office:value="0.340589821338654" calcext:value-type="float">
            <text:p>0,34058982133865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07012760639191" calcext:value-type="float">
            <text:p>0,90701276063919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1" calcext:value-type="float">
            <text:p>171</text:p>
          </table:table-cell>
          <table:table-cell/>
          <table:table-cell office:value-type="float" office:value="2.92606616020203" calcext:value-type="float">
            <text:p>2,9260661602020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30000901222229" calcext:value-type="float">
            <text:p>0,930000901222229</text:p>
          </table:table-cell>
          <table:table-cell office:value-type="float" office:value="0.479212671518326" calcext:value-type="float">
            <text:p>0,479212671518326</text:p>
          </table:table-cell>
          <table:table-cell office:value-type="float" office:value="0.655481815338135" calcext:value-type="float">
            <text:p>0,655481815338135</text:p>
          </table:table-cell>
          <table:table-cell office:value-type="float" office:value="0.33252677321434" calcext:value-type="float">
            <text:p>0,332526773214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97814333438873" calcext:value-type="float">
            <text:p>0,89781433343887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2" calcext:value-type="float">
            <text:p>172</text:p>
          </table:table-cell>
          <table:table-cell/>
          <table:table-cell office:value-type="float" office:value="2.94962358474731" calcext:value-type="float">
            <text:p>2,9496235847473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22428667545319" calcext:value-type="float">
            <text:p>0,922428667545319</text:p>
          </table:table-cell>
          <table:table-cell office:value-type="float" office:value="0.481196790933609" calcext:value-type="float">
            <text:p>0,481196790933609</text:p>
          </table:table-cell>
          <table:table-cell office:value-type="float" office:value="0.688874781131744" calcext:value-type="float">
            <text:p>0,688874781131744</text:p>
          </table:table-cell>
          <table:table-cell office:value-type="float" office:value="0.350026190280914" calcext:value-type="float">
            <text:p>0,35002619028091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13183629512787" calcext:value-type="float">
            <text:p>0,91318362951278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3" calcext:value-type="float">
            <text:p>173</text:p>
          </table:table-cell>
          <table:table-cell/>
          <table:table-cell office:value-type="float" office:value="2.9614315032959" calcext:value-type="float">
            <text:p>2,961431503295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22162413597107" calcext:value-type="float">
            <text:p>0,922162413597107</text:p>
          </table:table-cell>
          <table:table-cell office:value-type="float" office:value="0.487314254045486" calcext:value-type="float">
            <text:p>0,487314254045486</text:p>
          </table:table-cell>
          <table:table-cell office:value-type="float" office:value="0.73225861787796" calcext:value-type="float">
            <text:p>0,73225861787796</text:p>
          </table:table-cell>
          <table:table-cell office:value-type="float" office:value="0.341291815042496" calcext:value-type="float">
            <text:p>0,3412918150424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11230862140656" calcext:value-type="float">
            <text:p>0,9112308621406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4" calcext:value-type="float">
            <text:p>174</text:p>
          </table:table-cell>
          <table:table-cell/>
          <table:table-cell office:value-type="float" office:value="2.95261907577515" calcext:value-type="float">
            <text:p>2,9526190757751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31280970573425" calcext:value-type="float">
            <text:p>0,931280970573425</text:p>
          </table:table-cell>
          <table:table-cell office:value-type="float" office:value="0.499293595552444" calcext:value-type="float">
            <text:p>0,499293595552444</text:p>
          </table:table-cell>
          <table:table-cell office:value-type="float" office:value="0.749554753303528" calcext:value-type="float">
            <text:p>0,749554753303528</text:p>
          </table:table-cell>
          <table:table-cell office:value-type="float" office:value="0.338612854480743" calcext:value-type="float">
            <text:p>0,3386128544807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96387934684753" calcext:value-type="float">
            <text:p>0,89638793468475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5" calcext:value-type="float">
            <text:p>175</text:p>
          </table:table-cell>
          <table:table-cell/>
          <table:table-cell office:value-type="float" office:value="2.98073744773865" calcext:value-type="float">
            <text:p>2,9807374477386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33918416500092" calcext:value-type="float">
            <text:p>0,933918416500092</text:p>
          </table:table-cell>
          <table:table-cell office:value-type="float" office:value="0.537040174007416" calcext:value-type="float">
            <text:p>0,537040174007416</text:p>
          </table:table-cell>
          <table:table-cell office:value-type="float" office:value="0.754202544689178" calcext:value-type="float">
            <text:p>0,754202544689178</text:p>
          </table:table-cell>
          <table:table-cell office:value-type="float" office:value="0.321350872516632" calcext:value-type="float">
            <text:p>0,3213508725166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98016929626465" calcext:value-type="float">
            <text:p>0,89801692962646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6" calcext:value-type="float">
            <text:p>176</text:p>
          </table:table-cell>
          <table:table-cell/>
          <table:table-cell office:value-type="float" office:value="2.98805522918701" calcext:value-type="float">
            <text:p>2,9880552291870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38672780990601" calcext:value-type="float">
            <text:p>0,938672780990601</text:p>
          </table:table-cell>
          <table:table-cell office:value-type="float" office:value="0.53465074300766" calcext:value-type="float">
            <text:p>0,53465074300766</text:p>
          </table:table-cell>
          <table:table-cell office:value-type="float" office:value="0.801705658435822" calcext:value-type="float">
            <text:p>0,801705658435822</text:p>
          </table:table-cell>
          <table:table-cell office:value-type="float" office:value="0.326104342937469" calcext:value-type="float">
            <text:p>0,32610434293746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34724414348602" calcext:value-type="float">
            <text:p>0,53472441434860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7" calcext:value-type="float">
            <text:p>177</text:p>
          </table:table-cell>
          <table:table-cell/>
          <table:table-cell office:value-type="float" office:value="2.99678254127502" calcext:value-type="float">
            <text:p>2,9967825412750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34832990169525" calcext:value-type="float">
            <text:p>0,934832990169525</text:p>
          </table:table-cell>
          <table:table-cell office:value-type="float" office:value="0.556286036968231" calcext:value-type="float">
            <text:p>0,556286036968231</text:p>
          </table:table-cell>
          <table:table-cell office:value-type="float" office:value="0.825055778026581" calcext:value-type="float">
            <text:p>0,825055778026581</text:p>
          </table:table-cell>
          <table:table-cell office:value-type="float" office:value="0.318459749221802" calcext:value-type="float">
            <text:p>0,31845974922180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9965460300446" calcext:value-type="float">
            <text:p>0,52996546030044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8" calcext:value-type="float">
            <text:p>178</text:p>
          </table:table-cell>
          <table:table-cell/>
          <table:table-cell office:value-type="float" office:value="3.03332710266113" calcext:value-type="float">
            <text:p>3,0333271026611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46868896484375" calcext:value-type="float">
            <text:p>0,946868896484375</text:p>
          </table:table-cell>
          <table:table-cell office:value-type="float" office:value="0.553489863872528" calcext:value-type="float">
            <text:p>0,553489863872528</text:p>
          </table:table-cell>
          <table:table-cell office:value-type="float" office:value="0.887766122817993" calcext:value-type="float">
            <text:p>0,887766122817993</text:p>
          </table:table-cell>
          <table:table-cell office:value-type="float" office:value="0.338180422782898" calcext:value-type="float">
            <text:p>0,33818042278289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6761848926544" calcext:value-type="float">
            <text:p>0,50676184892654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9" calcext:value-type="float">
            <text:p>179</text:p>
          </table:table-cell>
          <table:table-cell/>
          <table:table-cell office:value-type="float" office:value="3.0102436542511" calcext:value-type="float">
            <text:p>3,010243654251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36921119689941" calcext:value-type="float">
            <text:p>0,936921119689941</text:p>
          </table:table-cell>
          <table:table-cell office:value-type="float" office:value="0.580962121486664" calcext:value-type="float">
            <text:p>0,580962121486664</text:p>
          </table:table-cell>
          <table:table-cell office:value-type="float" office:value="0.898370921611786" calcext:value-type="float">
            <text:p>0,898370921611786</text:p>
          </table:table-cell>
          <table:table-cell office:value-type="float" office:value="0.339438140392303" calcext:value-type="float">
            <text:p>0,33943814039230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1902322769165" calcext:value-type="float">
            <text:p>0,52190232276916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0" calcext:value-type="float">
            <text:p>180</text:p>
          </table:table-cell>
          <table:table-cell/>
          <table:table-cell office:value-type="float" office:value="1.14903438091278" calcext:value-type="float">
            <text:p>1,1490343809127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61512744426727" calcext:value-type="float">
            <text:p>0,961512744426727</text:p>
          </table:table-cell>
          <table:table-cell office:value-type="float" office:value="0.596348106861115" calcext:value-type="float">
            <text:p>0,596348106861115</text:p>
          </table:table-cell>
          <table:table-cell office:value-type="float" office:value="0.970756888389587" calcext:value-type="float">
            <text:p>0,970756888389587</text:p>
          </table:table-cell>
          <table:table-cell office:value-type="float" office:value="0.332967281341553" calcext:value-type="float">
            <text:p>0,3329672813415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247218132019" calcext:value-type="float">
            <text:p>0,4824721813201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1" calcext:value-type="float">
            <text:p>181</text:p>
          </table:table-cell>
          <table:table-cell/>
          <table:table-cell office:value-type="float" office:value="1.09982085227966" calcext:value-type="float">
            <text:p>1,0998208522796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65142488479614" calcext:value-type="float">
            <text:p>0,965142488479614</text:p>
          </table:table-cell>
          <table:table-cell office:value-type="float" office:value="0.614823341369629" calcext:value-type="float">
            <text:p>0,614823341369629</text:p>
          </table:table-cell>
          <table:table-cell office:value-type="float" office:value="1.02236330509186" calcext:value-type="float">
            <text:p>1,02236330509186</text:p>
          </table:table-cell>
          <table:table-cell office:value-type="float" office:value="0.326308786869049" calcext:value-type="float">
            <text:p>0,32630878686904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92781132459641" calcext:value-type="float">
            <text:p>0,49278113245964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2" calcext:value-type="float">
            <text:p>182</text:p>
          </table:table-cell>
          <table:table-cell/>
          <table:table-cell office:value-type="float" office:value="1.09277069568634" calcext:value-type="float">
            <text:p>1,0927706956863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69523370265961" calcext:value-type="float">
            <text:p>0,969523370265961</text:p>
          </table:table-cell>
          <table:table-cell office:value-type="float" office:value="0.644240617752075" calcext:value-type="float">
            <text:p>0,644240617752075</text:p>
          </table:table-cell>
          <table:table-cell office:value-type="float" office:value="1.0801717042923" calcext:value-type="float">
            <text:p>1,0801717042923</text:p>
          </table:table-cell>
          <table:table-cell office:value-type="float" office:value="0.338933825492859" calcext:value-type="float">
            <text:p>0,3389338254928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092994093895" calcext:value-type="float">
            <text:p>0,4809299409389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3" calcext:value-type="float">
            <text:p>183</text:p>
          </table:table-cell>
          <table:table-cell/>
          <table:table-cell office:value-type="float" office:value="1.09658420085907" calcext:value-type="float">
            <text:p>1,0965842008590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63684260845184" calcext:value-type="float">
            <text:p>0,963684260845184</text:p>
          </table:table-cell>
          <table:table-cell office:value-type="float" office:value="0.664808750152588" calcext:value-type="float">
            <text:p>0,664808750152588</text:p>
          </table:table-cell>
          <table:table-cell office:value-type="float" office:value="1.15043461322784" calcext:value-type="float">
            <text:p>1,15043461322784</text:p>
          </table:table-cell>
          <table:table-cell office:value-type="float" office:value="0.323977708816528" calcext:value-type="float">
            <text:p>0,32397770881652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6905485391617" calcext:value-type="float">
            <text:p>0,48690548539161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4" calcext:value-type="float">
            <text:p>184</text:p>
          </table:table-cell>
          <table:table-cell/>
          <table:table-cell office:value-type="float" office:value="1.06787431240082" calcext:value-type="float">
            <text:p>1,0678743124008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78500664234161" calcext:value-type="float">
            <text:p>0,978500664234161</text:p>
          </table:table-cell>
          <table:table-cell office:value-type="float" office:value="0.676332950592041" calcext:value-type="float">
            <text:p>0,676332950592041</text:p>
          </table:table-cell>
          <table:table-cell office:value-type="float" office:value="1.23014771938324" calcext:value-type="float">
            <text:p>1,23014771938324</text:p>
          </table:table-cell>
          <table:table-cell office:value-type="float" office:value="0.32141375541687" calcext:value-type="float">
            <text:p>0,3214137554168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73324447870255" calcext:value-type="float">
            <text:p>0,47332444787025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5" calcext:value-type="float">
            <text:p>185</text:p>
          </table:table-cell>
          <table:table-cell/>
          <table:table-cell office:value-type="float" office:value="1.05982768535614" calcext:value-type="float">
            <text:p>1,0598276853561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679936170578" calcext:value-type="float">
            <text:p>0,9679936170578</text:p>
          </table:table-cell>
          <table:table-cell office:value-type="float" office:value="0.698623180389404" calcext:value-type="float">
            <text:p>0,698623180389404</text:p>
          </table:table-cell>
          <table:table-cell office:value-type="float" office:value="1.31418609619141" calcext:value-type="float">
            <text:p>1,31418609619141</text:p>
          </table:table-cell>
          <table:table-cell office:value-type="float" office:value="0.321186423301697" calcext:value-type="float">
            <text:p>0,32118642330169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77662920951843" calcext:value-type="float">
            <text:p>0,47766292095184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6" calcext:value-type="float">
            <text:p>186</text:p>
          </table:table-cell>
          <table:table-cell/>
          <table:table-cell office:value-type="float" office:value="1.0734189748764" calcext:value-type="float">
            <text:p>1,073418974876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68976259231567" calcext:value-type="float">
            <text:p>0,968976259231567</text:p>
          </table:table-cell>
          <table:table-cell office:value-type="float" office:value="0.728484332561493" calcext:value-type="float">
            <text:p>0,728484332561493</text:p>
          </table:table-cell>
          <table:table-cell office:value-type="float" office:value="1.43596458435059" calcext:value-type="float">
            <text:p>1,43596458435059</text:p>
          </table:table-cell>
          <table:table-cell office:value-type="float" office:value="0.311475157737732" calcext:value-type="float">
            <text:p>0,3114751577377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74042415618897" calcext:value-type="float">
            <text:p>0,47404241561889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7" calcext:value-type="float">
            <text:p>187</text:p>
          </table:table-cell>
          <table:table-cell/>
          <table:table-cell office:value-type="float" office:value="1.09740042686462" calcext:value-type="float">
            <text:p>1,0974004268646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68944609165192" calcext:value-type="float">
            <text:p>0,968944609165192</text:p>
          </table:table-cell>
          <table:table-cell office:value-type="float" office:value="0.764248788356781" calcext:value-type="float">
            <text:p>0,764248788356781</text:p>
          </table:table-cell>
          <table:table-cell office:value-type="float" office:value="1.5527675151825" calcext:value-type="float">
            <text:p>1,5527675151825</text:p>
          </table:table-cell>
          <table:table-cell office:value-type="float" office:value="0.315131813287735" calcext:value-type="float">
            <text:p>0,31513181328773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67707961797714" calcext:value-type="float">
            <text:p>0,46770796179771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8" calcext:value-type="float">
            <text:p>188</text:p>
          </table:table-cell>
          <table:table-cell/>
          <table:table-cell office:value-type="float" office:value="1.08822512626648" calcext:value-type="float">
            <text:p>1,0882251262664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0051331520081" calcext:value-type="float">
            <text:p>1,00051331520081</text:p>
          </table:table-cell>
          <table:table-cell office:value-type="float" office:value="0.795836329460144" calcext:value-type="float">
            <text:p>0,795836329460144</text:p>
          </table:table-cell>
          <table:table-cell office:value-type="float" office:value="1.71466207504272" calcext:value-type="float">
            <text:p>1,71466207504272</text:p>
          </table:table-cell>
          <table:table-cell office:value-type="float" office:value="0.322601526975632" calcext:value-type="float">
            <text:p>0,3226015269756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64538067579269" calcext:value-type="float">
            <text:p>0,46453806757926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9" calcext:value-type="float">
            <text:p>189</text:p>
          </table:table-cell>
          <table:table-cell/>
          <table:table-cell office:value-type="float" office:value="1.09526968002319" calcext:value-type="float">
            <text:p>1,0952696800231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0842654705048" calcext:value-type="float">
            <text:p>1,00842654705048</text:p>
          </table:table-cell>
          <table:table-cell office:value-type="float" office:value="0.840590357780456" calcext:value-type="float">
            <text:p>0,840590357780456</text:p>
          </table:table-cell>
          <table:table-cell office:value-type="float" office:value="1.87248396873474" calcext:value-type="float">
            <text:p>1,87248396873474</text:p>
          </table:table-cell>
          <table:table-cell office:value-type="float" office:value="0.31254455447197" calcext:value-type="float">
            <text:p>0,3125445544719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64152425527573" calcext:value-type="float">
            <text:p>0,46415242552757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0" calcext:value-type="float">
            <text:p>190</text:p>
          </table:table-cell>
          <table:table-cell/>
          <table:table-cell office:value-type="float" office:value="1.14069712162018" calcext:value-type="float">
            <text:p>1,1406971216201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90274667739868" calcext:value-type="float">
            <text:p>0,990274667739868</text:p>
          </table:table-cell>
          <table:table-cell office:value-type="float" office:value="0.847134530544281" calcext:value-type="float">
            <text:p>0,847134530544281</text:p>
          </table:table-cell>
          <table:table-cell office:value-type="float" office:value="2.10662817955017" calcext:value-type="float">
            <text:p>2,10662817955017</text:p>
          </table:table-cell>
          <table:table-cell office:value-type="float" office:value="0.312875956296921" calcext:value-type="float">
            <text:p>0,31287595629692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2684254646301" calcext:value-type="float">
            <text:p>0,48268425464630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1" calcext:value-type="float">
            <text:p>191</text:p>
          </table:table-cell>
          <table:table-cell/>
          <table:table-cell office:value-type="float" office:value="3.84200215339661" calcext:value-type="float">
            <text:p>3,8420021533966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97038006782532" calcext:value-type="float">
            <text:p>0,997038006782532</text:p>
          </table:table-cell>
          <table:table-cell office:value-type="float" office:value="0.922548770904541" calcext:value-type="float">
            <text:p>0,922548770904541</text:p>
          </table:table-cell>
          <table:table-cell office:value-type="float" office:value="2.38885617256165" calcext:value-type="float">
            <text:p>2,38885617256165</text:p>
          </table:table-cell>
          <table:table-cell office:value-type="float" office:value="0.312013745307922" calcext:value-type="float">
            <text:p>0,3120137453079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4030812978745" calcext:value-type="float">
            <text:p>0,48403081297874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2" calcext:value-type="float">
            <text:p>192</text:p>
          </table:table-cell>
          <table:table-cell/>
          <table:table-cell office:value-type="float" office:value="3.86588168144226" calcext:value-type="float">
            <text:p>3,8658816814422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92218434810638" calcext:value-type="float">
            <text:p>0,992218434810638</text:p>
          </table:table-cell>
          <table:table-cell office:value-type="float" office:value="0.944604814052582" calcext:value-type="float">
            <text:p>0,944604814052582</text:p>
          </table:table-cell>
          <table:table-cell office:value-type="float" office:value="2.76269006729126" calcext:value-type="float">
            <text:p>2,76269006729126</text:p>
          </table:table-cell>
          <table:table-cell office:value-type="float" office:value="0.304263770580292" calcext:value-type="float">
            <text:p>0,30426377058029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72908407449722" calcext:value-type="float">
            <text:p>0,4729084074497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3" calcext:value-type="float">
            <text:p>193</text:p>
          </table:table-cell>
          <table:table-cell/>
          <table:table-cell office:value-type="float" office:value="3.8890163898468" calcext:value-type="float">
            <text:p>3,889016389846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0146496295929" calcext:value-type="float">
            <text:p>1,00146496295929</text:p>
          </table:table-cell>
          <table:table-cell office:value-type="float" office:value="1.01229906082153" calcext:value-type="float">
            <text:p>1,01229906082153</text:p>
          </table:table-cell>
          <table:table-cell office:value-type="float" office:value="3.41530013084412" calcext:value-type="float">
            <text:p>3,41530013084412</text:p>
          </table:table-cell>
          <table:table-cell office:value-type="float" office:value="0.304411232471466" calcext:value-type="float">
            <text:p>0,30441123247146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67663139104843" calcext:value-type="float">
            <text:p>0,46766313910484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4" calcext:value-type="float">
            <text:p>194</text:p>
          </table:table-cell>
          <table:table-cell/>
          <table:table-cell office:value-type="float" office:value="3.92342782020569" calcext:value-type="float">
            <text:p>3,9234278202056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3275465965271" calcext:value-type="float">
            <text:p>1,03275465965271</text:p>
          </table:table-cell>
          <table:table-cell office:value-type="float" office:value="1.07570338249207" calcext:value-type="float">
            <text:p>1,07570338249207</text:p>
          </table:table-cell>
          <table:table-cell office:value-type="float" office:value="3.97435164451599" calcext:value-type="float">
            <text:p>3,97435164451599</text:p>
          </table:table-cell>
          <table:table-cell office:value-type="float" office:value="0.32286137342453" calcext:value-type="float">
            <text:p>0,322861373424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90132927894592" calcext:value-type="float">
            <text:p>0,49013292789459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5" calcext:value-type="float">
            <text:p>195</text:p>
          </table:table-cell>
          <table:table-cell/>
          <table:table-cell office:value-type="float" office:value="3.95670485496521" calcext:value-type="float">
            <text:p>3,9567048549652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2058875560761" calcext:value-type="float">
            <text:p>1,02058875560761</text:p>
          </table:table-cell>
          <table:table-cell office:value-type="float" office:value="1.14009165763855" calcext:value-type="float">
            <text:p>1,14009165763855</text:p>
          </table:table-cell>
          <table:table-cell office:value-type="float" office:value="3.96909403800964" calcext:value-type="float">
            <text:p>3,96909403800964</text:p>
          </table:table-cell>
          <table:table-cell office:value-type="float" office:value="0.298845797777176" calcext:value-type="float">
            <text:p>0,2988457977771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8485794067383" calcext:value-type="float">
            <text:p>0,50848579406738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6" calcext:value-type="float">
            <text:p>196</text:p>
          </table:table-cell>
          <table:table-cell/>
          <table:table-cell office:value-type="float" office:value="3.99421358108521" calcext:value-type="float">
            <text:p>3,9942135810852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3830337524414" calcext:value-type="float">
            <text:p>1,03830337524414</text:p>
          </table:table-cell>
          <table:table-cell office:value-type="float" office:value="1.2103191614151" calcext:value-type="float">
            <text:p>1,2103191614151</text:p>
          </table:table-cell>
          <table:table-cell office:value-type="float" office:value="3.96022033691406" calcext:value-type="float">
            <text:p>3,96022033691406</text:p>
          </table:table-cell>
          <table:table-cell office:value-type="float" office:value="0.304069757461548" calcext:value-type="float">
            <text:p>0,30406975746154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2603750228882" calcext:value-type="float">
            <text:p>0,52260375022888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7" calcext:value-type="float">
            <text:p>197</text:p>
          </table:table-cell>
          <table:table-cell/>
          <table:table-cell office:value-type="float" office:value="4.02408123016357" calcext:value-type="float">
            <text:p>4,0240812301635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4277884960175" calcext:value-type="float">
            <text:p>1,04277884960175</text:p>
          </table:table-cell>
          <table:table-cell office:value-type="float" office:value="1.29169046878815" calcext:value-type="float">
            <text:p>1,29169046878815</text:p>
          </table:table-cell>
          <table:table-cell office:value-type="float" office:value="3.94538235664368" calcext:value-type="float">
            <text:p>3,94538235664368</text:p>
          </table:table-cell>
          <table:table-cell office:value-type="float" office:value="0.330185532569885" calcext:value-type="float">
            <text:p>0,33018553256988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39520263671875" calcext:value-type="float">
            <text:p>0,53952026367187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8" calcext:value-type="float">
            <text:p>198</text:p>
          </table:table-cell>
          <table:table-cell/>
          <table:table-cell office:value-type="float" office:value="3.91026306152344" calcext:value-type="float">
            <text:p>3,9102630615234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5845546722412" calcext:value-type="float">
            <text:p>1,05845546722412</text:p>
          </table:table-cell>
          <table:table-cell office:value-type="float" office:value="1.4055278301239" calcext:value-type="float">
            <text:p>1,4055278301239</text:p>
          </table:table-cell>
          <table:table-cell office:value-type="float" office:value="3.93972206115723" calcext:value-type="float">
            <text:p>3,93972206115723</text:p>
          </table:table-cell>
          <table:table-cell office:value-type="float" office:value="0.313589453697205" calcext:value-type="float">
            <text:p>0,31358945369720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60880243778229" calcext:value-type="float">
            <text:p>0,56088024377822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9" calcext:value-type="float">
            <text:p>199</text:p>
          </table:table-cell>
          <table:table-cell/>
          <table:table-cell office:value-type="float" office:value="3.82464265823364" calcext:value-type="float">
            <text:p>3,8246426582336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5593991279602" calcext:value-type="float">
            <text:p>1,05593991279602</text:p>
          </table:table-cell>
          <table:table-cell office:value-type="float" office:value="1.52020108699799" calcext:value-type="float">
            <text:p>1,52020108699799</text:p>
          </table:table-cell>
          <table:table-cell office:value-type="float" office:value="3.96666812896729" calcext:value-type="float">
            <text:p>3,96666812896729</text:p>
          </table:table-cell>
          <table:table-cell office:value-type="float" office:value="0.294472575187683" calcext:value-type="float">
            <text:p>0,29447257518768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2622125148773" calcext:value-type="float">
            <text:p>0,94262212514877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0" calcext:value-type="float">
            <text:p>200</text:p>
          </table:table-cell>
          <table:table-cell/>
          <table:table-cell office:value-type="float" office:value="1.99765861034393" calcext:value-type="float">
            <text:p>1,9976586103439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7655346393585" calcext:value-type="float">
            <text:p>1,07655346393585</text:p>
          </table:table-cell>
          <table:table-cell office:value-type="float" office:value="1.65228092670441" calcext:value-type="float">
            <text:p>1,65228092670441</text:p>
          </table:table-cell>
          <table:table-cell office:value-type="float" office:value="3.9493408203125" calcext:value-type="float">
            <text:p>3,9493408203125</text:p>
          </table:table-cell>
          <table:table-cell office:value-type="float" office:value="0.310647308826447" calcext:value-type="float">
            <text:p>0,31064730882644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35620784759522" calcext:value-type="float">
            <text:p>0,9356207847595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1" calcext:value-type="float">
            <text:p>201</text:p>
          </table:table-cell>
          <table:table-cell/>
          <table:table-cell office:value-type="float" office:value="1.93357801437378" calcext:value-type="float">
            <text:p>1,9335780143737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9743928909302" calcext:value-type="float">
            <text:p>1,09743928909302</text:p>
          </table:table-cell>
          <table:table-cell office:value-type="float" office:value="1.85674679279327" calcext:value-type="float">
            <text:p>1,85674679279327</text:p>
          </table:table-cell>
          <table:table-cell office:value-type="float" office:value="3.96480822563171" calcext:value-type="float">
            <text:p>3,96480822563171</text:p>
          </table:table-cell>
          <table:table-cell office:value-type="float" office:value="0.323790401220322" calcext:value-type="float">
            <text:p>0,3237904012203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33354139328003" calcext:value-type="float">
            <text:p>0,93335413932800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2" calcext:value-type="float">
            <text:p>202</text:p>
          </table:table-cell>
          <table:table-cell/>
          <table:table-cell office:value-type="float" office:value="1.90976738929749" calcext:value-type="float">
            <text:p>1,9097673892974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9542977809906" calcext:value-type="float">
            <text:p>1,09542977809906</text:p>
          </table:table-cell>
          <table:table-cell office:value-type="float" office:value="2.05514574050903" calcext:value-type="float">
            <text:p>2,05514574050903</text:p>
          </table:table-cell>
          <table:table-cell office:value-type="float" office:value="3.95074486732483" calcext:value-type="float">
            <text:p>3,95074486732483</text:p>
          </table:table-cell>
          <table:table-cell office:value-type="float" office:value="0.309895604848862" calcext:value-type="float">
            <text:p>0,3098956048488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32808756828308" calcext:value-type="float">
            <text:p>0,93280875682830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3" calcext:value-type="float">
            <text:p>203</text:p>
          </table:table-cell>
          <table:table-cell/>
          <table:table-cell office:value-type="float" office:value="1.93582904338837" calcext:value-type="float">
            <text:p>1,9358290433883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9876668453217" calcext:value-type="float">
            <text:p>1,09876668453217</text:p>
          </table:table-cell>
          <table:table-cell office:value-type="float" office:value="2.34029722213745" calcext:value-type="float">
            <text:p>2,34029722213745</text:p>
          </table:table-cell>
          <table:table-cell office:value-type="float" office:value="3.95299363136292" calcext:value-type="float">
            <text:p>3,95299363136292</text:p>
          </table:table-cell>
          <table:table-cell office:value-type="float" office:value="0.302601218223572" calcext:value-type="float">
            <text:p>0,30260121822357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0724790096283" calcext:value-type="float">
            <text:p>0,94072479009628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4" calcext:value-type="float">
            <text:p>204</text:p>
          </table:table-cell>
          <table:table-cell/>
          <table:table-cell office:value-type="float" office:value="1.8811252117157" calcext:value-type="float">
            <text:p>1,881125211715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10718858242035" calcext:value-type="float">
            <text:p>1,10718858242035</text:p>
          </table:table-cell>
          <table:table-cell office:value-type="float" office:value="3.11346554756165" calcext:value-type="float">
            <text:p>3,11346554756165</text:p>
          </table:table-cell>
          <table:table-cell office:value-type="float" office:value="3.237065076828" calcext:value-type="float">
            <text:p>3,237065076828</text:p>
          </table:table-cell>
          <table:table-cell office:value-type="float" office:value="0.312023788690567" calcext:value-type="float">
            <text:p>0,3120237886905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4913148880005" calcext:value-type="float">
            <text:p>0,94491314888000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5" calcext:value-type="float">
            <text:p>205</text:p>
          </table:table-cell>
          <table:table-cell/>
          <table:table-cell office:value-type="float" office:value="1.92579138278961" calcext:value-type="float">
            <text:p>1,9257913827896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15574765205383" calcext:value-type="float">
            <text:p>1,15574765205383</text:p>
          </table:table-cell>
          <table:table-cell office:value-type="float" office:value="3.10997843742371" calcext:value-type="float">
            <text:p>3,10997843742371</text:p>
          </table:table-cell>
          <table:table-cell office:value-type="float" office:value="2.74691700935364" calcext:value-type="float">
            <text:p>2,74691700935364</text:p>
          </table:table-cell>
          <table:table-cell office:value-type="float" office:value="0.310313701629639" calcext:value-type="float">
            <text:p>0,31031370162963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61366176605225" calcext:value-type="float">
            <text:p>0,96136617660522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6" calcext:value-type="float">
            <text:p>206</text:p>
          </table:table-cell>
          <table:table-cell/>
          <table:table-cell office:value-type="float" office:value="1.96073281764984" calcext:value-type="float">
            <text:p>1,9607328176498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13640916347504" calcext:value-type="float">
            <text:p>1,13640916347504</text:p>
          </table:table-cell>
          <table:table-cell office:value-type="float" office:value="3.67383098602295" calcext:value-type="float">
            <text:p>3,67383098602295</text:p>
          </table:table-cell>
          <table:table-cell office:value-type="float" office:value="2.41874575614929" calcext:value-type="float">
            <text:p>2,41874575614929</text:p>
          </table:table-cell>
          <table:table-cell office:value-type="float" office:value="0.305860877037048" calcext:value-type="float">
            <text:p>0,30586087703704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8711574077606" calcext:value-type="float">
            <text:p>0,94871157407760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7" calcext:value-type="float">
            <text:p>207</text:p>
          </table:table-cell>
          <table:table-cell/>
          <table:table-cell office:value-type="float" office:value="3.23207330703735" calcext:value-type="float">
            <text:p>3,2320733070373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15283131599426" calcext:value-type="float">
            <text:p>1,15283131599426</text:p>
          </table:table-cell>
          <table:table-cell office:value-type="float" office:value="3.67161846160889" calcext:value-type="float">
            <text:p>3,67161846160889</text:p>
          </table:table-cell>
          <table:table-cell office:value-type="float" office:value="2.12602806091309" calcext:value-type="float">
            <text:p>2,12602806091309</text:p>
          </table:table-cell>
          <table:table-cell office:value-type="float" office:value="0.319282114505768" calcext:value-type="float">
            <text:p>0,31928211450576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37707424163818" calcext:value-type="float">
            <text:p>0,93770742416381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8" calcext:value-type="float">
            <text:p>208</text:p>
          </table:table-cell>
          <table:table-cell/>
          <table:table-cell office:value-type="float" office:value="3.16461753845215" calcext:value-type="float">
            <text:p>3,1646175384521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1668803691864" calcext:value-type="float">
            <text:p>1,1668803691864</text:p>
          </table:table-cell>
          <table:table-cell office:value-type="float" office:value="3.66380834579468" calcext:value-type="float">
            <text:p>3,66380834579468</text:p>
          </table:table-cell>
          <table:table-cell office:value-type="float" office:value="1.88591432571411" calcext:value-type="float">
            <text:p>1,88591432571411</text:p>
          </table:table-cell>
          <table:table-cell office:value-type="float" office:value="0.306792706251144" calcext:value-type="float">
            <text:p>0,3067927062511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78371500968933" calcext:value-type="float">
            <text:p>0,97837150096893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9" calcext:value-type="float">
            <text:p>209</text:p>
          </table:table-cell>
          <table:table-cell/>
          <table:table-cell office:value-type="float" office:value="3.08785510063171" calcext:value-type="float">
            <text:p>3,0878551006317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18371593952179" calcext:value-type="float">
            <text:p>1,18371593952179</text:p>
          </table:table-cell>
          <table:table-cell office:value-type="float" office:value="3.65850400924683" calcext:value-type="float">
            <text:p>3,65850400924683</text:p>
          </table:table-cell>
          <table:table-cell office:value-type="float" office:value="1.72855401039124" calcext:value-type="float">
            <text:p>1,72855401039124</text:p>
          </table:table-cell>
          <table:table-cell office:value-type="float" office:value="0.32834056019783" calcext:value-type="float">
            <text:p>0,3283405601978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79261040687561" calcext:value-type="float">
            <text:p>0,97926104068756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0" calcext:value-type="float">
            <text:p>210</text:p>
          </table:table-cell>
          <table:table-cell/>
          <table:table-cell office:value-type="float" office:value="3.04138946533203" calcext:value-type="float">
            <text:p>3,0413894653320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20496392250061" calcext:value-type="float">
            <text:p>1,20496392250061</text:p>
          </table:table-cell>
          <table:table-cell office:value-type="float" office:value="3.64185905456543" calcext:value-type="float">
            <text:p>3,64185905456543</text:p>
          </table:table-cell>
          <table:table-cell office:value-type="float" office:value="1.56462645530701" calcext:value-type="float">
            <text:p>1,56462645530701</text:p>
          </table:table-cell>
          <table:table-cell office:value-type="float" office:value="0.334094107151031" calcext:value-type="float">
            <text:p>0,3340941071510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65054392814636" calcext:value-type="float">
            <text:p>0,9650543928146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1" calcext:value-type="float">
            <text:p>211</text:p>
          </table:table-cell>
          <table:table-cell/>
          <table:table-cell office:value-type="float" office:value="2.982421875" calcext:value-type="float">
            <text:p>2,98242187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21425092220306" calcext:value-type="float">
            <text:p>1,21425092220306</text:p>
          </table:table-cell>
          <table:table-cell office:value-type="float" office:value="3.66691064834595" calcext:value-type="float">
            <text:p>3,66691064834595</text:p>
          </table:table-cell>
          <table:table-cell office:value-type="float" office:value="1.45585596561432" calcext:value-type="float">
            <text:p>1,45585596561432</text:p>
          </table:table-cell>
          <table:table-cell office:value-type="float" office:value="0.31876277923584" calcext:value-type="float">
            <text:p>0,318762779235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81710612773895" calcext:value-type="float">
            <text:p>0,98171061277389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2" calcext:value-type="float">
            <text:p>212</text:p>
          </table:table-cell>
          <table:table-cell/>
          <table:table-cell office:value-type="float" office:value="2.95155715942383" calcext:value-type="float">
            <text:p>2,9515571594238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23325383663178" calcext:value-type="float">
            <text:p>1,23325383663178</text:p>
          </table:table-cell>
          <table:table-cell office:value-type="float" office:value="3.66809701919556" calcext:value-type="float">
            <text:p>3,66809701919556</text:p>
          </table:table-cell>
          <table:table-cell office:value-type="float" office:value="1.33707332611084" calcext:value-type="float">
            <text:p>1,33707332611084</text:p>
          </table:table-cell>
          <table:table-cell office:value-type="float" office:value="0.314812541007996" calcext:value-type="float">
            <text:p>0,3148125410079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91542637348175" calcext:value-type="float">
            <text:p>0,99154263734817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3" calcext:value-type="float">
            <text:p>213</text:p>
          </table:table-cell>
          <table:table-cell/>
          <table:table-cell office:value-type="float" office:value="2.89949703216553" calcext:value-type="float">
            <text:p>2,8994970321655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26060092449188" calcext:value-type="float">
            <text:p>1,26060092449188</text:p>
          </table:table-cell>
          <table:table-cell office:value-type="float" office:value="3.65840697288513" calcext:value-type="float">
            <text:p>3,65840697288513</text:p>
          </table:table-cell>
          <table:table-cell office:value-type="float" office:value="1.26799523830414" calcext:value-type="float">
            <text:p>1,26799523830414</text:p>
          </table:table-cell>
          <table:table-cell office:value-type="float" office:value="0.337040275335312" calcext:value-type="float">
            <text:p>0,33704027533531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94730234146118" calcext:value-type="float">
            <text:p>0,99473023414611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4" calcext:value-type="float">
            <text:p>214</text:p>
          </table:table-cell>
          <table:table-cell/>
          <table:table-cell office:value-type="float" office:value="2.84962344169617" calcext:value-type="float">
            <text:p>2,8496234416961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28083109855652" calcext:value-type="float">
            <text:p>1,28083109855652</text:p>
          </table:table-cell>
          <table:table-cell office:value-type="float" office:value="3.6812789440155" calcext:value-type="float">
            <text:p>3,6812789440155</text:p>
          </table:table-cell>
          <table:table-cell office:value-type="float" office:value="1.18150699138641" calcext:value-type="float">
            <text:p>1,18150699138641</text:p>
          </table:table-cell>
          <table:table-cell office:value-type="float" office:value="0.311204761266708" calcext:value-type="float">
            <text:p>0,3112047612667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0961148738861" calcext:value-type="float">
            <text:p>1,0096114873886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5" calcext:value-type="float">
            <text:p>215</text:p>
          </table:table-cell>
          <table:table-cell/>
          <table:table-cell office:value-type="float" office:value="0.39743635058403" calcext:value-type="float">
            <text:p>0,3974363505840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30318474769592" calcext:value-type="float">
            <text:p>1,30318474769592</text:p>
          </table:table-cell>
          <table:table-cell office:value-type="float" office:value="3.67301106452942" calcext:value-type="float">
            <text:p>3,67301106452942</text:p>
          </table:table-cell>
          <table:table-cell office:value-type="float" office:value="1.11150169372559" calcext:value-type="float">
            <text:p>1,11150169372559</text:p>
          </table:table-cell>
          <table:table-cell office:value-type="float" office:value="0.317260146141052" calcext:value-type="float">
            <text:p>0,31726014614105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1842379570007" calcext:value-type="float">
            <text:p>1,0184237957000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6" calcext:value-type="float">
            <text:p>216</text:p>
          </table:table-cell>
          <table:table-cell/>
          <table:table-cell office:value-type="float" office:value="0.393813073635101" calcext:value-type="float">
            <text:p>0,39381307363510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30022287368774" calcext:value-type="float">
            <text:p>1,30022287368774</text:p>
          </table:table-cell>
          <table:table-cell office:value-type="float" office:value="3.38985729217529" calcext:value-type="float">
            <text:p>3,38985729217529</text:p>
          </table:table-cell>
          <table:table-cell office:value-type="float" office:value="1.05685698986053" calcext:value-type="float">
            <text:p>1,05685698986053</text:p>
          </table:table-cell>
          <table:table-cell office:value-type="float" office:value="0.329393774271011" calcext:value-type="float">
            <text:p>0,32939377427101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2890145778656" calcext:value-type="float">
            <text:p>1,028901457786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7" calcext:value-type="float">
            <text:p>217</text:p>
          </table:table-cell>
          <table:table-cell/>
          <table:table-cell office:value-type="float" office:value="0.382083773612976" calcext:value-type="float">
            <text:p>0,38208377361297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32225906848907" calcext:value-type="float">
            <text:p>1,32225906848907</text:p>
          </table:table-cell>
          <table:table-cell office:value-type="float" office:value="2.85349178314209" calcext:value-type="float">
            <text:p>2,85349178314209</text:p>
          </table:table-cell>
          <table:table-cell office:value-type="float" office:value="1.00150620937347" calcext:value-type="float">
            <text:p>1,00150620937347</text:p>
          </table:table-cell>
          <table:table-cell office:value-type="float" office:value="0.326660215854645" calcext:value-type="float">
            <text:p>0,32666021585464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2963399887085" calcext:value-type="float">
            <text:p>1,0296339988708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8" calcext:value-type="float">
            <text:p>218</text:p>
          </table:table-cell>
          <table:table-cell/>
          <table:table-cell office:value-type="float" office:value="0.377303898334503" calcext:value-type="float">
            <text:p>0,37730389833450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36316955089569" calcext:value-type="float">
            <text:p>1,36316955089569</text:p>
          </table:table-cell>
          <table:table-cell office:value-type="float" office:value="2.47428131103516" calcext:value-type="float">
            <text:p>2,47428131103516</text:p>
          </table:table-cell>
          <table:table-cell office:value-type="float" office:value="0.919010818004608" calcext:value-type="float">
            <text:p>0,919010818004608</text:p>
          </table:table-cell>
          <table:table-cell office:value-type="float" office:value="0.335018336772919" calcext:value-type="float">
            <text:p>0,3350183367729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382524728775" calcext:value-type="float">
            <text:p>1,038252472877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9" calcext:value-type="float">
            <text:p>219</text:p>
          </table:table-cell>
          <table:table-cell/>
          <table:table-cell office:value-type="float" office:value="0.384188324213028" calcext:value-type="float">
            <text:p>0,38418832421302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39298462867737" calcext:value-type="float">
            <text:p>1,39298462867737</text:p>
          </table:table-cell>
          <table:table-cell office:value-type="float" office:value="2.15836501121521" calcext:value-type="float">
            <text:p>2,15836501121521</text:p>
          </table:table-cell>
          <table:table-cell office:value-type="float" office:value="0.879959881305695" calcext:value-type="float">
            <text:p>0,879959881305695</text:p>
          </table:table-cell>
          <table:table-cell office:value-type="float" office:value="0.31123811006546" calcext:value-type="float">
            <text:p>0,3112381100654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4751181602478" calcext:value-type="float">
            <text:p>1,0475118160247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0" calcext:value-type="float">
            <text:p>220</text:p>
          </table:table-cell>
          <table:table-cell/>
          <table:table-cell office:value-type="float" office:value="0.39323565363884" calcext:value-type="float">
            <text:p>0,3932356536388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40288472175598" calcext:value-type="float">
            <text:p>1,40288472175598</text:p>
          </table:table-cell>
          <table:table-cell office:value-type="float" office:value="1.95356357097626" calcext:value-type="float">
            <text:p>1,95356357097626</text:p>
          </table:table-cell>
          <table:table-cell office:value-type="float" office:value="0.851609170436859" calcext:value-type="float">
            <text:p>0,851609170436859</text:p>
          </table:table-cell>
          <table:table-cell office:value-type="float" office:value="0.306209862232208" calcext:value-type="float">
            <text:p>0,3062098622322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626802444458" calcext:value-type="float">
            <text:p>1,062680244445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1" calcext:value-type="float">
            <text:p>221</text:p>
          </table:table-cell>
          <table:table-cell/>
          <table:table-cell office:value-type="float" office:value="0.409422785043716" calcext:value-type="float">
            <text:p>0,40942278504371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4356963634491" calcext:value-type="float">
            <text:p>1,4356963634491</text:p>
          </table:table-cell>
          <table:table-cell office:value-type="float" office:value="1.77596127986908" calcext:value-type="float">
            <text:p>1,77596127986908</text:p>
          </table:table-cell>
          <table:table-cell office:value-type="float" office:value="0.820506989955902" calcext:value-type="float">
            <text:p>0,820506989955902</text:p>
          </table:table-cell>
          <table:table-cell office:value-type="float" office:value="0.344207793474197" calcext:value-type="float">
            <text:p>0,34420779347419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6750977039337" calcext:value-type="float">
            <text:p>1,067509770393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2" calcext:value-type="float">
            <text:p>222</text:p>
          </table:table-cell>
          <table:table-cell/>
          <table:table-cell office:value-type="float" office:value="0.408149003982544" calcext:value-type="float">
            <text:p>0,40814900398254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43948233127594" calcext:value-type="float">
            <text:p>1,43948233127594</text:p>
          </table:table-cell>
          <table:table-cell office:value-type="float" office:value="1.59238505363464" calcext:value-type="float">
            <text:p>1,59238505363464</text:p>
          </table:table-cell>
          <table:table-cell office:value-type="float" office:value="0.765975534915924" calcext:value-type="float">
            <text:p>0,765975534915924</text:p>
          </table:table-cell>
          <table:table-cell office:value-type="float" office:value="0.323390275239944" calcext:value-type="float">
            <text:p>0,3233902752399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11641132831573" calcext:value-type="float">
            <text:p>1,1164113283157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3" calcext:value-type="float">
            <text:p>223</text:p>
          </table:table-cell>
          <table:table-cell/>
          <table:table-cell office:value-type="float" office:value="0.423789620399475" calcext:value-type="float">
            <text:p>0,42378962039947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49680948257446" calcext:value-type="float">
            <text:p>1,49680948257446</text:p>
          </table:table-cell>
          <table:table-cell office:value-type="float" office:value="1.46450090408325" calcext:value-type="float">
            <text:p>1,46450090408325</text:p>
          </table:table-cell>
          <table:table-cell office:value-type="float" office:value="0.7576984167099" calcext:value-type="float">
            <text:p>0,7576984167099</text:p>
          </table:table-cell>
          <table:table-cell office:value-type="float" office:value="0.350226879119873" calcext:value-type="float">
            <text:p>0,35022687911987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9859192371368" calcext:value-type="float">
            <text:p>1,0985919237136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4" calcext:value-type="float">
            <text:p>224</text:p>
          </table:table-cell>
          <table:table-cell/>
          <table:table-cell office:value-type="float" office:value="0.421879261732101" calcext:value-type="float">
            <text:p>0,42187926173210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1735877990723" calcext:value-type="float">
            <text:p>1,51735877990723</text:p>
          </table:table-cell>
          <table:table-cell office:value-type="float" office:value="1.37111103534698" calcext:value-type="float">
            <text:p>1,37111103534698</text:p>
          </table:table-cell>
          <table:table-cell office:value-type="float" office:value="0.726030945777893" calcext:value-type="float">
            <text:p>0,726030945777893</text:p>
          </table:table-cell>
          <table:table-cell office:value-type="float" office:value="0.330965369939804" calcext:value-type="float">
            <text:p>0,33096536993980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9946358203888" calcext:value-type="float">
            <text:p>1,0994635820388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5" calcext:value-type="float">
            <text:p>225</text:p>
          </table:table-cell>
          <table:table-cell/>
          <table:table-cell office:value-type="float" office:value="0.43444761633873" calcext:value-type="float">
            <text:p>0,4344476163387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5614149570465" calcext:value-type="float">
            <text:p>1,55614149570465</text:p>
          </table:table-cell>
          <table:table-cell office:value-type="float" office:value="1.27092087268829" calcext:value-type="float">
            <text:p>1,27092087268829</text:p>
          </table:table-cell>
          <table:table-cell office:value-type="float" office:value="0.703949987888336" calcext:value-type="float">
            <text:p>0,703949987888336</text:p>
          </table:table-cell>
          <table:table-cell office:value-type="float" office:value="0.341058135032654" calcext:value-type="float">
            <text:p>0,34105813503265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11808621883392" calcext:value-type="float">
            <text:p>1,1180862188339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6" calcext:value-type="float">
            <text:p>226</text:p>
          </table:table-cell>
          <table:table-cell/>
          <table:table-cell office:value-type="float" office:value="0.472270339727402" calcext:value-type="float">
            <text:p>0,47227033972740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209373727440834" calcext:value-type="float">
            <text:p>0,209373727440834</text:p>
          </table:table-cell>
          <table:table-cell office:value-type="float" office:value="1.17300021648407" calcext:value-type="float">
            <text:p>1,17300021648407</text:p>
          </table:table-cell>
          <table:table-cell office:value-type="float" office:value="0.676583230495453" calcext:value-type="float">
            <text:p>0,676583230495453</text:p>
          </table:table-cell>
          <table:table-cell office:value-type="float" office:value="0.352188944816589" calcext:value-type="float">
            <text:p>0,35218894481658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12922263145447" calcext:value-type="float">
            <text:p>1,1292226314544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7" calcext:value-type="float">
            <text:p>227</text:p>
          </table:table-cell>
          <table:table-cell/>
          <table:table-cell office:value-type="float" office:value="0.464221775531769" calcext:value-type="float">
            <text:p>0,46422177553176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97191670536995" calcext:value-type="float">
            <text:p>0,197191670536995</text:p>
          </table:table-cell>
          <table:table-cell office:value-type="float" office:value="1.10852146148682" calcext:value-type="float">
            <text:p>1,10852146148682</text:p>
          </table:table-cell>
          <table:table-cell office:value-type="float" office:value="0.652475476264954" calcext:value-type="float">
            <text:p>0,652475476264954</text:p>
          </table:table-cell>
          <table:table-cell office:value-type="float" office:value="0.334218263626099" calcext:value-type="float">
            <text:p>0,33421826362609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14560723304749" calcext:value-type="float">
            <text:p>1,1456072330474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8" calcext:value-type="float">
            <text:p>228</text:p>
          </table:table-cell>
          <table:table-cell/>
          <table:table-cell office:value-type="float" office:value="0.475222736597061" calcext:value-type="float">
            <text:p>0,47522273659706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88808634877205" calcext:value-type="float">
            <text:p>0,188808634877205</text:p>
          </table:table-cell>
          <table:table-cell office:value-type="float" office:value="1.04090094566345" calcext:value-type="float">
            <text:p>1,04090094566345</text:p>
          </table:table-cell>
          <table:table-cell office:value-type="float" office:value="0.636478781700134" calcext:value-type="float">
            <text:p>0,636478781700134</text:p>
          </table:table-cell>
          <table:table-cell office:value-type="float" office:value="0.355526328086853" calcext:value-type="float">
            <text:p>0,3555263280868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15644252300262" calcext:value-type="float">
            <text:p>1,156442523002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9" calcext:value-type="float">
            <text:p>229</text:p>
          </table:table-cell>
          <table:table-cell/>
          <table:table-cell office:value-type="float" office:value="0.487280428409576" calcext:value-type="float">
            <text:p>0,48728042840957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8081533908844" calcext:value-type="float">
            <text:p>0,18081533908844</text:p>
          </table:table-cell>
          <table:table-cell office:value-type="float" office:value="1.00166881084442" calcext:value-type="float">
            <text:p>1,00166881084442</text:p>
          </table:table-cell>
          <table:table-cell office:value-type="float" office:value="0.615866780281067" calcext:value-type="float">
            <text:p>0,615866780281067</text:p>
          </table:table-cell>
          <table:table-cell office:value-type="float" office:value="0.356705188751221" calcext:value-type="float">
            <text:p>0,35670518875122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1794501543045" calcext:value-type="float">
            <text:p>1,179450154304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0" calcext:value-type="float">
            <text:p>230</text:p>
          </table:table-cell>
          <table:table-cell/>
          <table:table-cell office:value-type="float" office:value="0.491232931613922" calcext:value-type="float">
            <text:p>0,49123293161392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7662325501442" calcext:value-type="float">
            <text:p>0,17662325501442</text:p>
          </table:table-cell>
          <table:table-cell office:value-type="float" office:value="0.942785799503326" calcext:value-type="float">
            <text:p>0,942785799503326</text:p>
          </table:table-cell>
          <table:table-cell office:value-type="float" office:value="0.599267303943634" calcext:value-type="float">
            <text:p>0,599267303943634</text:p>
          </table:table-cell>
          <table:table-cell office:value-type="float" office:value="0.358084708452225" calcext:value-type="float">
            <text:p>0,35808470845222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19611465930939" calcext:value-type="float">
            <text:p>1,196114659309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1" calcext:value-type="float">
            <text:p>231</text:p>
          </table:table-cell>
          <table:table-cell/>
          <table:table-cell office:value-type="float" office:value="0.534303724765778" calcext:value-type="float">
            <text:p>0,53430372476577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81687161326408" calcext:value-type="float">
            <text:p>0,181687161326408</text:p>
          </table:table-cell>
          <table:table-cell office:value-type="float" office:value="0.90523487329483" calcext:value-type="float">
            <text:p>0,90523487329483</text:p>
          </table:table-cell>
          <table:table-cell office:value-type="float" office:value="0.583122432231903" calcext:value-type="float">
            <text:p>0,583122432231903</text:p>
          </table:table-cell>
          <table:table-cell office:value-type="float" office:value="0.363059401512146" calcext:value-type="float">
            <text:p>0,36305940151214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0532095432282" calcext:value-type="float">
            <text:p>1,2053209543228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2" calcext:value-type="float">
            <text:p>232</text:p>
          </table:table-cell>
          <table:table-cell/>
          <table:table-cell office:value-type="float" office:value="0.52172178030014" calcext:value-type="float">
            <text:p>0,5217217803001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71976014971733" calcext:value-type="float">
            <text:p>0,171976014971733</text:p>
          </table:table-cell>
          <table:table-cell office:value-type="float" office:value="0.86557811498642" calcext:value-type="float">
            <text:p>0,86557811498642</text:p>
          </table:table-cell>
          <table:table-cell office:value-type="float" office:value="0.549902200698853" calcext:value-type="float">
            <text:p>0,549902200698853</text:p>
          </table:table-cell>
          <table:table-cell office:value-type="float" office:value="0.347760409116745" calcext:value-type="float">
            <text:p>0,34776040911674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4362051486969" calcext:value-type="float">
            <text:p>1,2436205148696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3" calcext:value-type="float">
            <text:p>233</text:p>
          </table:table-cell>
          <table:table-cell/>
          <table:table-cell office:value-type="float" office:value="0.549328625202179" calcext:value-type="float">
            <text:p>0,54932862520217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56998082995415" calcext:value-type="float">
            <text:p>0,156998082995415</text:p>
          </table:table-cell>
          <table:table-cell office:value-type="float" office:value="0.823020458221435" calcext:value-type="float">
            <text:p>0,823020458221435</text:p>
          </table:table-cell>
          <table:table-cell office:value-type="float" office:value="0.529124975204468" calcext:value-type="float">
            <text:p>0,529124975204468</text:p>
          </table:table-cell>
          <table:table-cell office:value-type="float" office:value="0.357712775468826" calcext:value-type="float">
            <text:p>0,35771277546882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4231564998627" calcext:value-type="float">
            <text:p>1,2423156499862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4" calcext:value-type="float">
            <text:p>234</text:p>
          </table:table-cell>
          <table:table-cell/>
          <table:table-cell office:value-type="float" office:value="0.573943614959717" calcext:value-type="float">
            <text:p>0,57394361495971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66130721569061" calcext:value-type="float">
            <text:p>0,166130721569061</text:p>
          </table:table-cell>
          <table:table-cell office:value-type="float" office:value="0.795031726360321" calcext:value-type="float">
            <text:p>0,795031726360321</text:p>
          </table:table-cell>
          <table:table-cell office:value-type="float" office:value="0.536291360855103" calcext:value-type="float">
            <text:p>0,536291360855103</text:p>
          </table:table-cell>
          <table:table-cell office:value-type="float" office:value="0.319237112998962" calcext:value-type="float">
            <text:p>0,3192371129989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6882421970367" calcext:value-type="float">
            <text:p>1,2688242197036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5" calcext:value-type="float">
            <text:p>235</text:p>
          </table:table-cell>
          <table:table-cell/>
          <table:table-cell office:value-type="float" office:value="0.584703147411346" calcext:value-type="float">
            <text:p>0,58470314741134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52142584323883" calcext:value-type="float">
            <text:p>0,152142584323883</text:p>
          </table:table-cell>
          <table:table-cell office:value-type="float" office:value="0.752045333385468" calcext:value-type="float">
            <text:p>0,752045333385468</text:p>
          </table:table-cell>
          <table:table-cell office:value-type="float" office:value="0.521734178066254" calcext:value-type="float">
            <text:p>0,521734178066254</text:p>
          </table:table-cell>
          <table:table-cell office:value-type="float" office:value="0.35626608133316" calcext:value-type="float">
            <text:p>0,3562660813331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8004944324493" calcext:value-type="float">
            <text:p>1,280049443244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6" calcext:value-type="float">
            <text:p>236</text:p>
          </table:table-cell>
          <table:table-cell/>
          <table:table-cell office:value-type="float" office:value="0.603285908699035" calcext:value-type="float">
            <text:p>0,60328590869903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55207931995392" calcext:value-type="float">
            <text:p>0,155207931995392</text:p>
          </table:table-cell>
          <table:table-cell office:value-type="float" office:value="0.729671955108643" calcext:value-type="float">
            <text:p>0,729671955108643</text:p>
          </table:table-cell>
          <table:table-cell office:value-type="float" office:value="0.516198754310608" calcext:value-type="float">
            <text:p>0,516198754310608</text:p>
          </table:table-cell>
          <table:table-cell office:value-type="float" office:value="0.343441814184189" calcext:value-type="float">
            <text:p>0,34344181418418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6900207996368" calcext:value-type="float">
            <text:p>1,2690020799636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7" calcext:value-type="float">
            <text:p>237</text:p>
          </table:table-cell>
          <table:table-cell/>
          <table:table-cell office:value-type="float" office:value="0.622209429740906" calcext:value-type="float">
            <text:p>0,62220942974090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679917126894" calcext:value-type="float">
            <text:p>0,1679917126894</text:p>
          </table:table-cell>
          <table:table-cell office:value-type="float" office:value="0.709845364093781" calcext:value-type="float">
            <text:p>0,709845364093781</text:p>
          </table:table-cell>
          <table:table-cell office:value-type="float" office:value="0.50871354341507" calcext:value-type="float">
            <text:p>0,50871354341507</text:p>
          </table:table-cell>
          <table:table-cell office:value-type="float" office:value="0.328868269920349" calcext:value-type="float">
            <text:p>0,32886826992034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5586068630219" calcext:value-type="float">
            <text:p>1,2558606863021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8" calcext:value-type="float">
            <text:p>238</text:p>
          </table:table-cell>
          <table:table-cell/>
          <table:table-cell office:value-type="float" office:value="0.66203248500824" calcext:value-type="float">
            <text:p>0,6620324850082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5780907869339" calcext:value-type="float">
            <text:p>0,15780907869339</text:p>
          </table:table-cell>
          <table:table-cell office:value-type="float" office:value="0.67067289352417" calcext:value-type="float">
            <text:p>0,67067289352417</text:p>
          </table:table-cell>
          <table:table-cell office:value-type="float" office:value="0.483315587043762" calcext:value-type="float">
            <text:p>0,483315587043762</text:p>
          </table:table-cell>
          <table:table-cell office:value-type="float" office:value="0.342358648777008" calcext:value-type="float">
            <text:p>0,3423586487770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498722076416" calcext:value-type="float">
            <text:p>1,249872207641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9" calcext:value-type="float">
            <text:p>239</text:p>
          </table:table-cell>
          <table:table-cell/>
          <table:table-cell office:value-type="float" office:value="0.68315315246582" calcext:value-type="float">
            <text:p>0,6831531524658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51604756712913" calcext:value-type="float">
            <text:p>0,151604756712913</text:p>
          </table:table-cell>
          <table:table-cell office:value-type="float" office:value="0.649772346019745" calcext:value-type="float">
            <text:p>0,649772346019745</text:p>
          </table:table-cell>
          <table:table-cell office:value-type="float" office:value="0.487157553434372" calcext:value-type="float">
            <text:p>0,487157553434372</text:p>
          </table:table-cell>
          <table:table-cell office:value-type="float" office:value="0.32173627614975" calcext:value-type="float">
            <text:p>0,321736276149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3084759712219" calcext:value-type="float">
            <text:p>1,2308475971221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0" calcext:value-type="float">
            <text:p>240</text:p>
          </table:table-cell>
          <table:table-cell/>
          <table:table-cell office:value-type="float" office:value="0.703724384307861" calcext:value-type="float">
            <text:p>0,70372438430786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50000005960464" calcext:value-type="float">
            <text:p>0,150000005960464</text:p>
          </table:table-cell>
          <table:table-cell office:value-type="float" office:value="0.628970742225647" calcext:value-type="float">
            <text:p>0,628970742225647</text:p>
          </table:table-cell>
          <table:table-cell office:value-type="float" office:value="0.449678331613541" calcext:value-type="float">
            <text:p>0,449678331613541</text:p>
          </table:table-cell>
          <table:table-cell office:value-type="float" office:value="0.326855808496475" calcext:value-type="float">
            <text:p>0,3268558084964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1417796611786" calcext:value-type="float">
            <text:p>1,2141779661178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1" calcext:value-type="float">
            <text:p>241</text:p>
          </table:table-cell>
          <table:table-cell/>
          <table:table-cell office:value-type="float" office:value="0.735926687717438" calcext:value-type="float">
            <text:p>0,73592668771743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56165316700935" calcext:value-type="float">
            <text:p>0,156165316700935</text:p>
          </table:table-cell>
          <table:table-cell office:value-type="float" office:value="0.616528153419495" calcext:value-type="float">
            <text:p>0,616528153419495</text:p>
          </table:table-cell>
          <table:table-cell office:value-type="float" office:value="0.468052685260773" calcext:value-type="float">
            <text:p>0,468052685260773</text:p>
          </table:table-cell>
          <table:table-cell office:value-type="float" office:value="0.322926878929138" calcext:value-type="float">
            <text:p>0,32292687892913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2734081745148" calcext:value-type="float">
            <text:p>1,2273408174514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2" calcext:value-type="float">
            <text:p>242</text:p>
          </table:table-cell>
          <table:table-cell/>
          <table:table-cell office:value-type="float" office:value="0.793936729431152" calcext:value-type="float">
            <text:p>0,79393672943115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317895919084549" calcext:value-type="float">
            <text:p>0,317895919084549</text:p>
          </table:table-cell>
          <table:table-cell office:value-type="float" office:value="0.601197302341461" calcext:value-type="float">
            <text:p>0,601197302341461</text:p>
          </table:table-cell>
          <table:table-cell office:value-type="float" office:value="0.454852789640427" calcext:value-type="float">
            <text:p>0,454852789640427</text:p>
          </table:table-cell>
          <table:table-cell office:value-type="float" office:value="0.333701997995377" calcext:value-type="float">
            <text:p>0,3337019979953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5532069206238" calcext:value-type="float">
            <text:p>2,3553206920623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3" calcext:value-type="float">
            <text:p>243</text:p>
          </table:table-cell>
          <table:table-cell/>
          <table:table-cell office:value-type="float" office:value="0.811890006065369" calcext:value-type="float">
            <text:p>0,81189000606536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335405915975571" calcext:value-type="float">
            <text:p>0,335405915975571</text:p>
          </table:table-cell>
          <table:table-cell office:value-type="float" office:value="0.589987099170685" calcext:value-type="float">
            <text:p>0,589987099170685</text:p>
          </table:table-cell>
          <table:table-cell office:value-type="float" office:value="0.435404449701309" calcext:value-type="float">
            <text:p>0,435404449701309</text:p>
          </table:table-cell>
          <table:table-cell office:value-type="float" office:value="0.323953658342361" calcext:value-type="float">
            <text:p>0,32395365834236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9731669425964" calcext:value-type="float">
            <text:p>2,3973166942596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4" calcext:value-type="float">
            <text:p>244</text:p>
          </table:table-cell>
          <table:table-cell/>
          <table:table-cell office:value-type="float" office:value="0.863766849040985" calcext:value-type="float">
            <text:p>0,86376684904098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342675238847733" calcext:value-type="float">
            <text:p>0,342675238847733</text:p>
          </table:table-cell>
          <table:table-cell office:value-type="float" office:value="0.575867593288422" calcext:value-type="float">
            <text:p>0,575867593288422</text:p>
          </table:table-cell>
          <table:table-cell office:value-type="float" office:value="0.449589431285858" calcext:value-type="float">
            <text:p>0,449589431285858</text:p>
          </table:table-cell>
          <table:table-cell office:value-type="float" office:value="0.330747872591019" calcext:value-type="float">
            <text:p>0,3307478725910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43807220458984" calcext:value-type="float">
            <text:p>2,4380722045898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5" calcext:value-type="float">
            <text:p>245</text:p>
          </table:table-cell>
          <table:table-cell/>
          <table:table-cell office:value-type="float" office:value="0.901394903659821" calcext:value-type="float">
            <text:p>0,90139490365982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339167535305023" calcext:value-type="float">
            <text:p>0,339167535305023</text:p>
          </table:table-cell>
          <table:table-cell office:value-type="float" office:value="0.565961241722107" calcext:value-type="float">
            <text:p>0,565961241722107</text:p>
          </table:table-cell>
          <table:table-cell office:value-type="float" office:value="0.431591391563415" calcext:value-type="float">
            <text:p>0,431591391563415</text:p>
          </table:table-cell>
          <table:table-cell office:value-type="float" office:value="0.333372473716736" calcext:value-type="float">
            <text:p>0,3333724737167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45702648162842" calcext:value-type="float">
            <text:p>2,4570264816284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6" calcext:value-type="float">
            <text:p>246</text:p>
          </table:table-cell>
          <table:table-cell/>
          <table:table-cell office:value-type="float" office:value="0.946275115013123" calcext:value-type="float">
            <text:p>0,94627511501312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36235311627388" calcext:value-type="float">
            <text:p>0,36235311627388</text:p>
          </table:table-cell>
          <table:table-cell office:value-type="float" office:value="0.526359975337982" calcext:value-type="float">
            <text:p>0,526359975337982</text:p>
          </table:table-cell>
          <table:table-cell office:value-type="float" office:value="0.420625954866409" calcext:value-type="float">
            <text:p>0,420625954866409</text:p>
          </table:table-cell>
          <table:table-cell office:value-type="float" office:value="0.301700979471207" calcext:value-type="float">
            <text:p>0,30170097947120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41148996353149" calcext:value-type="float">
            <text:p>2,4114899635314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7" calcext:value-type="float">
            <text:p>247</text:p>
          </table:table-cell>
          <table:table-cell/>
          <table:table-cell office:value-type="float" office:value="1.0204838514328" calcext:value-type="float">
            <text:p>1,020483851432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337853312492371" calcext:value-type="float">
            <text:p>0,337853312492371</text:p>
          </table:table-cell>
          <table:table-cell office:value-type="float" office:value="0.501506924629211" calcext:value-type="float">
            <text:p>0,501506924629211</text:p>
          </table:table-cell>
          <table:table-cell office:value-type="float" office:value="0.408692240715027" calcext:value-type="float">
            <text:p>0,408692240715027</text:p>
          </table:table-cell>
          <table:table-cell office:value-type="float" office:value="0.324654638767242" calcext:value-type="float">
            <text:p>0,32465463876724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8731789588928" calcext:value-type="float">
            <text:p>2,387317895889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8" calcext:value-type="float">
            <text:p>248</text:p>
          </table:table-cell>
          <table:table-cell/>
          <table:table-cell office:value-type="float" office:value="1.10203301906586" calcext:value-type="float">
            <text:p>1,1020330190658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347996354103088" calcext:value-type="float">
            <text:p>0,347996354103088</text:p>
          </table:table-cell>
          <table:table-cell office:value-type="float" office:value="0.513202250003815" calcext:value-type="float">
            <text:p>0,513202250003815</text:p>
          </table:table-cell>
          <table:table-cell office:value-type="float" office:value="0.418570965528488" calcext:value-type="float">
            <text:p>0,418570965528488</text:p>
          </table:table-cell>
          <table:table-cell office:value-type="float" office:value="0.32293900847435" calcext:value-type="float">
            <text:p>0,3229390084743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6306190490723" calcext:value-type="float">
            <text:p>2,3630619049072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9" calcext:value-type="float">
            <text:p>249</text:p>
          </table:table-cell>
          <table:table-cell/>
          <table:table-cell office:value-type="float" office:value="1.16254734992981" calcext:value-type="float">
            <text:p>1,1625473499298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350534111261368" calcext:value-type="float">
            <text:p>0,350534111261368</text:p>
          </table:table-cell>
          <table:table-cell office:value-type="float" office:value="0.504279792308807" calcext:value-type="float">
            <text:p>0,504279792308807</text:p>
          </table:table-cell>
          <table:table-cell office:value-type="float" office:value="0.415817230939865" calcext:value-type="float">
            <text:p>0,415817230939865</text:p>
          </table:table-cell>
          <table:table-cell office:value-type="float" office:value="0.330792397260666" calcext:value-type="float">
            <text:p>0,33079239726066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414318561554" calcext:value-type="float">
            <text:p>2,341431856155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0" calcext:value-type="float">
            <text:p>250</text:p>
          </table:table-cell>
          <table:table-cell/>
          <table:table-cell office:value-type="float" office:value="1.2528156042099" calcext:value-type="float">
            <text:p>1,252815604209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339526057243347" calcext:value-type="float">
            <text:p>0,339526057243347</text:p>
          </table:table-cell>
          <table:table-cell office:value-type="float" office:value="0.494568139314652" calcext:value-type="float">
            <text:p>0,494568139314652</text:p>
          </table:table-cell>
          <table:table-cell office:value-type="float" office:value="0.402708053588867" calcext:value-type="float">
            <text:p>0,402708053588867</text:p>
          </table:table-cell>
          <table:table-cell office:value-type="float" office:value="0.31114250421524" calcext:value-type="float">
            <text:p>0,3111425042152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33469200134277" calcext:value-type="float">
            <text:p>4,33469200134277</text:p>
          </table:table-cell>
          <table:table-cell office:value-type="float" office:value="4.34765672683716" calcext:value-type="float">
            <text:p>4,34765672683716</text:p>
          </table:table-cell>
          <table:table-cell office:value-type="float" office:value="2.31449151039124" calcext:value-type="float">
            <text:p>2,3144915103912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1" calcext:value-type="float">
            <text:p>251</text:p>
          </table:table-cell>
          <table:table-cell/>
          <table:table-cell office:value-type="float" office:value="1.35448598861694" calcext:value-type="float">
            <text:p>1,3544859886169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34024304151535" calcext:value-type="float">
            <text:p>0,34024304151535</text:p>
          </table:table-cell>
          <table:table-cell office:value-type="float" office:value="0.493286579847336" calcext:value-type="float">
            <text:p>0,493286579847336</text:p>
          </table:table-cell>
          <table:table-cell office:value-type="float" office:value="0.38196611404419" calcext:value-type="float">
            <text:p>0,38196611404419</text:p>
          </table:table-cell>
          <table:table-cell office:value-type="float" office:value="0.30682110786438" calcext:value-type="float">
            <text:p>0,3068211078643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25187110900879" calcext:value-type="float">
            <text:p>4,25187110900879</text:p>
          </table:table-cell>
          <table:table-cell office:value-type="float" office:value="4.28261184692383" calcext:value-type="float">
            <text:p>4,28261184692383</text:p>
          </table:table-cell>
          <table:table-cell office:value-type="float" office:value="2.31027960777283" calcext:value-type="float">
            <text:p>2,3102796077728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2" calcext:value-type="float">
            <text:p>252</text:p>
          </table:table-cell>
          <table:table-cell/>
          <table:table-cell office:value-type="float" office:value="1.50217235088348" calcext:value-type="float">
            <text:p>1,5021723508834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350316494703293" calcext:value-type="float">
            <text:p>0,350316494703293</text:p>
          </table:table-cell>
          <table:table-cell office:value-type="float" office:value="0.454209625720978" calcext:value-type="float">
            <text:p>0,454209625720978</text:p>
          </table:table-cell>
          <table:table-cell office:value-type="float" office:value="0.388791650533676" calcext:value-type="float">
            <text:p>0,388791650533676</text:p>
          </table:table-cell>
          <table:table-cell office:value-type="float" office:value="0.304991453886032" calcext:value-type="float">
            <text:p>0,3049914538860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21258401870728" calcext:value-type="float">
            <text:p>4,21258401870728</text:p>
          </table:table-cell>
          <table:table-cell office:value-type="float" office:value="4.19990110397339" calcext:value-type="float">
            <text:p>4,19990110397339</text:p>
          </table:table-cell>
          <table:table-cell office:value-type="float" office:value="2.29205584526062" calcext:value-type="float">
            <text:p>2,292055845260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3" calcext:value-type="float">
            <text:p>253</text:p>
          </table:table-cell>
          <table:table-cell/>
          <table:table-cell office:value-type="float" office:value="2.0969865322113" calcext:value-type="float">
            <text:p>2,096986532211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343687802553177" calcext:value-type="float">
            <text:p>0,343687802553177</text:p>
          </table:table-cell>
          <table:table-cell office:value-type="float" office:value="0.466046422719955" calcext:value-type="float">
            <text:p>0,466046422719955</text:p>
          </table:table-cell>
          <table:table-cell office:value-type="float" office:value="0.38819169998169" calcext:value-type="float">
            <text:p>0,38819169998169</text:p>
          </table:table-cell>
          <table:table-cell office:value-type="float" office:value="0.299238353967667" calcext:value-type="float">
            <text:p>0,2992383539676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15534591674805" calcext:value-type="float">
            <text:p>4,15534591674805</text:p>
          </table:table-cell>
          <table:table-cell office:value-type="float" office:value="4.14398956298828" calcext:value-type="float">
            <text:p>4,14398956298828</text:p>
          </table:table-cell>
          <table:table-cell office:value-type="float" office:value="2.25487661361694" calcext:value-type="float">
            <text:p>2,2548766136169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4" calcext:value-type="float">
            <text:p>254</text:p>
          </table:table-cell>
          <table:table-cell/>
          <table:table-cell office:value-type="float" office:value="2.07062697410583" calcext:value-type="float">
            <text:p>2,0706269741058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344579607248306" calcext:value-type="float">
            <text:p>0,344579607248306</text:p>
          </table:table-cell>
          <table:table-cell office:value-type="float" office:value="0.454599231481552" calcext:value-type="float">
            <text:p>0,454599231481552</text:p>
          </table:table-cell>
          <table:table-cell office:value-type="float" office:value="0.366285771131515" calcext:value-type="float">
            <text:p>0,366285771131515</text:p>
          </table:table-cell>
          <table:table-cell office:value-type="float" office:value="0.309938132762909" calcext:value-type="float">
            <text:p>0,30993813276290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07408142089844" calcext:value-type="float">
            <text:p>4,07408142089844</text:p>
          </table:table-cell>
          <table:table-cell office:value-type="float" office:value="4.11344146728516" calcext:value-type="float">
            <text:p>4,11344146728516</text:p>
          </table:table-cell>
          <table:table-cell office:value-type="float" office:value="2.23422646522522" calcext:value-type="float">
            <text:p>2,234226465225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5" calcext:value-type="float">
            <text:p>255</text:p>
          </table:table-cell>
          <table:table-cell/>
          <table:table-cell office:value-type="float" office:value="2.09191942214966" calcext:value-type="float">
            <text:p>2,0919194221496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355766624212265" calcext:value-type="float">
            <text:p>0,355766624212265</text:p>
          </table:table-cell>
          <table:table-cell office:value-type="float" office:value="0.434530705213547" calcext:value-type="float">
            <text:p>0,434530705213547</text:p>
          </table:table-cell>
          <table:table-cell office:value-type="float" office:value="0.367309957742691" calcext:value-type="float">
            <text:p>0,367309957742691</text:p>
          </table:table-cell>
          <table:table-cell office:value-type="float" office:value="0.305070728063583" calcext:value-type="float">
            <text:p>0,30507072806358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02813148498535" calcext:value-type="float">
            <text:p>4,02813148498535</text:p>
          </table:table-cell>
          <table:table-cell office:value-type="float" office:value="4.04737377166748" calcext:value-type="float">
            <text:p>4,04737377166748</text:p>
          </table:table-cell>
          <table:table-cell office:value-type="float" office:value="2.23841190338135" calcext:value-type="float">
            <text:p>2,2384119033813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6" calcext:value-type="float">
            <text:p>256</text:p>
          </table:table-cell>
          <table:table-cell/>
          <table:table-cell office:value-type="float" office:value="2.06752634048462" calcext:value-type="float">
            <text:p>2,0675263404846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344542145729065" calcext:value-type="float">
            <text:p>0,344542145729065</text:p>
          </table:table-cell>
          <table:table-cell office:value-type="float" office:value="0.439292430877686" calcext:value-type="float">
            <text:p>0,439292430877686</text:p>
          </table:table-cell>
          <table:table-cell office:value-type="float" office:value="0.368353992700577" calcext:value-type="float">
            <text:p>0,368353992700577</text:p>
          </table:table-cell>
          <table:table-cell office:value-type="float" office:value="0.299006074666977" calcext:value-type="float">
            <text:p>0,2990060746669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97788310050964" calcext:value-type="float">
            <text:p>3,97788310050964</text:p>
          </table:table-cell>
          <table:table-cell office:value-type="float" office:value="3.95983934402466" calcext:value-type="float">
            <text:p>3,95983934402466</text:p>
          </table:table-cell>
          <table:table-cell office:value-type="float" office:value="2.22619295120239" calcext:value-type="float">
            <text:p>2,226192951202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7" calcext:value-type="float">
            <text:p>257</text:p>
          </table:table-cell>
          <table:table-cell/>
          <table:table-cell office:value-type="float" office:value="2.0671820640564" calcext:value-type="float">
            <text:p>2,067182064056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332879602909088" calcext:value-type="float">
            <text:p>0,332879602909088</text:p>
          </table:table-cell>
          <table:table-cell office:value-type="float" office:value="0.415350586175919" calcext:value-type="float">
            <text:p>0,415350586175919</text:p>
          </table:table-cell>
          <table:table-cell office:value-type="float" office:value="0.358526825904846" calcext:value-type="float">
            <text:p>0,358526825904846</text:p>
          </table:table-cell>
          <table:table-cell office:value-type="float" office:value="0.301908314228058" calcext:value-type="float">
            <text:p>0,3019083142280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94134402275085" calcext:value-type="float">
            <text:p>3,94134402275085</text:p>
          </table:table-cell>
          <table:table-cell office:value-type="float" office:value="3.93528985977173" calcext:value-type="float">
            <text:p>3,93528985977173</text:p>
          </table:table-cell>
          <table:table-cell office:value-type="float" office:value="2.19959497451782" calcext:value-type="float">
            <text:p>2,1995949745178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8" calcext:value-type="float">
            <text:p>258</text:p>
          </table:table-cell>
          <table:table-cell/>
          <table:table-cell office:value-type="float" office:value="2.06206583976746" calcext:value-type="float">
            <text:p>2,0620658397674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336177051067352" calcext:value-type="float">
            <text:p>0,336177051067352</text:p>
          </table:table-cell>
          <table:table-cell office:value-type="float" office:value="0.424032986164093" calcext:value-type="float">
            <text:p>0,424032986164093</text:p>
          </table:table-cell>
          <table:table-cell office:value-type="float" office:value="0.36110931634903" calcext:value-type="float">
            <text:p>0,36110931634903</text:p>
          </table:table-cell>
          <table:table-cell office:value-type="float" office:value="0.311544716358185" calcext:value-type="float">
            <text:p>0,31154471635818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87830543518066" calcext:value-type="float">
            <text:p>3,87830543518066</text:p>
          </table:table-cell>
          <table:table-cell office:value-type="float" office:value="3.8980917930603" calcext:value-type="float">
            <text:p>3,8980917930603</text:p>
          </table:table-cell>
          <table:table-cell office:value-type="float" office:value="2.16639709472656" calcext:value-type="float">
            <text:p>2,166397094726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9" calcext:value-type="float">
            <text:p>259</text:p>
          </table:table-cell>
          <table:table-cell/>
          <table:table-cell office:value-type="float" office:value="2.05687952041626" calcext:value-type="float">
            <text:p>2,0568795204162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354488551616669" calcext:value-type="float">
            <text:p>0,354488551616669</text:p>
          </table:table-cell>
          <table:table-cell office:value-type="float" office:value="0.404732555150986" calcext:value-type="float">
            <text:p>0,404732555150986</text:p>
          </table:table-cell>
          <table:table-cell office:value-type="float" office:value="0.359221965074539" calcext:value-type="float">
            <text:p>0,359221965074539</text:p>
          </table:table-cell>
          <table:table-cell office:value-type="float" office:value="0.314720660448074" calcext:value-type="float">
            <text:p>0,31472066044807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83877730369568" calcext:value-type="float">
            <text:p>3,83877730369568</text:p>
          </table:table-cell>
          <table:table-cell office:value-type="float" office:value="3.85482430458069" calcext:value-type="float">
            <text:p>3,85482430458069</text:p>
          </table:table-cell>
          <table:table-cell office:value-type="float" office:value="2.18481469154358" calcext:value-type="float">
            <text:p>2,1848146915435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0" calcext:value-type="float">
            <text:p>260</text:p>
          </table:table-cell>
          <table:table-cell/>
          <table:table-cell office:value-type="float" office:value="2.07515096664429" calcext:value-type="float">
            <text:p>2,0751509666442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351271599531174" calcext:value-type="float">
            <text:p>0,351271599531174</text:p>
          </table:table-cell>
          <table:table-cell office:value-type="float" office:value="0.409320950508118" calcext:value-type="float">
            <text:p>0,409320950508118</text:p>
          </table:table-cell>
          <table:table-cell office:value-type="float" office:value="0.347811728715897" calcext:value-type="float">
            <text:p>0,347811728715897</text:p>
          </table:table-cell>
          <table:table-cell office:value-type="float" office:value="0.301766008138657" calcext:value-type="float">
            <text:p>0,3017660081386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78166818618774" calcext:value-type="float">
            <text:p>3,78166818618774</text:p>
          </table:table-cell>
          <table:table-cell office:value-type="float" office:value="3.79259586334229" calcext:value-type="float">
            <text:p>3,79259586334229</text:p>
          </table:table-cell>
          <table:table-cell office:value-type="float" office:value="2.14866185188293" calcext:value-type="float">
            <text:p>2,148661851882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1" calcext:value-type="float">
            <text:p>261</text:p>
          </table:table-cell>
          <table:table-cell/>
          <table:table-cell office:value-type="float" office:value="0.543015599250793" calcext:value-type="float">
            <text:p>0,54301559925079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323896110057831" calcext:value-type="float">
            <text:p>0,323896110057831</text:p>
          </table:table-cell>
          <table:table-cell office:value-type="float" office:value="0.393312752246857" calcext:value-type="float">
            <text:p>0,393312752246857</text:p>
          </table:table-cell>
          <table:table-cell office:value-type="float" office:value="0.35820859670639" calcext:value-type="float">
            <text:p>0,35820859670639</text:p>
          </table:table-cell>
          <table:table-cell office:value-type="float" office:value="0.325906544923782" calcext:value-type="float">
            <text:p>0,32590654492378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7501540184021" calcext:value-type="float">
            <text:p>3,7501540184021</text:p>
          </table:table-cell>
          <table:table-cell office:value-type="float" office:value="3.75128889083862" calcext:value-type="float">
            <text:p>3,75128889083862</text:p>
          </table:table-cell>
          <table:table-cell office:value-type="float" office:value="2.13586139678955" calcext:value-type="float">
            <text:p>2,1358613967895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2" calcext:value-type="float">
            <text:p>262</text:p>
          </table:table-cell>
          <table:table-cell/>
          <table:table-cell office:value-type="float" office:value="0.506306290626526" calcext:value-type="float">
            <text:p>0,50630629062652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346928596496582" calcext:value-type="float">
            <text:p>0,346928596496582</text:p>
          </table:table-cell>
          <table:table-cell office:value-type="float" office:value="0.373405456542969" calcext:value-type="float">
            <text:p>0,373405456542969</text:p>
          </table:table-cell>
          <table:table-cell office:value-type="float" office:value="0.338673919439316" calcext:value-type="float">
            <text:p>0,338673919439316</text:p>
          </table:table-cell>
          <table:table-cell office:value-type="float" office:value="0.299227267503738" calcext:value-type="float">
            <text:p>0,29922726750373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72753167152405" calcext:value-type="float">
            <text:p>3,72753167152405</text:p>
          </table:table-cell>
          <table:table-cell office:value-type="float" office:value="3.74545049667358" calcext:value-type="float">
            <text:p>3,74545049667358</text:p>
          </table:table-cell>
          <table:table-cell office:value-type="float" office:value="2.13130784034729" calcext:value-type="float">
            <text:p>2,1313078403472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3" calcext:value-type="float">
            <text:p>263</text:p>
          </table:table-cell>
          <table:table-cell/>
          <table:table-cell office:value-type="float" office:value="0.510305523872376" calcext:value-type="float">
            <text:p>0,51030552387237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62396430969238" calcext:value-type="float">
            <text:p>0,162396430969238</text:p>
          </table:table-cell>
          <table:table-cell office:value-type="float" office:value="0.393593698740005" calcext:value-type="float">
            <text:p>0,393593698740005</text:p>
          </table:table-cell>
          <table:table-cell office:value-type="float" office:value="0.335638433694839" calcext:value-type="float">
            <text:p>0,335638433694839</text:p>
          </table:table-cell>
          <table:table-cell office:value-type="float" office:value="0.306301325559616" calcext:value-type="float">
            <text:p>0,30630132555961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70509195327759" calcext:value-type="float">
            <text:p>3,70509195327759</text:p>
          </table:table-cell>
          <table:table-cell office:value-type="float" office:value="3.68321061134338" calcext:value-type="float">
            <text:p>3,68321061134338</text:p>
          </table:table-cell>
          <table:table-cell office:value-type="float" office:value="2.11247801780701" calcext:value-type="float">
            <text:p>2,1124780178070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4" calcext:value-type="float">
            <text:p>264</text:p>
          </table:table-cell>
          <table:table-cell/>
          <table:table-cell office:value-type="float" office:value="0.501197516918182" calcext:value-type="float">
            <text:p>0,50119751691818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50000005960464" calcext:value-type="float">
            <text:p>0,150000005960464</text:p>
          </table:table-cell>
          <table:table-cell office:value-type="float" office:value="0.373177289962769" calcext:value-type="float">
            <text:p>0,373177289962769</text:p>
          </table:table-cell>
          <table:table-cell office:value-type="float" office:value="0.332679450511932" calcext:value-type="float">
            <text:p>0,332679450511932</text:p>
          </table:table-cell>
          <table:table-cell office:value-type="float" office:value="0.31020975112915" calcext:value-type="float">
            <text:p>0,3102097511291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63567495346069" calcext:value-type="float">
            <text:p>3,63567495346069</text:p>
          </table:table-cell>
          <table:table-cell office:value-type="float" office:value="3.65015459060669" calcext:value-type="float">
            <text:p>3,65015459060669</text:p>
          </table:table-cell>
          <table:table-cell office:value-type="float" office:value="2.11250591278076" calcext:value-type="float">
            <text:p>2,1125059127807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5" calcext:value-type="float">
            <text:p>265</text:p>
          </table:table-cell>
          <table:table-cell/>
          <table:table-cell office:value-type="float" office:value="0.512300133705139" calcext:value-type="float">
            <text:p>0,51230013370513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50885224342346" calcext:value-type="float">
            <text:p>0,150885224342346</text:p>
          </table:table-cell>
          <table:table-cell office:value-type="float" office:value="0.381464838981628" calcext:value-type="float">
            <text:p>0,381464838981628</text:p>
          </table:table-cell>
          <table:table-cell office:value-type="float" office:value="0.329021751880646" calcext:value-type="float">
            <text:p>0,329021751880646</text:p>
          </table:table-cell>
          <table:table-cell office:value-type="float" office:value="0.306197762489319" calcext:value-type="float">
            <text:p>0,3061977624893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65221118927002" calcext:value-type="float">
            <text:p>3,65221118927002</text:p>
          </table:table-cell>
          <table:table-cell office:value-type="float" office:value="3.62162113189697" calcext:value-type="float">
            <text:p>3,62162113189697</text:p>
          </table:table-cell>
          <table:table-cell office:value-type="float" office:value="2.11246061325073" calcext:value-type="float">
            <text:p>2,1124606132507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6" calcext:value-type="float">
            <text:p>266</text:p>
          </table:table-cell>
          <table:table-cell/>
          <table:table-cell office:value-type="float" office:value="0.483286827802658" calcext:value-type="float">
            <text:p>0,48328682780265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50000005960464" calcext:value-type="float">
            <text:p>0,150000005960464</text:p>
          </table:table-cell>
          <table:table-cell office:value-type="float" office:value="0.375838249921799" calcext:value-type="float">
            <text:p>0,375838249921799</text:p>
          </table:table-cell>
          <table:table-cell office:value-type="float" office:value="0.328612118959427" calcext:value-type="float">
            <text:p>0,328612118959427</text:p>
          </table:table-cell>
          <table:table-cell office:value-type="float" office:value="0.309445947408676" calcext:value-type="float">
            <text:p>0,3094459474086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5628719329834" calcext:value-type="float">
            <text:p>3,5628719329834</text:p>
          </table:table-cell>
          <table:table-cell office:value-type="float" office:value="3.56481909751892" calcext:value-type="float">
            <text:p>3,56481909751892</text:p>
          </table:table-cell>
          <table:table-cell office:value-type="float" office:value="2.0587694644928" calcext:value-type="float">
            <text:p>2,05876946449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7" calcext:value-type="float">
            <text:p>267</text:p>
          </table:table-cell>
          <table:table-cell/>
          <table:table-cell office:value-type="float" office:value="0.475422829389572" calcext:value-type="float">
            <text:p>0,47542282938957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72305256128311" calcext:value-type="float">
            <text:p>0,172305256128311</text:p>
          </table:table-cell>
          <table:table-cell office:value-type="float" office:value="0.3616803586483" calcext:value-type="float">
            <text:p>0,3616803586483</text:p>
          </table:table-cell>
          <table:table-cell office:value-type="float" office:value="0.31745183467865" calcext:value-type="float">
            <text:p>0,31745183467865</text:p>
          </table:table-cell>
          <table:table-cell office:value-type="float" office:value="0.306156307458878" calcext:value-type="float">
            <text:p>0,30615630745887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55141091346741" calcext:value-type="float">
            <text:p>3,55141091346741</text:p>
          </table:table-cell>
          <table:table-cell office:value-type="float" office:value="3.54803848266602" calcext:value-type="float">
            <text:p>3,54803848266602</text:p>
          </table:table-cell>
          <table:table-cell office:value-type="float" office:value="2.0677182674408" calcext:value-type="float">
            <text:p>2,067718267440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8" calcext:value-type="float">
            <text:p>268</text:p>
          </table:table-cell>
          <table:table-cell/>
          <table:table-cell office:value-type="float" office:value="0.48559033870697" calcext:value-type="float">
            <text:p>0,4855903387069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61924764513969" calcext:value-type="float">
            <text:p>0,161924764513969</text:p>
          </table:table-cell>
          <table:table-cell office:value-type="float" office:value="0.366388440132141" calcext:value-type="float">
            <text:p>0,366388440132141</text:p>
          </table:table-cell>
          <table:table-cell office:value-type="float" office:value="0.336027324199677" calcext:value-type="float">
            <text:p>0,336027324199677</text:p>
          </table:table-cell>
          <table:table-cell office:value-type="float" office:value="0.31903675198555" calcext:value-type="float">
            <text:p>0,3190367519855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50726938247681" calcext:value-type="float">
            <text:p>3,50726938247681</text:p>
          </table:table-cell>
          <table:table-cell office:value-type="float" office:value="3.50800156593323" calcext:value-type="float">
            <text:p>3,50800156593323</text:p>
          </table:table-cell>
          <table:table-cell office:value-type="float" office:value="2.06252002716064" calcext:value-type="float">
            <text:p>2,0625200271606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9" calcext:value-type="float">
            <text:p>269</text:p>
          </table:table-cell>
          <table:table-cell/>
          <table:table-cell office:value-type="float" office:value="0.474351942539215" calcext:value-type="float">
            <text:p>0,47435194253921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63242250680923" calcext:value-type="float">
            <text:p>0,163242250680923</text:p>
          </table:table-cell>
          <table:table-cell office:value-type="float" office:value="0.34982693195343" calcext:value-type="float">
            <text:p>0,34982693195343</text:p>
          </table:table-cell>
          <table:table-cell office:value-type="float" office:value="0.330810874700546" calcext:value-type="float">
            <text:p>0,330810874700546</text:p>
          </table:table-cell>
          <table:table-cell office:value-type="float" office:value="0.304404348134994" calcext:value-type="float">
            <text:p>0,30440434813499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48733568191528" calcext:value-type="float">
            <text:p>3,48733568191528</text:p>
          </table:table-cell>
          <table:table-cell office:value-type="float" office:value="3.47733640670776" calcext:value-type="float">
            <text:p>3,47733640670776</text:p>
          </table:table-cell>
          <table:table-cell office:value-type="float" office:value="2.06435084342957" calcext:value-type="float">
            <text:p>2,0643508434295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0" calcext:value-type="float">
            <text:p>270</text:p>
          </table:table-cell>
          <table:table-cell/>
          <table:table-cell office:value-type="float" office:value="0.497184216976166" calcext:value-type="float">
            <text:p>0,49718421697616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72082707285881" calcext:value-type="float">
            <text:p>0,172082707285881</text:p>
          </table:table-cell>
          <table:table-cell office:value-type="float" office:value="0.341348528862" calcext:value-type="float">
            <text:p>0,341348528862</text:p>
          </table:table-cell>
          <table:table-cell office:value-type="float" office:value="0.307851493358612" calcext:value-type="float">
            <text:p>0,307851493358612</text:p>
          </table:table-cell>
          <table:table-cell office:value-type="float" office:value="0.306224495172501" calcext:value-type="float">
            <text:p>0,30622449517250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45562529563904" calcext:value-type="float">
            <text:p>3,45562529563904</text:p>
          </table:table-cell>
          <table:table-cell office:value-type="float" office:value="3.44509601593018" calcext:value-type="float">
            <text:p>3,44509601593018</text:p>
          </table:table-cell>
          <table:table-cell office:value-type="float" office:value="2.03633642196655" calcext:value-type="float">
            <text:p>2,0363364219665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1" calcext:value-type="float">
            <text:p>271</text:p>
          </table:table-cell>
          <table:table-cell/>
          <table:table-cell office:value-type="float" office:value="0.488144159317017" calcext:value-type="float">
            <text:p>0,48814415931701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65073171257973" calcext:value-type="float">
            <text:p>0,165073171257973</text:p>
          </table:table-cell>
          <table:table-cell office:value-type="float" office:value="0.330108970403671" calcext:value-type="float">
            <text:p>0,330108970403671</text:p>
          </table:table-cell>
          <table:table-cell office:value-type="float" office:value="0.29972979426384" calcext:value-type="float">
            <text:p>0,29972979426384</text:p>
          </table:table-cell>
          <table:table-cell office:value-type="float" office:value="0.308609783649445" calcext:value-type="float">
            <text:p>0,30860978364944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43178081512451" calcext:value-type="float">
            <text:p>3,43178081512451</text:p>
          </table:table-cell>
          <table:table-cell office:value-type="float" office:value="3.42453956604004" calcext:value-type="float">
            <text:p>3,42453956604004</text:p>
          </table:table-cell>
          <table:table-cell office:value-type="float" office:value="2.03236508369446" calcext:value-type="float">
            <text:p>2,0323650836944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2" calcext:value-type="float">
            <text:p>272</text:p>
          </table:table-cell>
          <table:table-cell/>
          <table:table-cell office:value-type="float" office:value="0.463444262742996" calcext:value-type="float">
            <text:p>0,46344426274299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62947714328766" calcext:value-type="float">
            <text:p>0,162947714328766</text:p>
          </table:table-cell>
          <table:table-cell office:value-type="float" office:value="0.342181771993637" calcext:value-type="float">
            <text:p>0,342181771993637</text:p>
          </table:table-cell>
          <table:table-cell office:value-type="float" office:value="0.301057010889053" calcext:value-type="float">
            <text:p>0,301057010889053</text:p>
          </table:table-cell>
          <table:table-cell office:value-type="float" office:value="0.331577003002167" calcext:value-type="float">
            <text:p>0,3315770030021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9909148216248" calcext:value-type="float">
            <text:p>3,39909148216248</text:p>
          </table:table-cell>
          <table:table-cell office:value-type="float" office:value="3.4033088684082" calcext:value-type="float">
            <text:p>3,4033088684082</text:p>
          </table:table-cell>
          <table:table-cell office:value-type="float" office:value="2.03334045410156" calcext:value-type="float">
            <text:p>2,033340454101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3" calcext:value-type="float">
            <text:p>273</text:p>
          </table:table-cell>
          <table:table-cell/>
          <table:table-cell office:value-type="float" office:value="0.488141864538193" calcext:value-type="float">
            <text:p>0,48814186453819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58428341150284" calcext:value-type="float">
            <text:p>0,158428341150284</text:p>
          </table:table-cell>
          <table:table-cell office:value-type="float" office:value="0.333277672529221" calcext:value-type="float">
            <text:p>0,333277672529221</text:p>
          </table:table-cell>
          <table:table-cell office:value-type="float" office:value="0.337057679891586" calcext:value-type="float">
            <text:p>0,337057679891586</text:p>
          </table:table-cell>
          <table:table-cell office:value-type="float" office:value="0.322521090507507" calcext:value-type="float">
            <text:p>0,32252109050750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8389277458191" calcext:value-type="float">
            <text:p>3,38389277458191</text:p>
          </table:table-cell>
          <table:table-cell office:value-type="float" office:value="3.38534331321716" calcext:value-type="float">
            <text:p>3,38534331321716</text:p>
          </table:table-cell>
          <table:table-cell office:value-type="float" office:value="2.04718852043152" calcext:value-type="float">
            <text:p>2,0471885204315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4" calcext:value-type="float">
            <text:p>274</text:p>
          </table:table-cell>
          <table:table-cell/>
          <table:table-cell office:value-type="float" office:value="0.481906712055206" calcext:value-type="float">
            <text:p>0,48190671205520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69514581561089" calcext:value-type="float">
            <text:p>0,169514581561089</text:p>
          </table:table-cell>
          <table:table-cell office:value-type="float" office:value="0.343391567468643" calcext:value-type="float">
            <text:p>0,343391567468643</text:p>
          </table:table-cell>
          <table:table-cell office:value-type="float" office:value="0.31777885556221" calcext:value-type="float">
            <text:p>0,31777885556221</text:p>
          </table:table-cell>
          <table:table-cell office:value-type="float" office:value="0.351258814334869" calcext:value-type="float">
            <text:p>0,35125881433486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6970233917236" calcext:value-type="float">
            <text:p>3,36970233917236</text:p>
          </table:table-cell>
          <table:table-cell office:value-type="float" office:value="3.35938405990601" calcext:value-type="float">
            <text:p>3,35938405990601</text:p>
          </table:table-cell>
          <table:table-cell office:value-type="float" office:value="2.05049133300781" calcext:value-type="float">
            <text:p>2,0504913330078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5" calcext:value-type="float">
            <text:p>275</text:p>
          </table:table-cell>
          <table:table-cell/>
          <table:table-cell office:value-type="float" office:value="0.46880704164505" calcext:value-type="float">
            <text:p>0,4688070416450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89881727099419" calcext:value-type="float">
            <text:p>0,189881727099419</text:p>
          </table:table-cell>
          <table:table-cell office:value-type="float" office:value="0.338804185390472" calcext:value-type="float">
            <text:p>0,338804185390472</text:p>
          </table:table-cell>
          <table:table-cell office:value-type="float" office:value="0.306444227695465" calcext:value-type="float">
            <text:p>0,306444227695465</text:p>
          </table:table-cell>
          <table:table-cell office:value-type="float" office:value="0.370753616094589" calcext:value-type="float">
            <text:p>0,37075361609458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3425235748291" calcext:value-type="float">
            <text:p>3,33425235748291</text:p>
          </table:table-cell>
          <table:table-cell office:value-type="float" office:value="3.3414158821106" calcext:value-type="float">
            <text:p>3,3414158821106</text:p>
          </table:table-cell>
          <table:table-cell office:value-type="float" office:value="2.02615261077881" calcext:value-type="float">
            <text:p>2,0261526107788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6" calcext:value-type="float">
            <text:p>276</text:p>
          </table:table-cell>
          <table:table-cell/>
          <table:table-cell office:value-type="float" office:value="0.497095346450806" calcext:value-type="float">
            <text:p>0,49709534645080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96666359901428" calcext:value-type="float">
            <text:p>0,196666359901428</text:p>
          </table:table-cell>
          <table:table-cell office:value-type="float" office:value="0.337965071201324" calcext:value-type="float">
            <text:p>0,337965071201324</text:p>
          </table:table-cell>
          <table:table-cell office:value-type="float" office:value="0.295284777879715" calcext:value-type="float">
            <text:p>0,295284777879715</text:p>
          </table:table-cell>
          <table:table-cell office:value-type="float" office:value="0.376931518316269" calcext:value-type="float">
            <text:p>0,37693151831626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1112384796143" calcext:value-type="float">
            <text:p>3,31112384796143</text:p>
          </table:table-cell>
          <table:table-cell office:value-type="float" office:value="3.30254030227661" calcext:value-type="float">
            <text:p>3,30254030227661</text:p>
          </table:table-cell>
          <table:table-cell office:value-type="float" office:value="2.02546262741089" calcext:value-type="float">
            <text:p>2,0254626274108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7" calcext:value-type="float">
            <text:p>277</text:p>
          </table:table-cell>
          <table:table-cell/>
          <table:table-cell office:value-type="float" office:value="0.493139743804932" calcext:value-type="float">
            <text:p>0,49313974380493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95385634899139" calcext:value-type="float">
            <text:p>0,195385634899139</text:p>
          </table:table-cell>
          <table:table-cell office:value-type="float" office:value="0.330295234918594" calcext:value-type="float">
            <text:p>0,330295234918594</text:p>
          </table:table-cell>
          <table:table-cell office:value-type="float" office:value="0.291872292757034" calcext:value-type="float">
            <text:p>0,291872292757034</text:p>
          </table:table-cell>
          <table:table-cell office:value-type="float" office:value="0.406446367502212" calcext:value-type="float">
            <text:p>0,40644636750221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01109790802" calcext:value-type="float">
            <text:p>3,301109790802</text:p>
          </table:table-cell>
          <table:table-cell office:value-type="float" office:value="3.31208729743958" calcext:value-type="float">
            <text:p>3,31208729743958</text:p>
          </table:table-cell>
          <table:table-cell office:value-type="float" office:value="2.02727556228638" calcext:value-type="float">
            <text:p>2,0272755622863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8" calcext:value-type="float">
            <text:p>278</text:p>
          </table:table-cell>
          <table:table-cell/>
          <table:table-cell office:value-type="float" office:value="0.506978213787079" calcext:value-type="float">
            <text:p>0,50697821378707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86976373195648" calcext:value-type="float">
            <text:p>0,186976373195648</text:p>
          </table:table-cell>
          <table:table-cell office:value-type="float" office:value="0.304013967514038" calcext:value-type="float">
            <text:p>0,304013967514038</text:p>
          </table:table-cell>
          <table:table-cell office:value-type="float" office:value="0.295754373073578" calcext:value-type="float">
            <text:p>0,295754373073578</text:p>
          </table:table-cell>
          <table:table-cell office:value-type="float" office:value="0.432304680347443" calcext:value-type="float">
            <text:p>0,4323046803474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8323268890381" calcext:value-type="float">
            <text:p>3,28323268890381</text:p>
          </table:table-cell>
          <table:table-cell office:value-type="float" office:value="3.26955652236938" calcext:value-type="float">
            <text:p>3,26955652236938</text:p>
          </table:table-cell>
          <table:table-cell office:value-type="float" office:value="2.01945781707764" calcext:value-type="float">
            <text:p>2,0194578170776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9" calcext:value-type="float">
            <text:p>279</text:p>
          </table:table-cell>
          <table:table-cell/>
          <table:table-cell office:value-type="float" office:value="0.509203672409058" calcext:value-type="float">
            <text:p>0,50920367240905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2302982807159" calcext:value-type="float">
            <text:p>1,62302982807159</text:p>
          </table:table-cell>
          <table:table-cell office:value-type="float" office:value="0.3218734562397" calcext:value-type="float">
            <text:p>0,3218734562397</text:p>
          </table:table-cell>
          <table:table-cell office:value-type="float" office:value="0.317414373159409" calcext:value-type="float">
            <text:p>0,317414373159409</text:p>
          </table:table-cell>
          <table:table-cell office:value-type="float" office:value="0.448050707578659" calcext:value-type="float">
            <text:p>0,4480507075786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5913405418396" calcext:value-type="float">
            <text:p>3,25913405418396</text:p>
          </table:table-cell>
          <table:table-cell office:value-type="float" office:value="3.26651883125305" calcext:value-type="float">
            <text:p>3,26651883125305</text:p>
          </table:table-cell>
          <table:table-cell office:value-type="float" office:value="2.02718663215637" calcext:value-type="float">
            <text:p>2,027186632156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0" calcext:value-type="float">
            <text:p>280</text:p>
          </table:table-cell>
          <table:table-cell/>
          <table:table-cell office:value-type="float" office:value="0.505922853946686" calcext:value-type="float">
            <text:p>0,50592285394668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9235453605652" calcext:value-type="float">
            <text:p>1,59235453605652</text:p>
          </table:table-cell>
          <table:table-cell office:value-type="float" office:value="0.307446300983429" calcext:value-type="float">
            <text:p>0,307446300983429</text:p>
          </table:table-cell>
          <table:table-cell office:value-type="float" office:value="0.294238895177841" calcext:value-type="float">
            <text:p>0,294238895177841</text:p>
          </table:table-cell>
          <table:table-cell office:value-type="float" office:value="0.467094838619232" calcext:value-type="float">
            <text:p>0,4670948386192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5577259063721" calcext:value-type="float">
            <text:p>3,25577259063721</text:p>
          </table:table-cell>
          <table:table-cell office:value-type="float" office:value="3.25303530693054" calcext:value-type="float">
            <text:p>3,25303530693054</text:p>
          </table:table-cell>
          <table:table-cell office:value-type="float" office:value="2.00699925422668" calcext:value-type="float">
            <text:p>2,0069992542266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1" calcext:value-type="float">
            <text:p>281</text:p>
          </table:table-cell>
          <table:table-cell/>
          <table:table-cell office:value-type="float" office:value="0.517957985401154" calcext:value-type="float">
            <text:p>0,51795798540115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2260031700134" calcext:value-type="float">
            <text:p>1,62260031700134</text:p>
          </table:table-cell>
          <table:table-cell office:value-type="float" office:value="0.309590816497803" calcext:value-type="float">
            <text:p>0,309590816497803</text:p>
          </table:table-cell>
          <table:table-cell office:value-type="float" office:value="0.289095103740692" calcext:value-type="float">
            <text:p>0,289095103740692</text:p>
          </table:table-cell>
          <table:table-cell office:value-type="float" office:value="0.496698617935181" calcext:value-type="float">
            <text:p>0,49669861793518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3810124397278" calcext:value-type="float">
            <text:p>3,23810124397278</text:p>
          </table:table-cell>
          <table:table-cell office:value-type="float" office:value="3.22099447250366" calcext:value-type="float">
            <text:p>3,22099447250366</text:p>
          </table:table-cell>
          <table:table-cell office:value-type="float" office:value="2.00448632240295" calcext:value-type="float">
            <text:p>2,0044863224029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2" calcext:value-type="float">
            <text:p>282</text:p>
          </table:table-cell>
          <table:table-cell/>
          <table:table-cell office:value-type="float" office:value="0.549636423587799" calcext:value-type="float">
            <text:p>0,54963642358779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3152897357941" calcext:value-type="float">
            <text:p>1,63152897357941</text:p>
          </table:table-cell>
          <table:table-cell office:value-type="float" office:value="0.29791247844696" calcext:value-type="float">
            <text:p>0,29791247844696</text:p>
          </table:table-cell>
          <table:table-cell office:value-type="float" office:value="0.299661457538605" calcext:value-type="float">
            <text:p>0,299661457538605</text:p>
          </table:table-cell>
          <table:table-cell office:value-type="float" office:value="0.544555842876434" calcext:value-type="float">
            <text:p>0,5445558428764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0512104034424" calcext:value-type="float">
            <text:p>3,20512104034424</text:p>
          </table:table-cell>
          <table:table-cell office:value-type="float" office:value="3.2203848361969" calcext:value-type="float">
            <text:p>3,2203848361969</text:p>
          </table:table-cell>
          <table:table-cell office:value-type="float" office:value="1.99253714084625" calcext:value-type="float">
            <text:p>1,9925371408462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3" calcext:value-type="float">
            <text:p>283</text:p>
          </table:table-cell>
          <table:table-cell/>
          <table:table-cell office:value-type="float" office:value="2.18424129486084" calcext:value-type="float">
            <text:p>2,1842412948608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4305210113525" calcext:value-type="float">
            <text:p>1,64305210113525</text:p>
          </table:table-cell>
          <table:table-cell office:value-type="float" office:value="0.307283192873001" calcext:value-type="float">
            <text:p>0,307283192873001</text:p>
          </table:table-cell>
          <table:table-cell office:value-type="float" office:value="0.311981469392776" calcext:value-type="float">
            <text:p>0,311981469392776</text:p>
          </table:table-cell>
          <table:table-cell office:value-type="float" office:value="0.561148643493652" calcext:value-type="float">
            <text:p>0,56114864349365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8634533882141" calcext:value-type="float">
            <text:p>3,18634533882141</text:p>
          </table:table-cell>
          <table:table-cell office:value-type="float" office:value="3.21316957473755" calcext:value-type="float">
            <text:p>3,21316957473755</text:p>
          </table:table-cell>
          <table:table-cell office:value-type="float" office:value="2.01480031013489" calcext:value-type="float">
            <text:p>2,0148003101348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4" calcext:value-type="float">
            <text:p>284</text:p>
          </table:table-cell>
          <table:table-cell/>
          <table:table-cell office:value-type="float" office:value="2.1765444278717" calcext:value-type="float">
            <text:p>2,176544427871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5615510940552" calcext:value-type="float">
            <text:p>1,65615510940552</text:p>
          </table:table-cell>
          <table:table-cell office:value-type="float" office:value="0.309974163770676" calcext:value-type="float">
            <text:p>0,309974163770676</text:p>
          </table:table-cell>
          <table:table-cell office:value-type="float" office:value="0.283473700284958" calcext:value-type="float">
            <text:p>0,283473700284958</text:p>
          </table:table-cell>
          <table:table-cell office:value-type="float" office:value="0.594895720481873" calcext:value-type="float">
            <text:p>0,59489572048187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8809914588928" calcext:value-type="float">
            <text:p>3,18809914588928</text:p>
          </table:table-cell>
          <table:table-cell office:value-type="float" office:value="3.18217182159424" calcext:value-type="float">
            <text:p>3,18217182159424</text:p>
          </table:table-cell>
          <table:table-cell office:value-type="float" office:value="2.01518654823303" calcext:value-type="float">
            <text:p>2,0151865482330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5" calcext:value-type="float">
            <text:p>285</text:p>
          </table:table-cell>
          <table:table-cell/>
          <table:table-cell office:value-type="float" office:value="2.18938064575195" calcext:value-type="float">
            <text:p>2,1893806457519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94551691412926" calcext:value-type="float">
            <text:p>0,194551691412926</text:p>
          </table:table-cell>
          <table:table-cell office:value-type="float" office:value="0.182257980108261" calcext:value-type="float">
            <text:p>0,182257980108261</text:p>
          </table:table-cell>
          <table:table-cell office:value-type="float" office:value="0.170796975493431" calcext:value-type="float">
            <text:p>0,170796975493431</text:p>
          </table:table-cell>
          <table:table-cell office:value-type="float" office:value="0.162489295005798" calcext:value-type="float">
            <text:p>0,162489295005798</text:p>
          </table:table-cell>
          <table:table-cell office:value-type="float" office:value="0.17215895652771" calcext:value-type="float">
            <text:p>0,17215895652771</text:p>
          </table:table-cell>
          <table:table-cell office:value-type="float" office:value="0.19509644806385" calcext:value-type="float">
            <text:p>0,19509644806385</text:p>
          </table:table-cell>
          <table:table-cell office:value-type="float" office:value="0.180856555700302" calcext:value-type="float">
            <text:p>0,180856555700302</text:p>
          </table:table-cell>
          <table:table-cell office:value-type="float" office:value="0.190131619572639" calcext:value-type="float">
            <text:p>0,190131619572639</text:p>
          </table:table-cell>
          <table:table-cell office:value-type="float" office:value="0.189587160944939" calcext:value-type="float">
            <text:p>0,1895871609449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6" calcext:value-type="float">
            <text:p>286</text:p>
          </table:table-cell>
          <table:table-cell/>
          <table:table-cell office:value-type="float" office:value="0.185774460434914" calcext:value-type="float">
            <text:p>0,18577446043491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789980083704" calcext:value-type="float">
            <text:p>0,1789980083704</text:p>
          </table:table-cell>
          <table:table-cell office:value-type="float" office:value="0.176667407155037" calcext:value-type="float">
            <text:p>0,176667407155037</text:p>
          </table:table-cell>
          <table:table-cell office:value-type="float" office:value="0.171379864215851" calcext:value-type="float">
            <text:p>0,171379864215851</text:p>
          </table:table-cell>
          <table:table-cell office:value-type="float" office:value="0.192940562963486" calcext:value-type="float">
            <text:p>0,192940562963486</text:p>
          </table:table-cell>
          <table:table-cell office:value-type="float" office:value="0.173313111066818" calcext:value-type="float">
            <text:p>0,173313111066818</text:p>
          </table:table-cell>
          <table:table-cell office:value-type="float" office:value="0.187855914235115" calcext:value-type="float">
            <text:p>0,187855914235115</text:p>
          </table:table-cell>
          <table:table-cell office:value-type="float" office:value="0.179493248462677" calcext:value-type="float">
            <text:p>0,179493248462677</text:p>
          </table:table-cell>
          <table:table-cell office:value-type="float" office:value="0.180953025817871" calcext:value-type="float">
            <text:p>0,180953025817871</text:p>
          </table:table-cell>
          <table:table-cell office:value-type="float" office:value="0.17302280664444" calcext:value-type="float">
            <text:p>0,1730228066444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7" calcext:value-type="float">
            <text:p>287</text:p>
          </table:table-cell>
          <table:table-cell/>
          <table:table-cell office:value-type="float" office:value="0.186180889606476" calcext:value-type="float">
            <text:p>0,18618088960647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59621492028236" calcext:value-type="float">
            <text:p>0,159621492028236</text:p>
          </table:table-cell>
          <table:table-cell office:value-type="float" office:value="0.190412029623985" calcext:value-type="float">
            <text:p>0,190412029623985</text:p>
          </table:table-cell>
          <table:table-cell office:value-type="float" office:value="0.180315777659416" calcext:value-type="float">
            <text:p>0,180315777659416</text:p>
          </table:table-cell>
          <table:table-cell office:value-type="float" office:value="0.18678306043148" calcext:value-type="float">
            <text:p>0,18678306043148</text:p>
          </table:table-cell>
          <table:table-cell office:value-type="float" office:value="0.170214533805847" calcext:value-type="float">
            <text:p>0,170214533805847</text:p>
          </table:table-cell>
          <table:table-cell office:value-type="float" office:value="0.199232965707779" calcext:value-type="float">
            <text:p>0,199232965707779</text:p>
          </table:table-cell>
          <table:table-cell office:value-type="float" office:value="0.17581744492054" calcext:value-type="float">
            <text:p>0,17581744492054</text:p>
          </table:table-cell>
          <table:table-cell office:value-type="float" office:value="0.180729806423187" calcext:value-type="float">
            <text:p>0,180729806423187</text:p>
          </table:table-cell>
          <table:table-cell office:value-type="float" office:value="0.165408506989479" calcext:value-type="float">
            <text:p>0,16540850698947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8" calcext:value-type="float">
            <text:p>288</text:p>
          </table:table-cell>
          <table:table-cell/>
          <table:table-cell office:value-type="float" office:value="0.186750158667564" calcext:value-type="float">
            <text:p>0,18675015866756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66141718626022" calcext:value-type="float">
            <text:p>0,166141718626022</text:p>
          </table:table-cell>
          <table:table-cell office:value-type="float" office:value="0.185408934950829" calcext:value-type="float">
            <text:p>0,185408934950829</text:p>
          </table:table-cell>
          <table:table-cell office:value-type="float" office:value="0.183219492435455" calcext:value-type="float">
            <text:p>0,183219492435455</text:p>
          </table:table-cell>
          <table:table-cell office:value-type="float" office:value="0.17153787612915" calcext:value-type="float">
            <text:p>0,17153787612915</text:p>
          </table:table-cell>
          <table:table-cell office:value-type="float" office:value="0.196215510368347" calcext:value-type="float">
            <text:p>0,196215510368347</text:p>
          </table:table-cell>
          <table:table-cell office:value-type="float" office:value="0.179351434111595" calcext:value-type="float">
            <text:p>0,179351434111595</text:p>
          </table:table-cell>
          <table:table-cell office:value-type="float" office:value="0.168626248836517" calcext:value-type="float">
            <text:p>0,168626248836517</text:p>
          </table:table-cell>
          <table:table-cell office:value-type="float" office:value="0.170058727264404" calcext:value-type="float">
            <text:p>0,170058727264404</text:p>
          </table:table-cell>
          <table:table-cell office:value-type="float" office:value="0.183899760246277" calcext:value-type="float">
            <text:p>0,18389976024627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9" calcext:value-type="float">
            <text:p>289</text:p>
          </table:table-cell>
          <table:table-cell/>
          <table:table-cell office:value-type="float" office:value="0.194482982158661" calcext:value-type="float">
            <text:p>0,19448298215866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178804725408554" calcext:value-type="float">
            <text:p>0,178804725408554</text:p>
          </table:table-cell>
          <table:table-cell office:value-type="float" office:value="0.202211737632751" calcext:value-type="float">
            <text:p>0,202211737632751</text:p>
          </table:table-cell>
          <table:table-cell office:value-type="float" office:value="0.194636449217796" calcext:value-type="float">
            <text:p>0,194636449217796</text:p>
          </table:table-cell>
          <table:table-cell office:value-type="float" office:value="0.190409958362579" calcext:value-type="float">
            <text:p>0,190409958362579</text:p>
          </table:table-cell>
          <table:table-cell office:value-type="float" office:value="0.206944510340691" calcext:value-type="float">
            <text:p>0,206944510340691</text:p>
          </table:table-cell>
          <table:table-cell office:value-type="float" office:value="0.181082189083099" calcext:value-type="float">
            <text:p>0,181082189083099</text:p>
          </table:table-cell>
          <table:table-cell office:value-type="float" office:value="0.185382708907127" calcext:value-type="float">
            <text:p>0,185382708907127</text:p>
          </table:table-cell>
          <table:table-cell office:value-type="float" office:value="0.182750180363655" calcext:value-type="float">
            <text:p>0,182750180363655</text:p>
          </table:table-cell>
          <table:table-cell office:value-type="float" office:value="0.183256670832634" calcext:value-type="float">
            <text:p>0,18325667083263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0" calcext:value-type="float">
            <text:p>290</text:p>
          </table:table-cell>
          <table:table-cell/>
          <table:table-cell office:value-type="float" office:value="0.181241318583488" calcext:value-type="float">
            <text:p>0,18124131858348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1745324134827" calcext:value-type="float">
            <text:p>1,71745324134827</text:p>
          </table:table-cell>
          <table:table-cell office:value-type="float" office:value="0.295147508382797" calcext:value-type="float">
            <text:p>0,295147508382797</text:p>
          </table:table-cell>
          <table:table-cell office:value-type="float" office:value="0.2737857401371" calcext:value-type="float">
            <text:p>0,2737857401371</text:p>
          </table:table-cell>
          <table:table-cell office:value-type="float" office:value="1.07145619392395" calcext:value-type="float">
            <text:p>1,0714561939239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3449501991272" calcext:value-type="float">
            <text:p>3,13449501991272</text:p>
          </table:table-cell>
          <table:table-cell office:value-type="float" office:value="3.14825582504272" calcext:value-type="float">
            <text:p>3,14825582504272</text:p>
          </table:table-cell>
          <table:table-cell office:value-type="float" office:value="2.00120687484741" calcext:value-type="float">
            <text:p>2,0012068748474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1" calcext:value-type="float">
            <text:p>291</text:p>
          </table:table-cell>
          <table:table-cell/>
          <table:table-cell office:value-type="float" office:value="0.688963174819946" calcext:value-type="float">
            <text:p>0,68896317481994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1437251567841" calcext:value-type="float">
            <text:p>1,71437251567841</text:p>
          </table:table-cell>
          <table:table-cell office:value-type="float" office:value="0.301797360181809" calcext:value-type="float">
            <text:p>0,301797360181809</text:p>
          </table:table-cell>
          <table:table-cell office:value-type="float" office:value="0.293017327785492" calcext:value-type="float">
            <text:p>0,293017327785492</text:p>
          </table:table-cell>
          <table:table-cell office:value-type="float" office:value="1.23648190498352" calcext:value-type="float">
            <text:p>1,2364819049835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3283944129944" calcext:value-type="float">
            <text:p>3,13283944129944</text:p>
          </table:table-cell>
          <table:table-cell office:value-type="float" office:value="3.120760679245" calcext:value-type="float">
            <text:p>3,120760679245</text:p>
          </table:table-cell>
          <table:table-cell office:value-type="float" office:value="2.01458859443665" calcext:value-type="float">
            <text:p>2,0145885944366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2" calcext:value-type="float">
            <text:p>292</text:p>
          </table:table-cell>
          <table:table-cell/>
          <table:table-cell office:value-type="float" office:value="0.656972467899323" calcext:value-type="float">
            <text:p>0,65697246789932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2615945339203" calcext:value-type="float">
            <text:p>1,72615945339203</text:p>
          </table:table-cell>
          <table:table-cell office:value-type="float" office:value="0.312992721796036" calcext:value-type="float">
            <text:p>0,312992721796036</text:p>
          </table:table-cell>
          <table:table-cell office:value-type="float" office:value="0.267789721488953" calcext:value-type="float">
            <text:p>0,267789721488953</text:p>
          </table:table-cell>
          <table:table-cell office:value-type="float" office:value="1.46350157260895" calcext:value-type="float">
            <text:p>1,4635015726089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3034725189209" calcext:value-type="float">
            <text:p>3,13034725189209</text:p>
          </table:table-cell>
          <table:table-cell office:value-type="float" office:value="3.13033270835876" calcext:value-type="float">
            <text:p>3,13033270835876</text:p>
          </table:table-cell>
          <table:table-cell office:value-type="float" office:value="2.01231241226196" calcext:value-type="float">
            <text:p>2,0123124122619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3" calcext:value-type="float">
            <text:p>293</text:p>
          </table:table-cell>
          <table:table-cell/>
          <table:table-cell office:value-type="float" office:value="0.657436370849609" calcext:value-type="float">
            <text:p>0,65743637084960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2396898269653" calcext:value-type="float">
            <text:p>1,72396898269653</text:p>
          </table:table-cell>
          <table:table-cell office:value-type="float" office:value="0.280363887548447" calcext:value-type="float">
            <text:p>0,280363887548447</text:p>
          </table:table-cell>
          <table:table-cell office:value-type="float" office:value="0.291165143251419" calcext:value-type="float">
            <text:p>0,291165143251419</text:p>
          </table:table-cell>
          <table:table-cell office:value-type="float" office:value="1.77026665210724" calcext:value-type="float">
            <text:p>1,7702666521072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2505412101746" calcext:value-type="float">
            <text:p>3,12505412101746</text:p>
          </table:table-cell>
          <table:table-cell office:value-type="float" office:value="3.11995625495911" calcext:value-type="float">
            <text:p>3,11995625495911</text:p>
          </table:table-cell>
          <table:table-cell office:value-type="float" office:value="2.0161497592926" calcext:value-type="float">
            <text:p>2,016149759292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4" calcext:value-type="float">
            <text:p>294</text:p>
          </table:table-cell>
          <table:table-cell/>
          <table:table-cell office:value-type="float" office:value="0.64040207862854" calcext:value-type="float">
            <text:p>0,6404020786285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4018919467926" calcext:value-type="float">
            <text:p>1,74018919467926</text:p>
          </table:table-cell>
          <table:table-cell office:value-type="float" office:value="0.287582576274872" calcext:value-type="float">
            <text:p>0,287582576274872</text:p>
          </table:table-cell>
          <table:table-cell office:value-type="float" office:value="0.293098211288452" calcext:value-type="float">
            <text:p>0,293098211288452</text:p>
          </table:table-cell>
          <table:table-cell office:value-type="float" office:value="2.28760170936584" calcext:value-type="float">
            <text:p>2,287601709365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2445092201233" calcext:value-type="float">
            <text:p>3,12445092201233</text:p>
          </table:table-cell>
          <table:table-cell office:value-type="float" office:value="3.12305855751038" calcext:value-type="float">
            <text:p>3,12305855751038</text:p>
          </table:table-cell>
          <table:table-cell office:value-type="float" office:value="2.01698398590088" calcext:value-type="float">
            <text:p>2,0169839859008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5" calcext:value-type="float">
            <text:p>295</text:p>
          </table:table-cell>
          <table:table-cell/>
          <table:table-cell office:value-type="float" office:value="0.62361866235733" calcext:value-type="float">
            <text:p>0,6236186623573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7836656570435" calcext:value-type="float">
            <text:p>1,77836656570435</text:p>
          </table:table-cell>
          <table:table-cell office:value-type="float" office:value="0.309967935085297" calcext:value-type="float">
            <text:p>0,309967935085297</text:p>
          </table:table-cell>
          <table:table-cell office:value-type="float" office:value="0.274238556623459" calcext:value-type="float">
            <text:p>0,274238556623459</text:p>
          </table:table-cell>
          <table:table-cell office:value-type="float" office:value="3.44410228729248" calcext:value-type="float">
            <text:p>3,4441022872924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09356236457825" calcext:value-type="float">
            <text:p>3,09356236457825</text:p>
          </table:table-cell>
          <table:table-cell office:value-type="float" office:value="3.09375190734863" calcext:value-type="float">
            <text:p>3,09375190734863</text:p>
          </table:table-cell>
          <table:table-cell office:value-type="float" office:value="2.0527195930481" calcext:value-type="float">
            <text:p>2,052719593048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6" calcext:value-type="float">
            <text:p>296</text:p>
          </table:table-cell>
          <table:table-cell/>
          <table:table-cell office:value-type="float" office:value="0.593906581401825" calcext:value-type="float">
            <text:p>0,59390658140182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7078783512115" calcext:value-type="float">
            <text:p>1,77078783512115</text:p>
          </table:table-cell>
          <table:table-cell office:value-type="float" office:value="0.313481897115707" calcext:value-type="float">
            <text:p>0,313481897115707</text:p>
          </table:table-cell>
          <table:table-cell office:value-type="float" office:value="0.280380219221115" calcext:value-type="float">
            <text:p>0,280380219221115</text:p>
          </table:table-cell>
          <table:table-cell office:value-type="float" office:value="4.00674629211426" calcext:value-type="float">
            <text:p>4,0067462921142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1028122901916" calcext:value-type="float">
            <text:p>3,11028122901916</text:p>
          </table:table-cell>
          <table:table-cell office:value-type="float" office:value="3.10943198204041" calcext:value-type="float">
            <text:p>3,10943198204041</text:p>
          </table:table-cell>
          <table:table-cell office:value-type="float" office:value="2.05649328231812" calcext:value-type="float">
            <text:p>2,0564932823181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7" calcext:value-type="float">
            <text:p>297</text:p>
          </table:table-cell>
          <table:table-cell/>
          <table:table-cell office:value-type="float" office:value="0.603273332118988" calcext:value-type="float">
            <text:p>0,60327333211898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.45548009872437" calcext:value-type="float">
            <text:p>2,45548009872437</text:p>
          </table:table-cell>
          <table:table-cell office:value-type="float" office:value="0.295122712850571" calcext:value-type="float">
            <text:p>0,295122712850571</text:p>
          </table:table-cell>
          <table:table-cell office:value-type="float" office:value="0.287067651748657" calcext:value-type="float">
            <text:p>0,287067651748657</text:p>
          </table:table-cell>
          <table:table-cell office:value-type="float" office:value="4.0107479095459" calcext:value-type="float">
            <text:p>4,01074790954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142590045929" calcext:value-type="float">
            <text:p>3,1142590045929</text:p>
          </table:table-cell>
          <table:table-cell office:value-type="float" office:value="3.10339975357056" calcext:value-type="float">
            <text:p>3,10339975357056</text:p>
          </table:table-cell>
          <table:table-cell office:value-type="float" office:value="2.06616544723511" calcext:value-type="float">
            <text:p>2,0661654472351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8" calcext:value-type="float">
            <text:p>298</text:p>
          </table:table-cell>
          <table:table-cell/>
          <table:table-cell office:value-type="float" office:value="0.566123425960541" calcext:value-type="float">
            <text:p>0,56612342596054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.47035527229309" calcext:value-type="float">
            <text:p>2,47035527229309</text:p>
          </table:table-cell>
          <table:table-cell office:value-type="float" office:value="0.27607598900795" calcext:value-type="float">
            <text:p>0,27607598900795</text:p>
          </table:table-cell>
          <table:table-cell office:value-type="float" office:value="0.274586051702499" calcext:value-type="float">
            <text:p>0,274586051702499</text:p>
          </table:table-cell>
          <table:table-cell office:value-type="float" office:value="4.01467800140381" calcext:value-type="float">
            <text:p>4,0146780014038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07734155654907" calcext:value-type="float">
            <text:p>3,07734155654907</text:p>
          </table:table-cell>
          <table:table-cell office:value-type="float" office:value="3.10253381729126" calcext:value-type="float">
            <text:p>3,10253381729126</text:p>
          </table:table-cell>
          <table:table-cell office:value-type="float" office:value="2.05431151390076" calcext:value-type="float">
            <text:p>2,0543115139007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9" calcext:value-type="float">
            <text:p>299</text:p>
          </table:table-cell>
          <table:table-cell/>
          <table:table-cell office:value-type="float" office:value="0.559971690177918" calcext:value-type="float">
            <text:p>0,55997169017791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.51121997833252" calcext:value-type="float">
            <text:p>2,51121997833252</text:p>
          </table:table-cell>
          <table:table-cell office:value-type="float" office:value="0.271197140216827" calcext:value-type="float">
            <text:p>0,271197140216827</text:p>
          </table:table-cell>
          <table:table-cell office:value-type="float" office:value="0.289316803216934" calcext:value-type="float">
            <text:p>0,289316803216934</text:p>
          </table:table-cell>
          <table:table-cell office:value-type="float" office:value="4.02076101303101" calcext:value-type="float">
            <text:p>4,0207610130310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0465335845947" calcext:value-type="float">
            <text:p>3,10465335845947</text:p>
          </table:table-cell>
          <table:table-cell office:value-type="float" office:value="3.0988302230835" calcext:value-type="float">
            <text:p>3,0988302230835</text:p>
          </table:table-cell>
          <table:table-cell office:value-type="float" office:value="2.05392503738403" calcext:value-type="float">
            <text:p>2,0539250373840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0" calcext:value-type="float">
            <text:p>300</text:p>
          </table:table-cell>
          <table:table-cell/>
          <table:table-cell office:value-type="float" office:value="0.543104767799377" calcext:value-type="float">
            <text:p>0,54310476779937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.53177499771118" calcext:value-type="float">
            <text:p>2,53177499771118</text:p>
          </table:table-cell>
          <table:table-cell office:value-type="float" office:value="0.277951121330261" calcext:value-type="float">
            <text:p>0,277951121330261</text:p>
          </table:table-cell>
          <table:table-cell office:value-type="float" office:value="0.282670646905899" calcext:value-type="float">
            <text:p>0,282670646905899</text:p>
          </table:table-cell>
          <table:table-cell office:value-type="float" office:value="4.00573015213013" calcext:value-type="float">
            <text:p>4,0057301521301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07538986206055" calcext:value-type="float">
            <text:p>3,07538986206055</text:p>
          </table:table-cell>
          <table:table-cell office:value-type="float" office:value="3.09031319618225" calcext:value-type="float">
            <text:p>3,09031319618225</text:p>
          </table:table-cell>
          <table:table-cell office:value-type="float" office:value="2.07565760612488" calcext:value-type="float">
            <text:p>2,0756576061248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1" calcext:value-type="float">
            <text:p>301</text:p>
          </table:table-cell>
          <table:table-cell/>
          <table:table-cell office:value-type="float" office:value="0.542605102062225" calcext:value-type="float">
            <text:p>0,54260510206222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.54875993728638" calcext:value-type="float">
            <text:p>2,54875993728638</text:p>
          </table:table-cell>
          <table:table-cell office:value-type="float" office:value="0.286891222000122" calcext:value-type="float">
            <text:p>0,286891222000122</text:p>
          </table:table-cell>
          <table:table-cell office:value-type="float" office:value="0.286737412214279" calcext:value-type="float">
            <text:p>0,286737412214279</text:p>
          </table:table-cell>
          <table:table-cell office:value-type="float" office:value="4.02023839950562" calcext:value-type="float">
            <text:p>4,020238399505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09946012496948" calcext:value-type="float">
            <text:p>3,09946012496948</text:p>
          </table:table-cell>
          <table:table-cell office:value-type="float" office:value="3.10209226608276" calcext:value-type="float">
            <text:p>3,10209226608276</text:p>
          </table:table-cell>
          <table:table-cell office:value-type="float" office:value="1.16270649433136" calcext:value-type="float">
            <text:p>1,162706494331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2" calcext:value-type="float">
            <text:p>302</text:p>
          </table:table-cell>
          <table:table-cell/>
          <table:table-cell office:value-type="float" office:value="0.532779097557068" calcext:value-type="float">
            <text:p>0,53277909755706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.57197427749634" calcext:value-type="float">
            <text:p>2,57197427749634</text:p>
          </table:table-cell>
          <table:table-cell office:value-type="float" office:value="0.289821773767471" calcext:value-type="float">
            <text:p>0,289821773767471</text:p>
          </table:table-cell>
          <table:table-cell office:value-type="float" office:value="0.285486370325088" calcext:value-type="float">
            <text:p>0,285486370325088</text:p>
          </table:table-cell>
          <table:table-cell office:value-type="float" office:value="4.03889846801758" calcext:value-type="float">
            <text:p>4,038898468017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106538772583" calcext:value-type="float">
            <text:p>3,1106538772583</text:p>
          </table:table-cell>
          <table:table-cell office:value-type="float" office:value="3.10194206237793" calcext:value-type="float">
            <text:p>3,10194206237793</text:p>
          </table:table-cell>
          <table:table-cell office:value-type="float" office:value="1.14555311203003" calcext:value-type="float">
            <text:p>1,1455531120300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3" calcext:value-type="float">
            <text:p>303</text:p>
          </table:table-cell>
          <table:table-cell/>
          <table:table-cell office:value-type="float" office:value="0.503661155700684" calcext:value-type="float">
            <text:p>0,50366115570068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.57605004310608" calcext:value-type="float">
            <text:p>2,57605004310608</text:p>
          </table:table-cell>
          <table:table-cell office:value-type="float" office:value="0.285814195871353" calcext:value-type="float">
            <text:p>0,285814195871353</text:p>
          </table:table-cell>
          <table:table-cell office:value-type="float" office:value="0.272218197584152" calcext:value-type="float">
            <text:p>0,272218197584152</text:p>
          </table:table-cell>
          <table:table-cell office:value-type="float" office:value="4.02350568771362" calcext:value-type="float">
            <text:p>4,023505687713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1109709739685" calcext:value-type="float">
            <text:p>3,11109709739685</text:p>
          </table:table-cell>
          <table:table-cell office:value-type="float" office:value="3.09711074829102" calcext:value-type="float">
            <text:p>3,09711074829102</text:p>
          </table:table-cell>
          <table:table-cell office:value-type="float" office:value="1.11825037002563" calcext:value-type="float">
            <text:p>1,1182503700256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4" calcext:value-type="float">
            <text:p>304</text:p>
          </table:table-cell>
          <table:table-cell/>
          <table:table-cell office:value-type="float" office:value="0.49275466799736" calcext:value-type="float">
            <text:p>0,4927546679973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.61664509773254" calcext:value-type="float">
            <text:p>2,61664509773254</text:p>
          </table:table-cell>
          <table:table-cell office:value-type="float" office:value="0.283460229635239" calcext:value-type="float">
            <text:p>0,283460229635239</text:p>
          </table:table-cell>
          <table:table-cell office:value-type="float" office:value="0.284981608390808" calcext:value-type="float">
            <text:p>0,284981608390808</text:p>
          </table:table-cell>
          <table:table-cell office:value-type="float" office:value="4.05836868286133" calcext:value-type="float">
            <text:p>4,0583686828613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1082100868225" calcext:value-type="float">
            <text:p>3,11082100868225</text:p>
          </table:table-cell>
          <table:table-cell office:value-type="float" office:value="3.12635898590088" calcext:value-type="float">
            <text:p>3,12635898590088</text:p>
          </table:table-cell>
          <table:table-cell office:value-type="float" office:value="1.10273051261902" calcext:value-type="float">
            <text:p>1,1027305126190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5" calcext:value-type="float">
            <text:p>305</text:p>
          </table:table-cell>
          <table:table-cell/>
          <table:table-cell office:value-type="float" office:value="0.484194546937943" calcext:value-type="float">
            <text:p>0,48419454693794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.6550612449646" calcext:value-type="float">
            <text:p>2,6550612449646</text:p>
          </table:table-cell>
          <table:table-cell office:value-type="float" office:value="0.275984436273575" calcext:value-type="float">
            <text:p>0,275984436273575</text:p>
          </table:table-cell>
          <table:table-cell office:value-type="float" office:value="0.277537316083908" calcext:value-type="float">
            <text:p>0,277537316083908</text:p>
          </table:table-cell>
          <table:table-cell office:value-type="float" office:value="3.75161981582642" calcext:value-type="float">
            <text:p>3,7516198158264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0642886161804" calcext:value-type="float">
            <text:p>3,10642886161804</text:p>
          </table:table-cell>
          <table:table-cell office:value-type="float" office:value="3.09676766395569" calcext:value-type="float">
            <text:p>3,09676766395569</text:p>
          </table:table-cell>
          <table:table-cell office:value-type="float" office:value="1.11406064033508" calcext:value-type="float">
            <text:p>1,1140606403350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6" calcext:value-type="float">
            <text:p>306</text:p>
          </table:table-cell>
          <table:table-cell/>
          <table:table-cell office:value-type="float" office:value="0.480475723743439" calcext:value-type="float">
            <text:p>0,48047572374343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.69008421897888" calcext:value-type="float">
            <text:p>2,69008421897888</text:p>
          </table:table-cell>
          <table:table-cell office:value-type="float" office:value="0.280761361122131" calcext:value-type="float">
            <text:p>0,280761361122131</text:p>
          </table:table-cell>
          <table:table-cell office:value-type="float" office:value="0.282890945672989" calcext:value-type="float">
            <text:p>0,282890945672989</text:p>
          </table:table-cell>
          <table:table-cell office:value-type="float" office:value="3.31117010116577" calcext:value-type="float">
            <text:p>3,311170101165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1662602424622" calcext:value-type="float">
            <text:p>3,11662602424622</text:p>
          </table:table-cell>
          <table:table-cell office:value-type="float" office:value="3.13091564178467" calcext:value-type="float">
            <text:p>3,13091564178467</text:p>
          </table:table-cell>
          <table:table-cell office:value-type="float" office:value="1.10636270046234" calcext:value-type="float">
            <text:p>1,1063627004623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7" calcext:value-type="float">
            <text:p>307</text:p>
          </table:table-cell>
          <table:table-cell/>
          <table:table-cell office:value-type="float" office:value="0.47199347615242" calcext:value-type="float">
            <text:p>0,4719934761524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3.40766644477844" calcext:value-type="float">
            <text:p>3,40766644477844</text:p>
          </table:table-cell>
          <table:table-cell office:value-type="float" office:value="0.285464704036713" calcext:value-type="float">
            <text:p>0,285464704036713</text:p>
          </table:table-cell>
          <table:table-cell office:value-type="float" office:value="0.301385581493378" calcext:value-type="float">
            <text:p>0,301385581493378</text:p>
          </table:table-cell>
          <table:table-cell office:value-type="float" office:value="2.94119262695312" calcext:value-type="float">
            <text:p>2,9411926269531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2667107582092" calcext:value-type="float">
            <text:p>3,12667107582092</text:p>
          </table:table-cell>
          <table:table-cell office:value-type="float" office:value="3.11316323280334" calcext:value-type="float">
            <text:p>3,11316323280334</text:p>
          </table:table-cell>
          <table:table-cell office:value-type="float" office:value="1.1105580329895" calcext:value-type="float">
            <text:p>1,110558032989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8" calcext:value-type="float">
            <text:p>308</text:p>
          </table:table-cell>
          <table:table-cell/>
          <table:table-cell office:value-type="float" office:value="0.461117923259735" calcext:value-type="float">
            <text:p>0,46111792325973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3.44718027114868" calcext:value-type="float">
            <text:p>3,44718027114868</text:p>
          </table:table-cell>
          <table:table-cell office:value-type="float" office:value="0.299757391214371" calcext:value-type="float">
            <text:p>0,299757391214371</text:p>
          </table:table-cell>
          <table:table-cell office:value-type="float" office:value="0.299443870782852" calcext:value-type="float">
            <text:p>0,299443870782852</text:p>
          </table:table-cell>
          <table:table-cell office:value-type="float" office:value="2.69521379470825" calcext:value-type="float">
            <text:p>2,6952137947082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3099074363708" calcext:value-type="float">
            <text:p>3,13099074363708</text:p>
          </table:table-cell>
          <table:table-cell office:value-type="float" office:value="3.13554859161377" calcext:value-type="float">
            <text:p>3,13554859161377</text:p>
          </table:table-cell>
          <table:table-cell office:value-type="float" office:value="1.10642552375793" calcext:value-type="float">
            <text:p>1,106425523757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9" calcext:value-type="float">
            <text:p>309</text:p>
          </table:table-cell>
          <table:table-cell/>
          <table:table-cell office:value-type="float" office:value="0.45914825797081" calcext:value-type="float">
            <text:p>0,4591482579708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01210701465607" calcext:value-type="float">
            <text:p>1,01210701465607</text:p>
          </table:table-cell>
          <table:table-cell office:value-type="float" office:value="0.273328065872192" calcext:value-type="float">
            <text:p>0,273328065872192</text:p>
          </table:table-cell>
          <table:table-cell office:value-type="float" office:value="0.282131791114807" calcext:value-type="float">
            <text:p>0,282131791114807</text:p>
          </table:table-cell>
          <table:table-cell office:value-type="float" office:value="2.43811702728271" calcext:value-type="float">
            <text:p>2,4381170272827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3003516197205" calcext:value-type="float">
            <text:p>3,13003516197205</text:p>
          </table:table-cell>
          <table:table-cell office:value-type="float" office:value="3.15341973304749" calcext:value-type="float">
            <text:p>3,15341973304749</text:p>
          </table:table-cell>
          <table:table-cell office:value-type="float" office:value="1.13329803943634" calcext:value-type="float">
            <text:p>1,1332980394363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0" calcext:value-type="float">
            <text:p>310</text:p>
          </table:table-cell>
          <table:table-cell/>
          <table:table-cell office:value-type="float" office:value="0.436327159404755" calcext:value-type="float">
            <text:p>0,43632715940475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91651773452759" calcext:value-type="float">
            <text:p>0,991651773452759</text:p>
          </table:table-cell>
          <table:table-cell office:value-type="float" office:value="0.290931612253189" calcext:value-type="float">
            <text:p>0,290931612253189</text:p>
          </table:table-cell>
          <table:table-cell office:value-type="float" office:value="0.29383048415184" calcext:value-type="float">
            <text:p>0,29383048415184</text:p>
          </table:table-cell>
          <table:table-cell office:value-type="float" office:value="2.24664855003357" calcext:value-type="float">
            <text:p>2,246648550033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5346479415894" calcext:value-type="float">
            <text:p>3,15346479415894</text:p>
          </table:table-cell>
          <table:table-cell office:value-type="float" office:value="3.1586697101593" calcext:value-type="float">
            <text:p>3,1586697101593</text:p>
          </table:table-cell>
          <table:table-cell office:value-type="float" office:value="1.12949168682098" calcext:value-type="float">
            <text:p>1,1294916868209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1" calcext:value-type="float">
            <text:p>311</text:p>
          </table:table-cell>
          <table:table-cell/>
          <table:table-cell office:value-type="float" office:value="0.43598809838295" calcext:value-type="float">
            <text:p>0,4359880983829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91249024868012" calcext:value-type="float">
            <text:p>0,991249024868012</text:p>
          </table:table-cell>
          <table:table-cell office:value-type="float" office:value="0.298518002033234" calcext:value-type="float">
            <text:p>0,298518002033234</text:p>
          </table:table-cell>
          <table:table-cell office:value-type="float" office:value="0.291298419237137" calcext:value-type="float">
            <text:p>0,291298419237137</text:p>
          </table:table-cell>
          <table:table-cell office:value-type="float" office:value="2.08250784873962" calcext:value-type="float">
            <text:p>2,082507848739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6920757293701" calcext:value-type="float">
            <text:p>3,16920757293701</text:p>
          </table:table-cell>
          <table:table-cell office:value-type="float" office:value="3.16489696502686" calcext:value-type="float">
            <text:p>3,16489696502686</text:p>
          </table:table-cell>
          <table:table-cell office:value-type="float" office:value="1.17851328849792" calcext:value-type="float">
            <text:p>1,1785132884979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2" calcext:value-type="float">
            <text:p>312</text:p>
          </table:table-cell>
          <table:table-cell/>
          <table:table-cell office:value-type="float" office:value="0.407626211643219" calcext:value-type="float">
            <text:p>0,40762621164321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68993544578552" calcext:value-type="float">
            <text:p>0,968993544578552</text:p>
          </table:table-cell>
          <table:table-cell office:value-type="float" office:value="0.282268166542053" calcext:value-type="float">
            <text:p>0,282268166542053</text:p>
          </table:table-cell>
          <table:table-cell office:value-type="float" office:value="0.294017791748047" calcext:value-type="float">
            <text:p>0,294017791748047</text:p>
          </table:table-cell>
          <table:table-cell office:value-type="float" office:value="1.93158936500549" calcext:value-type="float">
            <text:p>1,9315893650054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7937040328979" calcext:value-type="float">
            <text:p>3,17937040328979</text:p>
          </table:table-cell>
          <table:table-cell office:value-type="float" office:value="3.16900444030762" calcext:value-type="float">
            <text:p>3,16900444030762</text:p>
          </table:table-cell>
          <table:table-cell office:value-type="float" office:value="2.23007965087891" calcext:value-type="float">
            <text:p>2,2300796508789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3" calcext:value-type="float">
            <text:p>313</text:p>
          </table:table-cell>
          <table:table-cell/>
          <table:table-cell office:value-type="float" office:value="0.411510467529297" calcext:value-type="float">
            <text:p>0,41151046752929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66570854187012" calcext:value-type="float">
            <text:p>0,966570854187012</text:p>
          </table:table-cell>
          <table:table-cell office:value-type="float" office:value="0.28437551856041" calcext:value-type="float">
            <text:p>0,28437551856041</text:p>
          </table:table-cell>
          <table:table-cell office:value-type="float" office:value="0.303276419639587" calcext:value-type="float">
            <text:p>0,303276419639587</text:p>
          </table:table-cell>
          <table:table-cell office:value-type="float" office:value="1.80188965797424" calcext:value-type="float">
            <text:p>1,8018896579742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9050812721252" calcext:value-type="float">
            <text:p>3,19050812721252</text:p>
          </table:table-cell>
          <table:table-cell office:value-type="float" office:value="3.16466379165649" calcext:value-type="float">
            <text:p>3,16466379165649</text:p>
          </table:table-cell>
          <table:table-cell office:value-type="float" office:value="2.23969292640686" calcext:value-type="float">
            <text:p>2,2396929264068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4" calcext:value-type="float">
            <text:p>314</text:p>
          </table:table-cell>
          <table:table-cell/>
          <table:table-cell office:value-type="float" office:value="0.431790262460709" calcext:value-type="float">
            <text:p>0,43179026246070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74591612815857" calcext:value-type="float">
            <text:p>0,974591612815857</text:p>
          </table:table-cell>
          <table:table-cell office:value-type="float" office:value="0.279731065034866" calcext:value-type="float">
            <text:p>0,279731065034866</text:p>
          </table:table-cell>
          <table:table-cell office:value-type="float" office:value="0.302877962589264" calcext:value-type="float">
            <text:p>0,302877962589264</text:p>
          </table:table-cell>
          <table:table-cell office:value-type="float" office:value="1.68774235248566" calcext:value-type="float">
            <text:p>1,6877423524856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816394329071" calcext:value-type="float">
            <text:p>3,1816394329071</text:p>
          </table:table-cell>
          <table:table-cell office:value-type="float" office:value="3.19848990440369" calcext:value-type="float">
            <text:p>3,19848990440369</text:p>
          </table:table-cell>
          <table:table-cell office:value-type="float" office:value="2.25512027740479" calcext:value-type="float">
            <text:p>2,2551202774047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5" calcext:value-type="float">
            <text:p>315</text:p>
          </table:table-cell>
          <table:table-cell/>
          <table:table-cell office:value-type="float" office:value="0.427858382463455" calcext:value-type="float">
            <text:p>0,42785838246345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5932137966156" calcext:value-type="float">
            <text:p>0,95932137966156</text:p>
          </table:table-cell>
          <table:table-cell office:value-type="float" office:value="0.272350192070007" calcext:value-type="float">
            <text:p>0,272350192070007</text:p>
          </table:table-cell>
          <table:table-cell office:value-type="float" office:value="0.305487066507339" calcext:value-type="float">
            <text:p>0,305487066507339</text:p>
          </table:table-cell>
          <table:table-cell office:value-type="float" office:value="1.5992397069931" calcext:value-type="float">
            <text:p>1,59923970699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9992828369141" calcext:value-type="float">
            <text:p>3,19992828369141</text:p>
          </table:table-cell>
          <table:table-cell office:value-type="float" office:value="3.20181155204773" calcext:value-type="float">
            <text:p>3,20181155204773</text:p>
          </table:table-cell>
          <table:table-cell office:value-type="float" office:value="2.27115440368652" calcext:value-type="float">
            <text:p>2,2711544036865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6" calcext:value-type="float">
            <text:p>316</text:p>
          </table:table-cell>
          <table:table-cell/>
          <table:table-cell office:value-type="float" office:value="0.404366672039032" calcext:value-type="float">
            <text:p>0,40436667203903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38722670078278" calcext:value-type="float">
            <text:p>0,938722670078278</text:p>
          </table:table-cell>
          <table:table-cell office:value-type="float" office:value="0.27892991900444" calcext:value-type="float">
            <text:p>0,27892991900444</text:p>
          </table:table-cell>
          <table:table-cell office:value-type="float" office:value="0.29261913895607" calcext:value-type="float">
            <text:p>0,29261913895607</text:p>
          </table:table-cell>
          <table:table-cell office:value-type="float" office:value="1.50759267807007" calcext:value-type="float">
            <text:p>1,5075926780700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1615052223206" calcext:value-type="float">
            <text:p>3,21615052223206</text:p>
          </table:table-cell>
          <table:table-cell office:value-type="float" office:value="3.22094798088074" calcext:value-type="float">
            <text:p>3,22094798088074</text:p>
          </table:table-cell>
          <table:table-cell office:value-type="float" office:value="2.28957462310791" calcext:value-type="float">
            <text:p>2,2895746231079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7" calcext:value-type="float">
            <text:p>317</text:p>
          </table:table-cell>
          <table:table-cell/>
          <table:table-cell office:value-type="float" office:value="0.408227324485779" calcext:value-type="float">
            <text:p>0,40822732448577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65338051319122" calcext:value-type="float">
            <text:p>0,965338051319122</text:p>
          </table:table-cell>
          <table:table-cell office:value-type="float" office:value="0.279163926839828" calcext:value-type="float">
            <text:p>0,279163926839828</text:p>
          </table:table-cell>
          <table:table-cell office:value-type="float" office:value="0.314176648855209" calcext:value-type="float">
            <text:p>0,314176648855209</text:p>
          </table:table-cell>
          <table:table-cell office:value-type="float" office:value="1.44834887981415" calcext:value-type="float">
            <text:p>1,4483488798141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3277378082275" calcext:value-type="float">
            <text:p>3,23277378082275</text:p>
          </table:table-cell>
          <table:table-cell office:value-type="float" office:value="3.22246241569519" calcext:value-type="float">
            <text:p>3,22246241569519</text:p>
          </table:table-cell>
          <table:table-cell office:value-type="float" office:value="2.34070539474487" calcext:value-type="float">
            <text:p>2,3407053947448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8" calcext:value-type="float">
            <text:p>318</text:p>
          </table:table-cell>
          <table:table-cell/>
          <table:table-cell office:value-type="float" office:value="0.394485682249069" calcext:value-type="float">
            <text:p>0,39448568224906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55316245555878" calcext:value-type="float">
            <text:p>0,955316245555878</text:p>
          </table:table-cell>
          <table:table-cell office:value-type="float" office:value="0.285100817680359" calcext:value-type="float">
            <text:p>0,285100817680359</text:p>
          </table:table-cell>
          <table:table-cell office:value-type="float" office:value="0.305104941129684" calcext:value-type="float">
            <text:p>0,305104941129684</text:p>
          </table:table-cell>
          <table:table-cell office:value-type="float" office:value="1.36142528057098" calcext:value-type="float">
            <text:p>1,3614252805709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467954158783" calcext:value-type="float">
            <text:p>3,2467954158783</text:p>
          </table:table-cell>
          <table:table-cell office:value-type="float" office:value="3.23512434959412" calcext:value-type="float">
            <text:p>3,23512434959412</text:p>
          </table:table-cell>
          <table:table-cell office:value-type="float" office:value="2.32760453224182" calcext:value-type="float">
            <text:p>2,3276045322418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9" calcext:value-type="float">
            <text:p>319</text:p>
          </table:table-cell>
          <table:table-cell/>
          <table:table-cell office:value-type="float" office:value="0.388164401054382" calcext:value-type="float">
            <text:p>0,38816440105438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84824180603027" calcext:value-type="float">
            <text:p>0,984824180603027</text:p>
          </table:table-cell>
          <table:table-cell office:value-type="float" office:value="0.266686230897903" calcext:value-type="float">
            <text:p>0,266686230897903</text:p>
          </table:table-cell>
          <table:table-cell office:value-type="float" office:value="0.310739666223526" calcext:value-type="float">
            <text:p>0,310739666223526</text:p>
          </table:table-cell>
          <table:table-cell office:value-type="float" office:value="1.31366050243378" calcext:value-type="float">
            <text:p>1,3136605024337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6403737068176" calcext:value-type="float">
            <text:p>3,26403737068176</text:p>
          </table:table-cell>
          <table:table-cell office:value-type="float" office:value="3.26589179039001" calcext:value-type="float">
            <text:p>3,26589179039001</text:p>
          </table:table-cell>
          <table:table-cell office:value-type="float" office:value="2.34697961807251" calcext:value-type="float">
            <text:p>2,3469796180725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0" calcext:value-type="float">
            <text:p>320</text:p>
          </table:table-cell>
          <table:table-cell/>
          <table:table-cell office:value-type="float" office:value="0.383914440870285" calcext:value-type="float">
            <text:p>0,38391444087028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997365593910217" calcext:value-type="float">
            <text:p>0,997365593910217</text:p>
          </table:table-cell>
          <table:table-cell office:value-type="float" office:value="0.294885039329529" calcext:value-type="float">
            <text:p>0,294885039329529</text:p>
          </table:table-cell>
          <table:table-cell office:value-type="float" office:value="0.307383865118027" calcext:value-type="float">
            <text:p>0,307383865118027</text:p>
          </table:table-cell>
          <table:table-cell office:value-type="float" office:value="1.25717854499817" calcext:value-type="float">
            <text:p>1,2571785449981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7600598335266" calcext:value-type="float">
            <text:p>3,27600598335266</text:p>
          </table:table-cell>
          <table:table-cell office:value-type="float" office:value="3.27090787887573" calcext:value-type="float">
            <text:p>3,27090787887573</text:p>
          </table:table-cell>
          <table:table-cell office:value-type="float" office:value="2.37826538085937" calcext:value-type="float">
            <text:p>2,378265380859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1" calcext:value-type="float">
            <text:p>321</text:p>
          </table:table-cell>
          <table:table-cell/>
          <table:table-cell office:value-type="float" office:value="0.374313026666641" calcext:value-type="float">
            <text:p>0,37431302666664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.06089377403259" calcext:value-type="float">
            <text:p>2,06089377403259</text:p>
          </table:table-cell>
          <table:table-cell office:value-type="float" office:value="0.285625457763672" calcext:value-type="float">
            <text:p>0,285625457763672</text:p>
          </table:table-cell>
          <table:table-cell office:value-type="float" office:value="0.308647602796555" calcext:value-type="float">
            <text:p>0,308647602796555</text:p>
          </table:table-cell>
          <table:table-cell office:value-type="float" office:value="1.21562945842743" calcext:value-type="float">
            <text:p>1,215629458427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884042263031" calcext:value-type="float">
            <text:p>3,2884042263031</text:p>
          </table:table-cell>
          <table:table-cell office:value-type="float" office:value="3.2892107963562" calcext:value-type="float">
            <text:p>3,2892107963562</text:p>
          </table:table-cell>
          <table:table-cell office:value-type="float" office:value="2.42404627799988" calcext:value-type="float">
            <text:p>2,4240462779998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2" calcext:value-type="float">
            <text:p>322</text:p>
          </table:table-cell>
          <table:table-cell/>
          <table:table-cell office:value-type="float" office:value="0.37029567360878" calcext:value-type="float">
            <text:p>0,3702956736087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.02296757698059" calcext:value-type="float">
            <text:p>2,02296757698059</text:p>
          </table:table-cell>
          <table:table-cell office:value-type="float" office:value="0.276627063751221" calcext:value-type="float">
            <text:p>0,276627063751221</text:p>
          </table:table-cell>
          <table:table-cell office:value-type="float" office:value="0.295222371816635" calcext:value-type="float">
            <text:p>0,295222371816635</text:p>
          </table:table-cell>
          <table:table-cell office:value-type="float" office:value="1.15162837505341" calcext:value-type="float">
            <text:p>1,1516283750534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2478666305542" calcext:value-type="float">
            <text:p>3,32478666305542</text:p>
          </table:table-cell>
          <table:table-cell office:value-type="float" office:value="3.3070981502533" calcext:value-type="float">
            <text:p>3,3070981502533</text:p>
          </table:table-cell>
          <table:table-cell office:value-type="float" office:value="2.43277382850647" calcext:value-type="float">
            <text:p>2,4327738285064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3" calcext:value-type="float">
            <text:p>323</text:p>
          </table:table-cell>
          <table:table-cell/>
          <table:table-cell office:value-type="float" office:value="0.378136694431305" calcext:value-type="float">
            <text:p>0,37813669443130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99391782283783" calcext:value-type="float">
            <text:p>1,99391782283783</text:p>
          </table:table-cell>
          <table:table-cell office:value-type="float" office:value="0.277961015701294" calcext:value-type="float">
            <text:p>0,277961015701294</text:p>
          </table:table-cell>
          <table:table-cell office:value-type="float" office:value="0.316810190677643" calcext:value-type="float">
            <text:p>0,316810190677643</text:p>
          </table:table-cell>
          <table:table-cell office:value-type="float" office:value="1.10453367233276" calcext:value-type="float">
            <text:p>1,104533672332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2916617393494" calcext:value-type="float">
            <text:p>3,32916617393494</text:p>
          </table:table-cell>
          <table:table-cell office:value-type="float" office:value="3.3274884223938" calcext:value-type="float">
            <text:p>3,3274884223938</text:p>
          </table:table-cell>
          <table:table-cell office:value-type="float" office:value="2.45206999778748" calcext:value-type="float">
            <text:p>2,4520699977874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4" calcext:value-type="float">
            <text:p>324</text:p>
          </table:table-cell>
          <table:table-cell/>
          <table:table-cell office:value-type="float" office:value="0.381947010755539" calcext:value-type="float">
            <text:p>0,38194701075553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97282493114471" calcext:value-type="float">
            <text:p>1,97282493114471</text:p>
          </table:table-cell>
          <table:table-cell office:value-type="float" office:value="0.282654911279678" calcext:value-type="float">
            <text:p>0,282654911279678</text:p>
          </table:table-cell>
          <table:table-cell office:value-type="float" office:value="0.310029685497284" calcext:value-type="float">
            <text:p>0,310029685497284</text:p>
          </table:table-cell>
          <table:table-cell office:value-type="float" office:value="1.0715765953064" calcext:value-type="float">
            <text:p>1,071576595306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6877083778381" calcext:value-type="float">
            <text:p>3,36877083778381</text:p>
          </table:table-cell>
          <table:table-cell office:value-type="float" office:value="3.35613989830017" calcext:value-type="float">
            <text:p>3,35613989830017</text:p>
          </table:table-cell>
          <table:table-cell office:value-type="float" office:value="2.50898432731628" calcext:value-type="float">
            <text:p>2,508984327316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5" calcext:value-type="float">
            <text:p>325</text:p>
          </table:table-cell>
          <table:table-cell/>
          <table:table-cell office:value-type="float" office:value="0.361963838338852" calcext:value-type="float">
            <text:p>0,36196383833885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95503294467926" calcext:value-type="float">
            <text:p>1,95503294467926</text:p>
          </table:table-cell>
          <table:table-cell office:value-type="float" office:value="0.280472069978714" calcext:value-type="float">
            <text:p>0,280472069978714</text:p>
          </table:table-cell>
          <table:table-cell office:value-type="float" office:value="0.319942951202393" calcext:value-type="float">
            <text:p>0,319942951202393</text:p>
          </table:table-cell>
          <table:table-cell office:value-type="float" office:value="1.01591646671295" calcext:value-type="float">
            <text:p>1,0159164667129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9701452255249" calcext:value-type="float">
            <text:p>4,9701452255249</text:p>
          </table:table-cell>
          <table:table-cell office:value-type="float" office:value="4.96214294433594" calcext:value-type="float">
            <text:p>4,96214294433594</text:p>
          </table:table-cell>
          <table:table-cell office:value-type="float" office:value="2.5096971988678" calcext:value-type="float">
            <text:p>2,509697198867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6" calcext:value-type="float">
            <text:p>326</text:p>
          </table:table-cell>
          <table:table-cell/>
          <table:table-cell office:value-type="float" office:value="0.359689503908157" calcext:value-type="float">
            <text:p>0,35968950390815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92546653747559" calcext:value-type="float">
            <text:p>1,92546653747559</text:p>
          </table:table-cell>
          <table:table-cell office:value-type="float" office:value="0.278237998485565" calcext:value-type="float">
            <text:p>0,278237998485565</text:p>
          </table:table-cell>
          <table:table-cell office:value-type="float" office:value="0.296492248773575" calcext:value-type="float">
            <text:p>0,296492248773575</text:p>
          </table:table-cell>
          <table:table-cell office:value-type="float" office:value="1.01135158538818" calcext:value-type="float">
            <text:p>1,0113515853881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78229951858521" calcext:value-type="float">
            <text:p>4,78229951858521</text:p>
          </table:table-cell>
          <table:table-cell office:value-type="float" office:value="4.79052829742432" calcext:value-type="float">
            <text:p>4,79052829742432</text:p>
          </table:table-cell>
          <table:table-cell office:value-type="float" office:value="2.55308508872986" calcext:value-type="float">
            <text:p>2,5530850887298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7" calcext:value-type="float">
            <text:p>327</text:p>
          </table:table-cell>
          <table:table-cell/>
          <table:table-cell office:value-type="float" office:value="0.366092145442963" calcext:value-type="float">
            <text:p>0,36609214544296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89924275875092" calcext:value-type="float">
            <text:p>1,89924275875092</text:p>
          </table:table-cell>
          <table:table-cell office:value-type="float" office:value="0.302791118621826" calcext:value-type="float">
            <text:p>0,302791118621826</text:p>
          </table:table-cell>
          <table:table-cell office:value-type="float" office:value="0.322947472333908" calcext:value-type="float">
            <text:p>0,322947472333908</text:p>
          </table:table-cell>
          <table:table-cell office:value-type="float" office:value="0.969706177711487" calcext:value-type="float">
            <text:p>0,96970617771148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63253116607666" calcext:value-type="float">
            <text:p>4,63253116607666</text:p>
          </table:table-cell>
          <table:table-cell office:value-type="float" office:value="4.63625144958496" calcext:value-type="float">
            <text:p>4,63625144958496</text:p>
          </table:table-cell>
          <table:table-cell office:value-type="float" office:value="2.5900993347168" calcext:value-type="float">
            <text:p>2,590099334716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8" calcext:value-type="float">
            <text:p>328</text:p>
          </table:table-cell>
          <table:table-cell/>
          <table:table-cell office:value-type="float" office:value="0.343651473522186" calcext:value-type="float">
            <text:p>0,34365147352218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91168820858002" calcext:value-type="float">
            <text:p>1,91168820858002</text:p>
          </table:table-cell>
          <table:table-cell office:value-type="float" office:value="0.316512197256088" calcext:value-type="float">
            <text:p>0,316512197256088</text:p>
          </table:table-cell>
          <table:table-cell office:value-type="float" office:value="0.3263900578022" calcext:value-type="float">
            <text:p>0,3263900578022</text:p>
          </table:table-cell>
          <table:table-cell office:value-type="float" office:value="0.948101878166199" calcext:value-type="float">
            <text:p>0,94810187816619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47250032424927" calcext:value-type="float">
            <text:p>4,47250032424927</text:p>
          </table:table-cell>
          <table:table-cell office:value-type="float" office:value="4.47758722305298" calcext:value-type="float">
            <text:p>4,47758722305298</text:p>
          </table:table-cell>
          <table:table-cell office:value-type="float" office:value="2.62756204605103" calcext:value-type="float">
            <text:p>2,6275620460510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9" calcext:value-type="float">
            <text:p>329</text:p>
          </table:table-cell>
          <table:table-cell/>
          <table:table-cell office:value-type="float" office:value="0.354911506175995" calcext:value-type="float">
            <text:p>0,35491150617599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88196265697479" calcext:value-type="float">
            <text:p>1,88196265697479</text:p>
          </table:table-cell>
          <table:table-cell office:value-type="float" office:value="0.28170707821846" calcext:value-type="float">
            <text:p>0,28170707821846</text:p>
          </table:table-cell>
          <table:table-cell office:value-type="float" office:value="0.306453257799149" calcext:value-type="float">
            <text:p>0,306453257799149</text:p>
          </table:table-cell>
          <table:table-cell office:value-type="float" office:value="0.904075145721436" calcext:value-type="float">
            <text:p>0,9040751457214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3457145690918" calcext:value-type="float">
            <text:p>4,3457145690918</text:p>
          </table:table-cell>
          <table:table-cell office:value-type="float" office:value="4.33774423599243" calcext:value-type="float">
            <text:p>4,33774423599243</text:p>
          </table:table-cell>
          <table:table-cell office:value-type="float" office:value="2.6484489440918" calcext:value-type="float">
            <text:p>2,648448944091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0" calcext:value-type="float">
            <text:p>330</text:p>
          </table:table-cell>
          <table:table-cell/>
          <table:table-cell office:value-type="float" office:value="0.334978878498077" calcext:value-type="float">
            <text:p>0,33497887849807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8477885723114" calcext:value-type="float">
            <text:p>1,8477885723114</text:p>
          </table:table-cell>
          <table:table-cell office:value-type="float" office:value="0.319863945245743" calcext:value-type="float">
            <text:p>0,319863945245743</text:p>
          </table:table-cell>
          <table:table-cell office:value-type="float" office:value="0.316415131092072" calcext:value-type="float">
            <text:p>0,316415131092072</text:p>
          </table:table-cell>
          <table:table-cell office:value-type="float" office:value="0.885303854942322" calcext:value-type="float">
            <text:p>0,8853038549423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20340013504028" calcext:value-type="float">
            <text:p>4,20340013504028</text:p>
          </table:table-cell>
          <table:table-cell office:value-type="float" office:value="4.22443437576294" calcext:value-type="float">
            <text:p>4,22443437576294</text:p>
          </table:table-cell>
          <table:table-cell office:value-type="float" office:value="2.67670464515686" calcext:value-type="float">
            <text:p>2,6767046451568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1" calcext:value-type="float">
            <text:p>331</text:p>
          </table:table-cell>
          <table:table-cell/>
          <table:table-cell office:value-type="float" office:value="0.337202399969101" calcext:value-type="float">
            <text:p>0,33720239996910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83943867683411" calcext:value-type="float">
            <text:p>1,83943867683411</text:p>
          </table:table-cell>
          <table:table-cell office:value-type="float" office:value="0.287585198879242" calcext:value-type="float">
            <text:p>0,287585198879242</text:p>
          </table:table-cell>
          <table:table-cell office:value-type="float" office:value="0.316725701093674" calcext:value-type="float">
            <text:p>0,316725701093674</text:p>
          </table:table-cell>
          <table:table-cell office:value-type="float" office:value="0.876292288303375" calcext:value-type="float">
            <text:p>0,8762922883033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09111213684082" calcext:value-type="float">
            <text:p>4,09111213684082</text:p>
          </table:table-cell>
          <table:table-cell office:value-type="float" office:value="4.08588171005249" calcext:value-type="float">
            <text:p>4,08588171005249</text:p>
          </table:table-cell>
          <table:table-cell office:value-type="float" office:value="2.71923518180847" calcext:value-type="float">
            <text:p>2,7192351818084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2" calcext:value-type="float">
            <text:p>332</text:p>
          </table:table-cell>
          <table:table-cell/>
          <table:table-cell office:value-type="float" office:value="0.344834297895432" calcext:value-type="float">
            <text:p>0,34483429789543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82291257381439" calcext:value-type="float">
            <text:p>1,82291257381439</text:p>
          </table:table-cell>
          <table:table-cell office:value-type="float" office:value="0.292836397886276" calcext:value-type="float">
            <text:p>0,292836397886276</text:p>
          </table:table-cell>
          <table:table-cell office:value-type="float" office:value="0.340614557266235" calcext:value-type="float">
            <text:p>0,340614557266235</text:p>
          </table:table-cell>
          <table:table-cell office:value-type="float" office:value="0.843892872333527" calcext:value-type="float">
            <text:p>0,84389287233352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98651027679443" calcext:value-type="float">
            <text:p>3,98651027679443</text:p>
          </table:table-cell>
          <table:table-cell office:value-type="float" office:value="3.97359442710876" calcext:value-type="float">
            <text:p>3,97359442710876</text:p>
          </table:table-cell>
          <table:table-cell office:value-type="float" office:value="2.76752686500549" calcext:value-type="float">
            <text:p>2,7675268650054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3" calcext:value-type="float">
            <text:p>333</text:p>
          </table:table-cell>
          <table:table-cell/>
          <table:table-cell office:value-type="float" office:value="0.344325840473175" calcext:value-type="float">
            <text:p>0,34432584047317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913738489151" calcext:value-type="float">
            <text:p>1,7913738489151</text:p>
          </table:table-cell>
          <table:table-cell office:value-type="float" office:value="0.309013813734055" calcext:value-type="float">
            <text:p>0,309013813734055</text:p>
          </table:table-cell>
          <table:table-cell office:value-type="float" office:value="0.352845191955566" calcext:value-type="float">
            <text:p>0,352845191955566</text:p>
          </table:table-cell>
          <table:table-cell office:value-type="float" office:value="0.831833243370056" calcext:value-type="float">
            <text:p>0,83183324337005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86101102828979" calcext:value-type="float">
            <text:p>3,86101102828979</text:p>
          </table:table-cell>
          <table:table-cell office:value-type="float" office:value="3.88476371765137" calcext:value-type="float">
            <text:p>3,88476371765137</text:p>
          </table:table-cell>
          <table:table-cell office:value-type="float" office:value="2.8077404499054" calcext:value-type="float">
            <text:p>2,807740449905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4" calcext:value-type="float">
            <text:p>334</text:p>
          </table:table-cell>
          <table:table-cell/>
          <table:table-cell office:value-type="float" office:value="0.334633857011795" calcext:value-type="float">
            <text:p>0,33463385701179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9816937446594" calcext:value-type="float">
            <text:p>1,79816937446594</text:p>
          </table:table-cell>
          <table:table-cell office:value-type="float" office:value="0.296084314584732" calcext:value-type="float">
            <text:p>0,296084314584732</text:p>
          </table:table-cell>
          <table:table-cell office:value-type="float" office:value="0.343814373016357" calcext:value-type="float">
            <text:p>0,343814373016357</text:p>
          </table:table-cell>
          <table:table-cell office:value-type="float" office:value="0.780031859874725" calcext:value-type="float">
            <text:p>0,78003185987472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77162837982178" calcext:value-type="float">
            <text:p>3,77162837982178</text:p>
          </table:table-cell>
          <table:table-cell office:value-type="float" office:value="3.77696800231934" calcext:value-type="float">
            <text:p>3,77696800231934</text:p>
          </table:table-cell>
          <table:table-cell office:value-type="float" office:value="2.86240720748901" calcext:value-type="float">
            <text:p>2,8624072074890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5" calcext:value-type="float">
            <text:p>335</text:p>
          </table:table-cell>
          <table:table-cell/>
          <table:table-cell office:value-type="float" office:value="0.338294684886932" calcext:value-type="float">
            <text:p>0,33829468488693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8109049797058" calcext:value-type="float">
            <text:p>1,78109049797058</text:p>
          </table:table-cell>
          <table:table-cell office:value-type="float" office:value="0.30616682767868" calcext:value-type="float">
            <text:p>0,30616682767868</text:p>
          </table:table-cell>
          <table:table-cell office:value-type="float" office:value="0.337827354669571" calcext:value-type="float">
            <text:p>0,337827354669571</text:p>
          </table:table-cell>
          <table:table-cell office:value-type="float" office:value="0.770784616470337" calcext:value-type="float">
            <text:p>0,77078461647033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65878963470459" calcext:value-type="float">
            <text:p>3,65878963470459</text:p>
          </table:table-cell>
          <table:table-cell office:value-type="float" office:value="3.68535232543945" calcext:value-type="float">
            <text:p>3,68535232543945</text:p>
          </table:table-cell>
          <table:table-cell office:value-type="float" office:value="2.91180753707886" calcext:value-type="float">
            <text:p>2,9118075370788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6" calcext:value-type="float">
            <text:p>336</text:p>
          </table:table-cell>
          <table:table-cell/>
          <table:table-cell office:value-type="float" office:value="0.319152474403381" calcext:value-type="float">
            <text:p>0,31915247440338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5532793998718" calcext:value-type="float">
            <text:p>1,75532793998718</text:p>
          </table:table-cell>
          <table:table-cell office:value-type="float" office:value="0.299315124750137" calcext:value-type="float">
            <text:p>0,299315124750137</text:p>
          </table:table-cell>
          <table:table-cell office:value-type="float" office:value="0.348531156778336" calcext:value-type="float">
            <text:p>0,348531156778336</text:p>
          </table:table-cell>
          <table:table-cell office:value-type="float" office:value="0.757318615913391" calcext:value-type="float">
            <text:p>0,75731861591339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5862295627594" calcext:value-type="float">
            <text:p>3,5862295627594</text:p>
          </table:table-cell>
          <table:table-cell office:value-type="float" office:value="3.57451844215393" calcext:value-type="float">
            <text:p>3,57451844215393</text:p>
          </table:table-cell>
          <table:table-cell office:value-type="float" office:value="2.93640542030334" calcext:value-type="float">
            <text:p>2,9364054203033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7" calcext:value-type="float">
            <text:p>337</text:p>
          </table:table-cell>
          <table:table-cell/>
          <table:table-cell office:value-type="float" office:value="0.33421602845192" calcext:value-type="float">
            <text:p>0,3342160284519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4547004699707" calcext:value-type="float">
            <text:p>1,74547004699707</text:p>
          </table:table-cell>
          <table:table-cell office:value-type="float" office:value="0.326754033565521" calcext:value-type="float">
            <text:p>0,326754033565521</text:p>
          </table:table-cell>
          <table:table-cell office:value-type="float" office:value="0.356116116046906" calcext:value-type="float">
            <text:p>0,356116116046906</text:p>
          </table:table-cell>
          <table:table-cell office:value-type="float" office:value="0.752918183803558" calcext:value-type="float">
            <text:p>0,7529181838035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49617910385132" calcext:value-type="float">
            <text:p>3,49617910385132</text:p>
          </table:table-cell>
          <table:table-cell office:value-type="float" office:value="3.50075531005859" calcext:value-type="float">
            <text:p>3,50075531005859</text:p>
          </table:table-cell>
          <table:table-cell office:value-type="float" office:value="2.09444642066956" calcext:value-type="float">
            <text:p>2,094446420669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8" calcext:value-type="float">
            <text:p>338</text:p>
          </table:table-cell>
          <table:table-cell/>
          <table:table-cell office:value-type="float" office:value="0.341037720441818" calcext:value-type="float">
            <text:p>0,34103772044181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4666285514832" calcext:value-type="float">
            <text:p>1,74666285514832</text:p>
          </table:table-cell>
          <table:table-cell office:value-type="float" office:value="0.303849190473557" calcext:value-type="float">
            <text:p>0,303849190473557</text:p>
          </table:table-cell>
          <table:table-cell office:value-type="float" office:value="0.331237852573395" calcext:value-type="float">
            <text:p>0,331237852573395</text:p>
          </table:table-cell>
          <table:table-cell office:value-type="float" office:value="0.734934091567993" calcext:value-type="float">
            <text:p>0,73493409156799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41398978233337" calcext:value-type="float">
            <text:p>3,41398978233337</text:p>
          </table:table-cell>
          <table:table-cell office:value-type="float" office:value="3.42896723747253" calcext:value-type="float">
            <text:p>3,42896723747253</text:p>
          </table:table-cell>
          <table:table-cell office:value-type="float" office:value="2.11632490158081" calcext:value-type="float">
            <text:p>2,1163249015808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9" calcext:value-type="float">
            <text:p>339</text:p>
          </table:table-cell>
          <table:table-cell/>
          <table:table-cell office:value-type="float" office:value="0.325134694576263" calcext:value-type="float">
            <text:p>0,32513469457626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3521935939789" calcext:value-type="float">
            <text:p>1,73521935939789</text:p>
          </table:table-cell>
          <table:table-cell office:value-type="float" office:value="0.319252490997314" calcext:value-type="float">
            <text:p>0,319252490997314</text:p>
          </table:table-cell>
          <table:table-cell office:value-type="float" office:value="0.350921750068665" calcext:value-type="float">
            <text:p>0,350921750068665</text:p>
          </table:table-cell>
          <table:table-cell office:value-type="float" office:value="0.719372093677521" calcext:value-type="float">
            <text:p>0,71937209367752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5423040390015" calcext:value-type="float">
            <text:p>3,35423040390015</text:p>
          </table:table-cell>
          <table:table-cell office:value-type="float" office:value="3.34275197982788" calcext:value-type="float">
            <text:p>3,34275197982788</text:p>
          </table:table-cell>
          <table:table-cell office:value-type="float" office:value="2.12701463699341" calcext:value-type="float">
            <text:p>2,1270146369934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0" calcext:value-type="float">
            <text:p>340</text:p>
          </table:table-cell>
          <table:table-cell/>
          <table:table-cell office:value-type="float" office:value="0.322197258472443" calcext:value-type="float">
            <text:p>0,32219725847244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0238959789276" calcext:value-type="float">
            <text:p>1,70238959789276</text:p>
          </table:table-cell>
          <table:table-cell office:value-type="float" office:value="0.324252992868423" calcext:value-type="float">
            <text:p>0,324252992868423</text:p>
          </table:table-cell>
          <table:table-cell office:value-type="float" office:value="0.370921492576599" calcext:value-type="float">
            <text:p>0,370921492576599</text:p>
          </table:table-cell>
          <table:table-cell office:value-type="float" office:value="0.690165579319" calcext:value-type="float">
            <text:p>0,6901655793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1132888793945" calcext:value-type="float">
            <text:p>3,31132888793945</text:p>
          </table:table-cell>
          <table:table-cell office:value-type="float" office:value="3.28993630409241" calcext:value-type="float">
            <text:p>3,28993630409241</text:p>
          </table:table-cell>
          <table:table-cell office:value-type="float" office:value="2.17738223075867" calcext:value-type="float">
            <text:p>2,1773822307586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1" calcext:value-type="float">
            <text:p>341</text:p>
          </table:table-cell>
          <table:table-cell/>
          <table:table-cell office:value-type="float" office:value="0.315409243106842" calcext:value-type="float">
            <text:p>0,31540924310684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0450210571289" calcext:value-type="float">
            <text:p>1,70450210571289</text:p>
          </table:table-cell>
          <table:table-cell office:value-type="float" office:value="0.332264423370361" calcext:value-type="float">
            <text:p>0,332264423370361</text:p>
          </table:table-cell>
          <table:table-cell office:value-type="float" office:value="0.375979006290436" calcext:value-type="float">
            <text:p>0,375979006290436</text:p>
          </table:table-cell>
          <table:table-cell office:value-type="float" office:value="0.699934959411621" calcext:value-type="float">
            <text:p>0,69993495941162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6067891120911" calcext:value-type="float">
            <text:p>3,36067891120911</text:p>
          </table:table-cell>
          <table:table-cell office:value-type="float" office:value="3.36183381080627" calcext:value-type="float">
            <text:p>3,36183381080627</text:p>
          </table:table-cell>
          <table:table-cell office:value-type="float" office:value="2.2294909954071" calcext:value-type="float">
            <text:p>2,229490995407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2" calcext:value-type="float">
            <text:p>342</text:p>
          </table:table-cell>
          <table:table-cell/>
          <table:table-cell office:value-type="float" office:value="0.323444426059723" calcext:value-type="float">
            <text:p>0,32344442605972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9256913661957" calcext:value-type="float">
            <text:p>1,69256913661957</text:p>
          </table:table-cell>
          <table:table-cell office:value-type="float" office:value="0.317296504974365" calcext:value-type="float">
            <text:p>0,317296504974365</text:p>
          </table:table-cell>
          <table:table-cell office:value-type="float" office:value="0.375142812728882" calcext:value-type="float">
            <text:p>0,375142812728882</text:p>
          </table:table-cell>
          <table:table-cell office:value-type="float" office:value="0.681739568710327" calcext:value-type="float">
            <text:p>0,68173956871032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18760514259338" calcext:value-type="float">
            <text:p>2,1876051425933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3" calcext:value-type="float">
            <text:p>343</text:p>
          </table:table-cell>
          <table:table-cell/>
          <table:table-cell office:value-type="float" office:value="0.313071548938751" calcext:value-type="float">
            <text:p>0,31307154893875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821870803833" calcext:value-type="float">
            <text:p>1,6821870803833</text:p>
          </table:table-cell>
          <table:table-cell office:value-type="float" office:value="0.318847447633743" calcext:value-type="float">
            <text:p>0,318847447633743</text:p>
          </table:table-cell>
          <table:table-cell office:value-type="float" office:value="0.371771335601807" calcext:value-type="float">
            <text:p>0,371771335601807</text:p>
          </table:table-cell>
          <table:table-cell office:value-type="float" office:value="0.67586225271225" calcext:value-type="float">
            <text:p>0,6758622527122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18286919593811" calcext:value-type="float">
            <text:p>2,1828691959381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4" calcext:value-type="float">
            <text:p>344</text:p>
          </table:table-cell>
          <table:table-cell/>
          <table:table-cell office:value-type="float" office:value="0.300497144460678" calcext:value-type="float">
            <text:p>0,30049714446067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4420020580292" calcext:value-type="float">
            <text:p>1,64420020580292</text:p>
          </table:table-cell>
          <table:table-cell office:value-type="float" office:value="0.331831008195877" calcext:value-type="float">
            <text:p>0,331831008195877</text:p>
          </table:table-cell>
          <table:table-cell office:value-type="float" office:value="0.396351873874664" calcext:value-type="float">
            <text:p>0,396351873874664</text:p>
          </table:table-cell>
          <table:table-cell office:value-type="float" office:value="0.650206565856934" calcext:value-type="float">
            <text:p>0,6502065658569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14847302436829" calcext:value-type="float">
            <text:p>2,1484730243682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5" calcext:value-type="float">
            <text:p>345</text:p>
          </table:table-cell>
          <table:table-cell/>
          <table:table-cell office:value-type="float" office:value="0.316622793674469" calcext:value-type="float">
            <text:p>0,31662279367446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5405976772308" calcext:value-type="float">
            <text:p>1,65405976772308</text:p>
          </table:table-cell>
          <table:table-cell office:value-type="float" office:value="0.329789459705353" calcext:value-type="float">
            <text:p>0,329789459705353</text:p>
          </table:table-cell>
          <table:table-cell office:value-type="float" office:value="0.391202419996262" calcext:value-type="float">
            <text:p>0,391202419996262</text:p>
          </table:table-cell>
          <table:table-cell office:value-type="float" office:value="0.625919878482819" calcext:value-type="float">
            <text:p>0,6259198784828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15465712547302" calcext:value-type="float">
            <text:p>2,1546571254730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6" calcext:value-type="float">
            <text:p>346</text:p>
          </table:table-cell>
          <table:table-cell/>
          <table:table-cell office:value-type="float" office:value="0.318027496337891" calcext:value-type="float">
            <text:p>0,31802749633789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5060186386108" calcext:value-type="float">
            <text:p>1,65060186386108</text:p>
          </table:table-cell>
          <table:table-cell office:value-type="float" office:value="0.328867793083191" calcext:value-type="float">
            <text:p>0,328867793083191</text:p>
          </table:table-cell>
          <table:table-cell office:value-type="float" office:value="0.411939740180969" calcext:value-type="float">
            <text:p>0,411939740180969</text:p>
          </table:table-cell>
          <table:table-cell office:value-type="float" office:value="0.608805060386658" calcext:value-type="float">
            <text:p>0,6088050603866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12038016319275" calcext:value-type="float">
            <text:p>2,1203801631927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7" calcext:value-type="float">
            <text:p>347</text:p>
          </table:table-cell>
          <table:table-cell/>
          <table:table-cell office:value-type="float" office:value="0.32845401763916" calcext:value-type="float">
            <text:p>0,3284540176391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3456451892853" calcext:value-type="float">
            <text:p>1,63456451892853</text:p>
          </table:table-cell>
          <table:table-cell office:value-type="float" office:value="0.335574209690094" calcext:value-type="float">
            <text:p>0,335574209690094</text:p>
          </table:table-cell>
          <table:table-cell office:value-type="float" office:value="0.396399348974228" calcext:value-type="float">
            <text:p>0,396399348974228</text:p>
          </table:table-cell>
          <table:table-cell office:value-type="float" office:value="0.630381345748901" calcext:value-type="float">
            <text:p>0,63038134574890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06903266906738" calcext:value-type="float">
            <text:p>2,0690326690673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8" calcext:value-type="float">
            <text:p>348</text:p>
          </table:table-cell>
          <table:table-cell/>
          <table:table-cell office:value-type="float" office:value="0.306560546159744" calcext:value-type="float">
            <text:p>0,30656054615974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5490424633026" calcext:value-type="float">
            <text:p>1,65490424633026</text:p>
          </table:table-cell>
          <table:table-cell office:value-type="float" office:value="0.319524824619293" calcext:value-type="float">
            <text:p>0,319524824619293</text:p>
          </table:table-cell>
          <table:table-cell office:value-type="float" office:value="0.377637028694153" calcext:value-type="float">
            <text:p>0,377637028694153</text:p>
          </table:table-cell>
          <table:table-cell office:value-type="float" office:value="0.62594085931778" calcext:value-type="float">
            <text:p>0,6259408593177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07139015197754" calcext:value-type="float">
            <text:p>2,0713901519775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9" calcext:value-type="float">
            <text:p>349</text:p>
          </table:table-cell>
          <table:table-cell/>
          <table:table-cell office:value-type="float" office:value="0.304838508367538" calcext:value-type="float">
            <text:p>0,30483850836753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3562059402466" calcext:value-type="float">
            <text:p>1,63562059402466</text:p>
          </table:table-cell>
          <table:table-cell office:value-type="float" office:value="0.340030819177628" calcext:value-type="float">
            <text:p>0,340030819177628</text:p>
          </table:table-cell>
          <table:table-cell office:value-type="float" office:value="0.365947812795639" calcext:value-type="float">
            <text:p>0,365947812795639</text:p>
          </table:table-cell>
          <table:table-cell office:value-type="float" office:value="0.585436284542084" calcext:value-type="float">
            <text:p>0,5854362845420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03681468963623" calcext:value-type="float">
            <text:p>2,0368146896362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0" calcext:value-type="float">
            <text:p>350</text:p>
          </table:table-cell>
          <table:table-cell/>
          <table:table-cell office:value-type="float" office:value="0.314501792192459" calcext:value-type="float">
            <text:p>0,31450179219245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0342693328857" calcext:value-type="float">
            <text:p>1,60342693328857</text:p>
          </table:table-cell>
          <table:table-cell office:value-type="float" office:value="0.348728746175766" calcext:value-type="float">
            <text:p>0,348728746175766</text:p>
          </table:table-cell>
          <table:table-cell office:value-type="float" office:value="0.348175823688507" calcext:value-type="float">
            <text:p>0,348175823688507</text:p>
          </table:table-cell>
          <table:table-cell office:value-type="float" office:value="0.611590087413788" calcext:value-type="float">
            <text:p>0,61159008741378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43288779258728" calcext:value-type="float">
            <text:p>0,8432887792587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1" calcext:value-type="float">
            <text:p>351</text:p>
          </table:table-cell>
          <table:table-cell/>
          <table:table-cell office:value-type="float" office:value="0.305054754018784" calcext:value-type="float">
            <text:p>0,30505475401878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0614466667175" calcext:value-type="float">
            <text:p>1,60614466667175</text:p>
          </table:table-cell>
          <table:table-cell office:value-type="float" office:value="0.362288624048233" calcext:value-type="float">
            <text:p>0,362288624048233</text:p>
          </table:table-cell>
          <table:table-cell office:value-type="float" office:value="0.345693588256836" calcext:value-type="float">
            <text:p>0,345693588256836</text:p>
          </table:table-cell>
          <table:table-cell office:value-type="float" office:value="0.586584985256195" calcext:value-type="float">
            <text:p>0,58658498525619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27900588512421" calcext:value-type="float">
            <text:p>0,82790058851242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2" calcext:value-type="float">
            <text:p>352</text:p>
          </table:table-cell>
          <table:table-cell/>
          <table:table-cell office:value-type="float" office:value="0.310228228569031" calcext:value-type="float">
            <text:p>0,31022822856903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0088324546814" calcext:value-type="float">
            <text:p>1,60088324546814</text:p>
          </table:table-cell>
          <table:table-cell office:value-type="float" office:value="0.353129178285599" calcext:value-type="float">
            <text:p>0,353129178285599</text:p>
          </table:table-cell>
          <table:table-cell office:value-type="float" office:value="0.374057769775391" calcext:value-type="float">
            <text:p>0,374057769775391</text:p>
          </table:table-cell>
          <table:table-cell office:value-type="float" office:value="0.568913221359253" calcext:value-type="float">
            <text:p>0,5689132213592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23211371898651" calcext:value-type="float">
            <text:p>0,82321137189865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3" calcext:value-type="float">
            <text:p>353</text:p>
          </table:table-cell>
          <table:table-cell/>
          <table:table-cell office:value-type="float" office:value="0.319941729307175" calcext:value-type="float">
            <text:p>0,31994172930717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0373616218567" calcext:value-type="float">
            <text:p>1,60373616218567</text:p>
          </table:table-cell>
          <table:table-cell office:value-type="float" office:value="0.356258004903793" calcext:value-type="float">
            <text:p>0,356258004903793</text:p>
          </table:table-cell>
          <table:table-cell office:value-type="float" office:value="0.341664612293243" calcext:value-type="float">
            <text:p>0,341664612293243</text:p>
          </table:table-cell>
          <table:table-cell office:value-type="float" office:value="0.563048243522644" calcext:value-type="float">
            <text:p>0,5630482435226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1122100353241" calcext:value-type="float">
            <text:p>0,8112210035324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4" calcext:value-type="float">
            <text:p>354</text:p>
          </table:table-cell>
          <table:table-cell/>
          <table:table-cell office:value-type="float" office:value="0.300251930952072" calcext:value-type="float">
            <text:p>0,30025193095207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7966947555542" calcext:value-type="float">
            <text:p>1,57966947555542</text:p>
          </table:table-cell>
          <table:table-cell office:value-type="float" office:value="0.348302811384201" calcext:value-type="float">
            <text:p>0,348302811384201</text:p>
          </table:table-cell>
          <table:table-cell office:value-type="float" office:value="0.346817910671234" calcext:value-type="float">
            <text:p>0,346817910671234</text:p>
          </table:table-cell>
          <table:table-cell office:value-type="float" office:value="0.553680300712585" calcext:value-type="float">
            <text:p>0,55368030071258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84495890140533" calcext:value-type="float">
            <text:p>0,78449589014053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5" calcext:value-type="float">
            <text:p>355</text:p>
          </table:table-cell>
          <table:table-cell/>
          <table:table-cell office:value-type="float" office:value="0.311350762844086" calcext:value-type="float">
            <text:p>0,31135076284408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9968090057373" calcext:value-type="float">
            <text:p>1,59968090057373</text:p>
          </table:table-cell>
          <table:table-cell office:value-type="float" office:value="0.345862120389938" calcext:value-type="float">
            <text:p>0,345862120389938</text:p>
          </table:table-cell>
          <table:table-cell office:value-type="float" office:value="0.329563945531845" calcext:value-type="float">
            <text:p>0,329563945531845</text:p>
          </table:table-cell>
          <table:table-cell office:value-type="float" office:value="0.561417758464813" calcext:value-type="float">
            <text:p>0,56141775846481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11956167221069" calcext:value-type="float">
            <text:p>0,81195616722106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6" calcext:value-type="float">
            <text:p>356</text:p>
          </table:table-cell>
          <table:table-cell/>
          <table:table-cell office:value-type="float" office:value="0.308595508337021" calcext:value-type="float">
            <text:p>0,30859550833702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298908025026321" calcext:value-type="float">
            <text:p>0,298908025026321</text:p>
          </table:table-cell>
          <table:table-cell office:value-type="float" office:value="0.296141028404236" calcext:value-type="float">
            <text:p>0,296141028404236</text:p>
          </table:table-cell>
          <table:table-cell office:value-type="float" office:value="0.290436685085297" calcext:value-type="float">
            <text:p>0,290436685085297</text:p>
          </table:table-cell>
          <table:table-cell office:value-type="float" office:value="0.279358476400375" calcext:value-type="float">
            <text:p>0,279358476400375</text:p>
          </table:table-cell>
          <table:table-cell office:value-type="float" office:value="0.318714648485184" calcext:value-type="float">
            <text:p>0,318714648485184</text:p>
          </table:table-cell>
          <table:table-cell office:value-type="float" office:value="0.317087262868881" calcext:value-type="float">
            <text:p>0,317087262868881</text:p>
          </table:table-cell>
          <table:table-cell office:value-type="float" office:value="0.284897327423096" calcext:value-type="float">
            <text:p>0,284897327423096</text:p>
          </table:table-cell>
          <table:table-cell office:value-type="float" office:value="0.278223633766174" calcext:value-type="float">
            <text:p>0,278223633766174</text:p>
          </table:table-cell>
          <table:table-cell office:value-type="float" office:value="0.288473457098007" calcext:value-type="float">
            <text:p>0,28847345709800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7" calcext:value-type="float">
            <text:p>357</text:p>
          </table:table-cell>
          <table:table-cell/>
          <table:table-cell office:value-type="float" office:value="0.301617860794067" calcext:value-type="float">
            <text:p>0,30161786079406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305085390806198" calcext:value-type="float">
            <text:p>0,305085390806198</text:p>
          </table:table-cell>
          <table:table-cell office:value-type="float" office:value="0.282964736223221" calcext:value-type="float">
            <text:p>0,282964736223221</text:p>
          </table:table-cell>
          <table:table-cell office:value-type="float" office:value="0.290194541215897" calcext:value-type="float">
            <text:p>0,290194541215897</text:p>
          </table:table-cell>
          <table:table-cell office:value-type="float" office:value="0.287327229976654" calcext:value-type="float">
            <text:p>0,287327229976654</text:p>
          </table:table-cell>
          <table:table-cell office:value-type="float" office:value="0.291000038385391" calcext:value-type="float">
            <text:p>0,291000038385391</text:p>
          </table:table-cell>
          <table:table-cell office:value-type="float" office:value="0.296567112207413" calcext:value-type="float">
            <text:p>0,296567112207413</text:p>
          </table:table-cell>
          <table:table-cell office:value-type="float" office:value="0.300984919071197" calcext:value-type="float">
            <text:p>0,300984919071197</text:p>
          </table:table-cell>
          <table:table-cell office:value-type="float" office:value="0.290484040975571" calcext:value-type="float">
            <text:p>0,290484040975571</text:p>
          </table:table-cell>
          <table:table-cell office:value-type="float" office:value="0.280122399330139" calcext:value-type="float">
            <text:p>0,2801223993301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8" calcext:value-type="float">
            <text:p>358</text:p>
          </table:table-cell>
          <table:table-cell/>
          <table:table-cell office:value-type="float" office:value="0.293852537870407" calcext:value-type="float">
            <text:p>0,29385253787040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289736866950989" calcext:value-type="float">
            <text:p>0,289736866950989</text:p>
          </table:table-cell>
          <table:table-cell office:value-type="float" office:value="0.283249974250793" calcext:value-type="float">
            <text:p>0,283249974250793</text:p>
          </table:table-cell>
          <table:table-cell office:value-type="float" office:value="0.297544151544571" calcext:value-type="float">
            <text:p>0,297544151544571</text:p>
          </table:table-cell>
          <table:table-cell office:value-type="float" office:value="0.281093001365662" calcext:value-type="float">
            <text:p>0,281093001365662</text:p>
          </table:table-cell>
          <table:table-cell office:value-type="float" office:value="0.287114173173904" calcext:value-type="float">
            <text:p>0,287114173173904</text:p>
          </table:table-cell>
          <table:table-cell office:value-type="float" office:value="0.287881553173065" calcext:value-type="float">
            <text:p>0,287881553173065</text:p>
          </table:table-cell>
          <table:table-cell office:value-type="float" office:value="0.306482374668121" calcext:value-type="float">
            <text:p>0,306482374668121</text:p>
          </table:table-cell>
          <table:table-cell office:value-type="float" office:value="0.285368293523788" calcext:value-type="float">
            <text:p>0,285368293523788</text:p>
          </table:table-cell>
          <table:table-cell office:value-type="float" office:value="0.300970047712326" calcext:value-type="float">
            <text:p>0,30097004771232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9" calcext:value-type="float">
            <text:p>359</text:p>
          </table:table-cell>
          <table:table-cell/>
          <table:table-cell office:value-type="float" office:value="0.311450481414795" calcext:value-type="float">
            <text:p>0,31145048141479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5707347393036" calcext:value-type="float">
            <text:p>1,55707347393036</text:p>
          </table:table-cell>
          <table:table-cell office:value-type="float" office:value="0.411312609910965" calcext:value-type="float">
            <text:p>0,411312609910965</text:p>
          </table:table-cell>
          <table:table-cell office:value-type="float" office:value="0.316808611154556" calcext:value-type="float">
            <text:p>0,316808611154556</text:p>
          </table:table-cell>
          <table:table-cell office:value-type="float" office:value="0.523814141750336" calcext:value-type="float">
            <text:p>0,5238141417503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12985002994537" calcext:value-type="float">
            <text:p>0,8129850029945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0" calcext:value-type="float">
            <text:p>360</text:p>
          </table:table-cell>
          <table:table-cell/>
          <table:table-cell office:value-type="float" office:value="0.293105572462082" calcext:value-type="float">
            <text:p>0,29310557246208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7717335224152" calcext:value-type="float">
            <text:p>1,57717335224152</text:p>
          </table:table-cell>
          <table:table-cell office:value-type="float" office:value="0.402678966522217" calcext:value-type="float">
            <text:p>0,402678966522217</text:p>
          </table:table-cell>
          <table:table-cell office:value-type="float" office:value="0.314323842525482" calcext:value-type="float">
            <text:p>0,314323842525482</text:p>
          </table:table-cell>
          <table:table-cell office:value-type="float" office:value="0.520510256290436" calcext:value-type="float">
            <text:p>0,5205102562904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26232135295868" calcext:value-type="float">
            <text:p>0,82623213529586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1" calcext:value-type="float">
            <text:p>361</text:p>
          </table:table-cell>
          <table:table-cell/>
          <table:table-cell office:value-type="float" office:value="0.297008723020554" calcext:value-type="float">
            <text:p>0,29700872302055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8263611793518" calcext:value-type="float">
            <text:p>1,58263611793518</text:p>
          </table:table-cell>
          <table:table-cell office:value-type="float" office:value="0.409232169389725" calcext:value-type="float">
            <text:p>0,409232169389725</text:p>
          </table:table-cell>
          <table:table-cell office:value-type="float" office:value="0.31629553437233" calcext:value-type="float">
            <text:p>0,31629553437233</text:p>
          </table:table-cell>
          <table:table-cell office:value-type="float" office:value="0.512618243694305" calcext:value-type="float">
            <text:p>0,51261824369430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30813884735107" calcext:value-type="float">
            <text:p>0,83081388473510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2" calcext:value-type="float">
            <text:p>362</text:p>
          </table:table-cell>
          <table:table-cell/>
          <table:table-cell office:value-type="float" office:value="0.307633608579636" calcext:value-type="float">
            <text:p>0,30763360857963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7625675201416" calcext:value-type="float">
            <text:p>1,57625675201416</text:p>
          </table:table-cell>
          <table:table-cell office:value-type="float" office:value="0.406720817089081" calcext:value-type="float">
            <text:p>0,406720817089081</text:p>
          </table:table-cell>
          <table:table-cell office:value-type="float" office:value="0.334113240242004" calcext:value-type="float">
            <text:p>0,334113240242004</text:p>
          </table:table-cell>
          <table:table-cell office:value-type="float" office:value="0.517248809337616" calcext:value-type="float">
            <text:p>0,51724880933761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53006303310394" calcext:value-type="float">
            <text:p>0,85300630331039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3" calcext:value-type="float">
            <text:p>363</text:p>
          </table:table-cell>
          <table:table-cell/>
          <table:table-cell office:value-type="float" office:value="0.288114815950394" calcext:value-type="float">
            <text:p>0,28811481595039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7845008373261" calcext:value-type="float">
            <text:p>1,57845008373261</text:p>
          </table:table-cell>
          <table:table-cell office:value-type="float" office:value="0.423616290092468" calcext:value-type="float">
            <text:p>0,423616290092468</text:p>
          </table:table-cell>
          <table:table-cell office:value-type="float" office:value="0.312729746103287" calcext:value-type="float">
            <text:p>0,312729746103287</text:p>
          </table:table-cell>
          <table:table-cell office:value-type="float" office:value="0.507635712623596" calcext:value-type="float">
            <text:p>0,5076357126235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73933255672455" calcext:value-type="float">
            <text:p>0,87393325567245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4" calcext:value-type="float">
            <text:p>364</text:p>
          </table:table-cell>
          <table:table-cell/>
          <table:table-cell office:value-type="float" office:value="0.286586701869965" calcext:value-type="float">
            <text:p>0,28658670186996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7555770874023" calcext:value-type="float">
            <text:p>1,57555770874023</text:p>
          </table:table-cell>
          <table:table-cell office:value-type="float" office:value="0.43459489941597" calcext:value-type="float">
            <text:p>0,43459489941597</text:p>
          </table:table-cell>
          <table:table-cell office:value-type="float" office:value="0.306665271520615" calcext:value-type="float">
            <text:p>0,306665271520615</text:p>
          </table:table-cell>
          <table:table-cell office:value-type="float" office:value="0.517495512962341" calcext:value-type="float">
            <text:p>0,51749551296234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83333551883698" calcext:value-type="float">
            <text:p>1,8333355188369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5" calcext:value-type="float">
            <text:p>365</text:p>
          </table:table-cell>
          <table:table-cell/>
          <table:table-cell office:value-type="float" office:value="0.311695098876953" calcext:value-type="float">
            <text:p>0,31169509887695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6720185279846" calcext:value-type="float">
            <text:p>1,56720185279846</text:p>
          </table:table-cell>
          <table:table-cell office:value-type="float" office:value="0.431133419275284" calcext:value-type="float">
            <text:p>0,431133419275284</text:p>
          </table:table-cell>
          <table:table-cell office:value-type="float" office:value="0.295828998088837" calcext:value-type="float">
            <text:p>0,295828998088837</text:p>
          </table:table-cell>
          <table:table-cell office:value-type="float" office:value="0.486536502838135" calcext:value-type="float">
            <text:p>0,48653650283813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8306211233139" calcext:value-type="float">
            <text:p>1,83062112331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6" calcext:value-type="float">
            <text:p>366</text:p>
          </table:table-cell>
          <table:table-cell/>
          <table:table-cell office:value-type="float" office:value="0.299128621816635" calcext:value-type="float">
            <text:p>0,29912862181663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5818712711334" calcext:value-type="float">
            <text:p>1,55818712711334</text:p>
          </table:table-cell>
          <table:table-cell office:value-type="float" office:value="0.444088846445084" calcext:value-type="float">
            <text:p>0,444088846445084</text:p>
          </table:table-cell>
          <table:table-cell office:value-type="float" office:value="0.289716362953186" calcext:value-type="float">
            <text:p>0,289716362953186</text:p>
          </table:table-cell>
          <table:table-cell office:value-type="float" office:value="0.500832796096802" calcext:value-type="float">
            <text:p>0,50083279609680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820925116539" calcext:value-type="float">
            <text:p>1,8209251165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7" calcext:value-type="float">
            <text:p>367</text:p>
          </table:table-cell>
          <table:table-cell/>
          <table:table-cell office:value-type="float" office:value="0.315602660179138" calcext:value-type="float">
            <text:p>0,31560266017913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9200668334961" calcext:value-type="float">
            <text:p>1,59200668334961</text:p>
          </table:table-cell>
          <table:table-cell office:value-type="float" office:value="0.443173319101334" calcext:value-type="float">
            <text:p>0,443173319101334</text:p>
          </table:table-cell>
          <table:table-cell office:value-type="float" office:value="0.301314145326614" calcext:value-type="float">
            <text:p>0,301314145326614</text:p>
          </table:table-cell>
          <table:table-cell office:value-type="float" office:value="0.489025235176086" calcext:value-type="float">
            <text:p>0,48902523517608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81162464618683" calcext:value-type="float">
            <text:p>1,8116246461868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8" calcext:value-type="float">
            <text:p>368</text:p>
          </table:table-cell>
          <table:table-cell/>
          <table:table-cell office:value-type="float" office:value="0.299993276596069" calcext:value-type="float">
            <text:p>0,29999327659606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8102166652679" calcext:value-type="float">
            <text:p>1,58102166652679</text:p>
          </table:table-cell>
          <table:table-cell office:value-type="float" office:value="0.44950133562088" calcext:value-type="float">
            <text:p>0,44950133562088</text:p>
          </table:table-cell>
          <table:table-cell office:value-type="float" office:value="0.308240532875061" calcext:value-type="float">
            <text:p>0,308240532875061</text:p>
          </table:table-cell>
          <table:table-cell office:value-type="float" office:value="0.496407747268677" calcext:value-type="float">
            <text:p>0,4964077472686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78790044784546" calcext:value-type="float">
            <text:p>1,7879004478454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9" calcext:value-type="float">
            <text:p>369</text:p>
          </table:table-cell>
          <table:table-cell/>
          <table:table-cell office:value-type="float" office:value="0.311740010976791" calcext:value-type="float">
            <text:p>0,31174001097679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7487940788269" calcext:value-type="float">
            <text:p>1,57487940788269</text:p>
          </table:table-cell>
          <table:table-cell office:value-type="float" office:value="0.45178285241127" calcext:value-type="float">
            <text:p>0,45178285241127</text:p>
          </table:table-cell>
          <table:table-cell office:value-type="float" office:value="0.309225708246231" calcext:value-type="float">
            <text:p>0,309225708246231</text:p>
          </table:table-cell>
          <table:table-cell office:value-type="float" office:value="0.491693407297134" calcext:value-type="float">
            <text:p>0,4916934072971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81166243553162" calcext:value-type="float">
            <text:p>1,811662435531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0" calcext:value-type="float">
            <text:p>370</text:p>
          </table:table-cell>
          <table:table-cell/>
          <table:table-cell office:value-type="float" office:value="0.288696318864822" calcext:value-type="float">
            <text:p>0,28869631886482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8877825737" calcext:value-type="float">
            <text:p>1,58877825737</text:p>
          </table:table-cell>
          <table:table-cell office:value-type="float" office:value="0.485985666513443" calcext:value-type="float">
            <text:p>0,485985666513443</text:p>
          </table:table-cell>
          <table:table-cell office:value-type="float" office:value="0.295067429542542" calcext:value-type="float">
            <text:p>0,295067429542542</text:p>
          </table:table-cell>
          <table:table-cell office:value-type="float" office:value="0.465552419424057" calcext:value-type="float">
            <text:p>0,4655524194240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78629004955292" calcext:value-type="float">
            <text:p>1,7862900495529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1" calcext:value-type="float">
            <text:p>371</text:p>
          </table:table-cell>
          <table:table-cell/>
          <table:table-cell office:value-type="float" office:value="0.290684551000595" calcext:value-type="float">
            <text:p>0,29068455100059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7511973381042" calcext:value-type="float">
            <text:p>1,57511973381042</text:p>
          </table:table-cell>
          <table:table-cell office:value-type="float" office:value="0.486095100641251" calcext:value-type="float">
            <text:p>0,486095100641251</text:p>
          </table:table-cell>
          <table:table-cell office:value-type="float" office:value="0.299040704965591" calcext:value-type="float">
            <text:p>0,299040704965591</text:p>
          </table:table-cell>
          <table:table-cell office:value-type="float" office:value="0.471198111772537" calcext:value-type="float">
            <text:p>0,47119811177253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77487862110138" calcext:value-type="float">
            <text:p>1,7748786211013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2" calcext:value-type="float">
            <text:p>372</text:p>
          </table:table-cell>
          <table:table-cell/>
          <table:table-cell office:value-type="float" office:value="0.303296267986298" calcext:value-type="float">
            <text:p>0,30329626798629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7027685642242" calcext:value-type="float">
            <text:p>1,57027685642242</text:p>
          </table:table-cell>
          <table:table-cell office:value-type="float" office:value="0.506607115268707" calcext:value-type="float">
            <text:p>0,506607115268707</text:p>
          </table:table-cell>
          <table:table-cell office:value-type="float" office:value="0.290979474782944" calcext:value-type="float">
            <text:p>0,290979474782944</text:p>
          </table:table-cell>
          <table:table-cell office:value-type="float" office:value="0.474332511425018" calcext:value-type="float">
            <text:p>0,47433251142501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77780616283417" calcext:value-type="float">
            <text:p>1,7778061628341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3" calcext:value-type="float">
            <text:p>373</text:p>
          </table:table-cell>
          <table:table-cell/>
          <table:table-cell office:value-type="float" office:value="0.298186242580414" calcext:value-type="float">
            <text:p>0,29818624258041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8618974685669" calcext:value-type="float">
            <text:p>1,58618974685669</text:p>
          </table:table-cell>
          <table:table-cell office:value-type="float" office:value="0.500895440578461" calcext:value-type="float">
            <text:p>0,500895440578461</text:p>
          </table:table-cell>
          <table:table-cell office:value-type="float" office:value="0.297278851270676" calcext:value-type="float">
            <text:p>0,297278851270676</text:p>
          </table:table-cell>
          <table:table-cell office:value-type="float" office:value="0.454375207424164" calcext:value-type="float">
            <text:p>0,45437520742416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76554298400879" calcext:value-type="float">
            <text:p>1,7655429840087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4" calcext:value-type="float">
            <text:p>374</text:p>
          </table:table-cell>
          <table:table-cell/>
          <table:table-cell office:value-type="float" office:value="0.316045582294464" calcext:value-type="float">
            <text:p>0,31604558229446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718184709549" calcext:value-type="float">
            <text:p>1,5718184709549</text:p>
          </table:table-cell>
          <table:table-cell office:value-type="float" office:value="0.526762366294861" calcext:value-type="float">
            <text:p>0,526762366294861</text:p>
          </table:table-cell>
          <table:table-cell office:value-type="float" office:value="0.282736957073212" calcext:value-type="float">
            <text:p>0,282736957073212</text:p>
          </table:table-cell>
          <table:table-cell office:value-type="float" office:value="0.467969298362732" calcext:value-type="float">
            <text:p>0,4679692983627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78335607051849" calcext:value-type="float">
            <text:p>1,7833560705184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5" calcext:value-type="float">
            <text:p>375</text:p>
          </table:table-cell>
          <table:table-cell/>
          <table:table-cell office:value-type="float" office:value="0.323373198509216" calcext:value-type="float">
            <text:p>0,32337319850921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8914494514465" calcext:value-type="float">
            <text:p>1,58914494514465</text:p>
          </table:table-cell>
          <table:table-cell office:value-type="float" office:value="0.538946330547333" calcext:value-type="float">
            <text:p>0,538946330547333</text:p>
          </table:table-cell>
          <table:table-cell office:value-type="float" office:value="0.26678055524826" calcext:value-type="float">
            <text:p>0,26678055524826</text:p>
          </table:table-cell>
          <table:table-cell office:value-type="float" office:value="0.260414153337479" calcext:value-type="float">
            <text:p>0,26041415333747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77328681945801" calcext:value-type="float">
            <text:p>1,7732868194580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6" calcext:value-type="float">
            <text:p>376</text:p>
          </table:table-cell>
          <table:table-cell/>
          <table:table-cell office:value-type="float" office:value="0.300345450639725" calcext:value-type="float">
            <text:p>0,30034545063972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1548805236816" calcext:value-type="float">
            <text:p>1,61548805236816</text:p>
          </table:table-cell>
          <table:table-cell office:value-type="float" office:value="0.548869431018829" calcext:value-type="float">
            <text:p>0,548869431018829</text:p>
          </table:table-cell>
          <table:table-cell office:value-type="float" office:value="0.279053717851639" calcext:value-type="float">
            <text:p>0,279053717851639</text:p>
          </table:table-cell>
          <table:table-cell office:value-type="float" office:value="0.463426262140274" calcext:value-type="float">
            <text:p>0,46342626214027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5084009170532" calcext:value-type="float">
            <text:p>2,3508400917053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7" calcext:value-type="float">
            <text:p>377</text:p>
          </table:table-cell>
          <table:table-cell/>
          <table:table-cell office:value-type="float" office:value="0.316324442625046" calcext:value-type="float">
            <text:p>0,31632444262504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8774983882904" calcext:value-type="float">
            <text:p>1,58774983882904</text:p>
          </table:table-cell>
          <table:table-cell office:value-type="float" office:value="0.566631197929382" calcext:value-type="float">
            <text:p>0,566631197929382</text:p>
          </table:table-cell>
          <table:table-cell office:value-type="float" office:value="0.271303236484528" calcext:value-type="float">
            <text:p>0,271303236484528</text:p>
          </table:table-cell>
          <table:table-cell office:value-type="float" office:value="0.44221106171608" calcext:value-type="float">
            <text:p>0,442211061716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3871459960937" calcext:value-type="float">
            <text:p>2,338714599609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8" calcext:value-type="float">
            <text:p>378</text:p>
          </table:table-cell>
          <table:table-cell/>
          <table:table-cell office:value-type="float" office:value="0.300102084875107" calcext:value-type="float">
            <text:p>0,30010208487510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58673775196075" calcext:value-type="float">
            <text:p>1,58673775196075</text:p>
          </table:table-cell>
          <table:table-cell office:value-type="float" office:value="0.574115872383118" calcext:value-type="float">
            <text:p>0,574115872383118</text:p>
          </table:table-cell>
          <table:table-cell office:value-type="float" office:value="0.274323344230652" calcext:value-type="float">
            <text:p>0,274323344230652</text:p>
          </table:table-cell>
          <table:table-cell office:value-type="float" office:value="0.451405763626099" calcext:value-type="float">
            <text:p>0,45140576362609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5041213035583" calcext:value-type="float">
            <text:p>2,3504121303558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9" calcext:value-type="float">
            <text:p>379</text:p>
          </table:table-cell>
          <table:table-cell/>
          <table:table-cell office:value-type="float" office:value="0.30239275097847" calcext:value-type="float">
            <text:p>0,3023927509784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0215044021606" calcext:value-type="float">
            <text:p>1,60215044021606</text:p>
          </table:table-cell>
          <table:table-cell office:value-type="float" office:value="0.605615794658661" calcext:value-type="float">
            <text:p>0,605615794658661</text:p>
          </table:table-cell>
          <table:table-cell office:value-type="float" office:value="0.275702834129333" calcext:value-type="float">
            <text:p>0,275702834129333</text:p>
          </table:table-cell>
          <table:table-cell office:value-type="float" office:value="0.443956464529038" calcext:value-type="float">
            <text:p>0,44395646452903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3793163299561" calcext:value-type="float">
            <text:p>2,3379316329956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0" calcext:value-type="float">
            <text:p>380</text:p>
          </table:table-cell>
          <table:table-cell/>
          <table:table-cell office:value-type="float" office:value="0.296995997428894" calcext:value-type="float">
            <text:p>0,29699599742889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0681939125061" calcext:value-type="float">
            <text:p>1,60681939125061</text:p>
          </table:table-cell>
          <table:table-cell office:value-type="float" office:value="0.609663307666779" calcext:value-type="float">
            <text:p>0,609663307666779</text:p>
          </table:table-cell>
          <table:table-cell office:value-type="float" office:value="0.278849750757217" calcext:value-type="float">
            <text:p>0,278849750757217</text:p>
          </table:table-cell>
          <table:table-cell office:value-type="float" office:value="0.448694407939911" calcext:value-type="float">
            <text:p>0,44869440793991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2509517669678" calcext:value-type="float">
            <text:p>2,3250951766967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1" calcext:value-type="float">
            <text:p>381</text:p>
          </table:table-cell>
          <table:table-cell/>
          <table:table-cell office:value-type="float" office:value="0.322024881839752" calcext:value-type="float">
            <text:p>0,32202488183975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2096035480499" calcext:value-type="float">
            <text:p>1,62096035480499</text:p>
          </table:table-cell>
          <table:table-cell office:value-type="float" office:value="0.605656802654266" calcext:value-type="float">
            <text:p>0,605656802654266</text:p>
          </table:table-cell>
          <table:table-cell office:value-type="float" office:value="0.265298217535019" calcext:value-type="float">
            <text:p>0,265298217535019</text:p>
          </table:table-cell>
          <table:table-cell office:value-type="float" office:value="0.456114619970322" calcext:value-type="float">
            <text:p>0,4561146199703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3921766281128" calcext:value-type="float">
            <text:p>2,339217662811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2" calcext:value-type="float">
            <text:p>382</text:p>
          </table:table-cell>
          <table:table-cell/>
          <table:table-cell office:value-type="float" office:value="0.311766058206558" calcext:value-type="float">
            <text:p>0,31176605820655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3804948329926" calcext:value-type="float">
            <text:p>1,63804948329926</text:p>
          </table:table-cell>
          <table:table-cell office:value-type="float" office:value="0.613327205181122" calcext:value-type="float">
            <text:p>0,613327205181122</text:p>
          </table:table-cell>
          <table:table-cell office:value-type="float" office:value="0.279213011264801" calcext:value-type="float">
            <text:p>0,279213011264801</text:p>
          </table:table-cell>
          <table:table-cell office:value-type="float" office:value="0.443884760141373" calcext:value-type="float">
            <text:p>0,44388476014137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1299734115601" calcext:value-type="float">
            <text:p>2,3129973411560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3" calcext:value-type="float">
            <text:p>383</text:p>
          </table:table-cell>
          <table:table-cell/>
          <table:table-cell office:value-type="float" office:value="0.307827085256577" calcext:value-type="float">
            <text:p>0,30782708525657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3129842281342" calcext:value-type="float">
            <text:p>1,63129842281342</text:p>
          </table:table-cell>
          <table:table-cell office:value-type="float" office:value="0.603942096233368" calcext:value-type="float">
            <text:p>0,603942096233368</text:p>
          </table:table-cell>
          <table:table-cell office:value-type="float" office:value="0.270792126655579" calcext:value-type="float">
            <text:p>0,270792126655579</text:p>
          </table:table-cell>
          <table:table-cell office:value-type="float" office:value="0.447949826717377" calcext:value-type="float">
            <text:p>0,4479498267173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3426761627197" calcext:value-type="float">
            <text:p>2,3342676162719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4" calcext:value-type="float">
            <text:p>384</text:p>
          </table:table-cell>
          <table:table-cell/>
          <table:table-cell office:value-type="float" office:value="0.321620494127274" calcext:value-type="float">
            <text:p>0,32162049412727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5304338932037" calcext:value-type="float">
            <text:p>1,65304338932037</text:p>
          </table:table-cell>
          <table:table-cell office:value-type="float" office:value="0.622345685958862" calcext:value-type="float">
            <text:p>0,622345685958862</text:p>
          </table:table-cell>
          <table:table-cell office:value-type="float" office:value="0.272797465324402" calcext:value-type="float">
            <text:p>0,272797465324402</text:p>
          </table:table-cell>
          <table:table-cell office:value-type="float" office:value="0.441358536481857" calcext:value-type="float">
            <text:p>0,4413585364818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3680462837219" calcext:value-type="float">
            <text:p>2,3368046283721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5" calcext:value-type="float">
            <text:p>385</text:p>
          </table:table-cell>
          <table:table-cell/>
          <table:table-cell office:value-type="float" office:value="0.323824256658554" calcext:value-type="float">
            <text:p>0,32382425665855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5608501434326" calcext:value-type="float">
            <text:p>1,65608501434326</text:p>
          </table:table-cell>
          <table:table-cell office:value-type="float" office:value="0.610919296741486" calcext:value-type="float">
            <text:p>0,610919296741486</text:p>
          </table:table-cell>
          <table:table-cell office:value-type="float" office:value="0.266393899917603" calcext:value-type="float">
            <text:p>0,266393899917603</text:p>
          </table:table-cell>
          <table:table-cell office:value-type="float" office:value="0.428774952888489" calcext:value-type="float">
            <text:p>0,428774952888489</text:p>
          </table:table-cell>
          <table:table-cell office:value-type="float" office:value="0.467007517814636" calcext:value-type="float">
            <text:p>0,467007517814636</text:p>
          </table:table-cell>
          <table:table-cell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3001112937927" calcext:value-type="float">
            <text:p>2,3300111293792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6" calcext:value-type="float">
            <text:p>386</text:p>
          </table:table-cell>
          <table:table-cell/>
          <table:table-cell office:value-type="float" office:value="0.337758421897888" calcext:value-type="float">
            <text:p>0,33775842189788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4307975769043" calcext:value-type="float">
            <text:p>1,64307975769043</text:p>
          </table:table-cell>
          <table:table-cell office:value-type="float" office:value="0.606784403324127" calcext:value-type="float">
            <text:p>0,606784403324127</text:p>
          </table:table-cell>
          <table:table-cell office:value-type="float" office:value="0.266604989767075" calcext:value-type="float">
            <text:p>0,266604989767075</text:p>
          </table:table-cell>
          <table:table-cell office:value-type="float" office:value="0.438213676214218" calcext:value-type="float">
            <text:p>0,438213676214218</text:p>
          </table:table-cell>
          <table:table-cell office:value-type="float" office:value="0.459086656570435" calcext:value-type="float">
            <text:p>0,459086656570435</text:p>
          </table:table-cell>
          <table:table-cell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1231379508972" calcext:value-type="float">
            <text:p>2,3123137950897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7" calcext:value-type="float">
            <text:p>387</text:p>
          </table:table-cell>
          <table:table-cell/>
          <table:table-cell office:value-type="float" office:value="0.333359003067017" calcext:value-type="float">
            <text:p>0,33335900306701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6936993598938" calcext:value-type="float">
            <text:p>1,66936993598938</text:p>
          </table:table-cell>
          <table:table-cell office:value-type="float" office:value="0.600206196308136" calcext:value-type="float">
            <text:p>0,600206196308136</text:p>
          </table:table-cell>
          <table:table-cell office:value-type="float" office:value="0.262145161628723" calcext:value-type="float">
            <text:p>0,262145161628723</text:p>
          </table:table-cell>
          <table:table-cell office:value-type="float" office:value="0.43870359659195" calcext:value-type="float">
            <text:p>0,43870359659195</text:p>
          </table:table-cell>
          <table:table-cell office:value-type="float" office:value="0.423241168260574" calcext:value-type="float">
            <text:p>0,423241168260574</text:p>
          </table:table-cell>
          <table:table-cell office:value-type="float" office:value="11.9646186828613" calcext:value-type="float">
            <text:p>11,9646186828613</text:p>
          </table:table-cell>
          <table:table-cell office:value-type="float" office:value="11.9670391082764" calcext:value-type="float">
            <text:p>11,9670391082764</text:p>
          </table:table-cell>
          <table:table-cell office:value-type="float" office:value="11.9673204421997" calcext:value-type="float">
            <text:p>11,9673204421997</text:p>
          </table:table-cell>
          <table:table-cell office:value-type="float" office:value="2.32946109771729" calcext:value-type="float">
            <text:p>2,3294610977172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8" calcext:value-type="float">
            <text:p>388</text:p>
          </table:table-cell>
          <table:table-cell/>
          <table:table-cell office:value-type="float" office:value="0.321670025587082" calcext:value-type="float">
            <text:p>0,32167002558708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0387327671051" calcext:value-type="float">
            <text:p>1,70387327671051</text:p>
          </table:table-cell>
          <table:table-cell office:value-type="float" office:value="0.607150375843048" calcext:value-type="float">
            <text:p>0,607150375843048</text:p>
          </table:table-cell>
          <table:table-cell office:value-type="float" office:value="0.258409529924393" calcext:value-type="float">
            <text:p>0,258409529924393</text:p>
          </table:table-cell>
          <table:table-cell office:value-type="float" office:value="0.430077314376831" calcext:value-type="float">
            <text:p>0,430077314376831</text:p>
          </table:table-cell>
          <table:table-cell office:value-type="float" office:value="0.433366447687149" calcext:value-type="float">
            <text:p>0,433366447687149</text:p>
          </table:table-cell>
          <table:table-cell office:value-type="float" office:value="11.9323663711548" calcext:value-type="float">
            <text:p>11,9323663711548</text:p>
          </table:table-cell>
          <table:table-cell office:value-type="float" office:value="11.9287662506104" calcext:value-type="float">
            <text:p>11,9287662506104</text:p>
          </table:table-cell>
          <table:table-cell office:value-type="float" office:value="11.9274673461914" calcext:value-type="float">
            <text:p>11,9274673461914</text:p>
          </table:table-cell>
          <table:table-cell office:value-type="float" office:value="2.34542679786682" calcext:value-type="float">
            <text:p>2,3454267978668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9" calcext:value-type="float">
            <text:p>389</text:p>
          </table:table-cell>
          <table:table-cell/>
          <table:table-cell office:value-type="float" office:value="0.326852232217789" calcext:value-type="float">
            <text:p>0,32685223221778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0520567893982" calcext:value-type="float">
            <text:p>1,70520567893982</text:p>
          </table:table-cell>
          <table:table-cell office:value-type="float" office:value="0.582513153553009" calcext:value-type="float">
            <text:p>0,582513153553009</text:p>
          </table:table-cell>
          <table:table-cell office:value-type="float" office:value="0.255371242761612" calcext:value-type="float">
            <text:p>0,255371242761612</text:p>
          </table:table-cell>
          <table:table-cell office:value-type="float" office:value="0.42839789390564" calcext:value-type="float">
            <text:p>0,42839789390564</text:p>
          </table:table-cell>
          <table:table-cell office:value-type="float" office:value="0.413955211639404" calcext:value-type="float">
            <text:p>0,413955211639404</text:p>
          </table:table-cell>
          <table:table-cell office:value-type="float" office:value="11.8945446014404" calcext:value-type="float">
            <text:p>11,8945446014404</text:p>
          </table:table-cell>
          <table:table-cell office:value-type="float" office:value="11.8959493637085" calcext:value-type="float">
            <text:p>11,8959493637085</text:p>
          </table:table-cell>
          <table:table-cell office:value-type="float" office:value="11.8869342803955" calcext:value-type="float">
            <text:p>11,8869342803955</text:p>
          </table:table-cell>
          <table:table-cell office:value-type="float" office:value="2.32822608947754" calcext:value-type="float">
            <text:p>2,3282260894775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0" calcext:value-type="float">
            <text:p>390</text:p>
          </table:table-cell>
          <table:table-cell/>
          <table:table-cell office:value-type="float" office:value="0.329141914844513" calcext:value-type="float">
            <text:p>0,32914191484451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1036005020142" calcext:value-type="float">
            <text:p>1,71036005020142</text:p>
          </table:table-cell>
          <table:table-cell office:value-type="float" office:value="0.599648892879486" calcext:value-type="float">
            <text:p>0,599648892879486</text:p>
          </table:table-cell>
          <table:table-cell office:value-type="float" office:value="0.274365305900574" calcext:value-type="float">
            <text:p>0,274365305900574</text:p>
          </table:table-cell>
          <table:table-cell office:value-type="float" office:value="0.428684502840042" calcext:value-type="float">
            <text:p>0,428684502840042</text:p>
          </table:table-cell>
          <table:table-cell office:value-type="float" office:value="0.391071051359177" calcext:value-type="float">
            <text:p>0,391071051359177</text:p>
          </table:table-cell>
          <table:table-cell office:value-type="float" office:value="11.8639764785767" calcext:value-type="float">
            <text:p>11,8639764785767</text:p>
          </table:table-cell>
          <table:table-cell office:value-type="float" office:value="11.8474493026733" calcext:value-type="float">
            <text:p>11,8474493026733</text:p>
          </table:table-cell>
          <table:table-cell office:value-type="float" office:value="11.8665199279785" calcext:value-type="float">
            <text:p>11,8665199279785</text:p>
          </table:table-cell>
          <table:table-cell office:value-type="float" office:value="2.33063912391663" calcext:value-type="float">
            <text:p>2,3306391239166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1" calcext:value-type="float">
            <text:p>391</text:p>
          </table:table-cell>
          <table:table-cell/>
          <table:table-cell office:value-type="float" office:value="0.338480412960052" calcext:value-type="float">
            <text:p>0,33848041296005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69998776912689" calcext:value-type="float">
            <text:p>1,69998776912689</text:p>
          </table:table-cell>
          <table:table-cell office:value-type="float" office:value="0.587698578834534" calcext:value-type="float">
            <text:p>0,587698578834534</text:p>
          </table:table-cell>
          <table:table-cell office:value-type="float" office:value="0.270475149154663" calcext:value-type="float">
            <text:p>0,270475149154663</text:p>
          </table:table-cell>
          <table:table-cell office:value-type="float" office:value="0.438478976488113" calcext:value-type="float">
            <text:p>0,438478976488113</text:p>
          </table:table-cell>
          <table:table-cell office:value-type="float" office:value="0.409762173891068" calcext:value-type="float">
            <text:p>0,409762173891068</text:p>
          </table:table-cell>
          <table:table-cell office:value-type="float" office:value="11.8633756637573" calcext:value-type="float">
            <text:p>11,8633756637573</text:p>
          </table:table-cell>
          <table:table-cell office:value-type="float" office:value="11.8493413925171" calcext:value-type="float">
            <text:p>11,8493413925171</text:p>
          </table:table-cell>
          <table:table-cell office:value-type="float" office:value="11.8470182418823" calcext:value-type="float">
            <text:p>11,8470182418823</text:p>
          </table:table-cell>
          <table:table-cell office:value-type="float" office:value="2.34055995941162" calcext:value-type="float">
            <text:p>2,340559959411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2" calcext:value-type="float">
            <text:p>392</text:p>
          </table:table-cell>
          <table:table-cell/>
          <table:table-cell office:value-type="float" office:value="0.330659061670303" calcext:value-type="float">
            <text:p>0,33065906167030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2898483276367" calcext:value-type="float">
            <text:p>1,72898483276367</text:p>
          </table:table-cell>
          <table:table-cell office:value-type="float" office:value="0.584221422672272" calcext:value-type="float">
            <text:p>0,584221422672272</text:p>
          </table:table-cell>
          <table:table-cell office:value-type="float" office:value="0.26259508728981" calcext:value-type="float">
            <text:p>0,26259508728981</text:p>
          </table:table-cell>
          <table:table-cell office:value-type="float" office:value="0.434927016496658" calcext:value-type="float">
            <text:p>0,434927016496658</text:p>
          </table:table-cell>
          <table:table-cell office:value-type="float" office:value="0.402048200368881" calcext:value-type="float">
            <text:p>0,402048200368881</text:p>
          </table:table-cell>
          <table:table-cell office:value-type="float" office:value="11.8065547943115" calcext:value-type="float">
            <text:p>11,8065547943115</text:p>
          </table:table-cell>
          <table:table-cell office:value-type="float" office:value="11.8329830169678" calcext:value-type="float">
            <text:p>11,8329830169678</text:p>
          </table:table-cell>
          <table:table-cell office:value-type="float" office:value="11.8278312683105" calcext:value-type="float">
            <text:p>11,8278312683105</text:p>
          </table:table-cell>
          <table:table-cell office:value-type="float" office:value="2.3485951423645" calcext:value-type="float">
            <text:p>2,348595142364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3" calcext:value-type="float">
            <text:p>393</text:p>
          </table:table-cell>
          <table:table-cell/>
          <table:table-cell office:value-type="float" office:value="0.329319834709167" calcext:value-type="float">
            <text:p>0,32931983470916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3209357261658" calcext:value-type="float">
            <text:p>1,73209357261658</text:p>
          </table:table-cell>
          <table:table-cell office:value-type="float" office:value="0.564433693885803" calcext:value-type="float">
            <text:p>0,564433693885803</text:p>
          </table:table-cell>
          <table:table-cell office:value-type="float" office:value="0.261196285486221" calcext:value-type="float">
            <text:p>0,261196285486221</text:p>
          </table:table-cell>
          <table:table-cell office:value-type="float" office:value="0.420232355594635" calcext:value-type="float">
            <text:p>0,420232355594635</text:p>
          </table:table-cell>
          <table:table-cell office:value-type="float" office:value="0.396534293889999" calcext:value-type="float">
            <text:p>0,396534293889999</text:p>
          </table:table-cell>
          <table:table-cell office:value-type="float" office:value="11.7916507720947" calcext:value-type="float">
            <text:p>11,7916507720947</text:p>
          </table:table-cell>
          <table:table-cell office:value-type="float" office:value="11.7985324859619" calcext:value-type="float">
            <text:p>11,7985324859619</text:p>
          </table:table-cell>
          <table:table-cell office:value-type="float" office:value="11.8053874969482" calcext:value-type="float">
            <text:p>11,8053874969482</text:p>
          </table:table-cell>
          <table:table-cell office:value-type="float" office:value="2.36957216262817" calcext:value-type="float">
            <text:p>2,3695721626281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4" calcext:value-type="float">
            <text:p>394</text:p>
          </table:table-cell>
          <table:table-cell/>
          <table:table-cell office:value-type="float" office:value="0.344847589731216" calcext:value-type="float">
            <text:p>0,344847589731216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4791836738586" calcext:value-type="float">
            <text:p>1,74791836738586</text:p>
          </table:table-cell>
          <table:table-cell office:value-type="float" office:value="0.58582216501236" calcext:value-type="float">
            <text:p>0,58582216501236</text:p>
          </table:table-cell>
          <table:table-cell office:value-type="float" office:value="0.270065695047379" calcext:value-type="float">
            <text:p>0,270065695047379</text:p>
          </table:table-cell>
          <table:table-cell office:value-type="float" office:value="0.42604723572731" calcext:value-type="float">
            <text:p>0,42604723572731</text:p>
          </table:table-cell>
          <table:table-cell office:value-type="float" office:value="0.406138271093369" calcext:value-type="float">
            <text:p>0,406138271093369</text:p>
          </table:table-cell>
          <table:table-cell office:value-type="float" office:value="11.8080968856812" calcext:value-type="float">
            <text:p>11,8080968856812</text:p>
          </table:table-cell>
          <table:table-cell office:value-type="float" office:value="11.7871379852295" calcext:value-type="float">
            <text:p>11,7871379852295</text:p>
          </table:table-cell>
          <table:table-cell office:value-type="float" office:value="11.7887411117554" calcext:value-type="float">
            <text:p>11,7887411117554</text:p>
          </table:table-cell>
          <table:table-cell office:value-type="float" office:value="2.35790610313416" calcext:value-type="float">
            <text:p>2,3579061031341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5" calcext:value-type="float">
            <text:p>395</text:p>
          </table:table-cell>
          <table:table-cell/>
          <table:table-cell office:value-type="float" office:value="0.338901907205582" calcext:value-type="float">
            <text:p>0,33890190720558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6553404331207" calcext:value-type="float">
            <text:p>1,76553404331207</text:p>
          </table:table-cell>
          <table:table-cell office:value-type="float" office:value="0.578154861927033" calcext:value-type="float">
            <text:p>0,578154861927033</text:p>
          </table:table-cell>
          <table:table-cell office:value-type="float" office:value="0.282035350799561" calcext:value-type="float">
            <text:p>0,282035350799561</text:p>
          </table:table-cell>
          <table:table-cell office:value-type="float" office:value="0.421078085899353" calcext:value-type="float">
            <text:p>0,421078085899353</text:p>
          </table:table-cell>
          <table:table-cell office:value-type="float" office:value="0.398774206638336" calcext:value-type="float">
            <text:p>0,398774206638336</text:p>
          </table:table-cell>
          <table:table-cell office:value-type="float" office:value="11.7790861129761" calcext:value-type="float">
            <text:p>11,7790861129761</text:p>
          </table:table-cell>
          <table:table-cell office:value-type="float" office:value="11.7741317749023" calcext:value-type="float">
            <text:p>11,7741317749023</text:p>
          </table:table-cell>
          <table:table-cell office:value-type="float" office:value="11.7842597961426" calcext:value-type="float">
            <text:p>11,7842597961426</text:p>
          </table:table-cell>
          <table:table-cell office:value-type="float" office:value="2.39013648033142" calcext:value-type="float">
            <text:p>2,3901364803314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6" calcext:value-type="float">
            <text:p>396</text:p>
          </table:table-cell>
          <table:table-cell/>
          <table:table-cell office:value-type="float" office:value="0.345313042402267" calcext:value-type="float">
            <text:p>0,345313042402267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670818567276" calcext:value-type="float">
            <text:p>1,7670818567276</text:p>
          </table:table-cell>
          <table:table-cell office:value-type="float" office:value="0.566948175430298" calcext:value-type="float">
            <text:p>0,566948175430298</text:p>
          </table:table-cell>
          <table:table-cell office:value-type="float" office:value="0.269538253545761" calcext:value-type="float">
            <text:p>0,269538253545761</text:p>
          </table:table-cell>
          <table:table-cell office:value-type="float" office:value="0.443721950054169" calcext:value-type="float">
            <text:p>0,443721950054169</text:p>
          </table:table-cell>
          <table:table-cell office:value-type="float" office:value="0.393532991409302" calcext:value-type="float">
            <text:p>0,393532991409302</text:p>
          </table:table-cell>
          <table:table-cell office:value-type="float" office:value="11.7527942657471" calcext:value-type="float">
            <text:p>11,7527942657471</text:p>
          </table:table-cell>
          <table:table-cell office:value-type="float" office:value="11.7571258544922" calcext:value-type="float">
            <text:p>11,7571258544922</text:p>
          </table:table-cell>
          <table:table-cell office:value-type="float" office:value="11.7773132324219" calcext:value-type="float">
            <text:p>11,7773132324219</text:p>
          </table:table-cell>
          <table:table-cell office:value-type="float" office:value="1.72779703140259" calcext:value-type="float">
            <text:p>1,7277970314025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7" calcext:value-type="float">
            <text:p>397</text:p>
          </table:table-cell>
          <table:table-cell/>
          <table:table-cell office:value-type="float" office:value="0.348215281963348" calcext:value-type="float">
            <text:p>0,34821528196334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7844899892807" calcext:value-type="float">
            <text:p>1,7844899892807</text:p>
          </table:table-cell>
          <table:table-cell office:value-type="float" office:value="0.578762888908386" calcext:value-type="float">
            <text:p>0,578762888908386</text:p>
          </table:table-cell>
          <table:table-cell office:value-type="float" office:value="0.267225503921509" calcext:value-type="float">
            <text:p>0,267225503921509</text:p>
          </table:table-cell>
          <table:table-cell office:value-type="float" office:value="0.429894775152206" calcext:value-type="float">
            <text:p>0,429894775152206</text:p>
          </table:table-cell>
          <table:table-cell office:value-type="float" office:value="0.389698922634125" calcext:value-type="float">
            <text:p>0,389698922634125</text:p>
          </table:table-cell>
          <table:table-cell office:value-type="float" office:value="11.7448253631592" calcext:value-type="float">
            <text:p>11,7448253631592</text:p>
          </table:table-cell>
          <table:table-cell office:value-type="float" office:value="11.7746887207031" calcext:value-type="float">
            <text:p>11,7746887207031</text:p>
          </table:table-cell>
          <table:table-cell office:value-type="float" office:value="11.7608079910278" calcext:value-type="float">
            <text:p>11,7608079910278</text:p>
          </table:table-cell>
          <table:table-cell office:value-type="float" office:value="1.71849572658539" calcext:value-type="float">
            <text:p>1,718495726585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8" calcext:value-type="float">
            <text:p>398</text:p>
          </table:table-cell>
          <table:table-cell/>
          <table:table-cell office:value-type="float" office:value="0.363360732793808" calcext:value-type="float">
            <text:p>0,363360732793808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.82342982292175" calcext:value-type="float">
            <text:p>1,82342982292175</text:p>
          </table:table-cell>
          <table:table-cell office:value-type="float" office:value="0.563071250915527" calcext:value-type="float">
            <text:p>0,563071250915527</text:p>
          </table:table-cell>
          <table:table-cell office:value-type="float" office:value="0.252697497606277" calcext:value-type="float">
            <text:p>0,252697497606277</text:p>
          </table:table-cell>
          <table:table-cell office:value-type="float" office:value="0.435876697301865" calcext:value-type="float">
            <text:p>0,435876697301865</text:p>
          </table:table-cell>
          <table:table-cell office:value-type="float" office:value="0.401486754417419" calcext:value-type="float">
            <text:p>0,401486754417419</text:p>
          </table:table-cell>
          <table:table-cell office:value-type="float" office:value="11.7618932723999" calcext:value-type="float">
            <text:p>11,7618932723999</text:p>
          </table:table-cell>
          <table:table-cell office:value-type="float" office:value="11.7643671035767" calcext:value-type="float">
            <text:p>11,7643671035767</text:p>
          </table:table-cell>
          <table:table-cell office:value-type="float" office:value="11.7603797912598" calcext:value-type="float">
            <text:p>11,7603797912598</text:p>
          </table:table-cell>
          <table:table-cell office:value-type="float" office:value="1.75091218948364" calcext:value-type="float">
            <text:p>1,7509121894836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9" calcext:value-type="float">
            <text:p>399</text:p>
          </table:table-cell>
          <table:table-cell/>
          <table:table-cell office:value-type="float" office:value="0.352507412433624" calcext:value-type="float">
            <text:p>0,35250741243362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0.249199032783508" calcext:value-type="float">
            <text:p>0,249199032783508</text:p>
          </table:table-cell>
          <table:table-cell office:value-type="float" office:value="0.568998515605927" calcext:value-type="float">
            <text:p>0,568998515605927</text:p>
          </table:table-cell>
          <table:table-cell office:value-type="float" office:value="0.274921208620071" calcext:value-type="float">
            <text:p>0,274921208620071</text:p>
          </table:table-cell>
          <table:table-cell office:value-type="float" office:value="0.441387712955475" calcext:value-type="float">
            <text:p>0,441387712955475</text:p>
          </table:table-cell>
          <table:table-cell office:value-type="float" office:value="0.397867053747177" calcext:value-type="float">
            <text:p>0,397867053747177</text:p>
          </table:table-cell>
          <table:table-cell office:value-type="float" office:value="11.7531671524048" calcext:value-type="float">
            <text:p>11,7531671524048</text:p>
          </table:table-cell>
          <table:table-cell office:value-type="float" office:value="11.7473373413086" calcext:value-type="float">
            <text:p>11,7473373413086</text:p>
          </table:table-cell>
          <table:table-cell office:value-type="float" office:value="11.7585802078247" calcext:value-type="float">
            <text:p>11,7585802078247</text:p>
          </table:table-cell>
          <table:table-cell office:value-type="float" office:value="1.74044489860535" calcext:value-type="float">
            <text:p>1,74044489860535</text:p>
          </table:table-cell>
          <table:table-cell table:number-columns-repeated="14"/>
          <table:table-cell table:style-name="ce2" office:value-type="float" office:value="400" calcext:value-type="float">
            <text:p>400</text:p>
          </table:table-cell>
          <table:table-cell/>
          <table:table-cell office:value-type="float" office:value="0.368015676736832" calcext:value-type="float">
            <text:p>0,36801567673683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 table:number-rows-repeated="1048074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8:19:25.94164283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09:54:11.883969217</meta:creation-date>
    <dc:date>2020-09-21T19:36:56.789154369</dc:date>
    <meta:editing-duration>PT1H43M31S</meta:editing-duration>
    <meta:editing-cycles>7</meta:editing-cycles>
    <meta:generator>LibreOffice/6.0.7.3$Linux_X86_64 LibreOffice_project/00m0$Build-3</meta:generator>
    <meta:document-statistic meta:table-count="1" meta:cell-count="530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481cm" svg:height="17.054cm" xlink:href=".." xlink:type="simple" chart:class="chart:line" chart:style-name="ch1">
        <chart:plot-area chart:style-name="ch2" table:cell-range-address="Foglio1.A1:Foglio1.A400" svg:x="0.629cm" svg:y="0.341cm" svg:width="30.223cm" svg:height="16.372cm">
          <chartooo:coordinate-region svg:x="1.356cm" svg:y="0.462cm" svg:width="29.496cm" svg:height="15.24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oglio1.A1:Foglio1.A400" chart:class="chart:line">
            <chart:data-point chart:repeated="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4527979493141">
                <text:p>0.214527979493141</text:p>
                <draw:g>
                  <svg:desc>Foglio1.A1:Foglio1.A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054133892059">
                <text:p>1.24054133892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0566534996033">
                <text:p>1.20566534996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901068687439">
                <text:p>1.1901068687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0196986198425">
                <text:p>1.20196986198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8353652954102">
                <text:p>1.18353652954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9581520557404">
                <text:p>1.19581520557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967146396637">
                <text:p>1.19671463966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0914900302887">
                <text:p>1.20914900302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401921749115">
                <text:p>1.2401921749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553667545319">
                <text:p>1.255536675453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5159928798676">
                <text:p>1.651599287986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0684096813202">
                <text:p>1.60684096813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7714140415192">
                <text:p>1.577141404151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5415618419647">
                <text:p>1.554156184196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3166663646698">
                <text:p>1.53166663646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4330766201019">
                <text:p>1.54330766201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7847735881805">
                <text:p>1.47847735881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7425496578217">
                <text:p>1.47425496578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6438646316528">
                <text:p>1.46438646316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3093430995941">
                <text:p>1.43093430995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0412449836731">
                <text:p>1.404124498367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9787614345551">
                <text:p>1.397876143455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6077845096588">
                <text:p>1.36077845096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5267198085785">
                <text:p>1.352671980857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2957816123962">
                <text:p>1.329578161239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171591758728">
                <text:p>1.31715917587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8814339637756">
                <text:p>1.28814339637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0248880386353">
                <text:p>1.30248880386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7867650985718">
                <text:p>1.278676509857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8233850002289">
                <text:p>1.282338500022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681460857391">
                <text:p>1.24681460857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2230052947998">
                <text:p>1.22230052947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1991062164307">
                <text:p>1.219910621643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2234427928925">
                <text:p>1.222344279289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0778667926788">
                <text:p>1.207786679267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9632923603058">
                <text:p>1.196329236030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7792546749115">
                <text:p>1.177925467491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652809381485">
                <text:p>1.16528093814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7446851730347">
                <text:p>1.174468517303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8517363071442">
                <text:p>1.185173630714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4152189493179">
                <text:p>0.2741521894931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98786610364914">
                <text:p>0.2987866103649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98029541969299">
                <text:p>0.2980295419692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4537858963013">
                <text:p>1.145378589630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3298666477203">
                <text:p>1.132986664772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549985408783">
                <text:p>1.15499854087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0225355625153">
                <text:p>1.102253556251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354752779007">
                <text:p>1.13547527790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9243762493134">
                <text:p>1.092437624931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0393834114075">
                <text:p>1.103938341140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8729267120361">
                <text:p>1.087292671203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8824527263641">
                <text:p>1.088245272636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9807026386261">
                <text:p>1.098070263862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977931022644">
                <text:p>1.09779310226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9292221069336">
                <text:p>1.092922210693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7628059387207">
                <text:p>1.076280593872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8192408084869">
                <text:p>0.9581924080848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38451409339905">
                <text:p>0.9384514093399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8679819107056">
                <text:p>1.086798191070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4478471279144">
                <text:p>1.244784712791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9607408046722">
                <text:p>1.496074080467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9473478794098">
                <text:p>1.594734787940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0468208789825">
                <text:p>1.604682087898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1291015148163">
                <text:p>1.61291015148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0333847999573">
                <text:p>1.603338479995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058429479599">
                <text:p>1.60584294795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9578466415405">
                <text:p>1.595784664154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2518763542175">
                <text:p>1.625187635421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9490370750427">
                <text:p>1.594903707504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9773242473602">
                <text:p>1.597732424736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1548638343811">
                <text:p>1.615486383438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1816430091858">
                <text:p>1.618164300918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2456142902374">
                <text:p>1.624561429023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3087129592896">
                <text:p>1.630871295928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3920104503632">
                <text:p>1.639201045036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293853521347">
                <text:p>1.62938535213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3284265995026">
                <text:p>1.632842659950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2834048271179">
                <text:p>1.628340482711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3980615139008">
                <text:p>1.639806151390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3882052898407">
                <text:p>1.638820528984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4502739906311">
                <text:p>1.645027399063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520277261734">
                <text:p>1.65202772617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140305995941">
                <text:p>1.661403059959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7017948627472">
                <text:p>1.670179486274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67696511745453">
                <text:p>1.676965117454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9957423210144">
                <text:p>1.699574232101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9284081459045">
                <text:p>1.692840814590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1119666099548">
                <text:p>1.711196660995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2375094890594">
                <text:p>1.723750948905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2279846668243">
                <text:p>1.722798466682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74962723255157">
                <text:p>1.749627232551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75074863433838">
                <text:p>1.750748634338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5447559356689">
                <text:p>1.75447559356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850638628006">
                <text:p>1.78506386280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78641784191132">
                <text:p>1.786417841911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222541809082">
                <text:p>1.82225418090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179030418396">
                <text:p>1.81790304183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3236050605774">
                <text:p>1.832360506057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4674513339996">
                <text:p>1.846745133399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0546319484711">
                <text:p>1.805463194847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6391756534576">
                <text:p>1.76391756534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71485137939453">
                <text:p>1.714851379394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7406702041626">
                <text:p>1.674067020416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2991738319397">
                <text:p>1.629917383193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9758877754211">
                <text:p>1.597588777542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64861536026">
                <text:p>1.5648615360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2450263500214">
                <text:p>1.524502635002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1805138587952">
                <text:p>1.518051385879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772629737854">
                <text:p>1.47726297378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83575615286827">
                <text:p>0.1835756152868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8843269348145">
                <text:p>0.1688432693481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78782194852829">
                <text:p>0.1787821948528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79501861333847">
                <text:p>0.1795018613338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8767474591732">
                <text:p>0.187674745917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2953631877899">
                <text:p>1.329536318778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9348862171173">
                <text:p>1.293488621711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064923286438">
                <text:p>1.30649232864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6496374607086">
                <text:p>1.264963746070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3523962497711">
                <text:p>1.235239624977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0413196086884">
                <text:p>1.204131960868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0234870910645">
                <text:p>1.202348709106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9242942333221">
                <text:p>1.192429423332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0522606372833">
                <text:p>1.205226063728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7891681194305">
                <text:p>1.178916811943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4891254901886">
                <text:p>1.148912549018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5167939662933">
                <text:p>1.151679396629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2757682800293">
                <text:p>1.127576828002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2284541130066">
                <text:p>1.122845411300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8977377414703">
                <text:p>1.089773774147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9048187732697">
                <text:p>1.090481877326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8175659179688">
                <text:p>1.081756591796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6342136859894">
                <text:p>1.063421368598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529717206955">
                <text:p>1.05297172069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385810136795">
                <text:p>1.03858101367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3613805770874">
                <text:p>1.036138057708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279974937439">
                <text:p>1.02799749374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3461647033691">
                <text:p>1.034616470336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1184439659119">
                <text:p>1.011844396591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1597237586975">
                <text:p>1.015972375869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011579990387">
                <text:p>1.00115799903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977086186409">
                <text:p>0.99770861864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92470622062683">
                <text:p>0.9924706220626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83101308345795">
                <text:p>0.9831013083457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80059266090393">
                <text:p>0.9800592660903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75050508975983">
                <text:p>0.9750505089759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65661346912384">
                <text:p>0.9656613469123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53634440898895">
                <text:p>0.9536344408988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43163692951202">
                <text:p>0.9431636929512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56807672977448">
                <text:p>0.9568076729774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47638511657715">
                <text:p>0.9476385116577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41950500011444">
                <text:p>0.9419505000114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34763550758362">
                <text:p>0.9347635507583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49665129184723">
                <text:p>0.9496651291847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41838920116425">
                <text:p>0.9418389201164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8593626022339">
                <text:p>0.9385936260223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42333877086639">
                <text:p>0.9423338770866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206383228302">
                <text:p>0.92063832283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36840295791626">
                <text:p>0.9368402957916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29582118988037">
                <text:p>0.9295821189880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1508287191391">
                <text:p>0.915082871913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21851933002472">
                <text:p>0.9218519330024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31147933006287">
                <text:p>0.9311479330062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24587905406952">
                <text:p>0.9245879054069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12464678287506">
                <text:p>0.9124646782875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33789372444153">
                <text:p>0.9337893724441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27547991275787">
                <text:p>0.9275479912757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01444554328918">
                <text:p>0.9014445543289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11975562572479">
                <text:p>0.9119755625724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19389486312866">
                <text:p>0.9193894863128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1778427362442">
                <text:p>0.917784273624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30000901222229">
                <text:p>0.9300009012222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22428667545319">
                <text:p>0.9224286675453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22162413597107">
                <text:p>0.9221624135971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31280970573425">
                <text:p>0.9312809705734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33918416500092">
                <text:p>0.9339184165000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38672780990601">
                <text:p>0.9386727809906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34832990169525">
                <text:p>0.934832990169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46868896484375">
                <text:p>0.9468688964843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36921119689941">
                <text:p>0.9369211196899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61512744426727">
                <text:p>0.9615127444267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65142488479614">
                <text:p>0.9651424884796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69523370265961">
                <text:p>0.9695233702659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63684260845184">
                <text:p>0.9636842608451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78500664234161">
                <text:p>0.9785006642341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679936170578">
                <text:p>0.96799361705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68976259231567">
                <text:p>0.9689762592315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68944609165192">
                <text:p>0.9689446091651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0051331520081">
                <text:p>1.000513315200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0842654705048">
                <text:p>1.008426547050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0274667739868">
                <text:p>0.9902746677398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7038006782532">
                <text:p>0.9970380067825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92218434810638">
                <text:p>0.9922184348106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0146496295929">
                <text:p>1.001464962959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3275465965271">
                <text:p>1.032754659652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2058875560761">
                <text:p>1.020588755607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3830337524414">
                <text:p>1.038303375244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04277884960175">
                <text:p>1.042778849601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05845546722412">
                <text:p>1.058455467224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5593991279602">
                <text:p>1.055939912796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07655346393585">
                <text:p>1.076553463935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9743928909302">
                <text:p>1.097439289093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9542977809906">
                <text:p>1.095429778099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9876668453217">
                <text:p>1.098766684532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0718858242035">
                <text:p>1.107188582420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5574765205383">
                <text:p>1.155747652053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3640916347504">
                <text:p>1.136409163475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5283131599426">
                <text:p>1.152831315994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668803691864">
                <text:p>1.16688036918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8371593952179">
                <text:p>1.183715939521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0496392250061">
                <text:p>1.204963922500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1425092220306">
                <text:p>1.214250922203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3325383663178">
                <text:p>1.233253836631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6060092449188">
                <text:p>1.260600924491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8083109855652">
                <text:p>1.280831098556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0318474769592">
                <text:p>1.303184747695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30022287368774">
                <text:p>1.300222873687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2225906848907">
                <text:p>1.322259068489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6316955089569">
                <text:p>1.363169550895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9298462867737">
                <text:p>1.392984628677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0288472175598">
                <text:p>1.402884721755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356963634491">
                <text:p>1.43569636344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3948233127594">
                <text:p>1.439482331275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9680948257446">
                <text:p>1.496809482574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1735877990723">
                <text:p>1.517358779907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55614149570465">
                <text:p>1.556141495704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09373727440834">
                <text:p>0.2093737274408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97191670536995">
                <text:p>0.1971916705369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88808634877205">
                <text:p>0.1888086348772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8081533908844">
                <text:p>0.180815339088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7662325501442">
                <text:p>0.176623255014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81687161326408">
                <text:p>0.1816871613264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71976014971733">
                <text:p>0.1719760149717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56998082995415">
                <text:p>0.1569980829954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66130721569061">
                <text:p>0.1661307215690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52142584323883">
                <text:p>0.1521425843238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55207931995392">
                <text:p>0.1552079319953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679917126894">
                <text:p>0.16799171268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5780907869339">
                <text:p>0.157809078693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51604756712913">
                <text:p>0.1516047567129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50000005960464">
                <text:p>0.1500000059604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56165316700935">
                <text:p>0.1561653167009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17895919084549">
                <text:p>0.3178959190845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35405915975571">
                <text:p>0.3354059159755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42675238847733">
                <text:p>0.3426752388477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39167535305023">
                <text:p>0.3391675353050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6235311627388">
                <text:p>0.362353116273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37853312492371">
                <text:p>0.3378533124923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47996354103088">
                <text:p>0.3479963541030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50534111261368">
                <text:p>0.3505341112613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39526057243347">
                <text:p>0.3395260572433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4024304151535">
                <text:p>0.340243041515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50316494703293">
                <text:p>0.3503164947032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43687802553177">
                <text:p>0.3436878025531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44579607248306">
                <text:p>0.3445796072483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55766624212265">
                <text:p>0.3557666242122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44542145729065">
                <text:p>0.3445421457290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32879602909088">
                <text:p>0.3328796029090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36177051067352">
                <text:p>0.3361770510673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54488551616669">
                <text:p>0.3544885516166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51271599531174">
                <text:p>0.3512715995311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23896110057831">
                <text:p>0.3238961100578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46928596496582">
                <text:p>0.3469285964965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62396430969238">
                <text:p>0.1623964309692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50000005960464">
                <text:p>0.1500000059604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50885224342346">
                <text:p>0.1508852243423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50000005960464">
                <text:p>0.1500000059604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72305256128311">
                <text:p>0.1723052561283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61924764513969">
                <text:p>0.1619247645139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63242250680923">
                <text:p>0.1632422506809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72082707285881">
                <text:p>0.1720827072858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65073171257973">
                <text:p>0.1650731712579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62947714328766">
                <text:p>0.1629477143287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58428341150284">
                <text:p>0.1584283411502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69514581561089">
                <text:p>0.1695145815610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89881727099419">
                <text:p>0.1898817270994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96666359901428">
                <text:p>0.1966663599014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95385634899139">
                <text:p>0.1953856348991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86976373195648">
                <text:p>0.1869763731956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62302982807159">
                <text:p>1.623029828071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59235453605652">
                <text:p>1.592354536056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62260031700134">
                <text:p>1.622600317001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63152897357941">
                <text:p>1.631528973579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64305210113525">
                <text:p>1.643052101135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65615510940552">
                <text:p>1.656155109405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94551691412926">
                <text:p>0.1945516914129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789980083704">
                <text:p>0.17899800837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59621492028236">
                <text:p>0.1596214920282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66141718626022">
                <text:p>0.1661417186260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78804725408554">
                <text:p>0.1788047254085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71745324134827">
                <text:p>1.717453241348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71437251567841">
                <text:p>1.714372515678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2615945339203">
                <text:p>1.726159453392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72396898269653">
                <text:p>1.723968982696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74018919467926">
                <text:p>1.740189194679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77836656570435">
                <text:p>1.778366565704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77078783512115">
                <text:p>1.770787835121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45548009872437">
                <text:p>2.455480098724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47035527229309">
                <text:p>2.470355272293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51121997833252">
                <text:p>2.511219978332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53177499771118">
                <text:p>2.531774997711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54875993728638">
                <text:p>2.548759937286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57197427749634">
                <text:p>2.571974277496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57605004310608">
                <text:p>2.576050043106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61664509773254">
                <text:p>2.616645097732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6550612449646">
                <text:p>2.65506124496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69008421897888">
                <text:p>2.690084218978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40766644477844">
                <text:p>3.407666444778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44718027114868">
                <text:p>3.447180271148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1210701465607">
                <text:p>1.012107014656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91651773452759">
                <text:p>0.9916517734527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91249024868012">
                <text:p>0.9912490248680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68993544578552">
                <text:p>0.9689935445785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66570854187012">
                <text:p>0.9665708541870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74591612815857">
                <text:p>0.9745916128158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5932137966156">
                <text:p>0.959321379661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38722670078278">
                <text:p>0.9387226700782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65338051319122">
                <text:p>0.9653380513191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55316245555878">
                <text:p>0.9553162455558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84824180603027">
                <text:p>0.9848241806030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97365593910217">
                <text:p>0.9973655939102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06089377403259">
                <text:p>2.060893774032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02296757698059">
                <text:p>2.022967576980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99391782283783">
                <text:p>1.993917822837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97282493114471">
                <text:p>1.972824931144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95503294467926">
                <text:p>1.955032944679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92546653747559">
                <text:p>1.925466537475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89924275875092">
                <text:p>1.899242758750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91168820858002">
                <text:p>1.911688208580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88196265697479">
                <text:p>1.881962656974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8477885723114">
                <text:p>1.84778857231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83943867683411">
                <text:p>1.839438676834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82291257381439">
                <text:p>1.822912573814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7913738489151">
                <text:p>1.791373848915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79816937446594">
                <text:p>1.798169374465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78109049797058">
                <text:p>1.781090497970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75532793998718">
                <text:p>1.755327939987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74547004699707">
                <text:p>1.745470046997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74666285514832">
                <text:p>1.746662855148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73521935939789">
                <text:p>1.735219359397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70238959789276">
                <text:p>1.702389597892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70450210571289">
                <text:p>1.704502105712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69256913661957">
                <text:p>1.692569136619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6821870803833">
                <text:p>1.68218708038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64420020580292">
                <text:p>1.644200205802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65405976772308">
                <text:p>1.654059767723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65060186386108">
                <text:p>1.650601863861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63456451892853">
                <text:p>1.634564518928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65490424633026">
                <text:p>1.654904246330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63562059402466">
                <text:p>1.635620594024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60342693328857">
                <text:p>1.603426933288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60614466667175">
                <text:p>1.606144666671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60088324546814">
                <text:p>1.600883245468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60373616218567">
                <text:p>1.603736162185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7966947555542">
                <text:p>1.579669475555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9968090057373">
                <text:p>1.599680900573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98908025026321">
                <text:p>0.2989080250263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05085390806198">
                <text:p>0.3050853908061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89736866950989">
                <text:p>0.2897368669509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5707347393036">
                <text:p>1.557073473930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7717335224152">
                <text:p>1.577173352241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8263611793518">
                <text:p>1.582636117935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7625675201416">
                <text:p>1.576256752014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7845008373261">
                <text:p>1.578450083732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7555770874023">
                <text:p>1.575557708740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6720185279846">
                <text:p>1.567201852798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5818712711334">
                <text:p>1.558187127113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9200668334961">
                <text:p>1.5920066833496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8102166652679">
                <text:p>1.581021666526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7487940788269">
                <text:p>1.574879407882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8877825737">
                <text:p>1.588778257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7511973381042">
                <text:p>1.575119733810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7027685642242">
                <text:p>1.570276856422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8618974685669">
                <text:p>1.586189746856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718184709549">
                <text:p>1.57181847095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8914494514465">
                <text:p>1.589144945144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61548805236816">
                <text:p>1.615488052368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8774983882904">
                <text:p>1.587749838829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8673775196075">
                <text:p>1.586737751960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60215044021606">
                <text:p>1.602150440216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60681939125061">
                <text:p>1.606819391250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62096035480499">
                <text:p>1.620960354804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63804948329926">
                <text:p>1.638049483299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63129842281342">
                <text:p>1.631298422813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65304338932037">
                <text:p>1.653043389320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65608501434326">
                <text:p>1.656085014343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64307975769043">
                <text:p>1.643079757690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66936993598938">
                <text:p>1.669369935989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70387327671051">
                <text:p>1.703873276710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70520567893982">
                <text:p>1.705205678939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71036005020142">
                <text:p>1.710360050201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69998776912689">
                <text:p>1.6999877691268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72898483276367">
                <text:p>1.728984832763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73209357261658">
                <text:p>1.7320935726165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74791836738586">
                <text:p>1.747918367385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76553404331207">
                <text:p>1.765534043312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7670818567276">
                <text:p>1.76708185672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7844899892807">
                <text:p>1.78448998928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82342982292175">
                <text:p>1.823429822921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49199032783508">
                <text:p>0.249199032783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1.246cm" svg:height="17.568cm" xlink:href=".." xlink:type="simple" chart:class="chart:line" chart:column-mapping="0" chart:style-name="ch1">
        <chart:plot-area chart:style-name="ch2" table:cell-range-address="Foglio1.X1:Foglio1.X400 Foglio1.B1:Foglio1.B400" chart:data-source-has-labels="column" svg:x="0.624cm" svg:y="0.351cm" svg:width="29.998cm" svg:height="16.866cm">
          <chartooo:coordinate-region svg:x="1.351cm" svg:y="0.472cm" svg:width="29.271cm" svg:height="15.743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B1:Foglio1.B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578363358974457">
                <text:p>0.578363358974457</text:p>
                <draw:g>
                  <svg:desc>Foglio1.B1:Foglio1.B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76224565505981">
                <text:p>0.5762245655059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59428632259369">
                <text:p>0.5594286322593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65454542636871">
                <text:p>0.5654545426368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63776135444641">
                <text:p>0.5637761354446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60959279537201">
                <text:p>0.5609592795372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45015275478363">
                <text:p>0.5450152754783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48519670963287">
                <text:p>0.5485196709632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5574768781662">
                <text:p>0.555747687816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76307237148285">
                <text:p>0.5763072371482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62657952308655">
                <text:p>0.5626579523086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64184844493866">
                <text:p>0.5641848444938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82925200462341">
                <text:p>0.5829252004623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59718072414398">
                <text:p>0.55971807241439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55593073368073">
                <text:p>0.5555930733680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6151682138443">
                <text:p>0.5615168213844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5488395690918">
                <text:p>0.554883956909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64518511295319">
                <text:p>0.5645185112953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7684850692749">
                <text:p>0.576848506927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57826519012451">
                <text:p>0.55782651901245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57727098464966">
                <text:p>0.55772709846496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61700820922852">
                <text:p>0.56170082092285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73920786380768">
                <text:p>0.5739207863807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67420780658722">
                <text:p>0.56742078065872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74315965175629">
                <text:p>0.57431596517562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55193722248077">
                <text:p>0.55519372224807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72288572788239">
                <text:p>0.57228857278823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68868982791901">
                <text:p>0.26886898279190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84796965122223">
                <text:p>0.5847969651222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81612050533295">
                <text:p>0.58161205053329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83202719688416">
                <text:p>0.5832027196884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8248907327652">
                <text:p>0.5824890732765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98536133766174">
                <text:p>0.59853613376617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10410094261169">
                <text:p>0.61041009426116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11851215362549">
                <text:p>0.61185121536254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20677709579468">
                <text:p>0.62067770957946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16597473621368">
                <text:p>0.61659747362136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16867125034332">
                <text:p>0.61686712503433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08845293521881">
                <text:p>0.60884529352188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22048437595367">
                <text:p>0.62204843759536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26977264881134">
                <text:p>0.62697726488113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77906388044357">
                <text:p>0.27790638804435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0141282081604">
                <text:p>0.3014128208160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81600505113602">
                <text:p>0.28160050511360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48333489894867">
                <text:p>0.64833348989486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63168013095856">
                <text:p>0.66316801309585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58270001411438">
                <text:p>0.65827000141143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57853126525879">
                <text:p>0.65785312652587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76565587520599">
                <text:p>0.6765655875205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91521763801575">
                <text:p>0.69152176380157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7396491765976">
                <text:p>0.673964917659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97026312351227">
                <text:p>0.69702631235122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703568279743195">
                <text:p>0.70356827974319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97068274021149">
                <text:p>0.69706827402114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720079183578491">
                <text:p>0.72007918357849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714653372764587">
                <text:p>0.71465337276458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719436347484589">
                <text:p>0.71943634748458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707964420318604">
                <text:p>0.70796442031860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80187344551086">
                <text:p>0.68018734455108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68291568756104">
                <text:p>0.66829156875610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70343518257141">
                <text:p>0.67034351825714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53187394142151">
                <text:p>0.65318739414215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27485513687134">
                <text:p>0.6274855136871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31847023963928">
                <text:p>0.63184702396392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15218043327331">
                <text:p>0.61521804332733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24518513679504">
                <text:p>0.62451851367950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10442042350769">
                <text:p>0.61044204235076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90458571910858">
                <text:p>0.59045857191085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69571018218994">
                <text:p>0.56957101821899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55498719215393">
                <text:p>0.55549871921539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7608550786972">
                <text:p>0.576085507869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563985466957092">
                <text:p>0.56398546695709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573047339916229">
                <text:p>0.57304733991622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543706238269806">
                <text:p>0.54370623826980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67741692066193">
                <text:p>0.56774169206619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549159049987793">
                <text:p>0.54915904998779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554121434688568">
                <text:p>0.55412143468856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526574671268463">
                <text:p>0.52657467126846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524158179759979">
                <text:p>0.5241581797599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19609749317169">
                <text:p>0.51960974931716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522435307502747">
                <text:p>0.52243530750274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15361189842224">
                <text:p>0.51536118984222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518263697624207">
                <text:p>0.51826369762420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507958233356476">
                <text:p>0.50795823335647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0326418876648">
                <text:p>0.5032641887664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94225829839706">
                <text:p>0.49422582983970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509516656398773">
                <text:p>0.50951665639877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494703054428101">
                <text:p>0.49470305442810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72460001707077">
                <text:p>0.47246000170707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4155016541481">
                <text:p>0.4415501654148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402565091848373">
                <text:p>0.40256509184837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379636406898499">
                <text:p>0.37963640689849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345111876726151">
                <text:p>0.34511187672615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20352584123611">
                <text:p>0.32035258412361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09553503990173">
                <text:p>0.30955350399017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276167631149292">
                <text:p>0.27616763114929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282526761293411">
                <text:p>0.28252676129341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93764233589172">
                <text:p>0.29376423358917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290590584278107">
                <text:p>0.29059058427810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76544719934463">
                <text:p>0.27654471993446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284731596708298">
                <text:p>0.28473159670829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282457202672958">
                <text:p>0.28245720267295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286158472299576">
                <text:p>0.28615847229957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28755795955658">
                <text:p>0.2875579595565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84102231264114">
                <text:p>0.28410223126411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290988922119141">
                <text:p>0.29098892211914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28480389714241">
                <text:p>0.2848038971424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27874219417572">
                <text:p>0.2787421941757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277667135000229">
                <text:p>0.27766713500022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79640793800354">
                <text:p>0.27964079380035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9001916050911">
                <text:p>0.1900191605091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7118427157402">
                <text:p>0.1711842715740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86824262142181">
                <text:p>0.18682426214218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79147839546204">
                <text:p>0.17914783954620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5601487755775">
                <text:p>0.18560148775577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251632839441299">
                <text:p>0.25163283944129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267953932285309">
                <text:p>0.26795393228530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262216359376907">
                <text:p>0.26221635937690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62063205242157">
                <text:p>0.26206320524215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89620697498322">
                <text:p>0.28962069749832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285005807876587">
                <text:p>0.28500580787658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278808623552322">
                <text:p>0.27880862355232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27215763926506">
                <text:p>0.2721576392650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302719116210937">
                <text:p>0.30271911621093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76019752025604">
                <text:p>0.27601975202560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83925622701645">
                <text:p>0.28392562270164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91264235973358">
                <text:p>0.29126423597335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86108762025833">
                <text:p>0.28610876202583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28140914440155">
                <text:p>0.2814091444015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74733752012253">
                <text:p>0.27473375201225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82025009393692">
                <text:p>0.28202500939369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291665077209473">
                <text:p>0.29166507720947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29946556687355">
                <text:p>0.2994655668735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295029044151306">
                <text:p>0.29502904415130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278824180364609">
                <text:p>0.27882418036460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305035471916199">
                <text:p>0.3050354719161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28655070066452">
                <text:p>0.2865507006645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302258014678955">
                <text:p>0.30225801467895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323515623807907">
                <text:p>0.32351562380790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042873442173">
                <text:p>0.304287344217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311335533857346">
                <text:p>0.31133553385734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316024094820023">
                <text:p>0.31602409482002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328549355268478">
                <text:p>0.32854935526847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313698917627335">
                <text:p>0.31369891762733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300826102495193">
                <text:p>0.30082610249519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316976487636566">
                <text:p>0.31697648763656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306383728981018">
                <text:p>0.30638372898101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317231446504593">
                <text:p>0.31723144650459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337280690670013">
                <text:p>0.33728069067001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27860742807388">
                <text:p>0.32786074280738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356576412916184">
                <text:p>0.35657641291618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31975072622299">
                <text:p>0.33197507262229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334050387144089">
                <text:p>0.33405038714408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345320582389832">
                <text:p>0.34532058238983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35336035490036">
                <text:p>0.3533603549003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348798245191574">
                <text:p>0.34879824519157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365815281867981">
                <text:p>0.36581528186798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358184337615967">
                <text:p>0.35818433761596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386609435081482">
                <text:p>0.38660943508148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70748966932297">
                <text:p>0.37074896693229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37431788444519">
                <text:p>0.3743178844451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88261675834656">
                <text:p>0.38826167583465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408618927001953">
                <text:p>0.40861892700195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401918083429337">
                <text:p>0.40191808342933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401582837104797">
                <text:p>0.40158283710479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444939881563187">
                <text:p>0.44493988156318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429744154214859">
                <text:p>0.42974415421485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446253418922424">
                <text:p>0.44625341892242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447511583566666">
                <text:p>0.44751158356666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467122197151184">
                <text:p>0.46712219715118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462636888027191">
                <text:p>0.46263688802719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479212671518326">
                <text:p>0.47921267151832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481196790933609">
                <text:p>0.48119679093360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487314254045486">
                <text:p>0.48731425404548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499293595552444">
                <text:p>0.49929359555244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37040174007416">
                <text:p>0.53704017400741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53465074300766">
                <text:p>0.5346507430076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556286036968231">
                <text:p>0.55628603696823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553489863872528">
                <text:p>0.55348986387252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80962121486664">
                <text:p>0.58096212148666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596348106861115">
                <text:p>0.59634810686111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614823341369629">
                <text:p>0.61482334136962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44240617752075">
                <text:p>0.64424061775207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64808750152588">
                <text:p>0.66480875015258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76332950592041">
                <text:p>0.67633295059204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98623180389404">
                <text:p>0.69862318038940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728484332561493">
                <text:p>0.72848433256149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764248788356781">
                <text:p>0.76424878835678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795836329460144">
                <text:p>0.7958363294601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840590357780456">
                <text:p>0.84059035778045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847134530544281">
                <text:p>0.84713453054428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922548770904541">
                <text:p>0.92254877090454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944604814052582">
                <text:p>0.94460481405258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.01229906082153">
                <text:p>1.0122990608215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.07570338249207">
                <text:p>1.0757033824920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.14009165763855">
                <text:p>1.1400916576385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.2103191614151">
                <text:p>1.210319161415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.29169046878815">
                <text:p>1.2916904687881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.4055278301239">
                <text:p>1.40552783012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52020108699799">
                <text:p>1.5202010869979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.65228092670441">
                <text:p>1.6522809267044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.85674679279327">
                <text:p>1.85674679279327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2.05514574050903">
                <text:p>2.0551457405090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.34029722213745">
                <text:p>2.3402972221374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3.11346554756165">
                <text:p>3.1134655475616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3.10997843742371">
                <text:p>3.10997843742371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3.67383098602295">
                <text:p>3.6738309860229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3.67161846160889">
                <text:p>3.6716184616088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3.66380834579468">
                <text:p>3.6638083457946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.65850400924683">
                <text:p>3.6585040092468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.64185905456543">
                <text:p>3.64185905456543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3.66691064834595">
                <text:p>3.66691064834595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3.66809701919556">
                <text:p>3.66809701919556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3.65840697288513">
                <text:p>3.6584069728851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3.6812789440155">
                <text:p>3.681278944015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3.67301106452942">
                <text:p>3.6730110645294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3.38985729217529">
                <text:p>3.3898572921752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2.85349178314209">
                <text:p>2.8534917831420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2.47428131103516">
                <text:p>2.4742813110351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.15836501121521">
                <text:p>2.1583650112152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.95356357097626">
                <text:p>1.9535635709762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.77596127986908">
                <text:p>1.77596127986908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.59238505363464">
                <text:p>1.5923850536346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.46450090408325">
                <text:p>1.4645009040832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.37111103534698">
                <text:p>1.3711110353469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.27092087268829">
                <text:p>1.2709208726882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.17300021648407">
                <text:p>1.17300021648407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.10852146148682">
                <text:p>1.1085214614868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.04090094566345">
                <text:p>1.0409009456634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00166881084442">
                <text:p>1.0016688108444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942785799503326">
                <text:p>0.94278579950332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90523487329483">
                <text:p>0.90523487329483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86557811498642">
                <text:p>0.8655781149864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823020458221435">
                <text:p>0.82302045822143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795031726360321">
                <text:p>0.79503172636032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752045333385468">
                <text:p>0.75204533338546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729671955108643">
                <text:p>0.729671955108643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709845364093781">
                <text:p>0.70984536409378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67067289352417">
                <text:p>0.6706728935241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49772346019745">
                <text:p>0.64977234601974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628970742225647">
                <text:p>0.628970742225647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616528153419495">
                <text:p>0.61652815341949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601197302341461">
                <text:p>0.601197302341461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589987099170685">
                <text:p>0.58998709917068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575867593288422">
                <text:p>0.57586759328842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565961241722107">
                <text:p>0.56596124172210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526359975337982">
                <text:p>0.52635997533798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501506924629211">
                <text:p>0.50150692462921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513202250003815">
                <text:p>0.51320225000381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04279792308807">
                <text:p>0.504279792308807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494568139314652">
                <text:p>0.49456813931465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493286579847336">
                <text:p>0.49328657984733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454209625720978">
                <text:p>0.45420962572097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466046422719955">
                <text:p>0.46604642271995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454599231481552">
                <text:p>0.45459923148155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434530705213547">
                <text:p>0.434530705213547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439292430877686">
                <text:p>0.439292430877686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415350586175919">
                <text:p>0.415350586175919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424032986164093">
                <text:p>0.42403298616409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404732555150986">
                <text:p>0.404732555150986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409320950508118">
                <text:p>0.409320950508118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393312752246857">
                <text:p>0.393312752246857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373405456542969">
                <text:p>0.37340545654296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393593698740005">
                <text:p>0.393593698740005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373177289962769">
                <text:p>0.37317728996276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381464838981628">
                <text:p>0.381464838981628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375838249921799">
                <text:p>0.37583824992179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3616803586483">
                <text:p>0.3616803586483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366388440132141">
                <text:p>0.36638844013214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4982693195343">
                <text:p>0.34982693195343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341348528862">
                <text:p>0.34134852886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330108970403671">
                <text:p>0.330108970403671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342181771993637">
                <text:p>0.34218177199363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333277672529221">
                <text:p>0.33327767252922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343391567468643">
                <text:p>0.34339156746864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338804185390472">
                <text:p>0.338804185390472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337965071201324">
                <text:p>0.33796507120132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330295234918594">
                <text:p>0.33029523491859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304013967514038">
                <text:p>0.30401396751403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218734562397">
                <text:p>0.321873456239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307446300983429">
                <text:p>0.30744630098342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309590816497803">
                <text:p>0.309590816497803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29791247844696">
                <text:p>0.29791247844696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307283192873001">
                <text:p>0.30728319287300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309974163770676">
                <text:p>0.309974163770676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82257980108261">
                <text:p>0.18225798010826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76667407155037">
                <text:p>0.176667407155037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90412029623985">
                <text:p>0.190412029623985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85408934950829">
                <text:p>0.18540893495082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202211737632751">
                <text:p>0.202211737632751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295147508382797">
                <text:p>0.295147508382797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301797360181809">
                <text:p>0.30179736018180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312992721796036">
                <text:p>0.312992721796036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280363887548447">
                <text:p>0.280363887548447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287582576274872">
                <text:p>0.28758257627487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309967935085297">
                <text:p>0.309967935085297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313481897115707">
                <text:p>0.313481897115707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295122712850571">
                <text:p>0.29512271285057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27607598900795">
                <text:p>0.2760759890079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271197140216827">
                <text:p>0.271197140216827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277951121330261">
                <text:p>0.277951121330261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286891222000122">
                <text:p>0.28689122200012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289821773767471">
                <text:p>0.289821773767471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285814195871353">
                <text:p>0.285814195871353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283460229635239">
                <text:p>0.28346022963523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275984436273575">
                <text:p>0.275984436273575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280761361122131">
                <text:p>0.280761361122131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285464704036713">
                <text:p>0.285464704036713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299757391214371">
                <text:p>0.29975739121437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273328065872192">
                <text:p>0.27332806587219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290931612253189">
                <text:p>0.29093161225318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298518002033234">
                <text:p>0.298518002033234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282268166542053">
                <text:p>0.282268166542053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28437551856041">
                <text:p>0.2843755185604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279731065034866">
                <text:p>0.279731065034866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272350192070007">
                <text:p>0.272350192070007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27892991900444">
                <text:p>0.2789299190044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279163926839828">
                <text:p>0.279163926839828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285100817680359">
                <text:p>0.28510081768035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266686230897903">
                <text:p>0.266686230897903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294885039329529">
                <text:p>0.29488503932952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285625457763672">
                <text:p>0.28562545776367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276627063751221">
                <text:p>0.276627063751221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277961015701294">
                <text:p>0.277961015701294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282654911279678">
                <text:p>0.282654911279678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280472069978714">
                <text:p>0.280472069978714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278237998485565">
                <text:p>0.278237998485565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302791118621826">
                <text:p>0.302791118621826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316512197256088">
                <text:p>0.31651219725608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28170707821846">
                <text:p>0.2817070782184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319863945245743">
                <text:p>0.319863945245743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287585198879242">
                <text:p>0.28758519887924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292836397886276">
                <text:p>0.292836397886276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309013813734055">
                <text:p>0.309013813734055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296084314584732">
                <text:p>0.296084314584732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30616682767868">
                <text:p>0.30616682767868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299315124750137">
                <text:p>0.299315124750137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326754033565521">
                <text:p>0.326754033565521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303849190473557">
                <text:p>0.30384919047355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19252490997314">
                <text:p>0.319252490997314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324252992868423">
                <text:p>0.324252992868423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332264423370361">
                <text:p>0.332264423370361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317296504974365">
                <text:p>0.317296504974365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318847447633743">
                <text:p>0.318847447633743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331831008195877">
                <text:p>0.331831008195877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329789459705353">
                <text:p>0.329789459705353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328867793083191">
                <text:p>0.328867793083191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335574209690094">
                <text:p>0.335574209690094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319524824619293">
                <text:p>0.31952482461929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40030819177628">
                <text:p>0.340030819177628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348728746175766">
                <text:p>0.348728746175766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362288624048233">
                <text:p>0.362288624048233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353129178285599">
                <text:p>0.353129178285599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356258004903793">
                <text:p>0.35625800490379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348302811384201">
                <text:p>0.348302811384201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345862120389938">
                <text:p>0.345862120389938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296141028404236">
                <text:p>0.296141028404236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82964736223221">
                <text:p>0.282964736223221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83249974250793">
                <text:p>0.28324997425079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411312609910965">
                <text:p>0.411312609910965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402678966522217">
                <text:p>0.402678966522217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409232169389725">
                <text:p>0.409232169389725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406720817089081">
                <text:p>0.406720817089081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423616290092468">
                <text:p>0.423616290092468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43459489941597">
                <text:p>0.43459489941597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431133419275284">
                <text:p>0.431133419275284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444088846445084">
                <text:p>0.444088846445084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443173319101334">
                <text:p>0.443173319101334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44950133562088">
                <text:p>0.4495013356208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45178285241127">
                <text:p>0.45178285241127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485985666513443">
                <text:p>0.485985666513443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486095100641251">
                <text:p>0.48609510064125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506607115268707">
                <text:p>0.506607115268707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500895440578461">
                <text:p>0.500895440578461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526762366294861">
                <text:p>0.526762366294861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538946330547333">
                <text:p>0.538946330547333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548869431018829">
                <text:p>0.54886943101882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566631197929382">
                <text:p>0.566631197929382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574115872383118">
                <text:p>0.57411587238311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605615794658661">
                <text:p>0.60561579465866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609663307666779">
                <text:p>0.60966330766677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605656802654266">
                <text:p>0.605656802654266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613327205181122">
                <text:p>0.613327205181122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603942096233368">
                <text:p>0.603942096233368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622345685958862">
                <text:p>0.622345685958862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610919296741486">
                <text:p>0.610919296741486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606784403324127">
                <text:p>0.606784403324127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600206196308136">
                <text:p>0.600206196308136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607150375843048">
                <text:p>0.60715037584304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582513153553009">
                <text:p>0.582513153553009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599648892879486">
                <text:p>0.599648892879486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587698578834534">
                <text:p>0.587698578834534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584221422672272">
                <text:p>0.584221422672272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564433693885803">
                <text:p>0.564433693885803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58582216501236">
                <text:p>0.58582216501236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578154861927033">
                <text:p>0.57815486192703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566948175430298">
                <text:p>0.566948175430298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578762888908386">
                <text:p>0.57876288890838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563071250915527">
                <text:p>0.56307125091552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568998515605927">
                <text:p>0.5689985156059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1.136cm" svg:height="17.513cm" xlink:href=".." xlink:type="simple" chart:class="chart:line" chart:column-mapping="0" chart:style-name="ch1">
        <chart:plot-area chart:style-name="ch2" table:cell-range-address="Foglio1.X1:Foglio1.X400 Foglio1.C1:Foglio1.C400" chart:data-source-has-labels="column" svg:x="0.622cm" svg:y="0.35cm" svg:width="29.892cm" svg:height="16.813cm">
          <chartooo:coordinate-region svg:x="1.349cm" svg:y="0.471cm" svg:width="29.165cm" svg:height="15.69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C1:Foglio1.C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242861434817314">
                <text:p>0.242861434817314</text:p>
                <draw:g>
                  <svg:desc>Foglio1.C1:Foglio1.C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65308111906052">
                <text:p>0.2653081119060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72704929113388">
                <text:p>0.2727049291133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74525433778763">
                <text:p>0.2745254337787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654889523983">
                <text:p>0.26548895239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53740429878235">
                <text:p>0.2537404298782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77058750391007">
                <text:p>0.2770587503910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0277599096298">
                <text:p>0.2602775990962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50065296888351">
                <text:p>0.2500652968883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6553997993469">
                <text:p>0.26655399799346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53085762262344">
                <text:p>0.2530857622623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7097687125206">
                <text:p>0.270976871252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82661408185959">
                <text:p>0.2826614081859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68512606620789">
                <text:p>0.2685126066207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62565106153488">
                <text:p>0.2625651061534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92432755231857">
                <text:p>0.2924327552318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59095847606659">
                <text:p>0.25909584760665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68129289150238">
                <text:p>0.2681292891502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72742480039597">
                <text:p>0.2727424800395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75507748126984">
                <text:p>0.27550774812698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73923993110657">
                <text:p>0.27392399311065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79113799333572">
                <text:p>0.27911379933357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299592733383179">
                <text:p>0.2995927333831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91132718324661">
                <text:p>0.2911327183246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90203511714935">
                <text:p>0.29020351171493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274258762598038">
                <text:p>0.27425876259803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01173120737076">
                <text:p>0.30117312073707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87398517131805">
                <text:p>0.28739851713180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06158363819122">
                <text:p>0.3061583638191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04357647895813">
                <text:p>0.30435764789581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96502381563187">
                <text:p>0.2965023815631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0632945895195">
                <text:p>0.3063294589519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19152265787125">
                <text:p>0.3191522657871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93523788452148">
                <text:p>0.29352378845214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19896072149277">
                <text:p>0.31989607214927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13667833805084">
                <text:p>0.31366783380508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10283541679382">
                <text:p>0.31028354167938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2229083776474">
                <text:p>0.3222908377647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31203371286392">
                <text:p>0.3312033712863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20691138505936">
                <text:p>0.32069113850593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43646585941315">
                <text:p>0.34364658594131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87392497062683">
                <text:p>0.28739249706268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89553433656693">
                <text:p>0.28955343365669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9761129617691">
                <text:p>0.2976112961769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5843351483345">
                <text:p>0.3584335148334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62680554389954">
                <text:p>0.36268055438995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50404530763626">
                <text:p>0.35040453076362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50172907114029">
                <text:p>0.35017290711402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67645412683487">
                <text:p>0.3676454126834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72873395681381">
                <text:p>0.37287339568138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89664202928543">
                <text:p>0.38966420292854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80095839500427">
                <text:p>0.38009583950042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95885169506073">
                <text:p>0.39588516950607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424031376838684">
                <text:p>0.42403137683868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403987228870392">
                <text:p>0.40398722887039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425680220127106">
                <text:p>0.42568022012710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423545897006988">
                <text:p>0.42354589700698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424197494983673">
                <text:p>0.42419749498367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45106565952301">
                <text:p>0.451065659523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51113641262054">
                <text:p>0.45111364126205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465107262134552">
                <text:p>0.46510726213455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471837133169174">
                <text:p>0.47183713316917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472814500331879">
                <text:p>0.47281450033187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07704079151154">
                <text:p>0.50770407915115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96710807085037">
                <text:p>0.49671080708503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523084223270416">
                <text:p>0.52308422327041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2569979429245">
                <text:p>0.5256997942924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2258574962616">
                <text:p>0.5225857496261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09866118431091">
                <text:p>0.50986611843109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10871469974518">
                <text:p>0.51087146997451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12059211730957">
                <text:p>0.51205921173095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489565223455429">
                <text:p>0.48956522345542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51920074224472">
                <text:p>0.5192007422447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504936397075653">
                <text:p>0.50493639707565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495902866125107">
                <text:p>0.49590286612510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491237699985504">
                <text:p>0.49123769998550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491461992263794">
                <text:p>0.49146199226379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481513738632202">
                <text:p>0.48151373863220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469251811504364">
                <text:p>0.46925181150436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85812455415726">
                <text:p>0.48581245541572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8550745844841">
                <text:p>0.4855074584484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467045992612839">
                <text:p>0.46704599261283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473509877920151">
                <text:p>0.47350987792015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442604720592499">
                <text:p>0.44260472059249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498421221971512">
                <text:p>0.49842122197151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7539833188057">
                <text:p>0.4753983318805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470694124698639">
                <text:p>0.47069412469863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457354933023453">
                <text:p>0.45735493302345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52256232500076">
                <text:p>0.45225623250007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54729974269867">
                <text:p>0.45472997426986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448471784591675">
                <text:p>0.44847178459167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448798477649689">
                <text:p>0.44879847764968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52542573213577">
                <text:p>0.45254257321357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446362853050232">
                <text:p>0.44636285305023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5950847864151">
                <text:p>0.4595084786415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448551833629608">
                <text:p>0.44855183362960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49597150087357">
                <text:p>0.44959715008735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443202048540115">
                <text:p>0.44320204854011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461143285036087">
                <text:p>0.4611432850360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46694493293762">
                <text:p>0.44669449329376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474401921033859">
                <text:p>0.47440192103385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460635155439377">
                <text:p>0.46063515543937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448558151721954">
                <text:p>0.44855815172195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467724084854126">
                <text:p>0.46772408485412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46089431643486">
                <text:p>0.4608943164348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48992845416069">
                <text:p>0.4899284541606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462375521659851">
                <text:p>0.46237552165985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450271457433701">
                <text:p>0.45027145743370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439353555440903">
                <text:p>0.43935355544090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5458397269249">
                <text:p>0.4545839726924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83395132422447">
                <text:p>0.18339513242244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75621032714844">
                <text:p>0.17562103271484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81978553533554">
                <text:p>0.18197855353355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8949268758297">
                <text:p>0.1894926875829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3374017477036">
                <text:p>0.18337401747703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472455888986587">
                <text:p>0.47245588898658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479440897703171">
                <text:p>0.47944089770317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450849324464798">
                <text:p>0.45084932446479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457886755466461">
                <text:p>0.45788675546646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438661694526672">
                <text:p>0.43866169452667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433767437934876">
                <text:p>0.43376743793487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422879904508591">
                <text:p>0.42287990450859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444859683513641">
                <text:p>0.44485968351364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41759529709816">
                <text:p>0.4175952970981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426326900720596">
                <text:p>0.42632690072059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41798534989357">
                <text:p>0.4179853498935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418098598718643">
                <text:p>0.41809859871864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00212943553925">
                <text:p>0.40021294355392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410939663648605">
                <text:p>0.4109396636486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90478312969208">
                <text:p>0.39047831296920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391246378421783">
                <text:p>0.39124637842178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387990027666092">
                <text:p>0.38799002766609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39619579911232">
                <text:p>0.3961957991123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383198082447052">
                <text:p>0.38319808244705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367605954408646">
                <text:p>0.36760595440864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360681265592575">
                <text:p>0.36068126559257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358262896537781">
                <text:p>0.35826289653778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352587878704071">
                <text:p>0.35258787870407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36176598072052">
                <text:p>0.3617659807205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71549278497696">
                <text:p>0.37154927849769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367087334394455">
                <text:p>0.36708733439445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354019105434418">
                <text:p>0.35401910543441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353202939033508">
                <text:p>0.35320293903350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368424654006958">
                <text:p>0.36842465400695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368878155946732">
                <text:p>0.36887815594673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366963028907776">
                <text:p>0.36696302890777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379970580339432">
                <text:p>0.37997058033943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409535020589829">
                <text:p>0.40953502058982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394060730934143">
                <text:p>0.39406073093414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83022397756576">
                <text:p>0.38302239775657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40380534529686">
                <text:p>0.4038053452968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965884745121">
                <text:p>0.396588474512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421018600463867">
                <text:p>0.42101860046386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411027431488037">
                <text:p>0.41102743148803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429156988859177">
                <text:p>0.42915698885917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435427844524384">
                <text:p>0.43542784452438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452287614345551">
                <text:p>0.45228761434555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455247014760971">
                <text:p>0.45524701476097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458111524581909">
                <text:p>0.45811152458190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497031807899475">
                <text:p>0.49703180789947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480215162038803">
                <text:p>0.48021516203880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485051721334457">
                <text:p>0.48505172133445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512027502059937">
                <text:p>0.51202750205993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52019989490509">
                <text:p>0.5201998949050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548076987266541">
                <text:p>0.548076987266541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564492583274841">
                <text:p>0.56449258327484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573578059673309">
                <text:p>0.57357805967330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595649540424347">
                <text:p>0.59564954042434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595575213432312">
                <text:p>0.59557521343231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32901906967163">
                <text:p>0.63290190696716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29386007785797">
                <text:p>0.62938600778579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655481815338135">
                <text:p>0.65548181533813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88874781131744">
                <text:p>0.68887478113174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73225861787796">
                <text:p>0.7322586178779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49554753303528">
                <text:p>0.74955475330352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754202544689178">
                <text:p>0.754202544689178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801705658435822">
                <text:p>0.80170565843582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825055778026581">
                <text:p>0.82505577802658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887766122817993">
                <text:p>0.88776612281799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898370921611786">
                <text:p>0.89837092161178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970756888389587">
                <text:p>0.970756888389587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.02236330509186">
                <text:p>1.0223633050918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.0801717042923">
                <text:p>1.080171704292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.15043461322784">
                <text:p>1.1504346132278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.23014771938324">
                <text:p>1.2301477193832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.31418609619141">
                <text:p>1.3141860961914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.43596458435059">
                <text:p>1.4359645843505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.5527675151825">
                <text:p>1.552767515182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.71466207504272">
                <text:p>1.7146620750427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87248396873474">
                <text:p>1.8724839687347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.10662817955017">
                <text:p>2.1066281795501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.38885617256165">
                <text:p>2.3888561725616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.76269006729126">
                <text:p>2.7626900672912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3.41530013084412">
                <text:p>3.4153001308441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3.97435164451599">
                <text:p>3.9743516445159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3.96909403800964">
                <text:p>3.9690940380096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3.96022033691406">
                <text:p>3.9602203369140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3.94538235664368">
                <text:p>3.9453823566436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3.93972206115723">
                <text:p>3.9397220611572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.96666812896729">
                <text:p>3.9666681289672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3.9493408203125">
                <text:p>3.9493408203125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3.96480822563171">
                <text:p>3.96480822563171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3.95074486732483">
                <text:p>3.9507448673248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3.95299363136292">
                <text:p>3.9529936313629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3.237065076828">
                <text:p>3.23706507682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2.74691700935364">
                <text:p>2.7469170093536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2.41874575614929">
                <text:p>2.4187457561492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2.12602806091309">
                <text:p>2.1260280609130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.88591432571411">
                <text:p>1.8859143257141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72855401039124">
                <text:p>1.7285540103912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.56462645530701">
                <text:p>1.5646264553070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.45585596561432">
                <text:p>1.4558559656143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.33707332611084">
                <text:p>1.3370733261108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.26799523830414">
                <text:p>1.2679952383041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.18150699138641">
                <text:p>1.18150699138641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.11150169372559">
                <text:p>1.1115016937255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.05685698986053">
                <text:p>1.0568569898605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.00150620937347">
                <text:p>1.00150620937347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919010818004608">
                <text:p>0.91901081800460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879959881305695">
                <text:p>0.879959881305695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851609170436859">
                <text:p>0.85160917043685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820506989955902">
                <text:p>0.820506989955902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765975534915924">
                <text:p>0.76597553491592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7576984167099">
                <text:p>0.757698416709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726030945777893">
                <text:p>0.72603094577789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703949987888336">
                <text:p>0.70394998788833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676583230495453">
                <text:p>0.67658323049545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652475476264954">
                <text:p>0.65247547626495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636478781700134">
                <text:p>0.63647878170013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615866780281067">
                <text:p>0.615866780281067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599267303943634">
                <text:p>0.599267303943634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583122432231903">
                <text:p>0.583122432231903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549902200698853">
                <text:p>0.549902200698853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529124975204468">
                <text:p>0.52912497520446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536291360855103">
                <text:p>0.536291360855103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521734178066254">
                <text:p>0.52173417806625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516198754310608">
                <text:p>0.516198754310608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50871354341507">
                <text:p>0.5087135434150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483315587043762">
                <text:p>0.48331558704376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487157553434372">
                <text:p>0.48715755343437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449678331613541">
                <text:p>0.449678331613541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468052685260773">
                <text:p>0.468052685260773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454852789640427">
                <text:p>0.45485278964042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435404449701309">
                <text:p>0.43540444970130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449589431285858">
                <text:p>0.449589431285858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431591391563415">
                <text:p>0.431591391563415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420625954866409">
                <text:p>0.42062595486640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408692240715027">
                <text:p>0.408692240715027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418570965528488">
                <text:p>0.41857096552848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415817230939865">
                <text:p>0.415817230939865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402708053588867">
                <text:p>0.40270805358886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38196611404419">
                <text:p>0.3819661140441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388791650533676">
                <text:p>0.388791650533676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38819169998169">
                <text:p>0.3881916999816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366285771131515">
                <text:p>0.36628577113151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367309957742691">
                <text:p>0.36730995774269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368353992700577">
                <text:p>0.368353992700577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358526825904846">
                <text:p>0.35852682590484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36110931634903">
                <text:p>0.3611093163490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59221965074539">
                <text:p>0.35922196507453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347811728715897">
                <text:p>0.347811728715897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35820859670639">
                <text:p>0.3582085967063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338673919439316">
                <text:p>0.33867391943931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335638433694839">
                <text:p>0.33563843369483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332679450511932">
                <text:p>0.33267945051193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329021751880646">
                <text:p>0.329021751880646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328612118959427">
                <text:p>0.328612118959427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31745183467865">
                <text:p>0.31745183467865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336027324199677">
                <text:p>0.33602732419967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30810874700546">
                <text:p>0.330810874700546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307851493358612">
                <text:p>0.30785149335861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29972979426384">
                <text:p>0.2997297942638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301057010889053">
                <text:p>0.301057010889053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337057679891586">
                <text:p>0.33705767989158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31777885556221">
                <text:p>0.31777885556221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306444227695465">
                <text:p>0.30644422769546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295284777879715">
                <text:p>0.295284777879715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291872292757034">
                <text:p>0.29187229275703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295754373073578">
                <text:p>0.2957543730735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17414373159409">
                <text:p>0.31741437315940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294238895177841">
                <text:p>0.294238895177841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289095103740692">
                <text:p>0.28909510374069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299661457538605">
                <text:p>0.299661457538605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311981469392776">
                <text:p>0.31198146939277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283473700284958">
                <text:p>0.28347370028495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70796975493431">
                <text:p>0.17079697549343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71379864215851">
                <text:p>0.171379864215851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80315777659416">
                <text:p>0.180315777659416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83219492435455">
                <text:p>0.18321949243545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94636449217796">
                <text:p>0.19463644921779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2737857401371">
                <text:p>0.2737857401371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293017327785492">
                <text:p>0.29301732778549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267789721488953">
                <text:p>0.267789721488953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291165143251419">
                <text:p>0.29116514325141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293098211288452">
                <text:p>0.29309821128845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274238556623459">
                <text:p>0.27423855662345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280380219221115">
                <text:p>0.280380219221115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287067651748657">
                <text:p>0.28706765174865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274586051702499">
                <text:p>0.2745860517024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289316803216934">
                <text:p>0.289316803216934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282670646905899">
                <text:p>0.28267064690589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286737412214279">
                <text:p>0.286737412214279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285486370325088">
                <text:p>0.28548637032508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272218197584152">
                <text:p>0.27221819758415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284981608390808">
                <text:p>0.284981608390808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277537316083908">
                <text:p>0.277537316083908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282890945672989">
                <text:p>0.28289094567298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301385581493378">
                <text:p>0.301385581493378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299443870782852">
                <text:p>0.29944387078285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282131791114807">
                <text:p>0.282131791114807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29383048415184">
                <text:p>0.29383048415184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291298419237137">
                <text:p>0.291298419237137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294017791748047">
                <text:p>0.294017791748047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303276419639587">
                <text:p>0.303276419639587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302877962589264">
                <text:p>0.30287796258926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305487066507339">
                <text:p>0.305487066507339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29261913895607">
                <text:p>0.29261913895607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314176648855209">
                <text:p>0.314176648855209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305104941129684">
                <text:p>0.30510494112968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10739666223526">
                <text:p>0.310739666223526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307383865118027">
                <text:p>0.307383865118027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308647602796555">
                <text:p>0.308647602796555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295222371816635">
                <text:p>0.29522237181663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316810190677643">
                <text:p>0.31681019067764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310029685497284">
                <text:p>0.310029685497284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319942951202393">
                <text:p>0.319942951202393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296492248773575">
                <text:p>0.296492248773575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322947472333908">
                <text:p>0.322947472333908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3263900578022">
                <text:p>0.326390057802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06453257799149">
                <text:p>0.30645325779914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316415131092072">
                <text:p>0.31641513109207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316725701093674">
                <text:p>0.316725701093674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340614557266235">
                <text:p>0.340614557266235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352845191955566">
                <text:p>0.352845191955566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343814373016357">
                <text:p>0.343814373016357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337827354669571">
                <text:p>0.33782735466957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348531156778336">
                <text:p>0.348531156778336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356116116046906">
                <text:p>0.35611611604690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331237852573395">
                <text:p>0.33123785257339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50921750068665">
                <text:p>0.350921750068665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370921492576599">
                <text:p>0.370921492576599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375979006290436">
                <text:p>0.375979006290436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375142812728882">
                <text:p>0.375142812728882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371771335601807">
                <text:p>0.371771335601807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396351873874664">
                <text:p>0.39635187387466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391202419996262">
                <text:p>0.39120241999626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411939740180969">
                <text:p>0.41193974018096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396399348974228">
                <text:p>0.396399348974228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377637028694153">
                <text:p>0.37763702869415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65947812795639">
                <text:p>0.36594781279563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348175823688507">
                <text:p>0.348175823688507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345693588256836">
                <text:p>0.345693588256836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374057769775391">
                <text:p>0.374057769775391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341664612293243">
                <text:p>0.34166461229324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346817910671234">
                <text:p>0.346817910671234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329563945531845">
                <text:p>0.329563945531845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290436685085297">
                <text:p>0.290436685085297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90194541215897">
                <text:p>0.290194541215897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97544151544571">
                <text:p>0.29754415154457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16808611154556">
                <text:p>0.316808611154556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314323842525482">
                <text:p>0.31432384252548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31629553437233">
                <text:p>0.31629553437233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334113240242004">
                <text:p>0.334113240242004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312729746103287">
                <text:p>0.312729746103287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306665271520615">
                <text:p>0.306665271520615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295828998088837">
                <text:p>0.295828998088837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289716362953186">
                <text:p>0.289716362953186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301314145326614">
                <text:p>0.301314145326614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308240532875061">
                <text:p>0.30824053287506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09225708246231">
                <text:p>0.309225708246231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295067429542542">
                <text:p>0.295067429542542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299040704965591">
                <text:p>0.29904070496559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290979474782944">
                <text:p>0.290979474782944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297278851270676">
                <text:p>0.297278851270676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282736957073212">
                <text:p>0.282736957073212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26678055524826">
                <text:p>0.26678055524826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279053717851639">
                <text:p>0.27905371785163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271303236484528">
                <text:p>0.271303236484528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274323344230652">
                <text:p>0.27432334423065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275702834129333">
                <text:p>0.275702834129333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278849750757217">
                <text:p>0.278849750757217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265298217535019">
                <text:p>0.26529821753501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279213011264801">
                <text:p>0.27921301126480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270792126655579">
                <text:p>0.27079212665557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272797465324402">
                <text:p>0.272797465324402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266393899917603">
                <text:p>0.266393899917603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266604989767075">
                <text:p>0.266604989767075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262145161628723">
                <text:p>0.262145161628723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258409529924393">
                <text:p>0.25840952992439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255371242761612">
                <text:p>0.255371242761612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274365305900574">
                <text:p>0.274365305900574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270475149154663">
                <text:p>0.270475149154663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26259508728981">
                <text:p>0.26259508728981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261196285486221">
                <text:p>0.261196285486221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270065695047379">
                <text:p>0.27006569504737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282035350799561">
                <text:p>0.28203535079956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269538253545761">
                <text:p>0.269538253545761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267225503921509">
                <text:p>0.267225503921509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252697497606277">
                <text:p>0.25269749760627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74921208620071">
                <text:p>0.2749212086200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0.706cm" svg:height="17.272cm" xlink:href=".." xlink:type="simple" chart:class="chart:line" chart:column-mapping="0" chart:style-name="ch1">
        <chart:plot-area chart:style-name="ch2" table:cell-range-address="Foglio1.X1:Foglio1.X400 Foglio1.D1:Foglio1.D400" chart:data-source-has-labels="column" svg:x="0.614cm" svg:y="0.345cm" svg:width="29.478cm" svg:height="16.582cm">
          <chartooo:coordinate-region svg:x="1.341cm" svg:y="0.466cm" svg:width="28.751cm" svg:height="15.458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D1:Foglio1.D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449738562107086">
                <text:p>0.449738562107086</text:p>
                <draw:g>
                  <svg:desc>Foglio1.D1:Foglio1.D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36292767524719">
                <text:p>0.43629276752471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44909900426865">
                <text:p>0.4449099004268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7215836048126">
                <text:p>0.4672158360481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33258563280106">
                <text:p>0.4332585632801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28085505962372">
                <text:p>0.4280855059623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26627397537231">
                <text:p>0.4266273975372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46218192577362">
                <text:p>0.4462181925773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44523245096207">
                <text:p>0.4445232450962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385559082031">
                <text:p>0.4373855590820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27957028150559">
                <text:p>0.4279570281505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44033324718475">
                <text:p>0.4440333247184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52729552984238">
                <text:p>0.4527295529842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45705652236939">
                <text:p>0.44570565223693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37656253576279">
                <text:p>0.4376562535762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49510395526886">
                <text:p>0.4495103955268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34062153100967">
                <text:p>0.43406215310096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20498549938202">
                <text:p>0.42049854993820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45685535669327">
                <text:p>0.4456855356693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5089665055275">
                <text:p>0.450896650552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68195199966431">
                <text:p>0.46819519996643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58660155534744">
                <text:p>0.45866015553474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64977234601975">
                <text:p>0.4649772346019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58359748125076">
                <text:p>0.45835974812507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59230542182922">
                <text:p>0.45923054218292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71518129110336">
                <text:p>0.47151812911033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75585490465164">
                <text:p>0.47558549046516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84084278345108">
                <text:p>0.48408427834510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461588859558106">
                <text:p>0.4615888595581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23700779676437">
                <text:p>0.42370077967643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425685495138168">
                <text:p>0.42568549513816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19647127389908">
                <text:p>0.41964712738990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421973556280136">
                <text:p>0.42197355628013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04630213975906">
                <text:p>0.40463021397590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8218691945076">
                <text:p>0.3821869194507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86794030666351">
                <text:p>0.38679403066635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80278557538986">
                <text:p>0.38027855753898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67281287908554">
                <text:p>0.36728128790855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70481878519058">
                <text:p>0.3704818785190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65030020475388">
                <text:p>0.36503002047538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34964364767075">
                <text:p>0.33496436476707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87436485290527">
                <text:p>0.28743648529052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76274740695953">
                <text:p>0.27627474069595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97138184309006">
                <text:p>0.29713818430900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18028002977371">
                <text:p>0.31802800297737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88466930389404">
                <text:p>0.28846693038940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0862745642662">
                <text:p>0.3086274564266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08126449584961">
                <text:p>0.30812644958496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04684698581696">
                <text:p>0.3046846985816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92630344629288">
                <text:p>0.29263034462928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293072551488876">
                <text:p>0.2930725514888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28632441163063">
                <text:p>0.2863244116306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283703118562698">
                <text:p>0.28370311856269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281427979469299">
                <text:p>0.2814279794692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60323464870453">
                <text:p>0.26032346487045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269203305244446">
                <text:p>0.26920330524444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272396951913834">
                <text:p>0.27239695191383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2623310983181">
                <text:p>0.262331098318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258559852838516">
                <text:p>0.2585598528385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5501212477684">
                <text:p>0.2550121247768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249667540192604">
                <text:p>0.24966754019260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43672057986259">
                <text:p>0.24367205798625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260119140148163">
                <text:p>0.26011914014816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50087052583694">
                <text:p>0.25008705258369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227475970983505">
                <text:p>0.22747597098350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235004067420959">
                <text:p>0.23500406742095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260334342718124">
                <text:p>0.26033434271812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222105890512466">
                <text:p>0.22210589051246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219505071640015">
                <text:p>0.2195050716400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33656361699104">
                <text:p>0.23365636169910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220763504505157">
                <text:p>0.22076350450515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232467651367187">
                <text:p>0.23246765136718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217958554625511">
                <text:p>0.21795855462551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23269185423851">
                <text:p>0.2326918542385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03085407614708">
                <text:p>0.20308540761470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223855510354042">
                <text:p>0.22385551035404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22778856754303">
                <text:p>0.2277885675430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214144870638847">
                <text:p>0.21414487063884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202682986855507">
                <text:p>0.20268298685550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21143938601017">
                <text:p>0.2114393860101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234523087739944">
                <text:p>0.23452308773994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222827032208443">
                <text:p>0.22282703220844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232822999358177">
                <text:p>0.23282299935817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218001618981361">
                <text:p>0.21800161898136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211243748664856">
                <text:p>0.21124374866485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99397996068001">
                <text:p>0.19939799606800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222271233797073">
                <text:p>0.22227123379707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213769033551216">
                <text:p>0.21376903355121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216925352811813">
                <text:p>0.2169253528118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04912275075912">
                <text:p>0.20491227507591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230572327971458">
                <text:p>0.23057232797145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206295624375343">
                <text:p>0.20629562437534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213329091668129">
                <text:p>0.21332909166812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217303350567818">
                <text:p>0.21730335056781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206174269318581">
                <text:p>0.20617426931858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223442241549492">
                <text:p>0.22344224154949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202048197388649">
                <text:p>0.20204819738864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27253064513206">
                <text:p>0.22725306451320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212190508842468">
                <text:p>0.2121905088424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02620163559914">
                <text:p>0.20262016355991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190281197428703">
                <text:p>0.19028119742870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191380858421326">
                <text:p>0.19138085842132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195477932691574">
                <text:p>0.19547793269157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185214757919312">
                <text:p>0.18521475791931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10216403007507">
                <text:p>0.21021640300750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218001797795296">
                <text:p>0.21800179779529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216791346669197">
                <text:p>0.21679134666919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213738784193993">
                <text:p>0.21373878419399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187736764550209">
                <text:p>0.18773676455020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13396593928337">
                <text:p>0.21339659392833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81316390633583">
                <text:p>0.18131639063358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92945674061775">
                <text:p>0.19294567406177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70889645814896">
                <text:p>0.17088964581489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79006993770599">
                <text:p>0.17900699377059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631187081337">
                <text:p>0.1863118708133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208987921476364">
                <text:p>0.20898792147636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222320109605789">
                <text:p>0.22232010960578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22337195277214">
                <text:p>0.2233719527721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24094584584236">
                <text:p>0.2240945845842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29979380965233">
                <text:p>0.22997938096523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247696727514267">
                <text:p>0.24769672751426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222949653863907">
                <text:p>0.22294965386390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227430626749992">
                <text:p>0.22743062674999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218418329954147">
                <text:p>0.21841832995414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14906617999077">
                <text:p>0.21490661799907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32094377279282">
                <text:p>0.23209437727928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27412611246109">
                <text:p>0.22741261124610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29348570108414">
                <text:p>0.22934857010841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255652695894241">
                <text:p>0.25565269589424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42784664034843">
                <text:p>0.24278466403484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32909247279167">
                <text:p>0.23290924727916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236796110868454">
                <text:p>0.23679611086845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240983352065086">
                <text:p>0.24098335206508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264827728271484">
                <text:p>0.26482772827148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250693112611771">
                <text:p>0.25069311261177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241918385028839">
                <text:p>0.24191838502883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266499102115631">
                <text:p>0.26649910211563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250057935714722">
                <text:p>0.25005793571472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272647321224213">
                <text:p>0.27264732122421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66121804714203">
                <text:p>0.26612180471420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282689243555069">
                <text:p>0.28268924355506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27981573343277">
                <text:p>0.2798157334327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281103163957596">
                <text:p>0.28110316395759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269924342632294">
                <text:p>0.26992434263229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282662510871887">
                <text:p>0.28266251087188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285698682069778">
                <text:p>0.28569868206977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287497639656067">
                <text:p>0.28749763965606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295306980609894">
                <text:p>0.29530698060989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288873195648193">
                <text:p>0.2888731956481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12363028526306">
                <text:p>0.31236302852630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298500120639801">
                <text:p>0.29850012063980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17711412906647">
                <text:p>0.31771141290664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308492809534073">
                <text:p>0.30849280953407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326481342315674">
                <text:p>0.32648134231567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313859581947327">
                <text:p>0.31385958194732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336044609546661">
                <text:p>0.33604460954666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355167269706726">
                <text:p>0.35516726970672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35426139831543">
                <text:p>0.35426139831543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357967704534531">
                <text:p>0.35796770453453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792725563049">
                <text:p>0.36779272556304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371819972991943">
                <text:p>0.37181997299194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77032369375229">
                <text:p>0.37703236937522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376279443502426">
                <text:p>0.37627944350242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364966064691544">
                <text:p>0.3649660646915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359635353088379">
                <text:p>0.35963535308837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35121351480484">
                <text:p>0.3512135148048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372387379407883">
                <text:p>0.37238737940788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360092639923096">
                <text:p>0.36009263992309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348036795854568">
                <text:p>0.34803679585456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56755554676056">
                <text:p>0.35675555467605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340589821338654">
                <text:p>0.34058982133865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33252677321434">
                <text:p>0.3325267732143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350026190280914">
                <text:p>0.35002619028091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341291815042496">
                <text:p>0.34129181504249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338612854480743">
                <text:p>0.33861285448074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321350872516632">
                <text:p>0.32135087251663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326104342937469">
                <text:p>0.32610434293746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318459749221802">
                <text:p>0.31845974922180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338180422782898">
                <text:p>0.33818042278289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39438140392303">
                <text:p>0.33943814039230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332967281341553">
                <text:p>0.33296728134155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326308786869049">
                <text:p>0.32630878686904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338933825492859">
                <text:p>0.33893382549285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323977708816528">
                <text:p>0.32397770881652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32141375541687">
                <text:p>0.3214137554168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321186423301697">
                <text:p>0.32118642330169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311475157737732">
                <text:p>0.31147515773773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315131813287735">
                <text:p>0.31513181328773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322601526975632">
                <text:p>0.32260152697563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1254455447197">
                <text:p>0.3125445544719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312875956296921">
                <text:p>0.31287595629692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312013745307922">
                <text:p>0.31201374530792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304263770580292">
                <text:p>0.30426377058029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304411232471466">
                <text:p>0.30441123247146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32286137342453">
                <text:p>0.3228613734245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298845797777176">
                <text:p>0.29884579777717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304069757461548">
                <text:p>0.30406975746154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330185532569885">
                <text:p>0.33018553256988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313589453697205">
                <text:p>0.31358945369720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94472575187683">
                <text:p>0.29447257518768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310647308826447">
                <text:p>0.310647308826447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323790401220322">
                <text:p>0.32379040122032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309895604848862">
                <text:p>0.30989560484886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302601218223572">
                <text:p>0.30260121822357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312023788690567">
                <text:p>0.312023788690567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310313701629639">
                <text:p>0.31031370162963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305860877037048">
                <text:p>0.30586087703704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319282114505768">
                <text:p>0.31928211450576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306792706251144">
                <text:p>0.30679270625114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2834056019783">
                <text:p>0.3283405601978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334094107151031">
                <text:p>0.33409410715103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31876277923584">
                <text:p>0.3187627792358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314812541007996">
                <text:p>0.314812541007996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337040275335312">
                <text:p>0.33704027533531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311204761266708">
                <text:p>0.31120476126670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317260146141052">
                <text:p>0.31726014614105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329393774271011">
                <text:p>0.32939377427101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326660215854645">
                <text:p>0.32666021585464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335018336772919">
                <text:p>0.33501833677291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1123811006546">
                <text:p>0.3112381100654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306209862232208">
                <text:p>0.30620986223220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344207793474197">
                <text:p>0.34420779347419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323390275239944">
                <text:p>0.32339027523994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350226879119873">
                <text:p>0.35022687911987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330965369939804">
                <text:p>0.33096536993980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341058135032654">
                <text:p>0.341058135032654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352188944816589">
                <text:p>0.35218894481658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334218263626099">
                <text:p>0.33421826362609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355526328086853">
                <text:p>0.35552632808685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56705188751221">
                <text:p>0.356705188751221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358084708452225">
                <text:p>0.358084708452225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363059401512146">
                <text:p>0.36305940151214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347760409116745">
                <text:p>0.347760409116745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357712775468826">
                <text:p>0.35771277546882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319237112998962">
                <text:p>0.31923711299896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35626608133316">
                <text:p>0.3562660813331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343441814184189">
                <text:p>0.34344181418418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328868269920349">
                <text:p>0.32886826992034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342358648777008">
                <text:p>0.34235864877700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2173627614975">
                <text:p>0.3217362761497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326855808496475">
                <text:p>0.326855808496475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322926878929138">
                <text:p>0.32292687892913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333701997995377">
                <text:p>0.33370199799537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323953658342361">
                <text:p>0.32395365834236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330747872591019">
                <text:p>0.33074787259101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333372473716736">
                <text:p>0.33337247371673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301700979471207">
                <text:p>0.301700979471207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324654638767242">
                <text:p>0.32465463876724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32293900847435">
                <text:p>0.3229390084743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30792397260666">
                <text:p>0.33079239726066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31114250421524">
                <text:p>0.3111425042152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30682110786438">
                <text:p>0.30682110786438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304991453886032">
                <text:p>0.304991453886032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299238353967667">
                <text:p>0.29923835396766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309938132762909">
                <text:p>0.30993813276290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305070728063583">
                <text:p>0.30507072806358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299006074666977">
                <text:p>0.299006074666977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301908314228058">
                <text:p>0.301908314228058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311544716358185">
                <text:p>0.31154471635818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14720660448074">
                <text:p>0.31472066044807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301766008138657">
                <text:p>0.301766008138657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325906544923782">
                <text:p>0.32590654492378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299227267503738">
                <text:p>0.299227267503738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306301325559616">
                <text:p>0.30630132555961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31020975112915">
                <text:p>0.31020975112915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306197762489319">
                <text:p>0.30619776248931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309445947408676">
                <text:p>0.30944594740867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306156307458878">
                <text:p>0.30615630745887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31903675198555">
                <text:p>0.3190367519855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04404348134994">
                <text:p>0.30440434813499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306224495172501">
                <text:p>0.306224495172501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308609783649445">
                <text:p>0.30860978364944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331577003002167">
                <text:p>0.33157700300216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322521090507507">
                <text:p>0.322521090507507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351258814334869">
                <text:p>0.35125881433486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370753616094589">
                <text:p>0.37075361609458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376931518316269">
                <text:p>0.37693151831626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406446367502212">
                <text:p>0.40644636750221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432304680347443">
                <text:p>0.43230468034744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448050707578659">
                <text:p>0.44805070757865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467094838619232">
                <text:p>0.467094838619232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496698617935181">
                <text:p>0.496698617935181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544555842876434">
                <text:p>0.54455584287643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561148643493652">
                <text:p>0.56114864349365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594895720481873">
                <text:p>0.594895720481873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62489295005798">
                <text:p>0.162489295005798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92940562963486">
                <text:p>0.192940562963486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8678306043148">
                <text:p>0.18678306043148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7153787612915">
                <text:p>0.1715378761291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90409958362579">
                <text:p>0.190409958362579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.07145619392395">
                <text:p>1.0714561939239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.23648190498352">
                <text:p>1.2364819049835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.46350157260895">
                <text:p>1.46350157260895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.77026665210724">
                <text:p>1.77026665210724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2.28760170936584">
                <text:p>2.2876017093658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3.44410228729248">
                <text:p>3.44410228729248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4.00674629211426">
                <text:p>4.00674629211426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4.0107479095459">
                <text:p>4.010747909545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4.01467800140381">
                <text:p>4.0146780014038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.02076101303101">
                <text:p>4.0207610130310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4.00573015213013">
                <text:p>4.00573015213013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4.02023839950562">
                <text:p>4.0202383995056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4.03889846801758">
                <text:p>4.0388984680175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4.02350568771362">
                <text:p>4.0235056877136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4.05836868286133">
                <text:p>4.0583686828613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3.75161981582642">
                <text:p>3.7516198158264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3.31117010116577">
                <text:p>3.31117010116577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2.94119262695312">
                <text:p>2.94119262695312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2.69521379470825">
                <text:p>2.6952137947082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.43811702728271">
                <text:p>2.43811702728271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2.24664855003357">
                <text:p>2.24664855003357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2.08250784873962">
                <text:p>2.0825078487396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.93158936500549">
                <text:p>1.9315893650054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.80188965797424">
                <text:p>1.80188965797424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.68774235248566">
                <text:p>1.68774235248566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.5992397069931">
                <text:p>1.599239706993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.50759267807007">
                <text:p>1.50759267807007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.44834887981415">
                <text:p>1.44834887981415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.36142528057098">
                <text:p>1.3614252805709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.31366050243378">
                <text:p>1.31366050243378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.25717854499817">
                <text:p>1.25717854499817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.21562945842743">
                <text:p>1.21562945842743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.15162837505341">
                <text:p>1.15162837505341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.10453367233276">
                <text:p>1.10453367233276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.0715765953064">
                <text:p>1.0715765953064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.01591646671295">
                <text:p>1.01591646671295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.01135158538818">
                <text:p>1.01135158538818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969706177711487">
                <text:p>0.969706177711487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948101878166199">
                <text:p>0.94810187816619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904075145721436">
                <text:p>0.90407514572143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885303854942322">
                <text:p>0.88530385494232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876292288303375">
                <text:p>0.876292288303375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843892872333527">
                <text:p>0.843892872333527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831833243370056">
                <text:p>0.831833243370056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780031859874725">
                <text:p>0.780031859874725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770784616470337">
                <text:p>0.770784616470337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757318615913391">
                <text:p>0.757318615913391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752918183803558">
                <text:p>0.752918183803558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734934091567993">
                <text:p>0.73493409156799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19372093677521">
                <text:p>0.719372093677521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690165579319">
                <text:p>0.690165579319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699934959411621">
                <text:p>0.699934959411621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681739568710327">
                <text:p>0.681739568710327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67586225271225">
                <text:p>0.6758622527122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650206565856934">
                <text:p>0.65020656585693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625919878482819">
                <text:p>0.625919878482819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608805060386658">
                <text:p>0.608805060386658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630381345748901">
                <text:p>0.63038134574890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62594085931778">
                <text:p>0.625940859317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585436284542084">
                <text:p>0.585436284542084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611590087413788">
                <text:p>0.61159008741378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586584985256195">
                <text:p>0.586584985256195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568913221359253">
                <text:p>0.568913221359253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563048243522644">
                <text:p>0.563048243522644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553680300712585">
                <text:p>0.55368030071258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561417758464813">
                <text:p>0.561417758464813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279358476400375">
                <text:p>0.279358476400375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87327229976654">
                <text:p>0.287327229976654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81093001365662">
                <text:p>0.28109300136566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523814141750336">
                <text:p>0.523814141750336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520510256290436">
                <text:p>0.520510256290436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512618243694305">
                <text:p>0.512618243694305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517248809337616">
                <text:p>0.517248809337616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507635712623596">
                <text:p>0.507635712623596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517495512962341">
                <text:p>0.517495512962341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486536502838135">
                <text:p>0.486536502838135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500832796096802">
                <text:p>0.500832796096802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489025235176086">
                <text:p>0.489025235176086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496407747268677">
                <text:p>0.49640774726867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491693407297134">
                <text:p>0.491693407297134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465552419424057">
                <text:p>0.465552419424057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471198111772537">
                <text:p>0.471198111772537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474332511425018">
                <text:p>0.474332511425018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454375207424164">
                <text:p>0.45437520742416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467969298362732">
                <text:p>0.467969298362732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260414153337479">
                <text:p>0.26041415333747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463426262140274">
                <text:p>0.463426262140274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44221106171608">
                <text:p>0.44221106171608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451405763626099">
                <text:p>0.45140576362609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443956464529038">
                <text:p>0.443956464529038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448694407939911">
                <text:p>0.448694407939911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456114619970322">
                <text:p>0.456114619970322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443884760141373">
                <text:p>0.44388476014137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447949826717377">
                <text:p>0.447949826717377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441358536481857">
                <text:p>0.441358536481857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428774952888489">
                <text:p>0.42877495288848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438213676214218">
                <text:p>0.438213676214218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43870359659195">
                <text:p>0.43870359659195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430077314376831">
                <text:p>0.43007731437683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42839789390564">
                <text:p>0.4283978939056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428684502840042">
                <text:p>0.428684502840042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438478976488113">
                <text:p>0.438478976488113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434927016496658">
                <text:p>0.434927016496658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420232355594635">
                <text:p>0.420232355594635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42604723572731">
                <text:p>0.42604723572731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421078085899353">
                <text:p>0.42107808589935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443721950054169">
                <text:p>0.443721950054169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429894775152206">
                <text:p>0.42989477515220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435876697301865">
                <text:p>0.4358766973018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441387712955475">
                <text:p>0.4413877129554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0.653cm" svg:height="17.242cm" xlink:href=".." xlink:type="simple" chart:class="chart:line" chart:column-mapping="0" chart:style-name="ch1">
        <chart:plot-area chart:style-name="ch2" table:cell-range-address="Foglio1.X1:Foglio1.X400 Foglio1.E1:Foglio1.E400" chart:data-source-has-labels="column" svg:x="0.613cm" svg:y="0.344cm" svg:width="29.427cm" svg:height="16.554cm">
          <chartooo:coordinate-region svg:x="1.234cm" svg:y="0.465cm" svg:width="28.806cm" svg:height="15.431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E1:Foglio1.E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222085624933243">
                <text:p>0.222085624933243</text:p>
                <draw:g>
                  <svg:desc>Foglio1.E1:Foglio1.E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0036126375198">
                <text:p>0.4000361263751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22372311353684">
                <text:p>0.4223723113536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4386758804321">
                <text:p>0.4043867588043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99135410785675">
                <text:p>0.3991354107856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02703613042831">
                <text:p>0.4027036130428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07367140054703">
                <text:p>0.4073671400547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22930389642715">
                <text:p>0.4229303896427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10974055528641">
                <text:p>0.4109740555286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55826759338379">
                <text:p>0.4558267593383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69480782747269">
                <text:p>0.46948078274726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9169397354126">
                <text:p>11.916939735412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.9505176544189">
                <text:p>11.95051765441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81146973371506">
                <text:p>0.28114697337150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04691910743713">
                <text:p>0.30469191074371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94272273778915">
                <text:p>0.29427227377891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.66671562194824">
                <text:p>6.6667156219482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.76592254638672">
                <text:p>6.7659225463867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.04053497314453">
                <text:p>7.0405349731445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.35252094268799">
                <text:p>7.352520942687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.69809627532959">
                <text:p>7.6980962753295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.07129192352295">
                <text:p>8.0712919235229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.47997856140137">
                <text:p>8.4799785614013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.95731163024902">
                <text:p>8.9573116302490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9.46708583831787">
                <text:p>9.4670858383178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.74620914459229">
                <text:p>6.7462091445922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.71585083007813">
                <text:p>6.7158508300781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.72480869293213">
                <text:p>6.7248086929321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.68110704421997">
                <text:p>6.6811070442199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.65117311477661">
                <text:p>6.6511731147766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.64394187927246">
                <text:p>6.6439418792724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6.61774063110352">
                <text:p>6.6177406311035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.60304021835327">
                <text:p>6.6030402183532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.58990287780762">
                <text:p>6.5899028778076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6.58267831802368">
                <text:p>6.5826783180236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.57764768600464">
                <text:p>6.5776476860046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6.5864462852478">
                <text:p>6.586446285247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6.56274747848511">
                <text:p>6.5627474784851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6.54929351806641">
                <text:p>6.5492935180664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6.55163526535034">
                <text:p>6.5516352653503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.54195261001587">
                <text:p>6.5419526100158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6.55944490432739">
                <text:p>6.5594449043273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6.55518627166748">
                <text:p>6.5551862716674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6.55871820449829">
                <text:p>6.5587182044982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.57333087921143">
                <text:p>6.5733308792114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6.54607057571411">
                <text:p>6.5460705757141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.57647943496704">
                <text:p>6.5764794349670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6.58295965194702">
                <text:p>6.5829596519470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6.58338117599487">
                <text:p>6.5833811759948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6.6061577796936">
                <text:p>6.606157779693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.60519647598267">
                <text:p>6.6051964759826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79492354393005">
                <text:p>0.17949235439300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77931949496269">
                <text:p>0.17793194949626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79683104157448">
                <text:p>0.17968310415744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83343172073364">
                <text:p>0.18334317207336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78640723228455">
                <text:p>0.17864072322845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6.73910140991211">
                <text:p>6.7391014099121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6.76436281204224">
                <text:p>6.7643628120422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6.79711294174194">
                <text:p>6.7971129417419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6.82252979278564">
                <text:p>6.822529792785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.85570192337036">
                <text:p>6.8557019233703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6.89809799194336">
                <text:p>6.8980979919433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6.9257493019104">
                <text:p>6.925749301910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6.96346235275269">
                <text:p>6.9634623527526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7.01522493362427">
                <text:p>7.0152249336242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7215895652771">
                <text:p>0.1721589565277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73313111066818">
                <text:p>0.173313111066818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70214533805847">
                <text:p>0.170214533805847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96215510368347">
                <text:p>0.19621551036834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206944510340691">
                <text:p>0.206944510340691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318714648485184">
                <text:p>0.318714648485184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91000038385391">
                <text:p>0.291000038385391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87114173173904">
                <text:p>0.28711417317390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467007517814636">
                <text:p>0.467007517814636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459086656570435">
                <text:p>0.459086656570435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423241168260574">
                <text:p>0.423241168260574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433366447687149">
                <text:p>0.43336644768714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413955211639404">
                <text:p>0.41395521163940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391071051359177">
                <text:p>0.39107105135917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409762173891068">
                <text:p>0.409762173891068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402048200368881">
                <text:p>0.402048200368881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396534293889999">
                <text:p>0.396534293889999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406138271093369">
                <text:p>0.40613827109336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398774206638336">
                <text:p>0.398774206638336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393532991409302">
                <text:p>0.393532991409302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389698922634125">
                <text:p>0.389698922634125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401486754417419">
                <text:p>0.40148675441741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97867053747177">
                <text:p>0.3978670537471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0.17cm" svg:height="16.97cm" xlink:href=".." xlink:type="simple" chart:class="chart:line" chart:column-mapping="0" chart:style-name="ch1">
        <chart:plot-area chart:style-name="ch2" table:cell-range-address="Foglio1.X1:Foglio1.X400 Foglio1.F1:Foglio1.F400" chart:data-source-has-labels="column" svg:x="0.603cm" svg:y="0.339cm" svg:width="28.964cm" svg:height="16.292cm">
          <chartooo:coordinate-region svg:x="1.224cm" svg:y="0.46cm" svg:width="28.343cm" svg:height="15.168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F1:Foglio1.F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234898716211319">
                <text:p>0.234898716211319</text:p>
                <draw:g>
                  <svg:desc>Foglio1.F1:Foglio1.F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7507762908936">
                <text:p>11.750776290893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.748007774353">
                <text:p>11.7480077743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7653837203979">
                <text:p>11.76538372039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.7731790542603">
                <text:p>11.77317905426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7932014465332">
                <text:p>11.79320144653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.8083467483521">
                <text:p>11.80834674835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.819803237915">
                <text:p>11.8198032379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830454826355">
                <text:p>11.8304548263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8591575622559">
                <text:p>11.859157562255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8782043457031">
                <text:p>11.878204345703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9042072296143">
                <text:p>11.904207229614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.9438714981079">
                <text:p>11.943871498107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94285356998444">
                <text:p>0.29428535699844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95256942510605">
                <text:p>0.29525694251060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0321004986763">
                <text:p>0.3032100498676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.6904411315918">
                <text:p>6.690441131591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.75714063644409">
                <text:p>6.7571406364440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.04616546630859">
                <text:p>7.0461654663085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.33981609344482">
                <text:p>7.3398160934448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.68087291717529">
                <text:p>7.6808729171752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.06040096282959">
                <text:p>8.0604009628295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.47888660430908">
                <text:p>8.4788866043090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.94290351867676">
                <text:p>8.9429035186767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9.46919918060303">
                <text:p>9.4691991806030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.76848888397217">
                <text:p>6.7684888839721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.71966409683228">
                <text:p>6.7196640968322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.70197725296021">
                <text:p>6.7019772529602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.67015504837036">
                <text:p>6.6701550483703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.66702842712402">
                <text:p>6.667028427124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.63755178451538">
                <text:p>6.6375517845153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6.62289953231812">
                <text:p>6.6228995323181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.5973334312439">
                <text:p>6.597333431243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.59955024719238">
                <text:p>6.5995502471923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6.57866334915161">
                <text:p>6.5786633491516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.56856870651245">
                <text:p>6.5685687065124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6.56134462356567">
                <text:p>6.5613446235656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6.56224155426025">
                <text:p>6.5622415542602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6.56067800521851">
                <text:p>6.5606780052185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6.54154586791992">
                <text:p>6.541545867919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.55803346633911">
                <text:p>6.5580334663391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6.54339075088501">
                <text:p>6.5433907508850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6.55213308334351">
                <text:p>6.5521330833435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6.55137348175049">
                <text:p>6.5513734817504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.54465293884277">
                <text:p>6.5446529388427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6.57574510574341">
                <text:p>6.5757451057434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.59227848052979">
                <text:p>6.5922784805297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6.58367300033569">
                <text:p>6.5836730003356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6.60548114776611">
                <text:p>6.6054811477661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6.58080768585205">
                <text:p>6.580807685852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.60537719726563">
                <text:p>6.6053771972656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87490701675415">
                <text:p>0.18749070167541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90135359764099">
                <text:p>0.19013535976409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91121384501457">
                <text:p>0.19112138450145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8123260140419">
                <text:p>0.1812326014041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7041416764259">
                <text:p>0.18704141676425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6.73953580856323">
                <text:p>6.7395358085632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6.75874948501587">
                <text:p>6.7587494850158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6.80588531494141">
                <text:p>6.8058853149414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6.83307456970215">
                <text:p>6.8330745697021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.86380815505981">
                <text:p>6.8638081550598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6.89120006561279">
                <text:p>6.8912000656127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6.91294193267822">
                <text:p>6.9129419326782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6.96455335617065">
                <text:p>6.9645533561706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7.02121686935425">
                <text:p>7.0212168693542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9509644806385">
                <text:p>0.19509644806385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87855914235115">
                <text:p>0.187855914235115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99232965707779">
                <text:p>0.19923296570777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79351434111595">
                <text:p>0.17935143411159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81082189083099">
                <text:p>0.181082189083099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317087262868881">
                <text:p>0.317087262868881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96567112207413">
                <text:p>0.296567112207413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87881553173065">
                <text:p>0.28788155317306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1.9646186828613">
                <text:p>11.9646186828613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1.9323663711548">
                <text:p>11.932366371154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1.8945446014404">
                <text:p>11.894544601440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1.8639764785767">
                <text:p>11.863976478576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1.8633756637573">
                <text:p>11.8633756637573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1.8065547943115">
                <text:p>11.8065547943115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11.7916507720947">
                <text:p>11.7916507720947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1.8080968856812">
                <text:p>11.8080968856812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1.7790861129761">
                <text:p>11.779086112976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1.7527942657471">
                <text:p>11.7527942657471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1.7448253631592">
                <text:p>11.744825363159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11.7618932723999">
                <text:p>11.761893272399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.7531671524048">
                <text:p>11.75316715240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9.884cm" svg:height="16.809cm" xlink:href=".." xlink:type="simple" chart:class="chart:line" chart:style-name="ch1">
        <chart:plot-area chart:style-name="ch2" table:cell-range-address="Foglio1.X1:Foglio1.X400 Foglio1.G1:Foglio1.G501" chart:data-source-has-labels="column" svg:x="0.597cm" svg:y="0.336cm" svg:width="28.69cm" svg:height="16.137cm">
          <chartooo:coordinate-region svg:x="1.218cm" svg:y="0.457cm" svg:width="28.069cm" svg:height="15.013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G1:Foglio1.G501" chart:class="chart:line">
            <chart:data-point chart:repeated="5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242089718580246">
                <text:p>0.242089718580246</text:p>
                <draw:g>
                  <svg:desc>Foglio1.G1:Foglio1.G5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7339286804199">
                <text:p>11.73392868041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.7574253082275">
                <text:p>11.75742530822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7626123428345">
                <text:p>11.762612342834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.7508544921875">
                <text:p>11.75085449218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7781162261963">
                <text:p>11.77811622619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.8023309707642">
                <text:p>11.80233097076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.8098936080933">
                <text:p>11.80989360809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845157623291">
                <text:p>11.8451576232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8468647003174">
                <text:p>11.84686470031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8889379501343">
                <text:p>11.88893795013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9185056686401">
                <text:p>11.91850566864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.9529113769531">
                <text:p>11.95291137695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.9923505783081">
                <text:p>11.99235057830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8615739941597">
                <text:p>0.2861573994159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92407006025314">
                <text:p>0.29240700602531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92667478322983">
                <text:p>0.29266747832298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98668956756592">
                <text:p>0.19866895675659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8079075217247">
                <text:p>0.1807907521724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7441999912262">
                <text:p>0.1744199991226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71807914972305">
                <text:p>0.17180791497230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2805791497231">
                <text:p>0.18280579149723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4.33469200134277">
                <text:p>4.3346920013427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4.25187110900879">
                <text:p>4.2518711090087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4.21258401870728">
                <text:p>4.2125840187072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4.15534591674805">
                <text:p>4.1553459167480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4.07408142089844">
                <text:p>4.0740814208984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.02813148498535">
                <text:p>4.02813148498535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3.97788310050964">
                <text:p>3.9778831005096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3.94134402275085">
                <text:p>3.94134402275085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3.87830543518066">
                <text:p>3.8783054351806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.83877730369568">
                <text:p>3.83877730369568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3.78166818618774">
                <text:p>3.7816681861877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3.7501540184021">
                <text:p>3.7501540184021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3.72753167152405">
                <text:p>3.72753167152405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3.70509195327759">
                <text:p>3.7050919532775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3.63567495346069">
                <text:p>3.6356749534606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3.65221118927002">
                <text:p>3.65221118927002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3.5628719329834">
                <text:p>3.562871932983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3.55141091346741">
                <text:p>3.55141091346741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3.50726938247681">
                <text:p>3.5072693824768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.48733568191528">
                <text:p>3.48733568191528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3.45562529563904">
                <text:p>3.4556252956390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3.43178081512451">
                <text:p>3.43178081512451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3.39909148216248">
                <text:p>3.39909148216248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3.38389277458191">
                <text:p>3.3838927745819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3.36970233917236">
                <text:p>3.36970233917236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3.33425235748291">
                <text:p>3.3342523574829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3.31112384796143">
                <text:p>3.31112384796143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3.301109790802">
                <text:p>3.30110979080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3.28323268890381">
                <text:p>3.2832326889038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.25913405418396">
                <text:p>3.2591340541839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3.25577259063721">
                <text:p>3.25577259063721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3.23810124397278">
                <text:p>3.2381012439727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3.20512104034424">
                <text:p>3.2051210403442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3.18634533882141">
                <text:p>3.1863453388214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3.18809914588928">
                <text:p>3.1880991458892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80856555700302">
                <text:p>0.180856555700302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79493248462677">
                <text:p>0.179493248462677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7581744492054">
                <text:p>0.1758174449205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68626248836517">
                <text:p>0.16862624883651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85382708907127">
                <text:p>0.185382708907127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3.13449501991272">
                <text:p>3.1344950199127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3.13283944129944">
                <text:p>3.13283944129944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3.13034725189209">
                <text:p>3.1303472518920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3.12505412101746">
                <text:p>3.1250541210174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3.12445092201233">
                <text:p>3.12445092201233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3.09356236457825">
                <text:p>3.09356236457825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3.11028122901916">
                <text:p>3.11028122901916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3.1142590045929">
                <text:p>3.114259004592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3.07734155654907">
                <text:p>3.0773415565490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.10465335845947">
                <text:p>3.10465335845947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3.07538986206055">
                <text:p>3.07538986206055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3.09946012496948">
                <text:p>3.09946012496948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3.1106538772583">
                <text:p>3.1106538772583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3.11109709739685">
                <text:p>3.11109709739685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3.11082100868225">
                <text:p>3.11082100868225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3.10642886161804">
                <text:p>3.10642886161804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3.11662602424622">
                <text:p>3.1166260242462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3.12667107582092">
                <text:p>3.12667107582092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3.13099074363708">
                <text:p>3.1309907436370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.13003516197205">
                <text:p>3.1300351619720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3.15346479415894">
                <text:p>3.15346479415894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3.16920757293701">
                <text:p>3.1692075729370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3.17937040328979">
                <text:p>3.1793704032897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3.19050812721252">
                <text:p>3.19050812721252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3.1816394329071">
                <text:p>3.1816394329071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3.19992828369141">
                <text:p>3.1999282836914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3.21615052223206">
                <text:p>3.21615052223206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3.23277378082275">
                <text:p>3.23277378082275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3.2467954158783">
                <text:p>3.246795415878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.26403737068176">
                <text:p>3.26403737068176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3.27600598335266">
                <text:p>3.27600598335266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3.2884042263031">
                <text:p>3.2884042263031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3.32478666305542">
                <text:p>3.32478666305542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.32916617393494">
                <text:p>3.32916617393494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3.36877083778381">
                <text:p>3.36877083778381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4.9701452255249">
                <text:p>4.970145225524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4.78229951858521">
                <text:p>4.78229951858521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4.63253116607666">
                <text:p>4.63253116607666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4.47250032424927">
                <text:p>4.4725003242492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.3457145690918">
                <text:p>4.3457145690918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4.20340013504028">
                <text:p>4.20340013504028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4.09111213684082">
                <text:p>4.0911121368408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3.98651027679443">
                <text:p>3.98651027679443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3.86101102828979">
                <text:p>3.86101102828979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3.77162837982178">
                <text:p>3.77162837982178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3.65878963470459">
                <text:p>3.65878963470459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3.5862295627594">
                <text:p>3.5862295627594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3.49617910385132">
                <text:p>3.49617910385132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3.41398978233337">
                <text:p>3.4139897823333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.35423040390015">
                <text:p>3.35423040390015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3.31132888793945">
                <text:p>3.31132888793945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3.36067891120911">
                <text:p>3.36067891120911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284897327423096">
                <text:p>0.284897327423096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300984919071197">
                <text:p>0.300984919071197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306482374668121">
                <text:p>0.30648237466812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1.9670391082764">
                <text:p>11.9670391082764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1.9287662506104">
                <text:p>11.928766250610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1.8959493637085">
                <text:p>11.8959493637085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1.8474493026733">
                <text:p>11.8474493026733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1.8493413925171">
                <text:p>11.8493413925171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1.8329830169678">
                <text:p>11.8329830169678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11.7985324859619">
                <text:p>11.7985324859619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1.7871379852295">
                <text:p>11.7871379852295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1.7741317749023">
                <text:p>11.774131774902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1.7571258544922">
                <text:p>11.7571258544922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1.7746887207031">
                <text:p>11.7746887207031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11.7643671035767">
                <text:p>11.764367103576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.7473373413086">
                <text:p>11.7473373413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9.124cm" svg:height="16.382cm" xlink:href=".." xlink:type="simple" chart:class="chart:line" chart:column-mapping="0" chart:style-name="ch1">
        <chart:plot-area chart:style-name="ch2" table:cell-range-address="Foglio1.X1:Foglio1.X400 Foglio1.I1:Foglio1.I400" chart:data-source-has-labels="column" svg:x="0.582cm" svg:y="0.327cm" svg:width="27.96cm" svg:height="15.728cm">
          <chartooo:coordinate-region svg:x="1.309cm" svg:y="0.448cm" svg:width="27.233cm" svg:height="14.605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I1:Foglio1.I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235722064971924">
                <text:p>0.235722064971924</text:p>
                <draw:g>
                  <svg:desc>Foglio1.I1:Foglio1.I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75507497787476">
                <text:p>1.755074977874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4045467376709">
                <text:p>1.740454673767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0987129211426">
                <text:p>1.709871292114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63159835338593">
                <text:p>1.631598353385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3418850898743">
                <text:p>1.534188508987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48798596858978">
                <text:p>1.487985968589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40067887306213">
                <text:p>1.400678873062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3660169839859">
                <text:p>1.36601698398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019472360611">
                <text:p>1.30194723606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26284861564636">
                <text:p>1.262848615646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21231341362">
                <text:p>1.2123134136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18061316013336">
                <text:p>1.1806131601333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12802410125732">
                <text:p>1.1280241012573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09871387481689">
                <text:p>1.098713874816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0514714717865">
                <text:p>1.051471471786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04209864139557">
                <text:p>1.042098641395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01641309261322">
                <text:p>1.0164130926132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88304495811462">
                <text:p>0.9883044958114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65415716171265">
                <text:p>0.9654157161712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30702447891235">
                <text:p>0.93070244789123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00092720985413">
                <text:p>0.90009272098541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79079163074493">
                <text:p>0.8790791630744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59895408153534">
                <text:p>0.85989540815353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840799748897553">
                <text:p>0.84079974889755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42531144618988">
                <text:p>0.84253114461898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806881487369537">
                <text:p>0.8068814873695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77979302406311">
                <text:p>0.7797930240631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765949249267578">
                <text:p>0.7659492492675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56264388561249">
                <text:p>0.75626438856124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745281219482422">
                <text:p>0.74528121948242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742670357227325">
                <text:p>0.74267035722732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733499765396118">
                <text:p>0.73349976539611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703458428382874">
                <text:p>0.70345842838287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710951685905456">
                <text:p>0.7109516859054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89350068569183">
                <text:p>0.68935006856918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73306941986084">
                <text:p>0.67330694198608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71284675598145">
                <text:p>0.67128467559814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52707695960999">
                <text:p>0.6527076959609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4491868019104">
                <text:p>0.6449186801910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49120092391968">
                <text:p>0.64912009239196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82875061035156">
                <text:p>0.28287506103515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020880818367">
                <text:p>0.302088081836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07229429483414">
                <text:p>0.30722942948341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03885352611542">
                <text:p>0.60388535261154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595311403274536">
                <text:p>0.59531140327453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15300059318543">
                <text:p>0.6153000593185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593334317207336">
                <text:p>0.59333431720733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96639513969421">
                <text:p>0.5966395139694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70423424243927">
                <text:p>0.57042342424392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583971858024597">
                <text:p>0.58397185802459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569279670715332">
                <text:p>0.56927967071533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564352452754974">
                <text:p>0.56435245275497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562939643859863">
                <text:p>0.56293964385986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552316904067993">
                <text:p>0.55231690406799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55361533164978">
                <text:p>0.5536153316497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534598886966705">
                <text:p>0.53459888696670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524761021137237">
                <text:p>0.52476102113723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531398057937622">
                <text:p>0.53139805793762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19431114196777">
                <text:p>0.51943111419677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531002521514893">
                <text:p>0.53100252151489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530929148197174">
                <text:p>0.53092914819717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523312449455261">
                <text:p>0.52331244945526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14873802661896">
                <text:p>0.51487380266189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12037038803101">
                <text:p>0.51203703880310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510276198387146">
                <text:p>0.51027619838714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25414288043976">
                <text:p>0.52541428804397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11715829372406">
                <text:p>0.51171582937240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08685946464539">
                <text:p>0.50868594646453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14338612556458">
                <text:p>0.51433861255645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26912152767181">
                <text:p>0.52691215276718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4890296459198">
                <text:p>0.489029645919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503171443939209">
                <text:p>0.50317144393920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491254985332489">
                <text:p>0.49125498533248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03054141998291">
                <text:p>0.50305414199829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503543794155121">
                <text:p>0.50354379415512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478734701871872">
                <text:p>0.47873470187187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473181784152985">
                <text:p>0.47318178415298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503685712814331">
                <text:p>0.50368571281433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88336831331253">
                <text:p>0.48833683133125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80477958917618">
                <text:p>0.48047795891761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02487719058991">
                <text:p>0.50248771905899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512292444705963">
                <text:p>0.51229244470596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486565619707108">
                <text:p>0.48656561970710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00894963741303">
                <text:p>0.50089496374130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88584518432617">
                <text:p>0.48858451843261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508115708827972">
                <text:p>0.50811570882797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497163593769074">
                <text:p>0.49716359376907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98530954122543">
                <text:p>0.49853095412254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02098083496094">
                <text:p>0.50209808349609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505363404750824">
                <text:p>0.50536340475082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472920387983322">
                <text:p>0.47292038798332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93247210979462">
                <text:p>0.49324721097946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489948332309723">
                <text:p>0.48994833230972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8912051320076">
                <text:p>0.4891205132007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05656599998474">
                <text:p>0.50565659999847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89686071872711">
                <text:p>0.48968607187271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517345070838928">
                <text:p>0.51734507083892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493873775005341">
                <text:p>0.4938737750053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0959438085556">
                <text:p>0.5095943808555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10996222496033">
                <text:p>0.51099622249603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513425052165985">
                <text:p>0.51342505216598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517783284187317">
                <text:p>0.51778328418731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519578278064728">
                <text:p>0.51957827806472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500373303890228">
                <text:p>0.50037330389022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530284404754639">
                <text:p>0.53028440475463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522903442382813">
                <text:p>0.52290344238281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512884438037872">
                <text:p>0.51288443803787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526838004589081">
                <text:p>0.52683800458908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21961867809296">
                <text:p>0.52196186780929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72628670930862">
                <text:p>0.17262867093086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75843089818955">
                <text:p>0.17584308981895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64321556687355">
                <text:p>0.16432155668735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82238265872002">
                <text:p>0.18223826587200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72694683074951">
                <text:p>0.17269468307495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567386984825134">
                <text:p>0.56738698482513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574240207672119">
                <text:p>0.57424020767211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577888667583466">
                <text:p>0.57788866758346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585706174373627">
                <text:p>0.58570617437362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77174127101898">
                <text:p>0.57717412710189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595165550708771">
                <text:p>0.59516555070877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587350368499756">
                <text:p>0.58735036849975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587301075458527">
                <text:p>0.58730107545852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06416404247284">
                <text:p>0.60641640424728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593689262866974">
                <text:p>0.59368926286697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19585454463959">
                <text:p>0.61958545446395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24606966972351">
                <text:p>0.62460696697235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39330327510834">
                <text:p>0.63933032751083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36610686779022">
                <text:p>0.63661068677902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52398109436035">
                <text:p>0.65239810943603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55099630355835">
                <text:p>0.65509963035583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78347170352936">
                <text:p>0.67834717035293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668358564376831">
                <text:p>0.66835856437683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84442937374115">
                <text:p>0.68444293737411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70467871427536">
                <text:p>0.7046787142753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727598071098328">
                <text:p>0.72759807109832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717434108257294">
                <text:p>0.71743410825729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729408979415894">
                <text:p>0.72940897941589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746785819530487">
                <text:p>0.74678581953048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6142776012421">
                <text:p>0.77614277601242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77160656452179">
                <text:p>0.7716065645217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794983625411987">
                <text:p>0.79498362541198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810427606105804">
                <text:p>0.81042760610580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833263754844666">
                <text:p>0.83326375484466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81256902217865">
                <text:p>0.8125690221786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849443316459656">
                <text:p>0.84944331645965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882112741470337">
                <text:p>0.88211274147033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886569023132324">
                <text:p>0.88656902313232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912294924259186">
                <text:p>0.91229492425918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35390889644623">
                <text:p>0.93539088964462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943961322307587">
                <text:p>0.94396132230758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946251749992371">
                <text:p>0.94625174999237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939842462539673">
                <text:p>0.93984246253967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945899486541748">
                <text:p>0.94589948654174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952768743038178">
                <text:p>0.95276874303817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943980693817139">
                <text:p>0.94398069381713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955010890960693">
                <text:p>0.95501089096069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946613967418671">
                <text:p>0.94661396741867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960512161254883">
                <text:p>0.96051216125488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968183159828186">
                <text:p>0.96818315982818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956474781036377">
                <text:p>0.95647478103637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95381772518158">
                <text:p>0.9538177251815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956129133701324">
                <text:p>0.95612913370132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96068000793457">
                <text:p>0.9606800079345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948151230812073">
                <text:p>0.94815123081207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922960221767426">
                <text:p>0.92296022176742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925358474254608">
                <text:p>0.925358474254608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934030652046204">
                <text:p>0.93403065204620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916379868984222">
                <text:p>0.91637986898422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18275713920593">
                <text:p>0.91827571392059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907012760639191">
                <text:p>0.90701276063919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897814333438873">
                <text:p>0.89781433343887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913183629512787">
                <text:p>0.91318362951278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911230862140656">
                <text:p>0.91123086214065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896387934684753">
                <text:p>0.89638793468475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898016929626465">
                <text:p>0.89801692962646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534724414348602">
                <text:p>0.53472441434860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529965460300446">
                <text:p>0.52996546030044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506761848926544">
                <text:p>0.50676184892654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21902322769165">
                <text:p>0.52190232276916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48247218132019">
                <text:p>0.4824721813201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492781132459641">
                <text:p>0.49278113245964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48092994093895">
                <text:p>0.4809299409389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486905485391617">
                <text:p>0.48690548539161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473324447870255">
                <text:p>0.47332444787025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477662920951843">
                <text:p>0.47766292095184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474042415618897">
                <text:p>0.47404241561889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467707961797714">
                <text:p>0.467707961797714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464538067579269">
                <text:p>0.46453806757926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464152425527573">
                <text:p>0.46415242552757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482684254646301">
                <text:p>0.48268425464630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484030812978745">
                <text:p>0.48403081297874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472908407449722">
                <text:p>0.47290840744972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467663139104843">
                <text:p>0.46766313910484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490132927894592">
                <text:p>0.49013292789459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508485794067383">
                <text:p>0.50848579406738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522603750228882">
                <text:p>0.52260375022888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539520263671875">
                <text:p>0.53952026367187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560880243778229">
                <text:p>0.56088024377822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42622125148773">
                <text:p>0.94262212514877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935620784759522">
                <text:p>0.93562078475952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933354139328003">
                <text:p>0.933354139328003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932808756828308">
                <text:p>0.93280875682830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940724790096283">
                <text:p>0.940724790096283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944913148880005">
                <text:p>0.94491314888000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961366176605225">
                <text:p>0.96136617660522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948711574077606">
                <text:p>0.94871157407760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937707424163818">
                <text:p>0.93770742416381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978371500968933">
                <text:p>0.97837150096893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979261040687561">
                <text:p>0.97926104068756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965054392814636">
                <text:p>0.96505439281463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981710612773895">
                <text:p>0.981710612773895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991542637348175">
                <text:p>0.991542637348175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994730234146118">
                <text:p>0.99473023414611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.00961148738861">
                <text:p>1.00961148738861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.01842379570007">
                <text:p>1.01842379570007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.02890145778656">
                <text:p>1.02890145778656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.02963399887085">
                <text:p>1.0296339988708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.0382524728775">
                <text:p>1.038252472877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.04751181602478">
                <text:p>1.0475118160247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.0626802444458">
                <text:p>1.062680244445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.06750977039337">
                <text:p>1.0675097703933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.11641132831573">
                <text:p>1.1164113283157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.09859192371368">
                <text:p>1.0985919237136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.09946358203888">
                <text:p>1.0994635820388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.11808621883392">
                <text:p>1.1180862188339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.12922263145447">
                <text:p>1.12922263145447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.14560723304749">
                <text:p>1.1456072330474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.15644252300262">
                <text:p>1.1564425230026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1794501543045">
                <text:p>1.1794501543045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.19611465930939">
                <text:p>1.1961146593093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.20532095432282">
                <text:p>1.20532095432282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.24362051486969">
                <text:p>1.2436205148696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.24231564998627">
                <text:p>1.24231564998627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.26882421970367">
                <text:p>1.26882421970367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.28004944324493">
                <text:p>1.2800494432449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.26900207996368">
                <text:p>1.26900207996368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.25586068630219">
                <text:p>1.2558606863021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.2498722076416">
                <text:p>1.249872207641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23084759712219">
                <text:p>1.2308475971221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.21417796611786">
                <text:p>1.21417796611786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.22734081745148">
                <text:p>1.2273408174514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2.35532069206238">
                <text:p>2.35532069206238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.39731669425964">
                <text:p>2.3973166942596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.43807220458984">
                <text:p>2.43807220458984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2.45702648162842">
                <text:p>2.4570264816284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2.41148996353149">
                <text:p>2.4114899635314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2.38731789588928">
                <text:p>2.38731789588928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2.36306190490723">
                <text:p>2.3630619049072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3414318561554">
                <text:p>2.3414318561554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2.31449151039124">
                <text:p>2.3144915103912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2.31027960777283">
                <text:p>2.3102796077728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2.29205584526062">
                <text:p>2.29205584526062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2.25487661361694">
                <text:p>2.2548766136169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2.23422646522522">
                <text:p>2.2342264652252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23841190338135">
                <text:p>2.23841190338135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.22619295120239">
                <text:p>2.22619295120239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2.19959497451782">
                <text:p>2.19959497451782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2.16639709472656">
                <text:p>2.1663970947265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.18481469154358">
                <text:p>2.18481469154358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2.14866185188293">
                <text:p>2.14866185188293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2.13586139678955">
                <text:p>2.13586139678955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2.13130784034729">
                <text:p>2.1313078403472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2.11247801780701">
                <text:p>2.11247801780701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2.11250591278076">
                <text:p>2.11250591278076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2.11246061325073">
                <text:p>2.11246061325073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2.0587694644928">
                <text:p>2.058769464492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2.0677182674408">
                <text:p>2.067718267440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2.06252002716064">
                <text:p>2.0625200271606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.06435084342957">
                <text:p>2.06435084342957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2.03633642196655">
                <text:p>2.03633642196655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2.03236508369446">
                <text:p>2.03236508369446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2.03334045410156">
                <text:p>2.03334045410156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2.04718852043152">
                <text:p>2.0471885204315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2.05049133300781">
                <text:p>2.05049133300781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2.02615261077881">
                <text:p>2.0261526107788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2.02546262741089">
                <text:p>2.0254626274108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2.02727556228638">
                <text:p>2.02727556228638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2.01945781707764">
                <text:p>2.0194578170776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.02718663215637">
                <text:p>2.0271866321563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2.00699925422668">
                <text:p>2.0069992542266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2.00448632240295">
                <text:p>2.00448632240295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.99253714084625">
                <text:p>1.99253714084625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2.01480031013489">
                <text:p>2.0148003101348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2.01518654823303">
                <text:p>2.01518654823303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89587160944939">
                <text:p>0.189587160944939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7302280664444">
                <text:p>0.1730228066444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65408506989479">
                <text:p>0.16540850698947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83899760246277">
                <text:p>0.18389976024627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83256670832634">
                <text:p>0.183256670832634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2.00120687484741">
                <text:p>2.00120687484741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2.01458859443665">
                <text:p>2.01458859443665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2.01231241226196">
                <text:p>2.01231241226196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2.0161497592926">
                <text:p>2.016149759292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2.01698398590088">
                <text:p>2.01698398590088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2.0527195930481">
                <text:p>2.0527195930481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2.05649328231812">
                <text:p>2.05649328231812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2.06616544723511">
                <text:p>2.0661654472351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2.05431151390076">
                <text:p>2.0543115139007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.05392503738403">
                <text:p>2.05392503738403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2.07565760612488">
                <text:p>2.07565760612488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.16270649433136">
                <text:p>1.16270649433136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.14555311203003">
                <text:p>1.14555311203003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.11825037002563">
                <text:p>1.11825037002563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.10273051261902">
                <text:p>1.10273051261902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.11406064033508">
                <text:p>1.11406064033508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.10636270046234">
                <text:p>1.10636270046234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.1105580329895">
                <text:p>1.1105580329895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.10642552375793">
                <text:p>1.1064255237579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.13329803943634">
                <text:p>1.13329803943634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.12949168682098">
                <text:p>1.12949168682098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.17851328849792">
                <text:p>1.1785132884979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2.23007965087891">
                <text:p>2.23007965087891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2.23969292640686">
                <text:p>2.23969292640686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2.25512027740479">
                <text:p>2.25512027740479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2.27115440368652">
                <text:p>2.2711544036865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2.28957462310791">
                <text:p>2.28957462310791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2.34070539474487">
                <text:p>2.34070539474487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2.32760453224182">
                <text:p>2.3276045322418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.34697961807251">
                <text:p>2.34697961807251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2.37826538085937">
                <text:p>2.37826538085937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2.42404627799988">
                <text:p>2.42404627799988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2.43277382850647">
                <text:p>2.43277382850647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2.45206999778748">
                <text:p>2.45206999778748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2.50898432731628">
                <text:p>2.50898432731628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2.5096971988678">
                <text:p>2.5096971988678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2.55308508872986">
                <text:p>2.55308508872986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2.5900993347168">
                <text:p>2.5900993347168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2.62756204605103">
                <text:p>2.6275620460510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.6484489440918">
                <text:p>2.6484489440918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2.67670464515686">
                <text:p>2.67670464515686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2.71923518180847">
                <text:p>2.71923518180847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2.76752686500549">
                <text:p>2.76752686500549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2.8077404499054">
                <text:p>2.8077404499054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2.86240720748901">
                <text:p>2.86240720748901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2.91180753707886">
                <text:p>2.91180753707886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2.93640542030334">
                <text:p>2.93640542030334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2.09444642066956">
                <text:p>2.0944464206695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2.11632490158081">
                <text:p>2.1163249015808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.12701463699341">
                <text:p>2.12701463699341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2.17738223075867">
                <text:p>2.17738223075867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2.2294909954071">
                <text:p>2.2294909954071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2.18760514259338">
                <text:p>2.18760514259338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2.18286919593811">
                <text:p>2.18286919593811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2.14847302436829">
                <text:p>2.14847302436829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2.15465712547302">
                <text:p>2.1546571254730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2.12038016319275">
                <text:p>2.12038016319275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2.06903266906738">
                <text:p>2.06903266906738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2.07139015197754">
                <text:p>2.0713901519775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.03681468963623">
                <text:p>2.03681468963623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843288779258728">
                <text:p>0.84328877925872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827900588512421">
                <text:p>0.827900588512421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823211371898651">
                <text:p>0.823211371898651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81122100353241">
                <text:p>0.81122100353241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784495890140533">
                <text:p>0.784495890140533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811956167221069">
                <text:p>0.811956167221069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288473457098007">
                <text:p>0.288473457098007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80122399330139">
                <text:p>0.280122399330139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300970047712326">
                <text:p>0.30097004771232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812985002994537">
                <text:p>0.812985002994537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826232135295868">
                <text:p>0.826232135295868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830813884735107">
                <text:p>0.830813884735107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853006303310394">
                <text:p>0.853006303310394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873933255672455">
                <text:p>0.873933255672455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.83333551883698">
                <text:p>1.83333551883698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.8306211233139">
                <text:p>1.8306211233139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.820925116539">
                <text:p>1.82092511653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.81162464618683">
                <text:p>1.81162464618683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.78790044784546">
                <text:p>1.7879004478454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.81166243553162">
                <text:p>1.81166243553162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.78629004955292">
                <text:p>1.78629004955292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.77487862110138">
                <text:p>1.77487862110138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.77780616283417">
                <text:p>1.77780616283417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.76554298400879">
                <text:p>1.7655429840087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.78335607051849">
                <text:p>1.7833560705184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.77328681945801">
                <text:p>1.77328681945801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2.35084009170532">
                <text:p>2.35084009170532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2.33871459960937">
                <text:p>2.33871459960937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2.35041213035583">
                <text:p>2.3504121303558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.33793163299561">
                <text:p>2.3379316329956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2.32509517669678">
                <text:p>2.32509517669678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2.33921766281128">
                <text:p>2.33921766281128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2.31299734115601">
                <text:p>2.3129973411560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2.33426761627197">
                <text:p>2.33426761627197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2.33680462837219">
                <text:p>2.33680462837219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2.33001112937927">
                <text:p>2.33001112937927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2.31231379508972">
                <text:p>2.31231379508972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2.32946109771729">
                <text:p>2.32946109771729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2.34542679786682">
                <text:p>2.3454267978668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.32822608947754">
                <text:p>2.3282260894775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2.33063912391663">
                <text:p>2.33063912391663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2.34055995941162">
                <text:p>2.34055995941162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2.3485951423645">
                <text:p>2.3485951423645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2.36957216262817">
                <text:p>2.36957216262817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2.35790610313416">
                <text:p>2.35790610313416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2.39013648033142">
                <text:p>2.39013648033142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.72779703140259">
                <text:p>1.72779703140259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.71849572658539">
                <text:p>1.71849572658539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1.75091218948364">
                <text:p>1.7509121894836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74044489860535">
                <text:p>1.7404448986053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8.925cm" svg:height="16.27cm" xlink:href=".." xlink:type="simple" chart:class="chart:line" chart:style-name="ch1">
        <chart:plot-area chart:style-name="ch2" table:cell-range-address="Foglio1.X1:Foglio1.X400 Foglio1.Z1:Foglio1.Z400" chart:data-source-has-labels="column" svg:x="0.578cm" svg:y="0.325cm" svg:width="27.769cm" svg:height="15.62cm">
          <chartooo:coordinate-region svg:x="1.305cm" svg:y="0.446cm" svg:width="27.042cm" svg:height="14.497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Z1:Foglio1.Z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Z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373293578624725">
                <text:p>0.373293578624725</text:p>
                <draw:g>
                  <svg:desc>Foglio1.Z1:Foglio1.Z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58081459999084">
                <text:p>0.35808145999908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88100057840347">
                <text:p>0.3881000578403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72486472129822">
                <text:p>0.3724864721298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79923552274704">
                <text:p>0.37992355227470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98343980312347">
                <text:p>0.3983439803123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81338506937027">
                <text:p>0.3813385069370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98140877485275">
                <text:p>0.3981408774852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99530917406082">
                <text:p>0.3995309174060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03949826955795">
                <text:p>0.40394982695579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1443207859993">
                <text:p>0.4144320785999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14510101079941">
                <text:p>0.4145101010799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299735724926">
                <text:p>0.429973572492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39426928758621">
                <text:p>0.4394269287586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36309039592743">
                <text:p>0.4363090395927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3764454126358">
                <text:p>0.4376445412635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56511408090591">
                <text:p>0.45651140809059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78255271911621">
                <text:p>0.4782552719116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64683294296265">
                <text:p>0.4646832942962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5902669429779">
                <text:p>0.4590266942977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97575789690018">
                <text:p>0.49757578969001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90900605916977">
                <text:p>0.49090060591697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25450766086578">
                <text:p>0.52545076608657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31491935253143">
                <text:p>0.53149193525314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16658425331116">
                <text:p>0.51665842533111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448237657547">
                <text:p>0.544823765754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22151327133179">
                <text:p>1.2215132713317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21568632125855">
                <text:p>1.2156863212585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18545281887054">
                <text:p>1.185452818870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18857991695404">
                <text:p>1.1885799169540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15743732452393">
                <text:p>1.1574373245239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15447974205017">
                <text:p>1.1544797420501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14612376689911">
                <text:p>1.1461237668991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13406479358673">
                <text:p>1.1340647935867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14878594875336">
                <text:p>1.1487859487533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13385200500488">
                <text:p>1.1338520050048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12408626079559">
                <text:p>1.1240862607955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11891186237335">
                <text:p>1.1189118623733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11519467830658">
                <text:p>1.115194678306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10150301456451">
                <text:p>1.1015030145645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08041214942932">
                <text:p>1.0804121494293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70218253135681">
                <text:p>0.27021825313568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11152368783951">
                <text:p>0.31115236878395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03501158952713">
                <text:p>0.30350115895271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07076990604401">
                <text:p>1.0707699060440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07335031032562">
                <text:p>1.0733503103256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06859135627747">
                <text:p>1.0685913562774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05808293819428">
                <text:p>1.0580829381942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05353009700775">
                <text:p>1.053530097007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05879688262939">
                <text:p>1.0587968826293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04262840747833">
                <text:p>1.0426284074783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03755402565002">
                <text:p>1.0375540256500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.03430461883545">
                <text:p>1.0343046188354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05155575275421">
                <text:p>1.0515557527542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05233490467072">
                <text:p>1.0523349046707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0238698720932">
                <text:p>1.023869872093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03622996807098">
                <text:p>1.0362299680709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03408324718475">
                <text:p>1.0340832471847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02871036529541">
                <text:p>1.0287103652954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04945766925812">
                <text:p>1.0494576692581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.01409506797791">
                <text:p>1.0140950679779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02590942382813">
                <text:p>1.0259094238281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02344799041748">
                <text:p>1.0234479904174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02829921245575">
                <text:p>1.0282992124557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0485166311264">
                <text:p>1.048516631126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0293687582016">
                <text:p>1.029368758201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04174387454987">
                <text:p>1.0417438745498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02608692646027">
                <text:p>1.0260869264602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00977253913879">
                <text:p>1.0097725391387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02345168590546">
                <text:p>1.0234516859054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04416155815125">
                <text:p>1.0441615581512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02443420886993">
                <text:p>1.0244342088699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03452062606812">
                <text:p>1.0345206260681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.04683768749237">
                <text:p>1.0468376874923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03789794445038">
                <text:p>1.0378979444503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035924077034">
                <text:p>1.03592407703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.03843796253204">
                <text:p>1.0384379625320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.07241606712341">
                <text:p>1.0724160671234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05777668952942">
                <text:p>1.057776689529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07223463058472">
                <text:p>1.0722346305847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0771861076355">
                <text:p>1.077186107635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.06056916713715">
                <text:p>1.0605691671371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09599208831787">
                <text:p>1.0959920883178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10449576377869">
                <text:p>1.1044957637786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08371555805206">
                <text:p>1.0837155580520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.09765934944153">
                <text:p>1.0976593494415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.10773634910584">
                <text:p>1.1077363491058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.09290730953217">
                <text:p>1.0929073095321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.11910057067871">
                <text:p>1.119100570678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1180157661438">
                <text:p>1.118015766143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.141233086586">
                <text:p>1.14123308658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.15257430076599">
                <text:p>1.1525743007659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.15462470054626">
                <text:p>1.1546247005462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.17858386039734">
                <text:p>1.1785838603973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.17697978019714">
                <text:p>1.1769797801971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.18755948543549">
                <text:p>1.1875594854354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.19795536994934">
                <text:p>1.1979553699493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.2107207775116">
                <text:p>1.210720777511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538148581981659">
                <text:p>0.5381485819816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16796886920929">
                <text:p>0.51679688692092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28674900531769">
                <text:p>0.52867490053176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518787264823914">
                <text:p>0.51878726482391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497752517461777">
                <text:p>0.49775251746177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489675164222717">
                <text:p>0.48967516422271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476463049650192">
                <text:p>0.47646304965019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473050504922867">
                <text:p>0.47305050492286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480957716703415">
                <text:p>0.48095771670341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452206820249558">
                <text:p>0.45220682024955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433063834905624">
                <text:p>0.43306383490562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40134555101395">
                <text:p>0.44013455510139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84441834688187">
                <text:p>0.18444183468818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88320681452751">
                <text:p>0.18832068145275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91896215081215">
                <text:p>0.19189621508121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78235873579979">
                <text:p>0.17823587357997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70556262135506">
                <text:p>0.17055626213550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40953928232193">
                <text:p>0.4095392823219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393988192081451">
                <text:p>0.39398819208145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429656505584717">
                <text:p>0.42965650558471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423256009817123">
                <text:p>0.42325600981712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432585299015045">
                <text:p>0.43258529901504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424996137619019">
                <text:p>0.42499613761901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709824621677399">
                <text:p>0.70982462167739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741077661514282">
                <text:p>0.74107766151428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743918657302856">
                <text:p>0.74391865730285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769772350788116">
                <text:p>0.76977235078811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799331068992615">
                <text:p>0.79933106899261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81757265329361">
                <text:p>0.8175726532936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80430269241333">
                <text:p>0.8043026924133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852141439914703">
                <text:p>0.8521414399147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890779972076416">
                <text:p>0.89077997207641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921422302722931">
                <text:p>0.92142230272293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94139689207077">
                <text:p>0.9413968920707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9667649269104">
                <text:p>0.966764926910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973432958126068">
                <text:p>0.97343295812606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.01380515098572">
                <text:p>1.0138051509857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.04428541660309">
                <text:p>1.0442854166030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.10057759284973">
                <text:p>1.1005775928497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.14556586742401">
                <text:p>1.1455658674240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.1927638053894">
                <text:p>1.192763805389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21893668174744">
                <text:p>1.2189366817474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.29558145999908">
                <text:p>1.2955814599990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.36148548126221">
                <text:p>1.3614854812622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.42553234100342">
                <text:p>1.4255323410034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.49127399921417">
                <text:p>1.4912739992141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.57986485958099">
                <text:p>1.5798648595809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.68247747421265">
                <text:p>1.6824774742126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.766397356987">
                <text:p>1.76639735698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.89666771888733">
                <text:p>1.8966677188873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2.01135730743408">
                <text:p>2.0113573074340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19098830223083">
                <text:p>2.1909883022308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2.35142278671265">
                <text:p>2.3514227867126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2.58220744132996">
                <text:p>2.5822074413299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2.8493971824646">
                <text:p>2.849397182464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2.86641001701355">
                <text:p>2.8664100170135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.89305353164673">
                <text:p>2.8930535316467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2.92832064628601">
                <text:p>2.9283206462860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2.94479823112488">
                <text:p>2.9447982311248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2.92137503623962">
                <text:p>2.9213750362396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2.9279887676239">
                <text:p>2.927988767623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92155885696411">
                <text:p>2.9215588569641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2.91808700561523">
                <text:p>2.9180870056152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2.92891597747803">
                <text:p>2.9289159774780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2.54473567008972">
                <text:p>2.5447356700897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2.5085780620575">
                <text:p>2.508578062057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.49144148826599">
                <text:p>2.4914414882659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2.53089880943298">
                <text:p>2.5308988094329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.54377722740173">
                <text:p>2.5437772274017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2.93164300918579">
                <text:p>2.9316430091857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2.91929936408997">
                <text:p>2.9192993640899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93255996704102">
                <text:p>2.9325599670410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.92606616020203">
                <text:p>2.9260661602020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.94962358474731">
                <text:p>2.94962358474731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2.9614315032959">
                <text:p>2.961431503295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.95261907577515">
                <text:p>2.9526190757751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.98073744773865">
                <text:p>2.9807374477386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.98805522918701">
                <text:p>2.9880552291870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2.99678254127502">
                <text:p>2.9967825412750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3.03332710266113">
                <text:p>3.0333271026611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3.0102436542511">
                <text:p>3.010243654251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14903438091278">
                <text:p>1.1490343809127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.09982085227966">
                <text:p>1.0998208522796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.09277069568634">
                <text:p>1.0927706956863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.09658420085907">
                <text:p>1.09658420085907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.06787431240082">
                <text:p>1.0678743124008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.05982768535614">
                <text:p>1.0598276853561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.0734189748764">
                <text:p>1.073418974876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.09740042686462">
                <text:p>1.0974004268646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.08822512626648">
                <text:p>1.0882251262664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.09526968002319">
                <text:p>1.0952696800231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14069712162018">
                <text:p>1.1406971216201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3.84200215339661">
                <text:p>3.8420021533966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3.86588168144226">
                <text:p>3.8658816814422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3.8890163898468">
                <text:p>3.889016389846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3.92342782020569">
                <text:p>3.9234278202056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3.95670485496521">
                <text:p>3.9567048549652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3.99421358108521">
                <text:p>3.9942135810852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4.02408123016357">
                <text:p>4.0240812301635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3.91026306152344">
                <text:p>3.9102630615234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3.82464265823364">
                <text:p>3.8246426582336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99765861034393">
                <text:p>1.9976586103439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.93357801437378">
                <text:p>1.9335780143737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.90976738929749">
                <text:p>1.9097673892974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.93582904338837">
                <text:p>1.93582904338837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.8811252117157">
                <text:p>1.8811252117157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.92579138278961">
                <text:p>1.9257913827896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.96073281764984">
                <text:p>1.9607328176498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3.23207330703735">
                <text:p>3.2320733070373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3.16461753845215">
                <text:p>3.16461753845215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3.08785510063171">
                <text:p>3.0878551006317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.04138946533203">
                <text:p>3.0413894653320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2.982421875">
                <text:p>2.982421875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.95155715942383">
                <text:p>2.95155715942383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2.89949703216553">
                <text:p>2.89949703216553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2.84962344169617">
                <text:p>2.84962344169617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39743635058403">
                <text:p>0.3974363505840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393813073635101">
                <text:p>0.39381307363510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382083773612976">
                <text:p>0.382083773612976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377303898334503">
                <text:p>0.377303898334503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384188324213028">
                <text:p>0.38418832421302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9323565363884">
                <text:p>0.3932356536388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409422785043716">
                <text:p>0.40942278504371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408149003982544">
                <text:p>0.408149003982544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423789620399475">
                <text:p>0.423789620399475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421879261732101">
                <text:p>0.42187926173210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43444761633873">
                <text:p>0.4344476163387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472270339727402">
                <text:p>0.47227033972740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464221775531769">
                <text:p>0.46422177553176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475222736597061">
                <text:p>0.47522273659706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487280428409576">
                <text:p>0.48728042840957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491232931613922">
                <text:p>0.49123293161392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534303724765778">
                <text:p>0.53430372476577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52172178030014">
                <text:p>0.52172178030014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549328625202179">
                <text:p>0.54932862520217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573943614959717">
                <text:p>0.573943614959717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584703147411346">
                <text:p>0.584703147411346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603285908699035">
                <text:p>0.603285908699035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622209429740906">
                <text:p>0.62220942974090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66203248500824">
                <text:p>0.6620324850082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68315315246582">
                <text:p>0.683153152465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03724384307861">
                <text:p>0.70372438430786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735926687717438">
                <text:p>0.735926687717438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793936729431152">
                <text:p>0.793936729431152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811890006065369">
                <text:p>0.81189000606536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863766849040985">
                <text:p>0.86376684904098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901394903659821">
                <text:p>0.901394903659821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946275115013123">
                <text:p>0.946275115013123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.0204838514328">
                <text:p>1.0204838514328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.10203301906586">
                <text:p>1.10203301906586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.16254734992981">
                <text:p>1.1625473499298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2528156042099">
                <text:p>1.252815604209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.35448598861694">
                <text:p>1.3544859886169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.50217235088348">
                <text:p>1.50217235088348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2.0969865322113">
                <text:p>2.096986532211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2.07062697410583">
                <text:p>2.0706269741058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2.09191942214966">
                <text:p>2.0919194221496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06752634048462">
                <text:p>2.0675263404846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.0671820640564">
                <text:p>2.067182064056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2.06206583976746">
                <text:p>2.0620658397674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2.05687952041626">
                <text:p>2.0568795204162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.07515096664429">
                <text:p>2.0751509666442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543015599250793">
                <text:p>0.543015599250793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506306290626526">
                <text:p>0.50630629062652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510305523872376">
                <text:p>0.51030552387237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501197516918182">
                <text:p>0.50119751691818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512300133705139">
                <text:p>0.51230013370513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483286827802658">
                <text:p>0.483286827802658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475422829389572">
                <text:p>0.475422829389572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48559033870697">
                <text:p>0.48559033870697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474351942539215">
                <text:p>0.47435194253921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497184216976166">
                <text:p>0.497184216976166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488144159317017">
                <text:p>0.488144159317017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463444262742996">
                <text:p>0.463444262742996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488141864538193">
                <text:p>0.488141864538193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481906712055206">
                <text:p>0.48190671205520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46880704164505">
                <text:p>0.46880704164505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497095346450806">
                <text:p>0.49709534645080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493139743804932">
                <text:p>0.493139743804932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506978213787079">
                <text:p>0.506978213787079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509203672409058">
                <text:p>0.50920367240905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505922853946686">
                <text:p>0.50592285394668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517957985401154">
                <text:p>0.51795798540115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549636423587799">
                <text:p>0.549636423587799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2.18424129486084">
                <text:p>2.1842412948608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2.1765444278717">
                <text:p>2.1765444278717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2.18938064575195">
                <text:p>2.18938064575195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85774460434914">
                <text:p>0.185774460434914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86180889606476">
                <text:p>0.186180889606476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86750158667564">
                <text:p>0.18675015866756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94482982158661">
                <text:p>0.19448298215866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81241318583488">
                <text:p>0.181241318583488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688963174819946">
                <text:p>0.688963174819946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656972467899323">
                <text:p>0.656972467899323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657436370849609">
                <text:p>0.65743637084960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64040207862854">
                <text:p>0.64040207862854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62361866235733">
                <text:p>0.62361866235733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593906581401825">
                <text:p>0.593906581401825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603273332118988">
                <text:p>0.60327333211898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566123425960541">
                <text:p>0.56612342596054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559971690177918">
                <text:p>0.55997169017791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43104767799377">
                <text:p>0.543104767799377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542605102062225">
                <text:p>0.542605102062225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532779097557068">
                <text:p>0.532779097557068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503661155700684">
                <text:p>0.503661155700684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49275466799736">
                <text:p>0.49275466799736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484194546937943">
                <text:p>0.48419454693794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480475723743439">
                <text:p>0.480475723743439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47199347615242">
                <text:p>0.4719934761524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461117923259735">
                <text:p>0.461117923259735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45914825797081">
                <text:p>0.4591482579708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436327159404755">
                <text:p>0.43632715940475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43598809838295">
                <text:p>0.43598809838295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407626211643219">
                <text:p>0.407626211643219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411510467529297">
                <text:p>0.411510467529297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431790262460709">
                <text:p>0.431790262460709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427858382463455">
                <text:p>0.427858382463455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404366672039032">
                <text:p>0.40436667203903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408227324485779">
                <text:p>0.408227324485779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394485682249069">
                <text:p>0.394485682249069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388164401054382">
                <text:p>0.38816440105438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83914440870285">
                <text:p>0.383914440870285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374313026666641">
                <text:p>0.374313026666641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37029567360878">
                <text:p>0.37029567360878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378136694431305">
                <text:p>0.37813669443130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381947010755539">
                <text:p>0.381947010755539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361963838338852">
                <text:p>0.361963838338852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359689503908157">
                <text:p>0.359689503908157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366092145442963">
                <text:p>0.366092145442963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343651473522186">
                <text:p>0.343651473522186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354911506175995">
                <text:p>0.35491150617599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34978878498077">
                <text:p>0.33497887849807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337202399969101">
                <text:p>0.337202399969101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344834297895432">
                <text:p>0.34483429789543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344325840473175">
                <text:p>0.344325840473175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334633857011795">
                <text:p>0.334633857011795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338294684886932">
                <text:p>0.338294684886932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319152474403381">
                <text:p>0.31915247440338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33421602845192">
                <text:p>0.33421602845192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341037720441818">
                <text:p>0.341037720441818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325134694576263">
                <text:p>0.32513469457626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22197258472443">
                <text:p>0.322197258472443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315409243106842">
                <text:p>0.315409243106842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323444426059723">
                <text:p>0.323444426059723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313071548938751">
                <text:p>0.313071548938751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300497144460678">
                <text:p>0.300497144460678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316622793674469">
                <text:p>0.316622793674469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318027496337891">
                <text:p>0.318027496337891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32845401763916">
                <text:p>0.32845401763916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306560546159744">
                <text:p>0.306560546159744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304838508367538">
                <text:p>0.30483850836753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14501792192459">
                <text:p>0.31450179219245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305054754018784">
                <text:p>0.305054754018784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310228228569031">
                <text:p>0.310228228569031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319941729307175">
                <text:p>0.319941729307175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300251930952072">
                <text:p>0.300251930952072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311350762844086">
                <text:p>0.311350762844086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308595508337021">
                <text:p>0.308595508337021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301617860794067">
                <text:p>0.301617860794067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93852537870407">
                <text:p>0.293852537870407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311450481414795">
                <text:p>0.31145048141479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293105572462082">
                <text:p>0.293105572462082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297008723020554">
                <text:p>0.297008723020554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307633608579636">
                <text:p>0.307633608579636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288114815950394">
                <text:p>0.288114815950394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286586701869965">
                <text:p>0.286586701869965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311695098876953">
                <text:p>0.311695098876953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299128621816635">
                <text:p>0.299128621816635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315602660179138">
                <text:p>0.315602660179138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299993276596069">
                <text:p>0.29999327659606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311740010976791">
                <text:p>0.31174001097679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288696318864822">
                <text:p>0.288696318864822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290684551000595">
                <text:p>0.290684551000595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303296267986298">
                <text:p>0.303296267986298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298186242580414">
                <text:p>0.298186242580414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316045582294464">
                <text:p>0.31604558229446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323373198509216">
                <text:p>0.323373198509216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300345450639725">
                <text:p>0.300345450639725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316324442625046">
                <text:p>0.316324442625046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300102084875107">
                <text:p>0.300102084875107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30239275097847">
                <text:p>0.302392750978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296995997428894">
                <text:p>0.296995997428894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322024881839752">
                <text:p>0.322024881839752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311766058206558">
                <text:p>0.311766058206558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307827085256577">
                <text:p>0.30782708525657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321620494127274">
                <text:p>0.321620494127274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323824256658554">
                <text:p>0.323824256658554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337758421897888">
                <text:p>0.337758421897888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333359003067017">
                <text:p>0.333359003067017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321670025587082">
                <text:p>0.321670025587082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326852232217789">
                <text:p>0.32685223221778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29141914844513">
                <text:p>0.329141914844513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338480412960052">
                <text:p>0.338480412960052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330659061670303">
                <text:p>0.330659061670303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329319834709167">
                <text:p>0.329319834709167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344847589731216">
                <text:p>0.344847589731216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338901907205582">
                <text:p>0.338901907205582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345313042402267">
                <text:p>0.345313042402267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348215281963348">
                <text:p>0.348215281963348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363360732793808">
                <text:p>0.363360732793808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352507412433624">
                <text:p>0.35250741243362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8015676736832">
                <text:p>0.3680156767368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